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3.91pt" svg:height="255.23pt" svg:x="301.83pt" svg:y="24.86pt">
            <draw:object draw:notify-on-update-of-ranges="data.B1:data.B1000 data.C1:data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.053788" calcext:value-type="float">
            <text:p>2.053788</text:p>
          </table:table-cell>
          <table:table-cell office:value-type="float" office:value="0.48690522" calcext:value-type="float">
            <text:p>0.48690522</text:p>
          </table:table-cell>
          <table:table-cell table:formula="of:=[.A1]" office:value-type="float" office:value="2.053788" calcext:value-type="float">
            <text:p>2.053788</text:p>
          </table:table-cell>
        </table:table-row>
        <table:table-row table:style-name="ro1">
          <table:table-cell office:value-type="float" office:value="0.7821927" calcext:value-type="float">
            <text:p>0.7821927</text:p>
          </table:table-cell>
          <table:table-cell office:value-type="float" office:value="1.2784573" calcext:value-type="float">
            <text:p>1.2784573</text:p>
          </table:table-cell>
          <table:table-cell table:formula="of:=[.C1]+[.A2]" office:value-type="float" office:value="2.8359807" calcext:value-type="float">
            <text:p>2.8359807</text:p>
          </table:table-cell>
        </table:table-row>
        <table:table-row table:style-name="ro1">
          <table:table-cell office:value-type="float" office:value="0.29210347" calcext:value-type="float">
            <text:p>0.29210347</text:p>
          </table:table-cell>
          <table:table-cell office:value-type="float" office:value="3.4234445" calcext:value-type="float">
            <text:p>3.4234445</text:p>
          </table:table-cell>
          <table:table-cell table:formula="of:=[.C2]+[.A3]" office:value-type="float" office:value="3.12808417" calcext:value-type="float">
            <text:p>3.12808417</text:p>
          </table:table-cell>
        </table:table-row>
        <table:table-row table:style-name="ro1">
          <table:table-cell office:value-type="float" office:value="0.1906157" calcext:value-type="float">
            <text:p>0.1906157</text:p>
          </table:table-cell>
          <table:table-cell office:value-type="float" office:value="5.2461576" calcext:value-type="float">
            <text:p>5.2461576</text:p>
          </table:table-cell>
          <table:table-cell table:formula="of:=[.C3]+[.A4]" office:value-type="float" office:value="3.31869987" calcext:value-type="float">
            <text:p>3.31869987</text:p>
          </table:table-cell>
        </table:table-row>
        <table:table-row table:style-name="ro1">
          <table:table-cell office:value-type="float" office:value="0.14547952" calcext:value-type="float">
            <text:p>0.14547952</text:p>
          </table:table-cell>
          <table:table-cell office:value-type="float" office:value="6.87382" calcext:value-type="float">
            <text:p>6.87382</text:p>
          </table:table-cell>
          <table:table-cell table:formula="of:=[.C4]+[.A5]" office:value-type="float" office:value="3.46417939" calcext:value-type="float">
            <text:p>3.46417939</text:p>
          </table:table-cell>
        </table:table-row>
        <table:table-row table:style-name="ro1">
          <table:table-cell office:value-type="float" office:value="0.12246891" calcext:value-type="float">
            <text:p>0.12246891</text:p>
          </table:table-cell>
          <table:table-cell office:value-type="float" office:value="8.165338" calcext:value-type="float">
            <text:p>8.165338</text:p>
          </table:table-cell>
          <table:table-cell table:formula="of:=[.C5]+[.A6]" office:value-type="float" office:value="3.5866483" calcext:value-type="float">
            <text:p>3.5866483</text:p>
          </table:table-cell>
        </table:table-row>
        <table:table-row table:style-name="ro1">
          <table:table-cell office:value-type="float" office:value="0.11152819" calcext:value-type="float">
            <text:p>0.11152819</text:p>
          </table:table-cell>
          <table:table-cell office:value-type="float" office:value="8.966343" calcext:value-type="float">
            <text:p>8.966343</text:p>
          </table:table-cell>
          <table:table-cell table:formula="of:=[.C6]+[.A7]" office:value-type="float" office:value="3.69817649" calcext:value-type="float">
            <text:p>3.69817649</text:p>
          </table:table-cell>
        </table:table-row>
        <table:table-row table:style-name="ro1">
          <table:table-cell office:value-type="float" office:value="0.10878157" calcext:value-type="float">
            <text:p>0.10878157</text:p>
          </table:table-cell>
          <table:table-cell office:value-type="float" office:value="9.192734" calcext:value-type="float">
            <text:p>9.192734</text:p>
          </table:table-cell>
          <table:table-cell table:formula="of:=[.C7]+[.A8]" office:value-type="float" office:value="3.80695806" calcext:value-type="float">
            <text:p>3.80695806</text:p>
          </table:table-cell>
        </table:table-row>
        <table:table-row table:style-name="ro1">
          <table:table-cell office:value-type="float" office:value="0.11026169" calcext:value-type="float">
            <text:p>0.11026169</text:p>
          </table:table-cell>
          <table:table-cell office:value-type="float" office:value="9.069332" calcext:value-type="float">
            <text:p>9.069332</text:p>
          </table:table-cell>
          <table:table-cell table:formula="of:=[.C8]+[.A9]" office:value-type="float" office:value="3.91721975" calcext:value-type="float">
            <text:p>3.91721975</text:p>
          </table:table-cell>
        </table:table-row>
        <table:table-row table:style-name="ro1">
          <table:table-cell office:value-type="float" office:value="0.11157397" calcext:value-type="float">
            <text:p>0.11157397</text:p>
          </table:table-cell>
          <table:table-cell office:value-type="float" office:value="8.962664" calcext:value-type="float">
            <text:p>8.962664</text:p>
          </table:table-cell>
          <table:table-cell table:formula="of:=[.C9]+[.A10]" office:value-type="float" office:value="4.02879372" calcext:value-type="float">
            <text:p>4.02879372</text:p>
          </table:table-cell>
        </table:table-row>
        <table:table-row table:style-name="ro1">
          <table:table-cell office:value-type="float" office:value="0.113084614" calcext:value-type="float">
            <text:p>0.113084614</text:p>
          </table:table-cell>
          <table:table-cell office:value-type="float" office:value="8.842936" calcext:value-type="float">
            <text:p>8.842936</text:p>
          </table:table-cell>
          <table:table-cell table:formula="of:=[.C10]+[.A11]" office:value-type="float" office:value="4.141878334" calcext:value-type="float">
            <text:p>4.141878334</text:p>
          </table:table-cell>
        </table:table-row>
        <table:table-row table:style-name="ro1">
          <table:table-cell office:value-type="float" office:value="0.114503704" calcext:value-type="float">
            <text:p>0.114503704</text:p>
          </table:table-cell>
          <table:table-cell office:value-type="float" office:value="8.733342" calcext:value-type="float">
            <text:p>8.733342</text:p>
          </table:table-cell>
          <table:table-cell table:formula="of:=[.C11]+[.A12]" office:value-type="float" office:value="4.256382038" calcext:value-type="float">
            <text:p>4.256382038</text:p>
          </table:table-cell>
        </table:table-row>
        <table:table-row table:style-name="ro1">
          <table:table-cell office:value-type="float" office:value="0.11587701" calcext:value-type="float">
            <text:p>0.11587701</text:p>
          </table:table-cell>
          <table:table-cell office:value-type="float" office:value="8.629839" calcext:value-type="float">
            <text:p>8.629839</text:p>
          </table:table-cell>
          <table:table-cell table:formula="of:=[.C12]+[.A13]" office:value-type="float" office:value="4.372259048" calcext:value-type="float">
            <text:p>4.372259048</text:p>
          </table:table-cell>
        </table:table-row>
        <table:table-row table:style-name="ro1">
          <table:table-cell office:value-type="float" office:value="0.11717403" calcext:value-type="float">
            <text:p>0.11717403</text:p>
          </table:table-cell>
          <table:table-cell office:value-type="float" office:value="8.534314" calcext:value-type="float">
            <text:p>8.534314</text:p>
          </table:table-cell>
          <table:table-cell table:formula="of:=[.C13]+[.A14]" office:value-type="float" office:value="4.489433078" calcext:value-type="float">
            <text:p>4.489433078</text:p>
          </table:table-cell>
        </table:table-row>
        <table:table-row table:style-name="ro1">
          <table:table-cell office:value-type="float" office:value="0.11760128" calcext:value-type="float">
            <text:p>0.11760128</text:p>
          </table:table-cell>
          <table:table-cell office:value-type="float" office:value="8.503308" calcext:value-type="float">
            <text:p>8.503308</text:p>
          </table:table-cell>
          <table:table-cell table:formula="of:=[.C14]+[.A15]" office:value-type="float" office:value="4.607034358" calcext:value-type="float">
            <text:p>4.607034358</text:p>
          </table:table-cell>
        </table:table-row>
        <table:table-row table:style-name="ro1">
          <table:table-cell office:value-type="float" office:value="0.11599909" calcext:value-type="float">
            <text:p>0.11599909</text:p>
          </table:table-cell>
          <table:table-cell office:value-type="float" office:value="8.620758" calcext:value-type="float">
            <text:p>8.620758</text:p>
          </table:table-cell>
          <table:table-cell table:formula="of:=[.C15]+[.A16]" office:value-type="float" office:value="4.723033448" calcext:value-type="float">
            <text:p>4.723033448</text:p>
          </table:table-cell>
        </table:table-row>
        <table:table-row table:style-name="ro1">
          <table:table-cell office:value-type="float" office:value="0.11187915" calcext:value-type="float">
            <text:p>0.11187915</text:p>
          </table:table-cell>
          <table:table-cell office:value-type="float" office:value="8.938216" calcext:value-type="float">
            <text:p>8.938216</text:p>
          </table:table-cell>
          <table:table-cell table:formula="of:=[.C16]+[.A17]" office:value-type="float" office:value="4.834912598" calcext:value-type="float">
            <text:p>4.834912598</text:p>
          </table:table-cell>
        </table:table-row>
        <table:table-row table:style-name="ro1">
          <table:table-cell office:value-type="float" office:value="0.10666056" calcext:value-type="float">
            <text:p>0.10666056</text:p>
          </table:table-cell>
          <table:table-cell office:value-type="float" office:value="9.375536" calcext:value-type="float">
            <text:p>9.375536</text:p>
          </table:table-cell>
          <table:table-cell table:formula="of:=[.C17]+[.A18]" office:value-type="float" office:value="4.941573158" calcext:value-type="float">
            <text:p>4.941573158</text:p>
          </table:table-cell>
        </table:table-row>
        <table:table-row table:style-name="ro1">
          <table:table-cell office:value-type="float" office:value="0.104234375" calcext:value-type="float">
            <text:p>0.104234375</text:p>
          </table:table-cell>
          <table:table-cell office:value-type="float" office:value="9.593763" calcext:value-type="float">
            <text:p>9.593763</text:p>
          </table:table-cell>
          <table:table-cell table:formula="of:=[.C18]+[.A19]" office:value-type="float" office:value="5.045807533" calcext:value-type="float">
            <text:p>5.045807533</text:p>
          </table:table-cell>
        </table:table-row>
        <table:table-row table:style-name="ro1">
          <table:table-cell office:value-type="float" office:value="0.10389868" calcext:value-type="float">
            <text:p>0.10389868</text:p>
          </table:table-cell>
          <table:table-cell office:value-type="float" office:value="9.624761" calcext:value-type="float">
            <text:p>9.624761</text:p>
          </table:table-cell>
          <table:table-cell table:formula="of:=[.C19]+[.A20]" office:value-type="float" office:value="5.149706213" calcext:value-type="float">
            <text:p>5.149706213</text:p>
          </table:table-cell>
        </table:table-row>
        <table:table-row table:style-name="ro1">
          <table:table-cell office:value-type="float" office:value="0.10464637" calcext:value-type="float">
            <text:p>0.10464637</text:p>
          </table:table-cell>
          <table:table-cell office:value-type="float" office:value="9.555994" calcext:value-type="float">
            <text:p>9.555994</text:p>
          </table:table-cell>
          <table:table-cell table:formula="of:=[.C20]+[.A21]" office:value-type="float" office:value="5.254352583" calcext:value-type="float">
            <text:p>5.254352583</text:p>
          </table:table-cell>
        </table:table-row>
        <table:table-row table:style-name="ro1">
          <table:table-cell office:value-type="float" office:value="0.10547036" calcext:value-type="float">
            <text:p>0.10547036</text:p>
          </table:table-cell>
          <table:table-cell office:value-type="float" office:value="9.481337" calcext:value-type="float">
            <text:p>9.481337</text:p>
          </table:table-cell>
          <table:table-cell table:formula="of:=[.C21]+[.A22]" office:value-type="float" office:value="5.359822943" calcext:value-type="float">
            <text:p>5.359822943</text:p>
          </table:table-cell>
        </table:table-row>
        <table:table-row table:style-name="ro1">
          <table:table-cell office:value-type="float" office:value="0.10618753" calcext:value-type="float">
            <text:p>0.10618753</text:p>
          </table:table-cell>
          <table:table-cell office:value-type="float" office:value="9.417301" calcext:value-type="float">
            <text:p>9.417301</text:p>
          </table:table-cell>
          <table:table-cell table:formula="of:=[.C22]+[.A23]" office:value-type="float" office:value="5.466010473" calcext:value-type="float">
            <text:p>5.466010473</text:p>
          </table:table-cell>
        </table:table-row>
        <table:table-row table:style-name="ro1">
          <table:table-cell office:value-type="float" office:value="0.10656901" calcext:value-type="float">
            <text:p>0.10656901</text:p>
          </table:table-cell>
          <table:table-cell office:value-type="float" office:value="9.383591" calcext:value-type="float">
            <text:p>9.383591</text:p>
          </table:table-cell>
          <table:table-cell table:formula="of:=[.C23]+[.A24]" office:value-type="float" office:value="5.572579483" calcext:value-type="float">
            <text:p>5.572579483</text:p>
          </table:table-cell>
        </table:table-row>
        <table:table-row table:style-name="ro1">
          <table:table-cell office:value-type="float" office:value="0.10676738" calcext:value-type="float">
            <text:p>0.10676738</text:p>
          </table:table-cell>
          <table:table-cell office:value-type="float" office:value="9.366157" calcext:value-type="float">
            <text:p>9.366157</text:p>
          </table:table-cell>
          <table:table-cell table:formula="of:=[.C24]+[.A25]" office:value-type="float" office:value="5.679346863" calcext:value-type="float">
            <text:p>5.679346863</text:p>
          </table:table-cell>
        </table:table-row>
        <table:table-row table:style-name="ro1">
          <table:table-cell office:value-type="float" office:value="0.10725567" calcext:value-type="float">
            <text:p>0.10725567</text:p>
          </table:table-cell>
          <table:table-cell office:value-type="float" office:value="9.323517" calcext:value-type="float">
            <text:p>9.323517</text:p>
          </table:table-cell>
          <table:table-cell table:formula="of:=[.C25]+[.A26]" office:value-type="float" office:value="5.786602533" calcext:value-type="float">
            <text:p>5.786602533</text:p>
          </table:table-cell>
        </table:table-row>
        <table:table-row table:style-name="ro1">
          <table:table-cell office:value-type="float" office:value="0.1077287" calcext:value-type="float">
            <text:p>0.1077287</text:p>
          </table:table-cell>
          <table:table-cell office:value-type="float" office:value="9.2825775" calcext:value-type="float">
            <text:p>9.2825775</text:p>
          </table:table-cell>
          <table:table-cell table:formula="of:=[.C26]+[.A27]" office:value-type="float" office:value="5.894331233" calcext:value-type="float">
            <text:p>5.894331233</text:p>
          </table:table-cell>
        </table:table-row>
        <table:table-row table:style-name="ro1">
          <table:table-cell office:value-type="float" office:value="0.10817121" calcext:value-type="float">
            <text:p>0.10817121</text:p>
          </table:table-cell>
          <table:table-cell office:value-type="float" office:value="9.244604" calcext:value-type="float">
            <text:p>9.244604</text:p>
          </table:table-cell>
          <table:table-cell table:formula="of:=[.C27]+[.A28]" office:value-type="float" office:value="6.002502443" calcext:value-type="float">
            <text:p>6.002502443</text:p>
          </table:table-cell>
        </table:table-row>
        <table:table-row table:style-name="ro1">
          <table:table-cell office:value-type="float" office:value="0.108354315" calcext:value-type="float">
            <text:p>0.108354315</text:p>
          </table:table-cell>
          <table:table-cell office:value-type="float" office:value="9.228982" calcext:value-type="float">
            <text:p>9.228982</text:p>
          </table:table-cell>
          <table:table-cell table:formula="of:=[.C28]+[.A29]" office:value-type="float" office:value="6.110856758" calcext:value-type="float">
            <text:p>6.110856758</text:p>
          </table:table-cell>
        </table:table-row>
        <table:table-row table:style-name="ro1">
          <table:table-cell office:value-type="float" office:value="0.10841535" calcext:value-type="float">
            <text:p>0.10841535</text:p>
          </table:table-cell>
          <table:table-cell office:value-type="float" office:value="9.223786" calcext:value-type="float">
            <text:p>9.223786</text:p>
          </table:table-cell>
          <table:table-cell table:formula="of:=[.C29]+[.A30]" office:value-type="float" office:value="6.219272108" calcext:value-type="float">
            <text:p>6.219272108</text:p>
          </table:table-cell>
        </table:table-row>
        <table:table-row table:style-name="ro1">
          <table:table-cell office:value-type="float" office:value="0.1085069" calcext:value-type="float">
            <text:p>0.1085069</text:p>
          </table:table-cell>
          <table:table-cell office:value-type="float" office:value="9.216004" calcext:value-type="float">
            <text:p>9.216004</text:p>
          </table:table-cell>
          <table:table-cell table:formula="of:=[.C30]+[.A31]" office:value-type="float" office:value="6.327779008" calcext:value-type="float">
            <text:p>6.327779008</text:p>
          </table:table-cell>
        </table:table-row>
        <table:table-row table:style-name="ro1">
          <table:table-cell office:value-type="float" office:value="0.10853742" calcext:value-type="float">
            <text:p>0.10853742</text:p>
          </table:table-cell>
          <table:table-cell office:value-type="float" office:value="9.213412" calcext:value-type="float">
            <text:p>9.213412</text:p>
          </table:table-cell>
          <table:table-cell table:formula="of:=[.C31]+[.A32]" office:value-type="float" office:value="6.436316428" calcext:value-type="float">
            <text:p>6.436316428</text:p>
          </table:table-cell>
        </table:table-row>
        <table:table-row table:style-name="ro1">
          <table:table-cell office:value-type="float" office:value="0.10855268" calcext:value-type="float">
            <text:p>0.10855268</text:p>
          </table:table-cell>
          <table:table-cell office:value-type="float" office:value="9.212117" calcext:value-type="float">
            <text:p>9.212117</text:p>
          </table:table-cell>
          <table:table-cell table:formula="of:=[.C32]+[.A33]" office:value-type="float" office:value="6.544869108" calcext:value-type="float">
            <text:p>6.544869108</text:p>
          </table:table-cell>
        </table:table-row>
        <table:table-row table:style-name="ro1">
          <table:table-cell office:value-type="float" office:value="0.1085069" calcext:value-type="float">
            <text:p>0.1085069</text:p>
          </table:table-cell>
          <table:table-cell office:value-type="float" office:value="9.216004" calcext:value-type="float">
            <text:p>9.216004</text:p>
          </table:table-cell>
          <table:table-cell table:formula="of:=[.C33]+[.A34]" office:value-type="float" office:value="6.653376008" calcext:value-type="float">
            <text:p>6.653376008</text:p>
          </table:table-cell>
        </table:table-row>
        <table:table-row table:style-name="ro1">
          <table:table-cell office:value-type="float" office:value="0.10840009" calcext:value-type="float">
            <text:p>0.10840009</text:p>
          </table:table-cell>
          <table:table-cell office:value-type="float" office:value="9.225085" calcext:value-type="float">
            <text:p>9.225085</text:p>
          </table:table-cell>
          <table:table-cell table:formula="of:=[.C34]+[.A35]" office:value-type="float" office:value="6.761776098" calcext:value-type="float">
            <text:p>6.761776098</text:p>
          </table:table-cell>
        </table:table-row>
        <table:table-row table:style-name="ro1">
          <table:table-cell office:value-type="float" office:value="0.10820173" calcext:value-type="float">
            <text:p>0.10820173</text:p>
          </table:table-cell>
          <table:table-cell office:value-type="float" office:value="9.241997" calcext:value-type="float">
            <text:p>9.241997</text:p>
          </table:table-cell>
          <table:table-cell table:formula="of:=[.C35]+[.A36]" office:value-type="float" office:value="6.869977828" calcext:value-type="float">
            <text:p>6.869977828</text:p>
          </table:table-cell>
        </table:table-row>
        <table:table-row table:style-name="ro1">
          <table:table-cell office:value-type="float" office:value="0.10807965" calcext:value-type="float">
            <text:p>0.10807965</text:p>
          </table:table-cell>
          <table:table-cell office:value-type="float" office:value="9.252436" calcext:value-type="float">
            <text:p>9.252436</text:p>
          </table:table-cell>
          <table:table-cell table:formula="of:=[.C36]+[.A37]" office:value-type="float" office:value="6.978057478" calcext:value-type="float">
            <text:p>6.978057478</text:p>
          </table:table-cell>
        </table:table-row>
        <table:table-row table:style-name="ro1">
          <table:table-cell office:value-type="float" office:value="0.1079881" calcext:value-type="float">
            <text:p>0.1079881</text:p>
          </table:table-cell>
          <table:table-cell office:value-type="float" office:value="9.26028" calcext:value-type="float">
            <text:p>9.26028</text:p>
          </table:table-cell>
          <table:table-cell table:formula="of:=[.C37]+[.A38]" office:value-type="float" office:value="7.086045578" calcext:value-type="float">
            <text:p>7.086045578</text:p>
          </table:table-cell>
        </table:table-row>
        <table:table-row table:style-name="ro1">
          <table:table-cell office:value-type="float" office:value="0.10749981" calcext:value-type="float">
            <text:p>0.10749981</text:p>
          </table:table-cell>
          <table:table-cell office:value-type="float" office:value="9.302342" calcext:value-type="float">
            <text:p>9.302342</text:p>
          </table:table-cell>
          <table:table-cell table:formula="of:=[.C38]+[.A39]" office:value-type="float" office:value="7.193545388" calcext:value-type="float">
            <text:p>7.193545388</text:p>
          </table:table-cell>
        </table:table-row>
        <table:table-row table:style-name="ro1">
          <table:table-cell office:value-type="float" office:value="0.10710307" calcext:value-type="float">
            <text:p>0.10710307</text:p>
          </table:table-cell>
          <table:table-cell office:value-type="float" office:value="9.336801" calcext:value-type="float">
            <text:p>9.336801</text:p>
          </table:table-cell>
          <table:table-cell table:formula="of:=[.C39]+[.A40]" office:value-type="float" office:value="7.300648458" calcext:value-type="float">
            <text:p>7.300648458</text:p>
          </table:table-cell>
        </table:table-row>
        <table:table-row table:style-name="ro1">
          <table:table-cell office:value-type="float" office:value="0.107072555" calcext:value-type="float">
            <text:p>0.107072555</text:p>
          </table:table-cell>
          <table:table-cell office:value-type="float" office:value="9.339461" calcext:value-type="float">
            <text:p>9.339461</text:p>
          </table:table-cell>
          <table:table-cell table:formula="of:=[.C40]+[.A41]" office:value-type="float" office:value="7.407721013" calcext:value-type="float">
            <text:p>7.407721013</text:p>
          </table:table-cell>
        </table:table-row>
        <table:table-row table:style-name="ro1">
          <table:table-cell office:value-type="float" office:value="0.1066453" calcext:value-type="float">
            <text:p>0.1066453</text:p>
          </table:table-cell>
          <table:table-cell office:value-type="float" office:value="9.376878" calcext:value-type="float">
            <text:p>9.376878</text:p>
          </table:table-cell>
          <table:table-cell table:formula="of:=[.C41]+[.A42]" office:value-type="float" office:value="7.514366313" calcext:value-type="float">
            <text:p>7.514366313</text:p>
          </table:table-cell>
        </table:table-row>
        <table:table-row table:style-name="ro1">
          <table:table-cell office:value-type="float" office:value="0.10568398" calcext:value-type="float">
            <text:p>0.10568398</text:p>
          </table:table-cell>
          <table:table-cell office:value-type="float" office:value="9.462172" calcext:value-type="float">
            <text:p>9.462172</text:p>
          </table:table-cell>
          <table:table-cell table:formula="of:=[.C42]+[.A43]" office:value-type="float" office:value="7.620050293" calcext:value-type="float">
            <text:p>7.620050293</text:p>
          </table:table-cell>
        </table:table-row>
        <table:table-row table:style-name="ro1">
          <table:table-cell office:value-type="float" office:value="0.105516136" calcext:value-type="float">
            <text:p>0.105516136</text:p>
          </table:table-cell>
          <table:table-cell office:value-type="float" office:value="9.477223" calcext:value-type="float">
            <text:p>9.477223</text:p>
          </table:table-cell>
          <table:table-cell table:formula="of:=[.C43]+[.A44]" office:value-type="float" office:value="7.725566429" calcext:value-type="float">
            <text:p>7.725566429</text:p>
          </table:table-cell>
        </table:table-row>
        <table:table-row table:style-name="ro1">
          <table:table-cell office:value-type="float" office:value="0.105760284" calcext:value-type="float">
            <text:p>0.105760284</text:p>
          </table:table-cell>
          <table:table-cell office:value-type="float" office:value="9.455345" calcext:value-type="float">
            <text:p>9.455345</text:p>
          </table:table-cell>
          <table:table-cell table:formula="of:=[.C44]+[.A45]" office:value-type="float" office:value="7.831326713" calcext:value-type="float">
            <text:p>7.831326713</text:p>
          </table:table-cell>
        </table:table-row>
        <table:table-row table:style-name="ro1">
          <table:table-cell office:value-type="float" office:value="0.105180435" calcext:value-type="float">
            <text:p>0.105180435</text:p>
          </table:table-cell>
          <table:table-cell office:value-type="float" office:value="9.507472" calcext:value-type="float">
            <text:p>9.507472</text:p>
          </table:table-cell>
          <table:table-cell table:formula="of:=[.C45]+[.A46]" office:value-type="float" office:value="7.936507148" calcext:value-type="float">
            <text:p>7.936507148</text:p>
          </table:table-cell>
        </table:table-row>
        <table:table-row table:style-name="ro1">
          <table:table-cell office:value-type="float" office:value="0.10389868" calcext:value-type="float">
            <text:p>0.10389868</text:p>
          </table:table-cell>
          <table:table-cell office:value-type="float" office:value="9.624761" calcext:value-type="float">
            <text:p>9.624761</text:p>
          </table:table-cell>
          <table:table-cell table:formula="of:=[.C46]+[.A47]" office:value-type="float" office:value="8.040405828" calcext:value-type="float">
            <text:p>8.040405828</text:p>
          </table:table-cell>
        </table:table-row>
        <table:table-row table:style-name="ro1">
          <table:table-cell office:value-type="float" office:value="0.103639275" calcext:value-type="float">
            <text:p>0.103639275</text:p>
          </table:table-cell>
          <table:table-cell office:value-type="float" office:value="9.648851" calcext:value-type="float">
            <text:p>9.648851</text:p>
          </table:table-cell>
          <table:table-cell table:formula="of:=[.C47]+[.A48]" office:value-type="float" office:value="8.144045103" calcext:value-type="float">
            <text:p>8.144045103</text:p>
          </table:table-cell>
        </table:table-row>
        <table:table-row table:style-name="ro1">
          <table:table-cell office:value-type="float" office:value="0.10402075" calcext:value-type="float">
            <text:p>0.10402075</text:p>
          </table:table-cell>
          <table:table-cell office:value-type="float" office:value="9.613466" calcext:value-type="float">
            <text:p>9.613466</text:p>
          </table:table-cell>
          <table:table-cell table:formula="of:=[.C48]+[.A49]" office:value-type="float" office:value="8.248065853" calcext:value-type="float">
            <text:p>8.248065853</text:p>
          </table:table-cell>
        </table:table-row>
        <table:table-row table:style-name="ro1">
          <table:table-cell office:value-type="float" office:value="0.10428016" calcext:value-type="float">
            <text:p>0.10428016</text:p>
          </table:table-cell>
          <table:table-cell office:value-type="float" office:value="9.589552" calcext:value-type="float">
            <text:p>9.589552</text:p>
          </table:table-cell>
          <table:table-cell table:formula="of:=[.C49]+[.A50]" office:value-type="float" office:value="8.352346013" calcext:value-type="float">
            <text:p>8.352346013</text:p>
          </table:table-cell>
        </table:table-row>
        <table:table-row table:style-name="ro1">
          <table:table-cell office:value-type="float" office:value="0.10347143" calcext:value-type="float">
            <text:p>0.10347143</text:p>
          </table:table-cell>
          <table:table-cell office:value-type="float" office:value="9.664504" calcext:value-type="float">
            <text:p>9.664504</text:p>
          </table:table-cell>
          <table:table-cell table:formula="of:=[.C50]+[.A51]" office:value-type="float" office:value="8.455817443" calcext:value-type="float">
            <text:p>8.455817443</text:p>
          </table:table-cell>
        </table:table-row>
        <table:table-row table:style-name="ro1">
          <table:table-cell office:value-type="float" office:value="0.10218967" calcext:value-type="float">
            <text:p>0.10218967</text:p>
          </table:table-cell>
          <table:table-cell office:value-type="float" office:value="9.785725" calcext:value-type="float">
            <text:p>9.785725</text:p>
          </table:table-cell>
          <table:table-cell table:formula="of:=[.C51]+[.A52]" office:value-type="float" office:value="8.558007113" calcext:value-type="float">
            <text:p>8.558007113</text:p>
          </table:table-cell>
        </table:table-row>
        <table:table-row table:style-name="ro1">
          <table:table-cell office:value-type="float" office:value="0.102235444" calcext:value-type="float">
            <text:p>0.102235444</text:p>
          </table:table-cell>
          <table:table-cell office:value-type="float" office:value="9.781343" calcext:value-type="float">
            <text:p>9.781343</text:p>
          </table:table-cell>
          <table:table-cell table:formula="of:=[.C52]+[.A53]" office:value-type="float" office:value="8.660242557" calcext:value-type="float">
            <text:p>8.660242557</text:p>
          </table:table-cell>
        </table:table-row>
        <table:table-row table:style-name="ro1">
          <table:table-cell office:value-type="float" office:value="0.10284581" calcext:value-type="float">
            <text:p>0.10284581</text:p>
          </table:table-cell>
          <table:table-cell office:value-type="float" office:value="9.723293" calcext:value-type="float">
            <text:p>9.723293</text:p>
          </table:table-cell>
          <table:table-cell table:formula="of:=[.C53]+[.A54]" office:value-type="float" office:value="8.763088367" calcext:value-type="float">
            <text:p>8.763088367</text:p>
          </table:table-cell>
        </table:table-row>
        <table:table-row table:style-name="ro1">
          <table:table-cell office:value-type="float" office:value="0.1032578" calcext:value-type="float">
            <text:p>0.1032578</text:p>
          </table:table-cell>
          <table:table-cell office:value-type="float" office:value="9.684499" calcext:value-type="float">
            <text:p>9.684499</text:p>
          </table:table-cell>
          <table:table-cell table:formula="of:=[.C54]+[.A55]" office:value-type="float" office:value="8.866346167" calcext:value-type="float">
            <text:p>8.866346167</text:p>
          </table:table-cell>
        </table:table-row>
        <table:table-row table:style-name="ro1">
          <table:table-cell office:value-type="float" office:value="0.10330358" calcext:value-type="float">
            <text:p>0.10330358</text:p>
          </table:table-cell>
          <table:table-cell office:value-type="float" office:value="9.680206" calcext:value-type="float">
            <text:p>9.680206</text:p>
          </table:table-cell>
          <table:table-cell table:formula="of:=[.C55]+[.A56]" office:value-type="float" office:value="8.969649747" calcext:value-type="float">
            <text:p>8.969649747</text:p>
          </table:table-cell>
        </table:table-row>
        <table:table-row table:style-name="ro1">
          <table:table-cell office:value-type="float" office:value="0.10348669" calcext:value-type="float">
            <text:p>0.10348669</text:p>
          </table:table-cell>
          <table:table-cell office:value-type="float" office:value="9.663078" calcext:value-type="float">
            <text:p>9.663078</text:p>
          </table:table-cell>
          <table:table-cell table:formula="of:=[.C56]+[.A57]" office:value-type="float" office:value="9.073136437" calcext:value-type="float">
            <text:p>9.073136437</text:p>
          </table:table-cell>
        </table:table-row>
        <table:table-row table:style-name="ro1">
          <table:table-cell office:value-type="float" office:value="0.10402075" calcext:value-type="float">
            <text:p>0.10402075</text:p>
          </table:table-cell>
          <table:table-cell office:value-type="float" office:value="9.613466" calcext:value-type="float">
            <text:p>9.613466</text:p>
          </table:table-cell>
          <table:table-cell table:formula="of:=[.C57]+[.A58]" office:value-type="float" office:value="9.177157187" calcext:value-type="float">
            <text:p>9.177157187</text:p>
          </table:table-cell>
        </table:table-row>
        <table:table-row table:style-name="ro1">
          <table:table-cell office:value-type="float" office:value="0.10464637" calcext:value-type="float">
            <text:p>0.10464637</text:p>
          </table:table-cell>
          <table:table-cell office:value-type="float" office:value="9.555994" calcext:value-type="float">
            <text:p>9.555994</text:p>
          </table:table-cell>
          <table:table-cell table:formula="of:=[.C58]+[.A59]" office:value-type="float" office:value="9.281803557" calcext:value-type="float">
            <text:p>9.281803557</text:p>
          </table:table-cell>
        </table:table-row>
        <table:table-row table:style-name="ro1">
          <table:table-cell office:value-type="float" office:value="0.10534829" calcext:value-type="float">
            <text:p>0.10534829</text:p>
          </table:table-cell>
          <table:table-cell office:value-type="float" office:value="9.492323" calcext:value-type="float">
            <text:p>9.492323</text:p>
          </table:table-cell>
          <table:table-cell table:formula="of:=[.C59]+[.A60]" office:value-type="float" office:value="9.387151847" calcext:value-type="float">
            <text:p>9.387151847</text:p>
          </table:table-cell>
        </table:table-row>
        <table:table-row table:style-name="ro1">
          <table:table-cell office:value-type="float" office:value="0.106111236" calcext:value-type="float">
            <text:p>0.106111236</text:p>
          </table:table-cell>
          <table:table-cell office:value-type="float" office:value="9.424072" calcext:value-type="float">
            <text:p>9.424072</text:p>
          </table:table-cell>
          <table:table-cell table:formula="of:=[.C60]+[.A61]" office:value-type="float" office:value="9.493263083" calcext:value-type="float">
            <text:p>9.493263083</text:p>
          </table:table-cell>
        </table:table-row>
        <table:table-row table:style-name="ro1">
          <table:table-cell office:value-type="float" office:value="0.106813155" calcext:value-type="float">
            <text:p>0.106813155</text:p>
          </table:table-cell>
          <table:table-cell office:value-type="float" office:value="9.362143" calcext:value-type="float">
            <text:p>9.362143</text:p>
          </table:table-cell>
          <table:table-cell table:formula="of:=[.C61]+[.A62]" office:value-type="float" office:value="9.600076238" calcext:value-type="float">
            <text:p>9.600076238</text:p>
          </table:table-cell>
        </table:table-row>
        <table:table-row table:style-name="ro1">
          <table:table-cell office:value-type="float" office:value="0.107072555" calcext:value-type="float">
            <text:p>0.107072555</text:p>
          </table:table-cell>
          <table:table-cell office:value-type="float" office:value="9.339461" calcext:value-type="float">
            <text:p>9.339461</text:p>
          </table:table-cell>
          <table:table-cell table:formula="of:=[.C62]+[.A63]" office:value-type="float" office:value="9.707148793" calcext:value-type="float">
            <text:p>9.707148793</text:p>
          </table:table-cell>
        </table:table-row>
        <table:table-row table:style-name="ro1">
          <table:table-cell office:value-type="float" office:value="0.10675212" calcext:value-type="float">
            <text:p>0.10675212</text:p>
          </table:table-cell>
          <table:table-cell office:value-type="float" office:value="9.367496" calcext:value-type="float">
            <text:p>9.367496</text:p>
          </table:table-cell>
          <table:table-cell table:formula="of:=[.C63]+[.A64]" office:value-type="float" office:value="9.813900913" calcext:value-type="float">
            <text:p>9.813900913</text:p>
          </table:table-cell>
        </table:table-row>
        <table:table-row table:style-name="ro1">
          <table:table-cell office:value-type="float" office:value="0.106462196" calcext:value-type="float">
            <text:p>0.106462196</text:p>
          </table:table-cell>
          <table:table-cell office:value-type="float" office:value="9.393005" calcext:value-type="float">
            <text:p>9.393005</text:p>
          </table:table-cell>
          <table:table-cell table:formula="of:=[.C64]+[.A65]" office:value-type="float" office:value="9.920363109" calcext:value-type="float">
            <text:p>9.920363109</text:p>
          </table:table-cell>
        </table:table-row>
        <table:table-row table:style-name="ro1">
          <table:table-cell office:value-type="float" office:value="0.10652323" calcext:value-type="float">
            <text:p>0.10652323</text:p>
          </table:table-cell>
          <table:table-cell office:value-type="float" office:value="9.387623" calcext:value-type="float">
            <text:p>9.387623</text:p>
          </table:table-cell>
          <table:table-cell table:formula="of:=[.C65]+[.A66]" office:value-type="float" office:value="10.026886339" calcext:value-type="float">
            <text:p>10.026886339</text:p>
          </table:table-cell>
        </table:table-row>
        <table:table-row table:style-name="ro1">
          <table:table-cell office:value-type="float" office:value="0.10615701" calcext:value-type="float">
            <text:p>0.10615701</text:p>
          </table:table-cell>
          <table:table-cell office:value-type="float" office:value="9.420009" calcext:value-type="float">
            <text:p>9.420009</text:p>
          </table:table-cell>
          <table:table-cell table:formula="of:=[.C66]+[.A67]" office:value-type="float" office:value="10.133043349" calcext:value-type="float">
            <text:p>10.133043349</text:p>
          </table:table-cell>
        </table:table-row>
        <table:table-row table:style-name="ro1">
          <table:table-cell office:value-type="float" office:value="0.10489052" calcext:value-type="float">
            <text:p>0.10489052</text:p>
          </table:table-cell>
          <table:table-cell office:value-type="float" office:value="9.533751" calcext:value-type="float">
            <text:p>9.533751</text:p>
          </table:table-cell>
          <table:table-cell table:formula="of:=[.C67]+[.A68]" office:value-type="float" office:value="10.237933869" calcext:value-type="float">
            <text:p>10.237933869</text:p>
          </table:table-cell>
        </table:table-row>
        <table:table-row table:style-name="ro1">
          <table:table-cell office:value-type="float" office:value="0.10428016" calcext:value-type="float">
            <text:p>0.10428016</text:p>
          </table:table-cell>
          <table:table-cell office:value-type="float" office:value="9.589552" calcext:value-type="float">
            <text:p>9.589552</text:p>
          </table:table-cell>
          <table:table-cell table:formula="of:=[.C68]+[.A69]" office:value-type="float" office:value="10.342214029" calcext:value-type="float">
            <text:p>10.342214029</text:p>
          </table:table-cell>
        </table:table-row>
        <table:table-row table:style-name="ro1">
          <table:table-cell office:value-type="float" office:value="0.104448006" calcext:value-type="float">
            <text:p>0.104448006</text:p>
          </table:table-cell>
          <table:table-cell office:value-type="float" office:value="9.574142" calcext:value-type="float">
            <text:p>9.574142</text:p>
          </table:table-cell>
          <table:table-cell table:formula="of:=[.C69]+[.A70]" office:value-type="float" office:value="10.446662035" calcext:value-type="float">
            <text:p>10.446662035</text:p>
          </table:table-cell>
        </table:table-row>
        <table:table-row table:style-name="ro1">
          <table:table-cell office:value-type="float" office:value="0.104112305" calcext:value-type="float">
            <text:p>0.104112305</text:p>
          </table:table-cell>
          <table:table-cell office:value-type="float" office:value="9.605012" calcext:value-type="float">
            <text:p>9.605012</text:p>
          </table:table-cell>
          <table:table-cell table:formula="of:=[.C70]+[.A71]" office:value-type="float" office:value="10.55077434" calcext:value-type="float">
            <text:p>10.55077434</text:p>
          </table:table-cell>
        </table:table-row>
        <table:table-row table:style-name="ro1">
          <table:table-cell office:value-type="float" office:value="0.102784775" calcext:value-type="float">
            <text:p>0.102784775</text:p>
          </table:table-cell>
          <table:table-cell office:value-type="float" office:value="9.729068" calcext:value-type="float">
            <text:p>9.729068</text:p>
          </table:table-cell>
          <table:table-cell table:formula="of:=[.C71]+[.A72]" office:value-type="float" office:value="10.653559115" calcext:value-type="float">
            <text:p>10.653559115</text:p>
          </table:table-cell>
        </table:table-row>
        <table:table-row table:style-name="ro1">
          <table:table-cell office:value-type="float" office:value="0.10229649" calcext:value-type="float">
            <text:p>0.10229649</text:p>
          </table:table-cell>
          <table:table-cell office:value-type="float" office:value="9.775506" calcext:value-type="float">
            <text:p>9.775506</text:p>
          </table:table-cell>
          <table:table-cell table:formula="of:=[.C72]+[.A73]" office:value-type="float" office:value="10.755855605" calcext:value-type="float">
            <text:p>10.755855605</text:p>
          </table:table-cell>
        </table:table-row>
        <table:table-row table:style-name="ro1">
          <table:table-cell office:value-type="float" office:value="0.102800034" calcext:value-type="float">
            <text:p>0.102800034</text:p>
          </table:table-cell>
          <table:table-cell office:value-type="float" office:value="9.727624" calcext:value-type="float">
            <text:p>9.727624</text:p>
          </table:table-cell>
          <table:table-cell table:formula="of:=[.C73]+[.A74]" office:value-type="float" office:value="10.858655639" calcext:value-type="float">
            <text:p>10.858655639</text:p>
          </table:table-cell>
        </table:table-row>
        <table:table-row table:style-name="ro1">
          <table:table-cell office:value-type="float" office:value="0.10344091" calcext:value-type="float">
            <text:p>0.10344091</text:p>
          </table:table-cell>
          <table:table-cell office:value-type="float" office:value="9.667355" calcext:value-type="float">
            <text:p>9.667355</text:p>
          </table:table-cell>
          <table:table-cell table:formula="of:=[.C74]+[.A75]" office:value-type="float" office:value="10.962096549" calcext:value-type="float">
            <text:p>10.962096549</text:p>
          </table:table-cell>
        </table:table-row>
        <table:table-row table:style-name="ro1">
          <table:table-cell office:value-type="float" office:value="0.10395972" calcext:value-type="float">
            <text:p>0.10395972</text:p>
          </table:table-cell>
          <table:table-cell office:value-type="float" office:value="9.61911" calcext:value-type="float">
            <text:p>9.61911</text:p>
          </table:table-cell>
          <table:table-cell table:formula="of:=[.C75]+[.A76]" office:value-type="float" office:value="11.066056269" calcext:value-type="float">
            <text:p>11.066056269</text:p>
          </table:table-cell>
        </table:table-row>
        <table:table-row table:style-name="ro1">
          <table:table-cell office:value-type="float" office:value="0.10441749" calcext:value-type="float">
            <text:p>0.10441749</text:p>
          </table:table-cell>
          <table:table-cell office:value-type="float" office:value="9.576941" calcext:value-type="float">
            <text:p>9.576941</text:p>
          </table:table-cell>
          <table:table-cell table:formula="of:=[.C76]+[.A77]" office:value-type="float" office:value="11.170473759" calcext:value-type="float">
            <text:p>11.170473759</text:p>
          </table:table-cell>
        </table:table-row>
        <table:table-row table:style-name="ro1">
          <table:table-cell office:value-type="float" office:value="0.10510414" calcext:value-type="float">
            <text:p>0.10510414</text:p>
          </table:table-cell>
          <table:table-cell office:value-type="float" office:value="9.514373" calcext:value-type="float">
            <text:p>9.514373</text:p>
          </table:table-cell>
          <table:table-cell table:formula="of:=[.C77]+[.A78]" office:value-type="float" office:value="11.275577899" calcext:value-type="float">
            <text:p>11.275577899</text:p>
          </table:table-cell>
        </table:table-row>
        <table:table-row table:style-name="ro1">
          <table:table-cell office:value-type="float" office:value="0.105867095" calcext:value-type="float">
            <text:p>0.105867095</text:p>
          </table:table-cell>
          <table:table-cell office:value-type="float" office:value="9.445806" calcext:value-type="float">
            <text:p>9.445806</text:p>
          </table:table-cell>
          <table:table-cell table:formula="of:=[.C78]+[.A79]" office:value-type="float" office:value="11.381444994" calcext:value-type="float">
            <text:p>11.381444994</text:p>
          </table:table-cell>
        </table:table-row>
        <table:table-row table:style-name="ro1">
          <table:table-cell office:value-type="float" office:value="0.10663004" calcext:value-type="float">
            <text:p>0.10663004</text:p>
          </table:table-cell>
          <table:table-cell office:value-type="float" office:value="9.37822" calcext:value-type="float">
            <text:p>9.37822</text:p>
          </table:table-cell>
          <table:table-cell table:formula="of:=[.C79]+[.A80]" office:value-type="float" office:value="11.488075034" calcext:value-type="float">
            <text:p>11.488075034</text:p>
          </table:table-cell>
        </table:table-row>
        <table:table-row table:style-name="ro1">
          <table:table-cell office:value-type="float" office:value="0.10678264" calcext:value-type="float">
            <text:p>0.10678264</text:p>
          </table:table-cell>
          <table:table-cell office:value-type="float" office:value="9.364819" calcext:value-type="float">
            <text:p>9.364819</text:p>
          </table:table-cell>
          <table:table-cell table:formula="of:=[.C80]+[.A81]" office:value-type="float" office:value="11.594857674" calcext:value-type="float">
            <text:p>11.594857674</text:p>
          </table:table-cell>
        </table:table-row>
        <table:table-row table:style-name="ro1">
          <table:table-cell office:value-type="float" office:value="0.10652323" calcext:value-type="float">
            <text:p>0.10652323</text:p>
          </table:table-cell>
          <table:table-cell office:value-type="float" office:value="9.387623" calcext:value-type="float">
            <text:p>9.387623</text:p>
          </table:table-cell>
          <table:table-cell table:formula="of:=[.C81]+[.A82]" office:value-type="float" office:value="11.701380904" calcext:value-type="float">
            <text:p>11.701380904</text:p>
          </table:table-cell>
        </table:table-row>
        <table:table-row table:style-name="ro1">
          <table:table-cell office:value-type="float" office:value="0.10653849" calcext:value-type="float">
            <text:p>0.10653849</text:p>
          </table:table-cell>
          <table:table-cell office:value-type="float" office:value="9.386279" calcext:value-type="float">
            <text:p>9.386279</text:p>
          </table:table-cell>
          <table:table-cell table:formula="of:=[.C82]+[.A83]" office:value-type="float" office:value="11.807919394" calcext:value-type="float">
            <text:p>11.807919394</text:p>
          </table:table-cell>
        </table:table-row>
        <table:table-row table:style-name="ro1">
          <table:table-cell office:value-type="float" office:value="0.106691085" calcext:value-type="float">
            <text:p>0.106691085</text:p>
          </table:table-cell>
          <table:table-cell office:value-type="float" office:value="9.372854" calcext:value-type="float">
            <text:p>9.372854</text:p>
          </table:table-cell>
          <table:table-cell table:formula="of:=[.C83]+[.A84]" office:value-type="float" office:value="11.914610479" calcext:value-type="float">
            <text:p>11.914610479</text:p>
          </table:table-cell>
        </table:table-row>
        <table:table-row table:style-name="ro1">
          <table:table-cell office:value-type="float" office:value="0.106355384" calcext:value-type="float">
            <text:p>0.106355384</text:p>
          </table:table-cell>
          <table:table-cell office:value-type="float" office:value="9.402438" calcext:value-type="float">
            <text:p>9.402438</text:p>
          </table:table-cell>
          <table:table-cell table:formula="of:=[.C84]+[.A85]" office:value-type="float" office:value="12.020965863" calcext:value-type="float">
            <text:p>12.020965863</text:p>
          </table:table-cell>
        </table:table-row>
        <table:table-row table:style-name="ro1">
          <table:table-cell office:value-type="float" office:value="0.10568398" calcext:value-type="float">
            <text:p>0.10568398</text:p>
          </table:table-cell>
          <table:table-cell office:value-type="float" office:value="9.462172" calcext:value-type="float">
            <text:p>9.462172</text:p>
          </table:table-cell>
          <table:table-cell table:formula="of:=[.C85]+[.A86]" office:value-type="float" office:value="12.126649843" calcext:value-type="float">
            <text:p>12.126649843</text:p>
          </table:table-cell>
        </table:table-row>
        <table:table-row table:style-name="ro1">
          <table:table-cell office:value-type="float" office:value="0.10592813" calcext:value-type="float">
            <text:p>0.10592813</text:p>
          </table:table-cell>
          <table:table-cell office:value-type="float" office:value="9.440363" calcext:value-type="float">
            <text:p>9.440363</text:p>
          </table:table-cell>
          <table:table-cell table:formula="of:=[.C86]+[.A87]" office:value-type="float" office:value="12.232577973" calcext:value-type="float">
            <text:p>12.232577973</text:p>
          </table:table-cell>
        </table:table-row>
        <table:table-row table:style-name="ro1">
          <table:table-cell office:value-type="float" office:value="0.106355384" calcext:value-type="float">
            <text:p>0.106355384</text:p>
          </table:table-cell>
          <table:table-cell office:value-type="float" office:value="9.402438" calcext:value-type="float">
            <text:p>9.402438</text:p>
          </table:table-cell>
          <table:table-cell table:formula="of:=[.C87]+[.A88]" office:value-type="float" office:value="12.338933357" calcext:value-type="float">
            <text:p>12.338933357</text:p>
          </table:table-cell>
        </table:table-row>
        <table:table-row table:style-name="ro1">
          <table:table-cell office:value-type="float" office:value="0.105638206" calcext:value-type="float">
            <text:p>0.105638206</text:p>
          </table:table-cell>
          <table:table-cell office:value-type="float" office:value="9.466272" calcext:value-type="float">
            <text:p>9.466272</text:p>
          </table:table-cell>
          <table:table-cell table:formula="of:=[.C88]+[.A89]" office:value-type="float" office:value="12.444571563" calcext:value-type="float">
            <text:p>12.444571563</text:p>
          </table:table-cell>
        </table:table-row>
        <table:table-row table:style-name="ro1">
          <table:table-cell office:value-type="float" office:value="0.103852905" calcext:value-type="float">
            <text:p>0.103852905</text:p>
          </table:table-cell>
          <table:table-cell office:value-type="float" office:value="9.629004" calcext:value-type="float">
            <text:p>9.629004</text:p>
          </table:table-cell>
          <table:table-cell table:formula="of:=[.C89]+[.A90]" office:value-type="float" office:value="12.548424468" calcext:value-type="float">
            <text:p>12.548424468</text:p>
          </table:table-cell>
        </table:table-row>
        <table:table-row table:style-name="ro1">
          <table:table-cell office:value-type="float" office:value="0.10336462" calcext:value-type="float">
            <text:p>0.10336462</text:p>
          </table:table-cell>
          <table:table-cell office:value-type="float" office:value="9.674491" calcext:value-type="float">
            <text:p>9.674491</text:p>
          </table:table-cell>
          <table:table-cell table:formula="of:=[.C90]+[.A91]" office:value-type="float" office:value="12.651789088" calcext:value-type="float">
            <text:p>12.651789088</text:p>
          </table:table-cell>
        </table:table-row>
        <table:table-row table:style-name="ro1">
          <table:table-cell office:value-type="float" office:value="0.10371557" calcext:value-type="float">
            <text:p>0.10371557</text:p>
          </table:table-cell>
          <table:table-cell office:value-type="float" office:value="9.641754" calcext:value-type="float">
            <text:p>9.641754</text:p>
          </table:table-cell>
          <table:table-cell table:formula="of:=[.C91]+[.A92]" office:value-type="float" office:value="12.755504658" calcext:value-type="float">
            <text:p>12.755504658</text:p>
          </table:table-cell>
        </table:table-row>
        <table:table-row table:style-name="ro1">
          <table:table-cell office:value-type="float" office:value="0.1039292" calcext:value-type="float">
            <text:p>0.1039292</text:p>
          </table:table-cell>
          <table:table-cell office:value-type="float" office:value="9.621935" calcext:value-type="float">
            <text:p>9.621935</text:p>
          </table:table-cell>
          <table:table-cell table:formula="of:=[.C92]+[.A93]" office:value-type="float" office:value="12.859433858" calcext:value-type="float">
            <text:p>12.859433858</text:p>
          </table:table-cell>
        </table:table-row>
        <table:table-row table:style-name="ro1">
          <table:table-cell office:value-type="float" office:value="0.10281529" calcext:value-type="float">
            <text:p>0.10281529</text:p>
          </table:table-cell>
          <table:table-cell office:value-type="float" office:value="9.72618" calcext:value-type="float">
            <text:p>9.72618</text:p>
          </table:table-cell>
          <table:table-cell table:formula="of:=[.C93]+[.A94]" office:value-type="float" office:value="12.962249148" calcext:value-type="float">
            <text:p>12.962249148</text:p>
          </table:table-cell>
        </table:table-row>
        <table:table-row table:style-name="ro1">
          <table:table-cell office:value-type="float" office:value="0.10141146" calcext:value-type="float">
            <text:p>0.10141146</text:p>
          </table:table-cell>
          <table:table-cell office:value-type="float" office:value="9.860818" calcext:value-type="float">
            <text:p>9.860818</text:p>
          </table:table-cell>
          <table:table-cell table:formula="of:=[.C94]+[.A95]" office:value-type="float" office:value="13.063660608" calcext:value-type="float">
            <text:p>13.063660608</text:p>
          </table:table-cell>
        </table:table-row>
        <table:table-row table:style-name="ro1">
          <table:table-cell office:value-type="float" office:value="0.10131991" calcext:value-type="float">
            <text:p>0.10131991</text:p>
          </table:table-cell>
          <table:table-cell office:value-type="float" office:value="9.869728" calcext:value-type="float">
            <text:p>9.869728</text:p>
          </table:table-cell>
          <table:table-cell table:formula="of:=[.C95]+[.A96]" office:value-type="float" office:value="13.164980518" calcext:value-type="float">
            <text:p>13.164980518</text:p>
          </table:table-cell>
        </table:table-row>
        <table:table-row table:style-name="ro1">
          <table:table-cell office:value-type="float" office:value="0.10186923" calcext:value-type="float">
            <text:p>0.10186923</text:p>
          </table:table-cell>
          <table:table-cell office:value-type="float" office:value="9.816506" calcext:value-type="float">
            <text:p>9.816506</text:p>
          </table:table-cell>
          <table:table-cell table:formula="of:=[.C96]+[.A97]" office:value-type="float" office:value="13.266849748" calcext:value-type="float">
            <text:p>13.266849748</text:p>
          </table:table-cell>
        </table:table-row>
        <table:table-row table:style-name="ro1">
          <table:table-cell office:value-type="float" office:value="0.10246433" calcext:value-type="float">
            <text:p>0.10246433</text:p>
          </table:table-cell>
          <table:table-cell office:value-type="float" office:value="9.759493" calcext:value-type="float">
            <text:p>9.759493</text:p>
          </table:table-cell>
          <table:table-cell table:formula="of:=[.C97]+[.A98]" office:value-type="float" office:value="13.369314078" calcext:value-type="float">
            <text:p>13.369314078</text:p>
          </table:table-cell>
        </table:table-row>
        <table:table-row table:style-name="ro1">
          <table:table-cell office:value-type="float" office:value="0.10283055" calcext:value-type="float">
            <text:p>0.10283055</text:p>
          </table:table-cell>
          <table:table-cell office:value-type="float" office:value="9.724736" calcext:value-type="float">
            <text:p>9.724736</text:p>
          </table:table-cell>
          <table:table-cell table:formula="of:=[.C98]+[.A99]" office:value-type="float" office:value="13.472144628" calcext:value-type="float">
            <text:p>13.472144628</text:p>
          </table:table-cell>
        </table:table-row>
        <table:table-row table:style-name="ro1">
          <table:table-cell office:value-type="float" office:value="0.10312047" calcext:value-type="float">
            <text:p>0.10312047</text:p>
          </table:table-cell>
          <table:table-cell office:value-type="float" office:value="9.697396" calcext:value-type="float">
            <text:p>9.697396</text:p>
          </table:table-cell>
          <table:table-cell table:formula="of:=[.C99]+[.A100]" office:value-type="float" office:value="13.575265098" calcext:value-type="float">
            <text:p>13.575265098</text:p>
          </table:table-cell>
        </table:table-row>
        <table:table-row table:style-name="ro1">
          <table:table-cell office:value-type="float" office:value="0.10357824" calcext:value-type="float">
            <text:p>0.10357824</text:p>
          </table:table-cell>
          <table:table-cell office:value-type="float" office:value="9.654537" calcext:value-type="float">
            <text:p>9.654537</text:p>
          </table:table-cell>
          <table:table-cell table:formula="of:=[.C100]+[.A101]" office:value-type="float" office:value="13.678843338" calcext:value-type="float">
            <text:p>13.678843338</text:p>
          </table:table-cell>
        </table:table-row>
        <table:table-row table:style-name="ro1">
          <table:table-cell office:value-type="float" office:value="0.10406653" calcext:value-type="float">
            <text:p>0.10406653</text:p>
          </table:table-cell>
          <table:table-cell office:value-type="float" office:value="9.609238" calcext:value-type="float">
            <text:p>9.609238</text:p>
          </table:table-cell>
          <table:table-cell table:formula="of:=[.C101]+[.A102]" office:value-type="float" office:value="13.782909868" calcext:value-type="float">
            <text:p>13.782909868</text:p>
          </table:table-cell>
        </table:table-row>
        <table:table-row table:style-name="ro1">
          <table:table-cell office:value-type="float" office:value="0.10441749" calcext:value-type="float">
            <text:p>0.10441749</text:p>
          </table:table-cell>
          <table:table-cell office:value-type="float" office:value="9.576941" calcext:value-type="float">
            <text:p>9.576941</text:p>
          </table:table-cell>
          <table:table-cell table:formula="of:=[.C102]+[.A103]" office:value-type="float" office:value="13.887327358" calcext:value-type="float">
            <text:p>13.887327358</text:p>
          </table:table-cell>
        </table:table-row>
        <table:table-row table:style-name="ro1">
          <table:table-cell office:value-type="float" office:value="0.10495155" calcext:value-type="float">
            <text:p>0.10495155</text:p>
          </table:table-cell>
          <table:table-cell office:value-type="float" office:value="9.528206" calcext:value-type="float">
            <text:p>9.528206</text:p>
          </table:table-cell>
          <table:table-cell table:formula="of:=[.C103]+[.A104]" office:value-type="float" office:value="13.992278908" calcext:value-type="float">
            <text:p>13.992278908</text:p>
          </table:table-cell>
        </table:table-row>
        <table:table-row table:style-name="ro1">
          <table:table-cell office:value-type="float" office:value="0.10556191" calcext:value-type="float">
            <text:p>0.10556191</text:p>
          </table:table-cell>
          <table:table-cell office:value-type="float" office:value="9.473114" calcext:value-type="float">
            <text:p>9.473114</text:p>
          </table:table-cell>
          <table:table-cell table:formula="of:=[.C104]+[.A105]" office:value-type="float" office:value="14.097840818" calcext:value-type="float">
            <text:p>14.097840818</text:p>
          </table:table-cell>
        </table:table-row>
        <table:table-row table:style-name="ro1">
          <table:table-cell office:value-type="float" office:value="0.10603494" calcext:value-type="float">
            <text:p>0.10603494</text:p>
          </table:table-cell>
          <table:table-cell office:value-type="float" office:value="9.430853" calcext:value-type="float">
            <text:p>9.430853</text:p>
          </table:table-cell>
          <table:table-cell table:formula="of:=[.C105]+[.A106]" office:value-type="float" office:value="14.203875758" calcext:value-type="float">
            <text:p>14.203875758</text:p>
          </table:table-cell>
        </table:table-row>
        <table:table-row table:style-name="ro1">
          <table:table-cell office:value-type="float" office:value="0.10652323" calcext:value-type="float">
            <text:p>0.10652323</text:p>
          </table:table-cell>
          <table:table-cell office:value-type="float" office:value="9.387623" calcext:value-type="float">
            <text:p>9.387623</text:p>
          </table:table-cell>
          <table:table-cell table:formula="of:=[.C106]+[.A107]" office:value-type="float" office:value="14.310398988" calcext:value-type="float">
            <text:p>14.310398988</text:p>
          </table:table-cell>
        </table:table-row>
        <table:table-row table:style-name="ro1">
          <table:table-cell office:value-type="float" office:value="0.10678264" calcext:value-type="float">
            <text:p>0.10678264</text:p>
          </table:table-cell>
          <table:table-cell office:value-type="float" office:value="9.364819" calcext:value-type="float">
            <text:p>9.364819</text:p>
          </table:table-cell>
          <table:table-cell table:formula="of:=[.C107]+[.A108]" office:value-type="float" office:value="14.417181628" calcext:value-type="float">
            <text:p>14.417181628</text:p>
          </table:table-cell>
        </table:table-row>
        <table:table-row table:style-name="ro1">
          <table:table-cell office:value-type="float" office:value="0.10653849" calcext:value-type="float">
            <text:p>0.10653849</text:p>
          </table:table-cell>
          <table:table-cell office:value-type="float" office:value="9.386279" calcext:value-type="float">
            <text:p>9.386279</text:p>
          </table:table-cell>
          <table:table-cell table:formula="of:=[.C108]+[.A109]" office:value-type="float" office:value="14.523720118" calcext:value-type="float">
            <text:p>14.523720118</text:p>
          </table:table-cell>
        </table:table-row>
        <table:table-row table:style-name="ro1">
          <table:table-cell office:value-type="float" office:value="0.10614175" calcext:value-type="float">
            <text:p>0.10614175</text:p>
          </table:table-cell>
          <table:table-cell office:value-type="float" office:value="9.421363" calcext:value-type="float">
            <text:p>9.421363</text:p>
          </table:table-cell>
          <table:table-cell table:formula="of:=[.C109]+[.A110]" office:value-type="float" office:value="14.629861868" calcext:value-type="float">
            <text:p>14.629861868</text:p>
          </table:table-cell>
        </table:table-row>
        <table:table-row table:style-name="ro1">
          <table:table-cell office:value-type="float" office:value="0.10632487" calcext:value-type="float">
            <text:p>0.10632487</text:p>
          </table:table-cell>
          <table:table-cell office:value-type="float" office:value="9.405137" calcext:value-type="float">
            <text:p>9.405137</text:p>
          </table:table-cell>
          <table:table-cell table:formula="of:=[.C110]+[.A111]" office:value-type="float" office:value="14.736186738" calcext:value-type="float">
            <text:p>14.736186738</text:p>
          </table:table-cell>
        </table:table-row>
        <table:table-row table:style-name="ro1">
          <table:table-cell office:value-type="float" office:value="0.10644694" calcext:value-type="float">
            <text:p>0.10644694</text:p>
          </table:table-cell>
          <table:table-cell office:value-type="float" office:value="9.394352" calcext:value-type="float">
            <text:p>9.394352</text:p>
          </table:table-cell>
          <table:table-cell table:formula="of:=[.C111]+[.A112]" office:value-type="float" office:value="14.842633678" calcext:value-type="float">
            <text:p>14.842633678</text:p>
          </table:table-cell>
        </table:table-row>
        <table:table-row table:style-name="ro1">
          <table:table-cell office:value-type="float" office:value="0.105287254" calcext:value-type="float">
            <text:p>0.105287254</text:p>
          </table:table-cell>
          <table:table-cell office:value-type="float" office:value="9.497826" calcext:value-type="float">
            <text:p>9.497826</text:p>
          </table:table-cell>
          <table:table-cell table:formula="of:=[.C112]+[.A113]" office:value-type="float" office:value="14.947920932" calcext:value-type="float">
            <text:p>14.947920932</text:p>
          </table:table-cell>
        </table:table-row>
        <table:table-row table:style-name="ro1">
          <table:table-cell office:value-type="float" office:value="0.103852905" calcext:value-type="float">
            <text:p>0.103852905</text:p>
          </table:table-cell>
          <table:table-cell office:value-type="float" office:value="9.629004" calcext:value-type="float">
            <text:p>9.629004</text:p>
          </table:table-cell>
          <table:table-cell table:formula="of:=[.C113]+[.A114]" office:value-type="float" office:value="15.051773837" calcext:value-type="float">
            <text:p>15.051773837</text:p>
          </table:table-cell>
        </table:table-row>
        <table:table-row table:style-name="ro1">
          <table:table-cell office:value-type="float" office:value="0.10377661" calcext:value-type="float">
            <text:p>0.10377661</text:p>
          </table:table-cell>
          <table:table-cell office:value-type="float" office:value="9.636083" calcext:value-type="float">
            <text:p>9.636083</text:p>
          </table:table-cell>
          <table:table-cell table:formula="of:=[.C114]+[.A115]" office:value-type="float" office:value="15.155550447" calcext:value-type="float">
            <text:p>15.155550447</text:p>
          </table:table-cell>
        </table:table-row>
        <table:table-row table:style-name="ro1">
          <table:table-cell office:value-type="float" office:value="0.10441749" calcext:value-type="float">
            <text:p>0.10441749</text:p>
          </table:table-cell>
          <table:table-cell office:value-type="float" office:value="9.576941" calcext:value-type="float">
            <text:p>9.576941</text:p>
          </table:table-cell>
          <table:table-cell table:formula="of:=[.C115]+[.A116]" office:value-type="float" office:value="15.259967937" calcext:value-type="float">
            <text:p>15.259967937</text:p>
          </table:table-cell>
        </table:table-row>
        <table:table-row table:style-name="ro1">
          <table:table-cell office:value-type="float" office:value="0.10487526" calcext:value-type="float">
            <text:p>0.10487526</text:p>
          </table:table-cell>
          <table:table-cell office:value-type="float" office:value="9.535137" calcext:value-type="float">
            <text:p>9.535137</text:p>
          </table:table-cell>
          <table:table-cell table:formula="of:=[.C116]+[.A117]" office:value-type="float" office:value="15.364843197" calcext:value-type="float">
            <text:p>15.364843197</text:p>
          </table:table-cell>
        </table:table-row>
        <table:table-row table:style-name="ro1">
          <table:table-cell office:value-type="float" office:value="0.10438697" calcext:value-type="float">
            <text:p>0.10438697</text:p>
          </table:table-cell>
          <table:table-cell office:value-type="float" office:value="9.579741" calcext:value-type="float">
            <text:p>9.579741</text:p>
          </table:table-cell>
          <table:table-cell table:formula="of:=[.C117]+[.A118]" office:value-type="float" office:value="15.469230167" calcext:value-type="float">
            <text:p>15.469230167</text:p>
          </table:table-cell>
        </table:table-row>
        <table:table-row table:style-name="ro1">
          <table:table-cell office:value-type="float" office:value="0.10298314" calcext:value-type="float">
            <text:p>0.10298314</text:p>
          </table:table-cell>
          <table:table-cell office:value-type="float" office:value="9.710328" calcext:value-type="float">
            <text:p>9.710328</text:p>
          </table:table-cell>
          <table:table-cell table:formula="of:=[.C118]+[.A119]" office:value-type="float" office:value="15.572213307" calcext:value-type="float">
            <text:p>15.572213307</text:p>
          </table:table-cell>
        </table:table-row>
        <table:table-row table:style-name="ro1">
          <table:table-cell office:value-type="float" office:value="0.10273899" calcext:value-type="float">
            <text:p>0.10273899</text:p>
          </table:table-cell>
          <table:table-cell office:value-type="float" office:value="9.733402" calcext:value-type="float">
            <text:p>9.733402</text:p>
          </table:table-cell>
          <table:table-cell table:formula="of:=[.C119]+[.A120]" office:value-type="float" office:value="15.674952297" calcext:value-type="float">
            <text:p>15.674952297</text:p>
          </table:table-cell>
        </table:table-row>
        <table:table-row table:style-name="ro1">
          <table:table-cell office:value-type="float" office:value="0.10319676" calcext:value-type="float">
            <text:p>0.10319676</text:p>
          </table:table-cell>
          <table:table-cell office:value-type="float" office:value="9.690227" calcext:value-type="float">
            <text:p>9.690227</text:p>
          </table:table-cell>
          <table:table-cell table:formula="of:=[.C120]+[.A121]" office:value-type="float" office:value="15.778149057" calcext:value-type="float">
            <text:p>15.778149057</text:p>
          </table:table-cell>
        </table:table-row>
        <table:table-row table:style-name="ro1">
          <table:table-cell office:value-type="float" office:value="0.103624016" calcext:value-type="float">
            <text:p>0.103624016</text:p>
          </table:table-cell>
          <table:table-cell office:value-type="float" office:value="9.650272" calcext:value-type="float">
            <text:p>9.650272</text:p>
          </table:table-cell>
          <table:table-cell table:formula="of:=[.C121]+[.A122]" office:value-type="float" office:value="15.881773073" calcext:value-type="float">
            <text:p>15.881773073</text:p>
          </table:table-cell>
        </table:table-row>
        <table:table-row table:style-name="ro1">
          <table:table-cell office:value-type="float" office:value="0.103166245" calcext:value-type="float">
            <text:p>0.103166245</text:p>
          </table:table-cell>
          <table:table-cell office:value-type="float" office:value="9.693093" calcext:value-type="float">
            <text:p>9.693093</text:p>
          </table:table-cell>
          <table:table-cell table:formula="of:=[.C122]+[.A123]" office:value-type="float" office:value="15.984939318" calcext:value-type="float">
            <text:p>15.984939318</text:p>
          </table:table-cell>
        </table:table-row>
        <table:table-row table:style-name="ro1">
          <table:table-cell office:value-type="float" office:value="0.10246433" calcext:value-type="float">
            <text:p>0.10246433</text:p>
          </table:table-cell>
          <table:table-cell office:value-type="float" office:value="9.759493" calcext:value-type="float">
            <text:p>9.759493</text:p>
          </table:table-cell>
          <table:table-cell table:formula="of:=[.C123]+[.A124]" office:value-type="float" office:value="16.087403648" calcext:value-type="float">
            <text:p>16.087403648</text:p>
          </table:table-cell>
        </table:table-row>
        <table:table-row table:style-name="ro1">
          <table:table-cell office:value-type="float" office:value="0.10247959" calcext:value-type="float">
            <text:p>0.10247959</text:p>
          </table:table-cell>
          <table:table-cell office:value-type="float" office:value="9.758039" calcext:value-type="float">
            <text:p>9.758039</text:p>
          </table:table-cell>
          <table:table-cell table:formula="of:=[.C124]+[.A125]" office:value-type="float" office:value="16.189883238" calcext:value-type="float">
            <text:p>16.189883238</text:p>
          </table:table-cell>
        </table:table-row>
        <table:table-row table:style-name="ro1">
          <table:table-cell office:value-type="float" office:value="0.102906846" calcext:value-type="float">
            <text:p>0.102906846</text:p>
          </table:table-cell>
          <table:table-cell office:value-type="float" office:value="9.717526" calcext:value-type="float">
            <text:p>9.717526</text:p>
          </table:table-cell>
          <table:table-cell table:formula="of:=[.C125]+[.A126]" office:value-type="float" office:value="16.292790084" calcext:value-type="float">
            <text:p>16.292790084</text:p>
          </table:table-cell>
        </table:table-row>
        <table:table-row table:style-name="ro1">
          <table:table-cell office:value-type="float" office:value="0.10229649" calcext:value-type="float">
            <text:p>0.10229649</text:p>
          </table:table-cell>
          <table:table-cell office:value-type="float" office:value="9.775506" calcext:value-type="float">
            <text:p>9.775506</text:p>
          </table:table-cell>
          <table:table-cell table:formula="of:=[.C126]+[.A127]" office:value-type="float" office:value="16.395086574" calcext:value-type="float">
            <text:p>16.395086574</text:p>
          </table:table-cell>
        </table:table-row>
        <table:table-row table:style-name="ro1">
          <table:table-cell office:value-type="float" office:value="0.1010605" calcext:value-type="float">
            <text:p>0.1010605</text:p>
          </table:table-cell>
          <table:table-cell office:value-type="float" office:value="9.895062" calcext:value-type="float">
            <text:p>9.895062</text:p>
          </table:table-cell>
          <table:table-cell table:formula="of:=[.C127]+[.A128]" office:value-type="float" office:value="16.496147074" calcext:value-type="float">
            <text:p>16.496147074</text:p>
          </table:table-cell>
        </table:table-row>
        <table:table-row table:style-name="ro1">
          <table:table-cell office:value-type="float" office:value="0.10099947" calcext:value-type="float">
            <text:p>0.10099947</text:p>
          </table:table-cell>
          <table:table-cell office:value-type="float" office:value="9.901043" calcext:value-type="float">
            <text:p>9.901043</text:p>
          </table:table-cell>
          <table:table-cell table:formula="of:=[.C128]+[.A129]" office:value-type="float" office:value="16.597146544" calcext:value-type="float">
            <text:p>16.597146544</text:p>
          </table:table-cell>
        </table:table-row>
        <table:table-row table:style-name="ro1">
          <table:table-cell office:value-type="float" office:value="0.1014725" calcext:value-type="float">
            <text:p>0.1014725</text:p>
          </table:table-cell>
          <table:table-cell office:value-type="float" office:value="9.854887" calcext:value-type="float">
            <text:p>9.854887</text:p>
          </table:table-cell>
          <table:table-cell table:formula="of:=[.C129]+[.A130]" office:value-type="float" office:value="16.698619044" calcext:value-type="float">
            <text:p>16.698619044</text:p>
          </table:table-cell>
        </table:table-row>
        <table:table-row table:style-name="ro1">
          <table:table-cell office:value-type="float" office:value="0.10186923" calcext:value-type="float">
            <text:p>0.10186923</text:p>
          </table:table-cell>
          <table:table-cell office:value-type="float" office:value="9.816506" calcext:value-type="float">
            <text:p>9.816506</text:p>
          </table:table-cell>
          <table:table-cell table:formula="of:=[.C130]+[.A131]" office:value-type="float" office:value="16.800488274" calcext:value-type="float">
            <text:p>16.800488274</text:p>
          </table:table-cell>
        </table:table-row>
        <table:table-row table:style-name="ro1">
          <table:table-cell office:value-type="float" office:value="0.1019913" calcext:value-type="float">
            <text:p>0.1019913</text:p>
          </table:table-cell>
          <table:table-cell office:value-type="float" office:value="9.804757" calcext:value-type="float">
            <text:p>9.804757</text:p>
          </table:table-cell>
          <table:table-cell table:formula="of:=[.C131]+[.A132]" office:value-type="float" office:value="16.902479574" calcext:value-type="float">
            <text:p>16.902479574</text:p>
          </table:table-cell>
        </table:table-row>
        <table:table-row table:style-name="ro1">
          <table:table-cell office:value-type="float" office:value="0.101960786" calcext:value-type="float">
            <text:p>0.101960786</text:p>
          </table:table-cell>
          <table:table-cell office:value-type="float" office:value="9.807692" calcext:value-type="float">
            <text:p>9.807692</text:p>
          </table:table-cell>
          <table:table-cell table:formula="of:=[.C132]+[.A133]" office:value-type="float" office:value="17.00444036" calcext:value-type="float">
            <text:p>17.00444036</text:p>
          </table:table-cell>
        </table:table-row>
        <table:table-row table:style-name="ro1">
          <table:table-cell office:value-type="float" office:value="0.102220185" calcext:value-type="float">
            <text:p>0.102220185</text:p>
          </table:table-cell>
          <table:table-cell office:value-type="float" office:value="9.782804" calcext:value-type="float">
            <text:p>9.782804</text:p>
          </table:table-cell>
          <table:table-cell table:formula="of:=[.C133]+[.A134]" office:value-type="float" office:value="17.106660545" calcext:value-type="float">
            <text:p>17.106660545</text:p>
          </table:table-cell>
        </table:table-row>
        <table:table-row table:style-name="ro1">
          <table:table-cell office:value-type="float" office:value="0.10241856" calcext:value-type="float">
            <text:p>0.10241856</text:p>
          </table:table-cell>
          <table:table-cell office:value-type="float" office:value="9.763855" calcext:value-type="float">
            <text:p>9.763855</text:p>
          </table:table-cell>
          <table:table-cell table:formula="of:=[.C134]+[.A135]" office:value-type="float" office:value="17.209079105" calcext:value-type="float">
            <text:p>17.209079105</text:p>
          </table:table-cell>
        </table:table-row>
        <table:table-row table:style-name="ro1">
          <table:table-cell office:value-type="float" office:value="0.10249485" calcext:value-type="float">
            <text:p>0.10249485</text:p>
          </table:table-cell>
          <table:table-cell office:value-type="float" office:value="9.756587" calcext:value-type="float">
            <text:p>9.756587</text:p>
          </table:table-cell>
          <table:table-cell table:formula="of:=[.C135]+[.A136]" office:value-type="float" office:value="17.311573955" calcext:value-type="float">
            <text:p>17.311573955</text:p>
          </table:table-cell>
        </table:table-row>
        <table:table-row table:style-name="ro1">
          <table:table-cell office:value-type="float" office:value="0.10283055" calcext:value-type="float">
            <text:p>0.10283055</text:p>
          </table:table-cell>
          <table:table-cell office:value-type="float" office:value="9.724736" calcext:value-type="float">
            <text:p>9.724736</text:p>
          </table:table-cell>
          <table:table-cell table:formula="of:=[.C136]+[.A137]" office:value-type="float" office:value="17.414404505" calcext:value-type="float">
            <text:p>17.414404505</text:p>
          </table:table-cell>
        </table:table-row>
        <table:table-row table:style-name="ro1">
          <table:table-cell office:value-type="float" office:value="0.10313573" calcext:value-type="float">
            <text:p>0.10313573</text:p>
          </table:table-cell>
          <table:table-cell office:value-type="float" office:value="9.695961" calcext:value-type="float">
            <text:p>9.695961</text:p>
          </table:table-cell>
          <table:table-cell table:formula="of:=[.C137]+[.A138]" office:value-type="float" office:value="17.517540235" calcext:value-type="float">
            <text:p>17.517540235</text:p>
          </table:table-cell>
        </table:table-row>
        <table:table-row table:style-name="ro1">
          <table:table-cell office:value-type="float" office:value="0.10319676" calcext:value-type="float">
            <text:p>0.10319676</text:p>
          </table:table-cell>
          <table:table-cell office:value-type="float" office:value="9.690227" calcext:value-type="float">
            <text:p>9.690227</text:p>
          </table:table-cell>
          <table:table-cell table:formula="of:=[.C138]+[.A139]" office:value-type="float" office:value="17.620736995" calcext:value-type="float">
            <text:p>17.620736995</text:p>
          </table:table-cell>
        </table:table-row>
        <table:table-row table:style-name="ro1">
          <table:table-cell office:value-type="float" office:value="0.10322728" calcext:value-type="float">
            <text:p>0.10322728</text:p>
          </table:table-cell>
          <table:table-cell office:value-type="float" office:value="9.687362" calcext:value-type="float">
            <text:p>9.687362</text:p>
          </table:table-cell>
          <table:table-cell table:formula="of:=[.C139]+[.A140]" office:value-type="float" office:value="17.723964275" calcext:value-type="float">
            <text:p>17.723964275</text:p>
          </table:table-cell>
        </table:table-row>
        <table:table-row table:style-name="ro1">
          <table:table-cell office:value-type="float" office:value="0.10330358" calcext:value-type="float">
            <text:p>0.10330358</text:p>
          </table:table-cell>
          <table:table-cell office:value-type="float" office:value="9.680206" calcext:value-type="float">
            <text:p>9.680206</text:p>
          </table:table-cell>
          <table:table-cell table:formula="of:=[.C140]+[.A141]" office:value-type="float" office:value="17.827267855" calcext:value-type="float">
            <text:p>17.827267855</text:p>
          </table:table-cell>
        </table:table-row>
        <table:table-row table:style-name="ro1">
          <table:table-cell office:value-type="float" office:value="0.10345617" calcext:value-type="float">
            <text:p>0.10345617</text:p>
          </table:table-cell>
          <table:table-cell office:value-type="float" office:value="9.665929" calcext:value-type="float">
            <text:p>9.665929</text:p>
          </table:table-cell>
          <table:table-cell table:formula="of:=[.C141]+[.A142]" office:value-type="float" office:value="17.930724025" calcext:value-type="float">
            <text:p>17.930724025</text:p>
          </table:table-cell>
        </table:table-row>
        <table:table-row table:style-name="ro1">
          <table:table-cell office:value-type="float" office:value="0.10356298" calcext:value-type="float">
            <text:p>0.10356298</text:p>
          </table:table-cell>
          <table:table-cell office:value-type="float" office:value="9.65596" calcext:value-type="float">
            <text:p>9.65596</text:p>
          </table:table-cell>
          <table:table-cell table:formula="of:=[.C142]+[.A143]" office:value-type="float" office:value="18.034287005" calcext:value-type="float">
            <text:p>18.034287005</text:p>
          </table:table-cell>
        </table:table-row>
        <table:table-row table:style-name="ro1">
          <table:table-cell office:value-type="float" office:value="0.10366979" calcext:value-type="float">
            <text:p>0.10366979</text:p>
          </table:table-cell>
          <table:table-cell office:value-type="float" office:value="9.646011" calcext:value-type="float">
            <text:p>9.646011</text:p>
          </table:table-cell>
          <table:table-cell table:formula="of:=[.C143]+[.A144]" office:value-type="float" office:value="18.137956795" calcext:value-type="float">
            <text:p>18.137956795</text:p>
          </table:table-cell>
        </table:table-row>
        <table:table-row table:style-name="ro1">
          <table:table-cell office:value-type="float" office:value="0.10389868" calcext:value-type="float">
            <text:p>0.10389868</text:p>
          </table:table-cell>
          <table:table-cell office:value-type="float" office:value="9.624761" calcext:value-type="float">
            <text:p>9.624761</text:p>
          </table:table-cell>
          <table:table-cell table:formula="of:=[.C144]+[.A145]" office:value-type="float" office:value="18.241855475" calcext:value-type="float">
            <text:p>18.241855475</text:p>
          </table:table-cell>
        </table:table-row>
        <table:table-row table:style-name="ro1">
          <table:table-cell office:value-type="float" office:value="0.10380713" calcext:value-type="float">
            <text:p>0.10380713</text:p>
          </table:table-cell>
          <table:table-cell office:value-type="float" office:value="9.633249" calcext:value-type="float">
            <text:p>9.633249</text:p>
          </table:table-cell>
          <table:table-cell table:formula="of:=[.C145]+[.A146]" office:value-type="float" office:value="18.345662605" calcext:value-type="float">
            <text:p>18.345662605</text:p>
          </table:table-cell>
        </table:table-row>
        <table:table-row table:style-name="ro1">
          <table:table-cell office:value-type="float" office:value="0.10341039" calcext:value-type="float">
            <text:p>0.10341039</text:p>
          </table:table-cell>
          <table:table-cell office:value-type="float" office:value="9.670208" calcext:value-type="float">
            <text:p>9.670208</text:p>
          </table:table-cell>
          <table:table-cell table:formula="of:=[.C146]+[.A147]" office:value-type="float" office:value="18.449072995" calcext:value-type="float">
            <text:p>18.449072995</text:p>
          </table:table-cell>
        </table:table-row>
        <table:table-row table:style-name="ro1">
          <table:table-cell office:value-type="float" office:value="0.10298314" calcext:value-type="float">
            <text:p>0.10298314</text:p>
          </table:table-cell>
          <table:table-cell office:value-type="float" office:value="9.710328" calcext:value-type="float">
            <text:p>9.710328</text:p>
          </table:table-cell>
          <table:table-cell table:formula="of:=[.C147]+[.A148]" office:value-type="float" office:value="18.552056135" calcext:value-type="float">
            <text:p>18.552056135</text:p>
          </table:table-cell>
        </table:table-row>
        <table:table-row table:style-name="ro1">
          <table:table-cell office:value-type="float" office:value="0.10289159" calcext:value-type="float">
            <text:p>0.10289159</text:p>
          </table:table-cell>
          <table:table-cell office:value-type="float" office:value="9.718967" calcext:value-type="float">
            <text:p>9.718967</text:p>
          </table:table-cell>
          <table:table-cell table:formula="of:=[.C148]+[.A149]" office:value-type="float" office:value="18.654947725" calcext:value-type="float">
            <text:p>18.654947725</text:p>
          </table:table-cell>
        </table:table-row>
        <table:table-row table:style-name="ro1">
          <table:table-cell office:value-type="float" office:value="0.10276951" calcext:value-type="float">
            <text:p>0.10276951</text:p>
          </table:table-cell>
          <table:table-cell office:value-type="float" office:value="9.730512" calcext:value-type="float">
            <text:p>9.730512</text:p>
          </table:table-cell>
          <table:table-cell table:formula="of:=[.C149]+[.A150]" office:value-type="float" office:value="18.757717235" calcext:value-type="float">
            <text:p>18.757717235</text:p>
          </table:table-cell>
        </table:table-row>
        <table:table-row table:style-name="ro1">
          <table:table-cell office:value-type="float" office:value="0.10254063" calcext:value-type="float">
            <text:p>0.10254063</text:p>
          </table:table-cell>
          <table:table-cell office:value-type="float" office:value="9.752232" calcext:value-type="float">
            <text:p>9.752232</text:p>
          </table:table-cell>
          <table:table-cell table:formula="of:=[.C150]+[.A151]" office:value-type="float" office:value="18.860257865" calcext:value-type="float">
            <text:p>18.860257865</text:p>
          </table:table-cell>
        </table:table-row>
        <table:table-row table:style-name="ro1">
          <table:table-cell office:value-type="float" office:value="0.10249485" calcext:value-type="float">
            <text:p>0.10249485</text:p>
          </table:table-cell>
          <table:table-cell office:value-type="float" office:value="9.756587" calcext:value-type="float">
            <text:p>9.756587</text:p>
          </table:table-cell>
          <table:table-cell table:formula="of:=[.C151]+[.A152]" office:value-type="float" office:value="18.962752715" calcext:value-type="float">
            <text:p>18.962752715</text:p>
          </table:table-cell>
        </table:table-row>
        <table:table-row table:style-name="ro1">
          <table:table-cell office:value-type="float" office:value="0.10260166" calcext:value-type="float">
            <text:p>0.10260166</text:p>
          </table:table-cell>
          <table:table-cell office:value-type="float" office:value="9.74643" calcext:value-type="float">
            <text:p>9.74643</text:p>
          </table:table-cell>
          <table:table-cell table:formula="of:=[.C152]+[.A153]" office:value-type="float" office:value="19.065354375" calcext:value-type="float">
            <text:p>19.065354375</text:p>
          </table:table-cell>
        </table:table-row>
        <table:table-row table:style-name="ro1">
          <table:table-cell office:value-type="float" office:value="0.10261692" calcext:value-type="float">
            <text:p>0.10261692</text:p>
          </table:table-cell>
          <table:table-cell office:value-type="float" office:value="9.744981" calcext:value-type="float">
            <text:p>9.744981</text:p>
          </table:table-cell>
          <table:table-cell table:formula="of:=[.C153]+[.A154]" office:value-type="float" office:value="19.167971295" calcext:value-type="float">
            <text:p>19.167971295</text:p>
          </table:table-cell>
        </table:table-row>
        <table:table-row table:style-name="ro1">
          <table:table-cell office:value-type="float" office:value="0.10272373" calcext:value-type="float">
            <text:p>0.10272373</text:p>
          </table:table-cell>
          <table:table-cell office:value-type="float" office:value="9.734848" calcext:value-type="float">
            <text:p>9.734848</text:p>
          </table:table-cell>
          <table:table-cell table:formula="of:=[.C154]+[.A155]" office:value-type="float" office:value="19.270695025" calcext:value-type="float">
            <text:p>19.270695025</text:p>
          </table:table-cell>
        </table:table-row>
        <table:table-row table:style-name="ro1">
          <table:table-cell office:value-type="float" office:value="0.10295262" calcext:value-type="float">
            <text:p>0.10295262</text:p>
          </table:table-cell>
          <table:table-cell office:value-type="float" office:value="9.713206" calcext:value-type="float">
            <text:p>9.713206</text:p>
          </table:table-cell>
          <table:table-cell table:formula="of:=[.C155]+[.A156]" office:value-type="float" office:value="19.373647645" calcext:value-type="float">
            <text:p>19.373647645</text:p>
          </table:table-cell>
        </table:table-row>
        <table:table-row table:style-name="ro1">
          <table:table-cell office:value-type="float" office:value="0.1031815" calcext:value-type="float">
            <text:p>0.1031815</text:p>
          </table:table-cell>
          <table:table-cell office:value-type="float" office:value="9.69166" calcext:value-type="float">
            <text:p>9.69166</text:p>
          </table:table-cell>
          <table:table-cell table:formula="of:=[.C156]+[.A157]" office:value-type="float" office:value="19.476829145" calcext:value-type="float">
            <text:p>19.476829145</text:p>
          </table:table-cell>
        </table:table-row>
        <table:table-row table:style-name="ro1">
          <table:table-cell office:value-type="float" office:value="0.10341039" calcext:value-type="float">
            <text:p>0.10341039</text:p>
          </table:table-cell>
          <table:table-cell office:value-type="float" office:value="9.670208" calcext:value-type="float">
            <text:p>9.670208</text:p>
          </table:table-cell>
          <table:table-cell table:formula="of:=[.C157]+[.A158]" office:value-type="float" office:value="19.580239535" calcext:value-type="float">
            <text:p>19.580239535</text:p>
          </table:table-cell>
        </table:table-row>
        <table:table-row table:style-name="ro1">
          <table:table-cell office:value-type="float" office:value="0.10356298" calcext:value-type="float">
            <text:p>0.10356298</text:p>
          </table:table-cell>
          <table:table-cell office:value-type="float" office:value="9.65596" calcext:value-type="float">
            <text:p>9.65596</text:p>
          </table:table-cell>
          <table:table-cell table:formula="of:=[.C158]+[.A159]" office:value-type="float" office:value="19.683802515" calcext:value-type="float">
            <text:p>19.683802515</text:p>
          </table:table-cell>
        </table:table-row>
        <table:table-row table:style-name="ro1">
          <table:table-cell office:value-type="float" office:value="0.10376135" calcext:value-type="float">
            <text:p>0.10376135</text:p>
          </table:table-cell>
          <table:table-cell office:value-type="float" office:value="9.6375" calcext:value-type="float">
            <text:p>9.6375</text:p>
          </table:table-cell>
          <table:table-cell table:formula="of:=[.C159]+[.A160]" office:value-type="float" office:value="19.787563865" calcext:value-type="float">
            <text:p>19.787563865</text:p>
          </table:table-cell>
        </table:table-row>
        <table:table-row table:style-name="ro1">
          <table:table-cell office:value-type="float" office:value="0.104112305" calcext:value-type="float">
            <text:p>0.104112305</text:p>
          </table:table-cell>
          <table:table-cell office:value-type="float" office:value="9.605012" calcext:value-type="float">
            <text:p>9.605012</text:p>
          </table:table-cell>
          <table:table-cell table:formula="of:=[.C160]+[.A161]" office:value-type="float" office:value="19.89167617" calcext:value-type="float">
            <text:p>19.89167617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161]+[.A162]" office:value-type="float" office:value="19.99623099" calcext:value-type="float">
            <text:p>19.99623099</text:p>
          </table:table-cell>
        </table:table-row>
        <table:table-row table:style-name="ro1">
          <table:table-cell office:value-type="float" office:value="0.104921035" calcext:value-type="float">
            <text:p>0.104921035</text:p>
          </table:table-cell>
          <table:table-cell office:value-type="float" office:value="9.530977" calcext:value-type="float">
            <text:p>9.530977</text:p>
          </table:table-cell>
          <table:table-cell table:formula="of:=[.C162]+[.A163]" office:value-type="float" office:value="20.101152025" calcext:value-type="float">
            <text:p>20.101152025</text:p>
          </table:table-cell>
        </table:table-row>
        <table:table-row table:style-name="ro1">
          <table:table-cell office:value-type="float" office:value="0.10525674" calcext:value-type="float">
            <text:p>0.10525674</text:p>
          </table:table-cell>
          <table:table-cell office:value-type="float" office:value="9.50058" calcext:value-type="float">
            <text:p>9.50058</text:p>
          </table:table-cell>
          <table:table-cell table:formula="of:=[.C163]+[.A164]" office:value-type="float" office:value="20.206408765" calcext:value-type="float">
            <text:p>20.206408765</text:p>
          </table:table-cell>
        </table:table-row>
        <table:table-row table:style-name="ro1">
          <table:table-cell office:value-type="float" office:value="0.10566872" calcext:value-type="float">
            <text:p>0.10566872</text:p>
          </table:table-cell>
          <table:table-cell office:value-type="float" office:value="9.463538" calcext:value-type="float">
            <text:p>9.463538</text:p>
          </table:table-cell>
          <table:table-cell table:formula="of:=[.C164]+[.A165]" office:value-type="float" office:value="20.312077485" calcext:value-type="float">
            <text:p>20.312077485</text:p>
          </table:table-cell>
        </table:table-row>
        <table:table-row table:style-name="ro1">
          <table:table-cell office:value-type="float" office:value="0.105882354" calcext:value-type="float">
            <text:p>0.105882354</text:p>
          </table:table-cell>
          <table:table-cell office:value-type="float" office:value="9.444444" calcext:value-type="float">
            <text:p>9.444444</text:p>
          </table:table-cell>
          <table:table-cell table:formula="of:=[.C165]+[.A166]" office:value-type="float" office:value="20.417959839" calcext:value-type="float">
            <text:p>20.417959839</text:p>
          </table:table-cell>
        </table:table-row>
        <table:table-row table:style-name="ro1">
          <table:table-cell office:value-type="float" office:value="0.10608072" calcext:value-type="float">
            <text:p>0.10608072</text:p>
          </table:table-cell>
          <table:table-cell office:value-type="float" office:value="9.426784" calcext:value-type="float">
            <text:p>9.426784</text:p>
          </table:table-cell>
          <table:table-cell table:formula="of:=[.C166]+[.A167]" office:value-type="float" office:value="20.524040559" calcext:value-type="float">
            <text:p>20.524040559</text:p>
          </table:table-cell>
        </table:table-row>
        <table:table-row table:style-name="ro1">
          <table:table-cell office:value-type="float" office:value="0.10629435" calcext:value-type="float">
            <text:p>0.10629435</text:p>
          </table:table-cell>
          <table:table-cell office:value-type="float" office:value="9.407838" calcext:value-type="float">
            <text:p>9.407838</text:p>
          </table:table-cell>
          <table:table-cell table:formula="of:=[.C167]+[.A168]" office:value-type="float" office:value="20.630334909" calcext:value-type="float">
            <text:p>20.630334909</text:p>
          </table:table-cell>
        </table:table-row>
        <table:table-row table:style-name="ro1">
          <table:table-cell office:value-type="float" office:value="0.106355384" calcext:value-type="float">
            <text:p>0.106355384</text:p>
          </table:table-cell>
          <table:table-cell office:value-type="float" office:value="9.402438" calcext:value-type="float">
            <text:p>9.402438</text:p>
          </table:table-cell>
          <table:table-cell table:formula="of:=[.C168]+[.A169]" office:value-type="float" office:value="20.736690293" calcext:value-type="float">
            <text:p>20.736690293</text:p>
          </table:table-cell>
        </table:table-row>
        <table:table-row table:style-name="ro1">
          <table:table-cell office:value-type="float" office:value="0.10609598" calcext:value-type="float">
            <text:p>0.10609598</text:p>
          </table:table-cell>
          <table:table-cell office:value-type="float" office:value="9.425427" calcext:value-type="float">
            <text:p>9.425427</text:p>
          </table:table-cell>
          <table:table-cell table:formula="of:=[.C169]+[.A170]" office:value-type="float" office:value="20.842786273" calcext:value-type="float">
            <text:p>20.842786273</text:p>
          </table:table-cell>
        </table:table-row>
        <table:table-row table:style-name="ro1">
          <table:table-cell office:value-type="float" office:value="0.10568398" calcext:value-type="float">
            <text:p>0.10568398</text:p>
          </table:table-cell>
          <table:table-cell office:value-type="float" office:value="9.462172" calcext:value-type="float">
            <text:p>9.462172</text:p>
          </table:table-cell>
          <table:table-cell table:formula="of:=[.C170]+[.A171]" office:value-type="float" office:value="20.948470253" calcext:value-type="float">
            <text:p>20.948470253</text:p>
          </table:table-cell>
        </table:table-row>
        <table:table-row table:style-name="ro1">
          <table:table-cell office:value-type="float" office:value="0.10560769" calcext:value-type="float">
            <text:p>0.10560769</text:p>
          </table:table-cell>
          <table:table-cell office:value-type="float" office:value="9.4690075" calcext:value-type="float">
            <text:p>9.4690075</text:p>
          </table:table-cell>
          <table:table-cell table:formula="of:=[.C171]+[.A172]" office:value-type="float" office:value="21.054077943" calcext:value-type="float">
            <text:p>21.054077943</text:p>
          </table:table-cell>
        </table:table-row>
        <table:table-row table:style-name="ro1">
          <table:table-cell office:value-type="float" office:value="0.10571451" calcext:value-type="float">
            <text:p>0.10571451</text:p>
          </table:table-cell>
          <table:table-cell office:value-type="float" office:value="9.459439" calcext:value-type="float">
            <text:p>9.459439</text:p>
          </table:table-cell>
          <table:table-cell table:formula="of:=[.C172]+[.A173]" office:value-type="float" office:value="21.159792453" calcext:value-type="float">
            <text:p>21.159792453</text:p>
          </table:table-cell>
        </table:table-row>
        <table:table-row table:style-name="ro1">
          <table:table-cell office:value-type="float" office:value="0.10537881" calcext:value-type="float">
            <text:p>0.10537881</text:p>
          </table:table-cell>
          <table:table-cell office:value-type="float" office:value="9.489574" calcext:value-type="float">
            <text:p>9.489574</text:p>
          </table:table-cell>
          <table:table-cell table:formula="of:=[.C173]+[.A174]" office:value-type="float" office:value="21.265171263" calcext:value-type="float">
            <text:p>21.265171263</text:p>
          </table:table-cell>
        </table:table-row>
        <table:table-row table:style-name="ro1">
          <table:table-cell office:value-type="float" office:value="0.10450904" calcext:value-type="float">
            <text:p>0.10450904</text:p>
          </table:table-cell>
          <table:table-cell office:value-type="float" office:value="9.568551" calcext:value-type="float">
            <text:p>9.568551</text:p>
          </table:table-cell>
          <table:table-cell table:formula="of:=[.C174]+[.A175]" office:value-type="float" office:value="21.369680303" calcext:value-type="float">
            <text:p>21.369680303</text:p>
          </table:table-cell>
        </table:table-row>
        <table:table-row table:style-name="ro1">
          <table:table-cell office:value-type="float" office:value="0.1041886" calcext:value-type="float">
            <text:p>0.1041886</text:p>
          </table:table-cell>
          <table:table-cell office:value-type="float" office:value="9.597979" calcext:value-type="float">
            <text:p>9.597979</text:p>
          </table:table-cell>
          <table:table-cell table:formula="of:=[.C175]+[.A176]" office:value-type="float" office:value="21.473868903" calcext:value-type="float">
            <text:p>21.473868903</text:p>
          </table:table-cell>
        </table:table-row>
        <table:table-row table:style-name="ro1">
          <table:table-cell office:value-type="float" office:value="0.10453956" calcext:value-type="float">
            <text:p>0.10453956</text:p>
          </table:table-cell>
          <table:table-cell office:value-type="float" office:value="9.565758" calcext:value-type="float">
            <text:p>9.565758</text:p>
          </table:table-cell>
          <table:table-cell table:formula="of:=[.C176]+[.A177]" office:value-type="float" office:value="21.578408463" calcext:value-type="float">
            <text:p>21.578408463</text:p>
          </table:table-cell>
        </table:table-row>
        <table:table-row table:style-name="ro1">
          <table:table-cell office:value-type="float" office:value="0.10464637" calcext:value-type="float">
            <text:p>0.10464637</text:p>
          </table:table-cell>
          <table:table-cell office:value-type="float" office:value="9.555994" calcext:value-type="float">
            <text:p>9.555994</text:p>
          </table:table-cell>
          <table:table-cell table:formula="of:=[.C177]+[.A178]" office:value-type="float" office:value="21.683054833" calcext:value-type="float">
            <text:p>21.683054833</text:p>
          </table:table-cell>
        </table:table-row>
        <table:table-row table:style-name="ro1">
          <table:table-cell office:value-type="float" office:value="0.103974976" calcext:value-type="float">
            <text:p>0.103974976</text:p>
          </table:table-cell>
          <table:table-cell office:value-type="float" office:value="9.617699" calcext:value-type="float">
            <text:p>9.617699</text:p>
          </table:table-cell>
          <table:table-cell table:formula="of:=[.C178]+[.A179]" office:value-type="float" office:value="21.787029809" calcext:value-type="float">
            <text:p>21.787029809</text:p>
          </table:table-cell>
        </table:table-row>
        <table:table-row table:style-name="ro1">
          <table:table-cell office:value-type="float" office:value="0.10336462" calcext:value-type="float">
            <text:p>0.10336462</text:p>
          </table:table-cell>
          <table:table-cell office:value-type="float" office:value="9.674491" calcext:value-type="float">
            <text:p>9.674491</text:p>
          </table:table-cell>
          <table:table-cell table:formula="of:=[.C179]+[.A180]" office:value-type="float" office:value="21.890394429" calcext:value-type="float">
            <text:p>21.890394429</text:p>
          </table:table-cell>
        </table:table-row>
        <table:table-row table:style-name="ro1">
          <table:table-cell office:value-type="float" office:value="0.103639275" calcext:value-type="float">
            <text:p>0.103639275</text:p>
          </table:table-cell>
          <table:table-cell office:value-type="float" office:value="9.648851" calcext:value-type="float">
            <text:p>9.648851</text:p>
          </table:table-cell>
          <table:table-cell table:formula="of:=[.C180]+[.A181]" office:value-type="float" office:value="21.994033704" calcext:value-type="float">
            <text:p>21.994033704</text:p>
          </table:table-cell>
        </table:table-row>
        <table:table-row table:style-name="ro1">
          <table:table-cell office:value-type="float" office:value="0.10415808" calcext:value-type="float">
            <text:p>0.10415808</text:p>
          </table:table-cell>
          <table:table-cell office:value-type="float" office:value="9.600791" calcext:value-type="float">
            <text:p>9.600791</text:p>
          </table:table-cell>
          <table:table-cell table:formula="of:=[.C181]+[.A182]" office:value-type="float" office:value="22.098191784" calcext:value-type="float">
            <text:p>22.098191784</text:p>
          </table:table-cell>
        </table:table-row>
        <table:table-row table:style-name="ro1">
          <table:table-cell office:value-type="float" office:value="0.10424964" calcext:value-type="float">
            <text:p>0.10424964</text:p>
          </table:table-cell>
          <table:table-cell office:value-type="float" office:value="9.59236" calcext:value-type="float">
            <text:p>9.59236</text:p>
          </table:table-cell>
          <table:table-cell table:formula="of:=[.C182]+[.A183]" office:value-type="float" office:value="22.202441424" calcext:value-type="float">
            <text:p>22.202441424</text:p>
          </table:table-cell>
        </table:table-row>
        <table:table-row table:style-name="ro1">
          <table:table-cell office:value-type="float" office:value="0.10380713" calcext:value-type="float">
            <text:p>0.10380713</text:p>
          </table:table-cell>
          <table:table-cell office:value-type="float" office:value="9.633249" calcext:value-type="float">
            <text:p>9.633249</text:p>
          </table:table-cell>
          <table:table-cell table:formula="of:=[.C183]+[.A184]" office:value-type="float" office:value="22.306248554" calcext:value-type="float">
            <text:p>22.306248554</text:p>
          </table:table-cell>
        </table:table-row>
        <table:table-row table:style-name="ro1">
          <table:table-cell office:value-type="float" office:value="0.10373083" calcext:value-type="float">
            <text:p>0.10373083</text:p>
          </table:table-cell>
          <table:table-cell office:value-type="float" office:value="9.640336" calcext:value-type="float">
            <text:p>9.640336</text:p>
          </table:table-cell>
          <table:table-cell table:formula="of:=[.C184]+[.A185]" office:value-type="float" office:value="22.409979384" calcext:value-type="float">
            <text:p>22.409979384</text:p>
          </table:table-cell>
        </table:table-row>
        <table:table-row table:style-name="ro1">
          <table:table-cell office:value-type="float" office:value="0.10414282" calcext:value-type="float">
            <text:p>0.10414282</text:p>
          </table:table-cell>
          <table:table-cell office:value-type="float" office:value="9.602198" calcext:value-type="float">
            <text:p>9.602198</text:p>
          </table:table-cell>
          <table:table-cell table:formula="of:=[.C185]+[.A186]" office:value-type="float" office:value="22.514122204" calcext:value-type="float">
            <text:p>22.514122204</text:p>
          </table:table-cell>
        </table:table-row>
        <table:table-row table:style-name="ro1">
          <table:table-cell office:value-type="float" office:value="0.10395972" calcext:value-type="float">
            <text:p>0.10395972</text:p>
          </table:table-cell>
          <table:table-cell office:value-type="float" office:value="9.61911" calcext:value-type="float">
            <text:p>9.61911</text:p>
          </table:table-cell>
          <table:table-cell table:formula="of:=[.C186]+[.A187]" office:value-type="float" office:value="22.618081924" calcext:value-type="float">
            <text:p>22.618081924</text:p>
          </table:table-cell>
        </table:table-row>
        <table:table-row table:style-name="ro1">
          <table:table-cell office:value-type="float" office:value="0.10313573" calcext:value-type="float">
            <text:p>0.10313573</text:p>
          </table:table-cell>
          <table:table-cell office:value-type="float" office:value="9.695961" calcext:value-type="float">
            <text:p>9.695961</text:p>
          </table:table-cell>
          <table:table-cell table:formula="of:=[.C187]+[.A188]" office:value-type="float" office:value="22.721217654" calcext:value-type="float">
            <text:p>22.721217654</text:p>
          </table:table-cell>
        </table:table-row>
        <table:table-row table:style-name="ro1">
          <table:table-cell office:value-type="float" office:value="0.10284581" calcext:value-type="float">
            <text:p>0.10284581</text:p>
          </table:table-cell>
          <table:table-cell office:value-type="float" office:value="9.723293" calcext:value-type="float">
            <text:p>9.723293</text:p>
          </table:table-cell>
          <table:table-cell table:formula="of:=[.C188]+[.A189]" office:value-type="float" office:value="22.824063464" calcext:value-type="float">
            <text:p>22.824063464</text:p>
          </table:table-cell>
        </table:table-row>
        <table:table-row table:style-name="ro1">
          <table:table-cell office:value-type="float" office:value="0.103150986" calcext:value-type="float">
            <text:p>0.103150986</text:p>
          </table:table-cell>
          <table:table-cell office:value-type="float" office:value="9.694527" calcext:value-type="float">
            <text:p>9.694527</text:p>
          </table:table-cell>
          <table:table-cell table:formula="of:=[.C189]+[.A190]" office:value-type="float" office:value="22.92721445" calcext:value-type="float">
            <text:p>22.92721445</text:p>
          </table:table-cell>
        </table:table-row>
        <table:table-row table:style-name="ro1">
          <table:table-cell office:value-type="float" office:value="0.10307469" calcext:value-type="float">
            <text:p>0.10307469</text:p>
          </table:table-cell>
          <table:table-cell office:value-type="float" office:value="9.701703" calcext:value-type="float">
            <text:p>9.701703</text:p>
          </table:table-cell>
          <table:table-cell table:formula="of:=[.C190]+[.A191]" office:value-type="float" office:value="23.03028914" calcext:value-type="float">
            <text:p>23.03028914</text:p>
          </table:table-cell>
        </table:table-row>
        <table:table-row table:style-name="ro1">
          <table:table-cell office:value-type="float" office:value="0.10229649" calcext:value-type="float">
            <text:p>0.10229649</text:p>
          </table:table-cell>
          <table:table-cell office:value-type="float" office:value="9.775506" calcext:value-type="float">
            <text:p>9.775506</text:p>
          </table:table-cell>
          <table:table-cell table:formula="of:=[.C191]+[.A192]" office:value-type="float" office:value="23.13258563" calcext:value-type="float">
            <text:p>23.13258563</text:p>
          </table:table-cell>
        </table:table-row>
        <table:table-row table:style-name="ro1">
          <table:table-cell office:value-type="float" office:value="0.10171664" calcext:value-type="float">
            <text:p>0.10171664</text:p>
          </table:table-cell>
          <table:table-cell office:value-type="float" office:value="9.831233" calcext:value-type="float">
            <text:p>9.831233</text:p>
          </table:table-cell>
          <table:table-cell table:formula="of:=[.C192]+[.A193]" office:value-type="float" office:value="23.23430227" calcext:value-type="float">
            <text:p>23.23430227</text:p>
          </table:table-cell>
        </table:table-row>
        <table:table-row table:style-name="ro1">
          <table:table-cell office:value-type="float" office:value="0.101838715" calcext:value-type="float">
            <text:p>0.101838715</text:p>
          </table:table-cell>
          <table:table-cell office:value-type="float" office:value="9.819448" calcext:value-type="float">
            <text:p>9.819448</text:p>
          </table:table-cell>
          <table:table-cell table:formula="of:=[.C193]+[.A194]" office:value-type="float" office:value="23.336140985" calcext:value-type="float">
            <text:p>23.336140985</text:p>
          </table:table-cell>
        </table:table-row>
        <table:table-row table:style-name="ro1">
          <table:table-cell office:value-type="float" office:value="0.101762414" calcext:value-type="float">
            <text:p>0.101762414</text:p>
          </table:table-cell>
          <table:table-cell office:value-type="float" office:value="9.826811" calcext:value-type="float">
            <text:p>9.826811</text:p>
          </table:table-cell>
          <table:table-cell table:formula="of:=[.C194]+[.A195]" office:value-type="float" office:value="23.437903399" calcext:value-type="float">
            <text:p>23.437903399</text:p>
          </table:table-cell>
        </table:table-row>
        <table:table-row table:style-name="ro1">
          <table:table-cell office:value-type="float" office:value="0.101136796" calcext:value-type="float">
            <text:p>0.101136796</text:p>
          </table:table-cell>
          <table:table-cell office:value-type="float" office:value="9.887598" calcext:value-type="float">
            <text:p>9.887598</text:p>
          </table:table-cell>
          <table:table-cell table:formula="of:=[.C195]+[.A196]" office:value-type="float" office:value="23.539040195" calcext:value-type="float">
            <text:p>23.539040195</text:p>
          </table:table-cell>
        </table:table-row>
        <table:table-row table:style-name="ro1">
          <table:table-cell office:value-type="float" office:value="0.10084688" calcext:value-type="float">
            <text:p>0.10084688</text:p>
          </table:table-cell>
          <table:table-cell office:value-type="float" office:value="9.916023" calcext:value-type="float">
            <text:p>9.916023</text:p>
          </table:table-cell>
          <table:table-cell table:formula="of:=[.C196]+[.A197]" office:value-type="float" office:value="23.639887075" calcext:value-type="float">
            <text:p>23.639887075</text:p>
          </table:table-cell>
        </table:table-row>
        <table:table-row table:style-name="ro1">
          <table:table-cell office:value-type="float" office:value="0.10122835" calcext:value-type="float">
            <text:p>0.10122835</text:p>
          </table:table-cell>
          <table:table-cell office:value-type="float" office:value="9.878655" calcext:value-type="float">
            <text:p>9.878655</text:p>
          </table:table-cell>
          <table:table-cell table:formula="of:=[.C197]+[.A198]" office:value-type="float" office:value="23.741115425" calcext:value-type="float">
            <text:p>23.741115425</text:p>
          </table:table-cell>
        </table:table-row>
        <table:table-row table:style-name="ro1">
          <table:table-cell office:value-type="float" office:value="0.1017319" calcext:value-type="float">
            <text:p>0.1017319</text:p>
          </table:table-cell>
          <table:table-cell office:value-type="float" office:value="9.829759" calcext:value-type="float">
            <text:p>9.829759</text:p>
          </table:table-cell>
          <table:table-cell table:formula="of:=[.C198]+[.A199]" office:value-type="float" office:value="23.842847325" calcext:value-type="float">
            <text:p>23.842847325</text:p>
          </table:table-cell>
        </table:table-row>
        <table:table-row table:style-name="ro1">
          <table:table-cell office:value-type="float" office:value="0.101762414" calcext:value-type="float">
            <text:p>0.101762414</text:p>
          </table:table-cell>
          <table:table-cell office:value-type="float" office:value="9.826811" calcext:value-type="float">
            <text:p>9.826811</text:p>
          </table:table-cell>
          <table:table-cell table:formula="of:=[.C199]+[.A200]" office:value-type="float" office:value="23.944609739" calcext:value-type="float">
            <text:p>23.944609739</text:p>
          </table:table-cell>
        </table:table-row>
        <table:table-row table:style-name="ro1">
          <table:table-cell office:value-type="float" office:value="0.101609826" calcext:value-type="float">
            <text:p>0.101609826</text:p>
          </table:table-cell>
          <table:table-cell office:value-type="float" office:value="9.841568" calcext:value-type="float">
            <text:p>9.841568</text:p>
          </table:table-cell>
          <table:table-cell table:formula="of:=[.C200]+[.A201]" office:value-type="float" office:value="24.046219565" calcext:value-type="float">
            <text:p>24.046219565</text:p>
          </table:table-cell>
        </table:table-row>
        <table:table-row table:style-name="ro1">
          <table:table-cell office:value-type="float" office:value="0.101747155" calcext:value-type="float">
            <text:p>0.101747155</text:p>
          </table:table-cell>
          <table:table-cell office:value-type="float" office:value="9.828284" calcext:value-type="float">
            <text:p>9.828284</text:p>
          </table:table-cell>
          <table:table-cell table:formula="of:=[.C201]+[.A202]" office:value-type="float" office:value="24.14796672" calcext:value-type="float">
            <text:p>24.14796672</text:p>
          </table:table-cell>
        </table:table-row>
        <table:table-row table:style-name="ro1">
          <table:table-cell office:value-type="float" office:value="0.101747155" calcext:value-type="float">
            <text:p>0.101747155</text:p>
          </table:table-cell>
          <table:table-cell office:value-type="float" office:value="9.828284" calcext:value-type="float">
            <text:p>9.828284</text:p>
          </table:table-cell>
          <table:table-cell table:formula="of:=[.C202]+[.A203]" office:value-type="float" office:value="24.249713875" calcext:value-type="float">
            <text:p>24.249713875</text:p>
          </table:table-cell>
        </table:table-row>
        <table:table-row table:style-name="ro1">
          <table:table-cell office:value-type="float" office:value="0.101380944" calcext:value-type="float">
            <text:p>0.101380944</text:p>
          </table:table-cell>
          <table:table-cell office:value-type="float" office:value="9.863787" calcext:value-type="float">
            <text:p>9.863787</text:p>
          </table:table-cell>
          <table:table-cell table:formula="of:=[.C203]+[.A204]" office:value-type="float" office:value="24.351094819" calcext:value-type="float">
            <text:p>24.351094819</text:p>
          </table:table-cell>
        </table:table-row>
        <table:table-row table:style-name="ro1">
          <table:table-cell office:value-type="float" office:value="0.10122835" calcext:value-type="float">
            <text:p>0.10122835</text:p>
          </table:table-cell>
          <table:table-cell office:value-type="float" office:value="9.878655" calcext:value-type="float">
            <text:p>9.878655</text:p>
          </table:table-cell>
          <table:table-cell table:formula="of:=[.C204]+[.A205]" office:value-type="float" office:value="24.452323169" calcext:value-type="float">
            <text:p>24.452323169</text:p>
          </table:table-cell>
        </table:table-row>
        <table:table-row table:style-name="ro1">
          <table:table-cell office:value-type="float" office:value="0.10135043" calcext:value-type="float">
            <text:p>0.10135043</text:p>
          </table:table-cell>
          <table:table-cell office:value-type="float" office:value="9.866756" calcext:value-type="float">
            <text:p>9.866756</text:p>
          </table:table-cell>
          <table:table-cell table:formula="of:=[.C205]+[.A206]" office:value-type="float" office:value="24.553673599" calcext:value-type="float">
            <text:p>24.553673599</text:p>
          </table:table-cell>
        </table:table-row>
        <table:table-row table:style-name="ro1">
          <table:table-cell office:value-type="float" office:value="0.10141146" calcext:value-type="float">
            <text:p>0.10141146</text:p>
          </table:table-cell>
          <table:table-cell office:value-type="float" office:value="9.860818" calcext:value-type="float">
            <text:p>9.860818</text:p>
          </table:table-cell>
          <table:table-cell table:formula="of:=[.C206]+[.A207]" office:value-type="float" office:value="24.655085059" calcext:value-type="float">
            <text:p>24.655085059</text:p>
          </table:table-cell>
        </table:table-row>
        <table:table-row table:style-name="ro1">
          <table:table-cell office:value-type="float" office:value="0.101136796" calcext:value-type="float">
            <text:p>0.101136796</text:p>
          </table:table-cell>
          <table:table-cell office:value-type="float" office:value="9.887598" calcext:value-type="float">
            <text:p>9.887598</text:p>
          </table:table-cell>
          <table:table-cell table:formula="of:=[.C207]+[.A208]" office:value-type="float" office:value="24.756221855" calcext:value-type="float">
            <text:p>24.756221855</text:p>
          </table:table-cell>
        </table:table-row>
        <table:table-row table:style-name="ro1">
          <table:table-cell office:value-type="float" office:value="0.10109102" calcext:value-type="float">
            <text:p>0.10109102</text:p>
          </table:table-cell>
          <table:table-cell office:value-type="float" office:value="9.892076" calcext:value-type="float">
            <text:p>9.892076</text:p>
          </table:table-cell>
          <table:table-cell table:formula="of:=[.C208]+[.A209]" office:value-type="float" office:value="24.857312875" calcext:value-type="float">
            <text:p>24.857312875</text:p>
          </table:table-cell>
        </table:table-row>
        <table:table-row table:style-name="ro1">
          <table:table-cell office:value-type="float" office:value="0.10125887" calcext:value-type="float">
            <text:p>0.10125887</text:p>
          </table:table-cell>
          <table:table-cell office:value-type="float" office:value="9.875679" calcext:value-type="float">
            <text:p>9.875679</text:p>
          </table:table-cell>
          <table:table-cell table:formula="of:=[.C209]+[.A210]" office:value-type="float" office:value="24.958571745" calcext:value-type="float">
            <text:p>24.958571745</text:p>
          </table:table-cell>
        </table:table-row>
        <table:table-row table:style-name="ro1">
          <table:table-cell office:value-type="float" office:value="0.101380944" calcext:value-type="float">
            <text:p>0.101380944</text:p>
          </table:table-cell>
          <table:table-cell office:value-type="float" office:value="9.863787" calcext:value-type="float">
            <text:p>9.863787</text:p>
          </table:table-cell>
          <table:table-cell table:formula="of:=[.C210]+[.A211]" office:value-type="float" office:value="25.059952689" calcext:value-type="float">
            <text:p>25.059952689</text:p>
          </table:table-cell>
        </table:table-row>
        <table:table-row table:style-name="ro1">
          <table:table-cell office:value-type="float" office:value="0.10145724" calcext:value-type="float">
            <text:p>0.10145724</text:p>
          </table:table-cell>
          <table:table-cell office:value-type="float" office:value="9.856369" calcext:value-type="float">
            <text:p>9.856369</text:p>
          </table:table-cell>
          <table:table-cell table:formula="of:=[.C211]+[.A212]" office:value-type="float" office:value="25.161409929" calcext:value-type="float">
            <text:p>25.161409929</text:p>
          </table:table-cell>
        </table:table-row>
        <table:table-row table:style-name="ro1">
          <table:table-cell office:value-type="float" office:value="0.10167086" calcext:value-type="float">
            <text:p>0.10167086</text:p>
          </table:table-cell>
          <table:table-cell office:value-type="float" office:value="9.83566" calcext:value-type="float">
            <text:p>9.83566</text:p>
          </table:table-cell>
          <table:table-cell table:formula="of:=[.C212]+[.A213]" office:value-type="float" office:value="25.263080789" calcext:value-type="float">
            <text:p>25.263080789</text:p>
          </table:table-cell>
        </table:table-row>
        <table:table-row table:style-name="ro1">
          <table:table-cell office:value-type="float" office:value="0.10200656" calcext:value-type="float">
            <text:p>0.10200656</text:p>
          </table:table-cell>
          <table:table-cell office:value-type="float" office:value="9.80329" calcext:value-type="float">
            <text:p>9.80329</text:p>
          </table:table-cell>
          <table:table-cell table:formula="of:=[.C213]+[.A214]" office:value-type="float" office:value="25.365087349" calcext:value-type="float">
            <text:p>25.365087349</text:p>
          </table:table-cell>
        </table:table-row>
        <table:table-row table:style-name="ro1">
          <table:table-cell office:value-type="float" office:value="0.102433816" calcext:value-type="float">
            <text:p>0.102433816</text:p>
          </table:table-cell>
          <table:table-cell office:value-type="float" office:value="9.762401" calcext:value-type="float">
            <text:p>9.762401</text:p>
          </table:table-cell>
          <table:table-cell table:formula="of:=[.C214]+[.A215]" office:value-type="float" office:value="25.467521165" calcext:value-type="float">
            <text:p>25.467521165</text:p>
          </table:table-cell>
        </table:table-row>
        <table:table-row table:style-name="ro1">
          <table:table-cell office:value-type="float" office:value="0.10296788" calcext:value-type="float">
            <text:p>0.10296788</text:p>
          </table:table-cell>
          <table:table-cell office:value-type="float" office:value="9.711766" calcext:value-type="float">
            <text:p>9.711766</text:p>
          </table:table-cell>
          <table:table-cell table:formula="of:=[.C215]+[.A216]" office:value-type="float" office:value="25.570489045" calcext:value-type="float">
            <text:p>25.570489045</text:p>
          </table:table-cell>
        </table:table-row>
        <table:table-row table:style-name="ro1">
          <table:table-cell office:value-type="float" office:value="0.10360876" calcext:value-type="float">
            <text:p>0.10360876</text:p>
          </table:table-cell>
          <table:table-cell office:value-type="float" office:value="9.651693" calcext:value-type="float">
            <text:p>9.651693</text:p>
          </table:table-cell>
          <table:table-cell table:formula="of:=[.C216]+[.A217]" office:value-type="float" office:value="25.674097805" calcext:value-type="float">
            <text:p>25.674097805</text:p>
          </table:table-cell>
        </table:table-row>
        <table:table-row table:style-name="ro1">
          <table:table-cell office:value-type="float" office:value="0.10412756" calcext:value-type="float">
            <text:p>0.10412756</text:p>
          </table:table-cell>
          <table:table-cell office:value-type="float" office:value="9.603605" calcext:value-type="float">
            <text:p>9.603605</text:p>
          </table:table-cell>
          <table:table-cell table:formula="of:=[.C217]+[.A218]" office:value-type="float" office:value="25.778225365" calcext:value-type="float">
            <text:p>25.778225365</text:p>
          </table:table-cell>
        </table:table-row>
        <table:table-row table:style-name="ro1">
          <table:table-cell office:value-type="float" office:value="0.10466163" calcext:value-type="float">
            <text:p>0.10466163</text:p>
          </table:table-cell>
          <table:table-cell office:value-type="float" office:value="9.554601" calcext:value-type="float">
            <text:p>9.554601</text:p>
          </table:table-cell>
          <table:table-cell table:formula="of:=[.C218]+[.A219]" office:value-type="float" office:value="25.882886995" calcext:value-type="float">
            <text:p>25.882886995</text:p>
          </table:table-cell>
        </table:table-row>
        <table:table-row table:style-name="ro1">
          <table:table-cell office:value-type="float" office:value="0.1051194" calcext:value-type="float">
            <text:p>0.1051194</text:p>
          </table:table-cell>
          <table:table-cell office:value-type="float" office:value="9.512992" calcext:value-type="float">
            <text:p>9.512992</text:p>
          </table:table-cell>
          <table:table-cell table:formula="of:=[.C219]+[.A220]" office:value-type="float" office:value="25.988006395" calcext:value-type="float">
            <text:p>25.988006395</text:p>
          </table:table-cell>
        </table:table-row>
        <table:table-row table:style-name="ro1">
          <table:table-cell office:value-type="float" office:value="0.105287254" calcext:value-type="float">
            <text:p>0.105287254</text:p>
          </table:table-cell>
          <table:table-cell office:value-type="float" office:value="9.497826" calcext:value-type="float">
            <text:p>9.497826</text:p>
          </table:table-cell>
          <table:table-cell table:formula="of:=[.C220]+[.A221]" office:value-type="float" office:value="26.093293649" calcext:value-type="float">
            <text:p>26.093293649</text:p>
          </table:table-cell>
        </table:table-row>
        <table:table-row table:style-name="ro1">
          <table:table-cell office:value-type="float" office:value="0.10537881" calcext:value-type="float">
            <text:p>0.10537881</text:p>
          </table:table-cell>
          <table:table-cell office:value-type="float" office:value="9.489574" calcext:value-type="float">
            <text:p>9.489574</text:p>
          </table:table-cell>
          <table:table-cell table:formula="of:=[.C221]+[.A222]" office:value-type="float" office:value="26.198672459" calcext:value-type="float">
            <text:p>26.198672459</text:p>
          </table:table-cell>
        </table:table-row>
        <table:table-row table:style-name="ro1">
          <table:table-cell office:value-type="float" office:value="0.10554665" calcext:value-type="float">
            <text:p>0.10554665</text:p>
          </table:table-cell>
          <table:table-cell office:value-type="float" office:value="9.4744835" calcext:value-type="float">
            <text:p>9.4744835</text:p>
          </table:table-cell>
          <table:table-cell table:formula="of:=[.C222]+[.A223]" office:value-type="float" office:value="26.304219109" calcext:value-type="float">
            <text:p>26.304219109</text:p>
          </table:table-cell>
        </table:table-row>
        <table:table-row table:style-name="ro1">
          <table:table-cell office:value-type="float" office:value="0.105516136" calcext:value-type="float">
            <text:p>0.105516136</text:p>
          </table:table-cell>
          <table:table-cell office:value-type="float" office:value="9.477223" calcext:value-type="float">
            <text:p>9.477223</text:p>
          </table:table-cell>
          <table:table-cell table:formula="of:=[.C223]+[.A224]" office:value-type="float" office:value="26.409735245" calcext:value-type="float">
            <text:p>26.409735245</text:p>
          </table:table-cell>
        </table:table-row>
        <table:table-row table:style-name="ro1">
          <table:table-cell office:value-type="float" office:value="0.10502785" calcext:value-type="float">
            <text:p>0.10502785</text:p>
          </table:table-cell>
          <table:table-cell office:value-type="float" office:value="9.521285" calcext:value-type="float">
            <text:p>9.521285</text:p>
          </table:table-cell>
          <table:table-cell table:formula="of:=[.C224]+[.A225]" office:value-type="float" office:value="26.514763095" calcext:value-type="float">
            <text:p>26.514763095</text:p>
          </table:table-cell>
        </table:table-row>
        <table:table-row table:style-name="ro1">
          <table:table-cell office:value-type="float" office:value="0.10476845" calcext:value-type="float">
            <text:p>0.10476845</text:p>
          </table:table-cell>
          <table:table-cell office:value-type="float" office:value="9.544859" calcext:value-type="float">
            <text:p>9.544859</text:p>
          </table:table-cell>
          <table:table-cell table:formula="of:=[.C225]+[.A226]" office:value-type="float" office:value="26.619531545" calcext:value-type="float">
            <text:p>26.619531545</text:p>
          </table:table-cell>
        </table:table-row>
        <table:table-row table:style-name="ro1">
          <table:table-cell office:value-type="float" office:value="0.10502785" calcext:value-type="float">
            <text:p>0.10502785</text:p>
          </table:table-cell>
          <table:table-cell office:value-type="float" office:value="9.521285" calcext:value-type="float">
            <text:p>9.521285</text:p>
          </table:table-cell>
          <table:table-cell table:formula="of:=[.C226]+[.A227]" office:value-type="float" office:value="26.724559395" calcext:value-type="float">
            <text:p>26.724559395</text:p>
          </table:table-cell>
        </table:table-row>
        <table:table-row table:style-name="ro1">
          <table:table-cell office:value-type="float" office:value="0.1051194" calcext:value-type="float">
            <text:p>0.1051194</text:p>
          </table:table-cell>
          <table:table-cell office:value-type="float" office:value="9.512992" calcext:value-type="float">
            <text:p>9.512992</text:p>
          </table:table-cell>
          <table:table-cell table:formula="of:=[.C227]+[.A228]" office:value-type="float" office:value="26.829678795" calcext:value-type="float">
            <text:p>26.829678795</text:p>
          </table:table-cell>
        </table:table-row>
        <table:table-row table:style-name="ro1">
          <table:table-cell office:value-type="float" office:value="0.10460059" calcext:value-type="float">
            <text:p>0.10460059</text:p>
          </table:table-cell>
          <table:table-cell office:value-type="float" office:value="9.560176" calcext:value-type="float">
            <text:p>9.560176</text:p>
          </table:table-cell>
          <table:table-cell table:formula="of:=[.C228]+[.A229]" office:value-type="float" office:value="26.934279385" calcext:value-type="float">
            <text:p>26.934279385</text:p>
          </table:table-cell>
        </table:table-row>
        <table:table-row table:style-name="ro1">
          <table:table-cell office:value-type="float" office:value="0.10455482" calcext:value-type="float">
            <text:p>0.10455482</text:p>
          </table:table-cell>
          <table:table-cell office:value-type="float" office:value="9.564362" calcext:value-type="float">
            <text:p>9.564362</text:p>
          </table:table-cell>
          <table:table-cell table:formula="of:=[.C229]+[.A230]" office:value-type="float" office:value="27.038834205" calcext:value-type="float">
            <text:p>27.038834205</text:p>
          </table:table-cell>
        </table:table-row>
        <table:table-row table:style-name="ro1">
          <table:table-cell office:value-type="float" office:value="0.104936294" calcext:value-type="float">
            <text:p>0.104936294</text:p>
          </table:table-cell>
          <table:table-cell office:value-type="float" office:value="9.529592" calcext:value-type="float">
            <text:p>9.529592</text:p>
          </table:table-cell>
          <table:table-cell table:formula="of:=[.C230]+[.A231]" office:value-type="float" office:value="27.143770499" calcext:value-type="float">
            <text:p>27.143770499</text:p>
          </table:table-cell>
        </table:table-row>
        <table:table-row table:style-name="ro1">
          <table:table-cell office:value-type="float" office:value="0.10519569" calcext:value-type="float">
            <text:p>0.10519569</text:p>
          </table:table-cell>
          <table:table-cell office:value-type="float" office:value="9.506093" calcext:value-type="float">
            <text:p>9.506093</text:p>
          </table:table-cell>
          <table:table-cell table:formula="of:=[.C231]+[.A232]" office:value-type="float" office:value="27.248966189" calcext:value-type="float">
            <text:p>27.248966189</text:p>
          </table:table-cell>
        </table:table-row>
        <table:table-row table:style-name="ro1">
          <table:table-cell office:value-type="float" office:value="0.10473793" calcext:value-type="float">
            <text:p>0.10473793</text:p>
          </table:table-cell>
          <table:table-cell office:value-type="float" office:value="9.54764" calcext:value-type="float">
            <text:p>9.54764</text:p>
          </table:table-cell>
          <table:table-cell table:formula="of:=[.C232]+[.A233]" office:value-type="float" office:value="27.353704119" calcext:value-type="float">
            <text:p>27.353704119</text:p>
          </table:table-cell>
        </table:table-row>
        <table:table-row table:style-name="ro1">
          <table:table-cell office:value-type="float" office:value="0.10408179" calcext:value-type="float">
            <text:p>0.10408179</text:p>
          </table:table-cell>
          <table:table-cell office:value-type="float" office:value="9.607829" calcext:value-type="float">
            <text:p>9.607829</text:p>
          </table:table-cell>
          <table:table-cell table:formula="of:=[.C233]+[.A234]" office:value-type="float" office:value="27.457785909" calcext:value-type="float">
            <text:p>27.457785909</text:p>
          </table:table-cell>
        </table:table-row>
        <table:table-row table:style-name="ro1">
          <table:table-cell office:value-type="float" office:value="0.10437171" calcext:value-type="float">
            <text:p>0.10437171</text:p>
          </table:table-cell>
          <table:table-cell office:value-type="float" office:value="9.5811405" calcext:value-type="float">
            <text:p>9.5811405</text:p>
          </table:table-cell>
          <table:table-cell table:formula="of:=[.C234]+[.A235]" office:value-type="float" office:value="27.562157619" calcext:value-type="float">
            <text:p>27.562157619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235]+[.A236]" office:value-type="float" office:value="27.667063399" calcext:value-type="float">
            <text:p>27.667063399</text:p>
          </table:table-cell>
        </table:table-row>
        <table:table-row table:style-name="ro1">
          <table:table-cell office:value-type="float" office:value="0.10486" calcext:value-type="float">
            <text:p>0.10486</text:p>
          </table:table-cell>
          <table:table-cell office:value-type="float" office:value="9.536525" calcext:value-type="float">
            <text:p>9.536525</text:p>
          </table:table-cell>
          <table:table-cell table:formula="of:=[.C236]+[.A237]" office:value-type="float" office:value="27.771923399" calcext:value-type="float">
            <text:p>27.771923399</text:p>
          </table:table-cell>
        </table:table-row>
        <table:table-row table:style-name="ro1">
          <table:table-cell office:value-type="float" office:value="0.10366979" calcext:value-type="float">
            <text:p>0.10366979</text:p>
          </table:table-cell>
          <table:table-cell office:value-type="float" office:value="9.646011" calcext:value-type="float">
            <text:p>9.646011</text:p>
          </table:table-cell>
          <table:table-cell table:formula="of:=[.C237]+[.A238]" office:value-type="float" office:value="27.875593189" calcext:value-type="float">
            <text:p>27.875593189</text:p>
          </table:table-cell>
        </table:table-row>
        <table:table-row table:style-name="ro1">
          <table:table-cell office:value-type="float" office:value="0.10296788" calcext:value-type="float">
            <text:p>0.10296788</text:p>
          </table:table-cell>
          <table:table-cell office:value-type="float" office:value="9.711766" calcext:value-type="float">
            <text:p>9.711766</text:p>
          </table:table-cell>
          <table:table-cell table:formula="of:=[.C238]+[.A239]" office:value-type="float" office:value="27.978561069" calcext:value-type="float">
            <text:p>27.978561069</text:p>
          </table:table-cell>
        </table:table-row>
        <table:table-row table:style-name="ro1">
          <table:table-cell office:value-type="float" office:value="0.103273064" calcext:value-type="float">
            <text:p>0.103273064</text:p>
          </table:table-cell>
          <table:table-cell office:value-type="float" office:value="9.683067" calcext:value-type="float">
            <text:p>9.683067</text:p>
          </table:table-cell>
          <table:table-cell table:formula="of:=[.C239]+[.A240]" office:value-type="float" office:value="28.081834133" calcext:value-type="float">
            <text:p>28.081834133</text:p>
          </table:table-cell>
        </table:table-row>
        <table:table-row table:style-name="ro1">
          <table:table-cell office:value-type="float" office:value="0.10391394" calcext:value-type="float">
            <text:p>0.10391394</text:p>
          </table:table-cell>
          <table:table-cell office:value-type="float" office:value="9.623347" calcext:value-type="float">
            <text:p>9.623347</text:p>
          </table:table-cell>
          <table:table-cell table:formula="of:=[.C240]+[.A241]" office:value-type="float" office:value="28.185748073" calcext:value-type="float">
            <text:p>28.185748073</text:p>
          </table:table-cell>
        </table:table-row>
        <table:table-row table:style-name="ro1">
          <table:table-cell office:value-type="float" office:value="0.10394446" calcext:value-type="float">
            <text:p>0.10394446</text:p>
          </table:table-cell>
          <table:table-cell office:value-type="float" office:value="9.6205225" calcext:value-type="float">
            <text:p>9.6205225</text:p>
          </table:table-cell>
          <table:table-cell table:formula="of:=[.C241]+[.A242]" office:value-type="float" office:value="28.289692533" calcext:value-type="float">
            <text:p>28.289692533</text:p>
          </table:table-cell>
        </table:table-row>
        <table:table-row table:style-name="ro1">
          <table:table-cell office:value-type="float" office:value="0.10263218" calcext:value-type="float">
            <text:p>0.10263218</text:p>
          </table:table-cell>
          <table:table-cell office:value-type="float" office:value="9.743532" calcext:value-type="float">
            <text:p>9.743532</text:p>
          </table:table-cell>
          <table:table-cell table:formula="of:=[.C242]+[.A243]" office:value-type="float" office:value="28.392324713" calcext:value-type="float">
            <text:p>28.392324713</text:p>
          </table:table-cell>
        </table:table-row>
        <table:table-row table:style-name="ro1">
          <table:table-cell office:value-type="float" office:value="0.1010605" calcext:value-type="float">
            <text:p>0.1010605</text:p>
          </table:table-cell>
          <table:table-cell office:value-type="float" office:value="9.895062" calcext:value-type="float">
            <text:p>9.895062</text:p>
          </table:table-cell>
          <table:table-cell table:formula="of:=[.C243]+[.A244]" office:value-type="float" office:value="28.493385213" calcext:value-type="float">
            <text:p>28.493385213</text:p>
          </table:table-cell>
        </table:table-row>
        <table:table-row table:style-name="ro1">
          <table:table-cell office:value-type="float" office:value="0.1008774" calcext:value-type="float">
            <text:p>0.1008774</text:p>
          </table:table-cell>
          <table:table-cell office:value-type="float" office:value="9.913024" calcext:value-type="float">
            <text:p>9.913024</text:p>
          </table:table-cell>
          <table:table-cell table:formula="of:=[.C244]+[.A245]" office:value-type="float" office:value="28.594262613" calcext:value-type="float">
            <text:p>28.594262613</text:p>
          </table:table-cell>
        </table:table-row>
        <table:table-row table:style-name="ro1">
          <table:table-cell office:value-type="float" office:value="0.10135043" calcext:value-type="float">
            <text:p>0.10135043</text:p>
          </table:table-cell>
          <table:table-cell office:value-type="float" office:value="9.866756" calcext:value-type="float">
            <text:p>9.866756</text:p>
          </table:table-cell>
          <table:table-cell table:formula="of:=[.C245]+[.A246]" office:value-type="float" office:value="28.695613043" calcext:value-type="float">
            <text:p>28.695613043</text:p>
          </table:table-cell>
        </table:table-row>
        <table:table-row table:style-name="ro1">
          <table:table-cell office:value-type="float" office:value="0.101487756" calcext:value-type="float">
            <text:p>0.101487756</text:p>
          </table:table-cell>
          <table:table-cell office:value-type="float" office:value="9.853405" calcext:value-type="float">
            <text:p>9.853405</text:p>
          </table:table-cell>
          <table:table-cell table:formula="of:=[.C246]+[.A247]" office:value-type="float" office:value="28.797100799" calcext:value-type="float">
            <text:p>28.797100799</text:p>
          </table:table-cell>
        </table:table-row>
        <table:table-row table:style-name="ro1">
          <table:table-cell office:value-type="float" office:value="0.10083162" calcext:value-type="float">
            <text:p>0.10083162</text:p>
          </table:table-cell>
          <table:table-cell office:value-type="float" office:value="9.917524" calcext:value-type="float">
            <text:p>9.917524</text:p>
          </table:table-cell>
          <table:table-cell table:formula="of:=[.C247]+[.A248]" office:value-type="float" office:value="28.897932419" calcext:value-type="float">
            <text:p>28.897932419</text:p>
          </table:table-cell>
        </table:table-row>
        <table:table-row table:style-name="ro1">
          <table:table-cell office:value-type="float" office:value="0.10016022" calcext:value-type="float">
            <text:p>0.10016022</text:p>
          </table:table-cell>
          <table:table-cell office:value-type="float" office:value="9.984003" calcext:value-type="float">
            <text:p>9.984003</text:p>
          </table:table-cell>
          <table:table-cell table:formula="of:=[.C248]+[.A249]" office:value-type="float" office:value="28.998092639" calcext:value-type="float">
            <text:p>28.998092639</text:p>
          </table:table-cell>
        </table:table-row>
        <table:table-row table:style-name="ro1">
          <table:table-cell office:value-type="float" office:value="0.10045014" calcext:value-type="float">
            <text:p>0.10045014</text:p>
          </table:table-cell>
          <table:table-cell office:value-type="float" office:value="9.955188" calcext:value-type="float">
            <text:p>9.955188</text:p>
          </table:table-cell>
          <table:table-cell table:formula="of:=[.C249]+[.A250]" office:value-type="float" office:value="29.098542779" calcext:value-type="float">
            <text:p>29.098542779</text:p>
          </table:table-cell>
        </table:table-row>
        <table:table-row table:style-name="ro1">
          <table:table-cell office:value-type="float" office:value="0.10096895" calcext:value-type="float">
            <text:p>0.10096895</text:p>
          </table:table-cell>
          <table:table-cell office:value-type="float" office:value="9.904036" calcext:value-type="float">
            <text:p>9.904036</text:p>
          </table:table-cell>
          <table:table-cell table:formula="of:=[.C250]+[.A251]" office:value-type="float" office:value="29.199511729" calcext:value-type="float">
            <text:p>29.199511729</text:p>
          </table:table-cell>
        </table:table-row>
        <table:table-row table:style-name="ro1">
          <table:table-cell office:value-type="float" office:value="0.101136796" calcext:value-type="float">
            <text:p>0.101136796</text:p>
          </table:table-cell>
          <table:table-cell office:value-type="float" office:value="9.887598" calcext:value-type="float">
            <text:p>9.887598</text:p>
          </table:table-cell>
          <table:table-cell table:formula="of:=[.C251]+[.A252]" office:value-type="float" office:value="29.300648525" calcext:value-type="float">
            <text:p>29.300648525</text:p>
          </table:table-cell>
        </table:table-row>
        <table:table-row table:style-name="ro1">
          <table:table-cell office:value-type="float" office:value="0.101503015" calcext:value-type="float">
            <text:p>0.101503015</text:p>
          </table:table-cell>
          <table:table-cell office:value-type="float" office:value="9.851924" calcext:value-type="float">
            <text:p>9.851924</text:p>
          </table:table-cell>
          <table:table-cell table:formula="of:=[.C252]+[.A253]" office:value-type="float" office:value="29.40215154" calcext:value-type="float">
            <text:p>29.40215154</text:p>
          </table:table-cell>
        </table:table-row>
        <table:table-row table:style-name="ro1">
          <table:table-cell office:value-type="float" office:value="0.10218967" calcext:value-type="float">
            <text:p>0.10218967</text:p>
          </table:table-cell>
          <table:table-cell office:value-type="float" office:value="9.785725" calcext:value-type="float">
            <text:p>9.785725</text:p>
          </table:table-cell>
          <table:table-cell table:formula="of:=[.C253]+[.A254]" office:value-type="float" office:value="29.50434121" calcext:value-type="float">
            <text:p>29.50434121</text:p>
          </table:table-cell>
        </table:table-row>
        <table:table-row table:style-name="ro1">
          <table:table-cell office:value-type="float" office:value="0.10293736" calcext:value-type="float">
            <text:p>0.10293736</text:p>
          </table:table-cell>
          <table:table-cell office:value-type="float" office:value="9.714645" calcext:value-type="float">
            <text:p>9.714645</text:p>
          </table:table-cell>
          <table:table-cell table:formula="of:=[.C254]+[.A255]" office:value-type="float" office:value="29.60727857" calcext:value-type="float">
            <text:p>29.60727857</text:p>
          </table:table-cell>
        </table:table-row>
        <table:table-row table:style-name="ro1">
          <table:table-cell office:value-type="float" office:value="0.10366979" calcext:value-type="float">
            <text:p>0.10366979</text:p>
          </table:table-cell>
          <table:table-cell office:value-type="float" office:value="9.646011" calcext:value-type="float">
            <text:p>9.646011</text:p>
          </table:table-cell>
          <table:table-cell table:formula="of:=[.C255]+[.A256]" office:value-type="float" office:value="29.71094836" calcext:value-type="float">
            <text:p>29.71094836</text:p>
          </table:table-cell>
        </table:table-row>
        <table:table-row table:style-name="ro1">
          <table:table-cell office:value-type="float" office:value="0.10424964" calcext:value-type="float">
            <text:p>0.10424964</text:p>
          </table:table-cell>
          <table:table-cell office:value-type="float" office:value="9.59236" calcext:value-type="float">
            <text:p>9.59236</text:p>
          </table:table-cell>
          <table:table-cell table:formula="of:=[.C256]+[.A257]" office:value-type="float" office:value="29.815198" calcext:value-type="float">
            <text:p>29.815198</text:p>
          </table:table-cell>
        </table:table-row>
        <table:table-row table:style-name="ro1">
          <table:table-cell office:value-type="float" office:value="0.10389868" calcext:value-type="float">
            <text:p>0.10389868</text:p>
          </table:table-cell>
          <table:table-cell office:value-type="float" office:value="9.624761" calcext:value-type="float">
            <text:p>9.624761</text:p>
          </table:table-cell>
          <table:table-cell table:formula="of:=[.C257]+[.A258]" office:value-type="float" office:value="29.91909668" calcext:value-type="float">
            <text:p>29.91909668</text:p>
          </table:table-cell>
        </table:table-row>
        <table:table-row table:style-name="ro1">
          <table:table-cell office:value-type="float" office:value="0.10308995" calcext:value-type="float">
            <text:p>0.10308995</text:p>
          </table:table-cell>
          <table:table-cell office:value-type="float" office:value="9.700267" calcext:value-type="float">
            <text:p>9.700267</text:p>
          </table:table-cell>
          <table:table-cell table:formula="of:=[.C258]+[.A259]" office:value-type="float" office:value="30.02218663" calcext:value-type="float">
            <text:p>30.02218663</text:p>
          </table:table-cell>
        </table:table-row>
        <table:table-row table:style-name="ro1">
          <table:table-cell office:value-type="float" office:value="0.10307469" calcext:value-type="float">
            <text:p>0.10307469</text:p>
          </table:table-cell>
          <table:table-cell office:value-type="float" office:value="9.701703" calcext:value-type="float">
            <text:p>9.701703</text:p>
          </table:table-cell>
          <table:table-cell table:formula="of:=[.C259]+[.A260]" office:value-type="float" office:value="30.12526132" calcext:value-type="float">
            <text:p>30.12526132</text:p>
          </table:table-cell>
        </table:table-row>
        <table:table-row table:style-name="ro1">
          <table:table-cell office:value-type="float" office:value="0.10344091" calcext:value-type="float">
            <text:p>0.10344091</text:p>
          </table:table-cell>
          <table:table-cell office:value-type="float" office:value="9.667355" calcext:value-type="float">
            <text:p>9.667355</text:p>
          </table:table-cell>
          <table:table-cell table:formula="of:=[.C260]+[.A261]" office:value-type="float" office:value="30.22870223" calcext:value-type="float">
            <text:p>30.22870223</text:p>
          </table:table-cell>
        </table:table-row>
        <table:table-row table:style-name="ro1">
          <table:table-cell office:value-type="float" office:value="0.103044175" calcext:value-type="float">
            <text:p>0.103044175</text:p>
          </table:table-cell>
          <table:table-cell office:value-type="float" office:value="9.704576" calcext:value-type="float">
            <text:p>9.704576</text:p>
          </table:table-cell>
          <table:table-cell table:formula="of:=[.C261]+[.A262]" office:value-type="float" office:value="30.331746405" calcext:value-type="float">
            <text:p>30.331746405</text:p>
          </table:table-cell>
        </table:table-row>
        <table:table-row table:style-name="ro1">
          <table:table-cell office:value-type="float" office:value="0.10168612" calcext:value-type="float">
            <text:p>0.10168612</text:p>
          </table:table-cell>
          <table:table-cell office:value-type="float" office:value="9.834184" calcext:value-type="float">
            <text:p>9.834184</text:p>
          </table:table-cell>
          <table:table-cell table:formula="of:=[.C262]+[.A263]" office:value-type="float" office:value="30.433432525" calcext:value-type="float">
            <text:p>30.433432525</text:p>
          </table:table-cell>
        </table:table-row>
        <table:table-row table:style-name="ro1">
          <table:table-cell office:value-type="float" office:value="0.10078584" calcext:value-type="float">
            <text:p>0.10078584</text:p>
          </table:table-cell>
          <table:table-cell office:value-type="float" office:value="9.9220295" calcext:value-type="float">
            <text:p>9.9220295</text:p>
          </table:table-cell>
          <table:table-cell table:formula="of:=[.C263]+[.A264]" office:value-type="float" office:value="30.534218365" calcext:value-type="float">
            <text:p>30.534218365</text:p>
          </table:table-cell>
        </table:table-row>
        <table:table-row table:style-name="ro1">
          <table:table-cell office:value-type="float" office:value="0.101029985" calcext:value-type="float">
            <text:p>0.101029985</text:p>
          </table:table-cell>
          <table:table-cell office:value-type="float" office:value="9.898052" calcext:value-type="float">
            <text:p>9.898052</text:p>
          </table:table-cell>
          <table:table-cell table:formula="of:=[.C264]+[.A265]" office:value-type="float" office:value="30.63524835" calcext:value-type="float">
            <text:p>30.63524835</text:p>
          </table:table-cell>
        </table:table-row>
        <table:table-row table:style-name="ro1">
          <table:table-cell office:value-type="float" office:value="0.10131991" calcext:value-type="float">
            <text:p>0.10131991</text:p>
          </table:table-cell>
          <table:table-cell office:value-type="float" office:value="9.869728" calcext:value-type="float">
            <text:p>9.869728</text:p>
          </table:table-cell>
          <table:table-cell table:formula="of:=[.C265]+[.A266]" office:value-type="float" office:value="30.73656826" calcext:value-type="float">
            <text:p>30.73656826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266]+[.A267]" office:value-type="float" office:value="30.837384614" calcext:value-type="float">
            <text:p>30.837384614</text:p>
          </table:table-cell>
        </table:table-row>
        <table:table-row table:style-name="ro1">
          <table:table-cell office:value-type="float" office:value="0.099961855" calcext:value-type="float">
            <text:p>0.099961855</text:p>
          </table:table-cell>
          <table:table-cell office:value-type="float" office:value="10.003816" calcext:value-type="float">
            <text:p>10.003816</text:p>
          </table:table-cell>
          <table:table-cell table:formula="of:=[.C267]+[.A268]" office:value-type="float" office:value="30.937346469" calcext:value-type="float">
            <text:p>30.937346469</text:p>
          </table:table-cell>
        </table:table-row>
        <table:table-row table:style-name="ro1">
          <table:table-cell office:value-type="float" office:value="0.10011444" calcext:value-type="float">
            <text:p>0.10011444</text:p>
          </table:table-cell>
          <table:table-cell office:value-type="float" office:value="9.988568" calcext:value-type="float">
            <text:p>9.988568</text:p>
          </table:table-cell>
          <table:table-cell table:formula="of:=[.C268]+[.A269]" office:value-type="float" office:value="31.037460909" calcext:value-type="float">
            <text:p>31.037460909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269]+[.A270]" office:value-type="float" office:value="31.138277263" calcext:value-type="float">
            <text:p>31.138277263</text:p>
          </table:table-cell>
        </table:table-row>
        <table:table-row table:style-name="ro1">
          <table:table-cell office:value-type="float" office:value="0.101503015" calcext:value-type="float">
            <text:p>0.101503015</text:p>
          </table:table-cell>
          <table:table-cell office:value-type="float" office:value="9.851924" calcext:value-type="float">
            <text:p>9.851924</text:p>
          </table:table-cell>
          <table:table-cell table:formula="of:=[.C270]+[.A271]" office:value-type="float" office:value="31.239780278" calcext:value-type="float">
            <text:p>31.239780278</text:p>
          </table:table-cell>
        </table:table-row>
        <table:table-row table:style-name="ro1">
          <table:table-cell office:value-type="float" office:value="0.10217441" calcext:value-type="float">
            <text:p>0.10217441</text:p>
          </table:table-cell>
          <table:table-cell office:value-type="float" office:value="9.787187" calcext:value-type="float">
            <text:p>9.787187</text:p>
          </table:table-cell>
          <table:table-cell table:formula="of:=[.C271]+[.A272]" office:value-type="float" office:value="31.341954688" calcext:value-type="float">
            <text:p>31.341954688</text:p>
          </table:table-cell>
        </table:table-row>
        <table:table-row table:style-name="ro1">
          <table:table-cell office:value-type="float" office:value="0.10289159" calcext:value-type="float">
            <text:p>0.10289159</text:p>
          </table:table-cell>
          <table:table-cell office:value-type="float" office:value="9.718967" calcext:value-type="float">
            <text:p>9.718967</text:p>
          </table:table-cell>
          <table:table-cell table:formula="of:=[.C272]+[.A273]" office:value-type="float" office:value="31.444846278" calcext:value-type="float">
            <text:p>31.444846278</text:p>
          </table:table-cell>
        </table:table-row>
        <table:table-row table:style-name="ro1">
          <table:table-cell office:value-type="float" office:value="0.10370031" calcext:value-type="float">
            <text:p>0.10370031</text:p>
          </table:table-cell>
          <table:table-cell office:value-type="float" office:value="9.643172" calcext:value-type="float">
            <text:p>9.643172</text:p>
          </table:table-cell>
          <table:table-cell table:formula="of:=[.C273]+[.A274]" office:value-type="float" office:value="31.548546588" calcext:value-type="float">
            <text:p>31.548546588</text:p>
          </table:table-cell>
        </table:table-row>
        <table:table-row table:style-name="ro1">
          <table:table-cell office:value-type="float" office:value="0.104112305" calcext:value-type="float">
            <text:p>0.104112305</text:p>
          </table:table-cell>
          <table:table-cell office:value-type="float" office:value="9.605012" calcext:value-type="float">
            <text:p>9.605012</text:p>
          </table:table-cell>
          <table:table-cell table:formula="of:=[.C274]+[.A275]" office:value-type="float" office:value="31.652658893" calcext:value-type="float">
            <text:p>31.652658893</text:p>
          </table:table-cell>
        </table:table-row>
        <table:table-row table:style-name="ro1">
          <table:table-cell office:value-type="float" office:value="0.10391394" calcext:value-type="float">
            <text:p>0.10391394</text:p>
          </table:table-cell>
          <table:table-cell office:value-type="float" office:value="9.623347" calcext:value-type="float">
            <text:p>9.623347</text:p>
          </table:table-cell>
          <table:table-cell table:formula="of:=[.C275]+[.A276]" office:value-type="float" office:value="31.756572833" calcext:value-type="float">
            <text:p>31.756572833</text:p>
          </table:table-cell>
        </table:table-row>
        <table:table-row table:style-name="ro1">
          <table:table-cell office:value-type="float" office:value="0.10356298" calcext:value-type="float">
            <text:p>0.10356298</text:p>
          </table:table-cell>
          <table:table-cell office:value-type="float" office:value="9.65596" calcext:value-type="float">
            <text:p>9.65596</text:p>
          </table:table-cell>
          <table:table-cell table:formula="of:=[.C276]+[.A277]" office:value-type="float" office:value="31.860135813" calcext:value-type="float">
            <text:p>31.860135813</text:p>
          </table:table-cell>
        </table:table-row>
        <table:table-row table:style-name="ro1">
          <table:table-cell office:value-type="float" office:value="0.103624016" calcext:value-type="float">
            <text:p>0.103624016</text:p>
          </table:table-cell>
          <table:table-cell office:value-type="float" office:value="9.650272" calcext:value-type="float">
            <text:p>9.650272</text:p>
          </table:table-cell>
          <table:table-cell table:formula="of:=[.C277]+[.A278]" office:value-type="float" office:value="31.963759829" calcext:value-type="float">
            <text:p>31.963759829</text:p>
          </table:table-cell>
        </table:table-row>
        <table:table-row table:style-name="ro1">
          <table:table-cell office:value-type="float" office:value="0.10342565" calcext:value-type="float">
            <text:p>0.10342565</text:p>
          </table:table-cell>
          <table:table-cell office:value-type="float" office:value="9.668781" calcext:value-type="float">
            <text:p>9.668781</text:p>
          </table:table-cell>
          <table:table-cell table:formula="of:=[.C278]+[.A279]" office:value-type="float" office:value="32.067185479" calcext:value-type="float">
            <text:p>32.067185479</text:p>
          </table:table-cell>
        </table:table-row>
        <table:table-row table:style-name="ro1">
          <table:table-cell office:value-type="float" office:value="0.102220185" calcext:value-type="float">
            <text:p>0.102220185</text:p>
          </table:table-cell>
          <table:table-cell office:value-type="float" office:value="9.782804" calcext:value-type="float">
            <text:p>9.782804</text:p>
          </table:table-cell>
          <table:table-cell table:formula="of:=[.C279]+[.A280]" office:value-type="float" office:value="32.169405664" calcext:value-type="float">
            <text:p>32.169405664</text:p>
          </table:table-cell>
        </table:table-row>
        <table:table-row table:style-name="ro1">
          <table:table-cell office:value-type="float" office:value="0.100907914" calcext:value-type="float">
            <text:p>0.100907914</text:p>
          </table:table-cell>
          <table:table-cell office:value-type="float" office:value="9.910026" calcext:value-type="float">
            <text:p>9.910026</text:p>
          </table:table-cell>
          <table:table-cell table:formula="of:=[.C280]+[.A281]" office:value-type="float" office:value="32.270313578" calcext:value-type="float">
            <text:p>32.270313578</text:p>
          </table:table-cell>
        </table:table-row>
        <table:table-row table:style-name="ro1">
          <table:table-cell office:value-type="float" office:value="0.100892656" calcext:value-type="float">
            <text:p>0.100892656</text:p>
          </table:table-cell>
          <table:table-cell office:value-type="float" office:value="9.911525" calcext:value-type="float">
            <text:p>9.911525</text:p>
          </table:table-cell>
          <table:table-cell table:formula="of:=[.C281]+[.A282]" office:value-type="float" office:value="32.371206234" calcext:value-type="float">
            <text:p>32.371206234</text:p>
          </table:table-cell>
        </table:table-row>
        <table:table-row table:style-name="ro1">
          <table:table-cell office:value-type="float" office:value="0.10131991" calcext:value-type="float">
            <text:p>0.10131991</text:p>
          </table:table-cell>
          <table:table-cell office:value-type="float" office:value="9.869728" calcext:value-type="float">
            <text:p>9.869728</text:p>
          </table:table-cell>
          <table:table-cell table:formula="of:=[.C282]+[.A283]" office:value-type="float" office:value="32.472526144" calcext:value-type="float">
            <text:p>32.472526144</text:p>
          </table:table-cell>
        </table:table-row>
        <table:table-row table:style-name="ro1">
          <table:table-cell office:value-type="float" office:value="0.10124361" calcext:value-type="float">
            <text:p>0.10124361</text:p>
          </table:table-cell>
          <table:table-cell office:value-type="float" office:value="9.877167" calcext:value-type="float">
            <text:p>9.877167</text:p>
          </table:table-cell>
          <table:table-cell table:formula="of:=[.C283]+[.A284]" office:value-type="float" office:value="32.573769754" calcext:value-type="float">
            <text:p>32.573769754</text:p>
          </table:table-cell>
        </table:table-row>
        <table:table-row table:style-name="ro1">
          <table:table-cell office:value-type="float" office:value="0.10109102" calcext:value-type="float">
            <text:p>0.10109102</text:p>
          </table:table-cell>
          <table:table-cell office:value-type="float" office:value="9.892076" calcext:value-type="float">
            <text:p>9.892076</text:p>
          </table:table-cell>
          <table:table-cell table:formula="of:=[.C284]+[.A285]" office:value-type="float" office:value="32.674860774" calcext:value-type="float">
            <text:p>32.674860774</text:p>
          </table:table-cell>
        </table:table-row>
        <table:table-row table:style-name="ro1">
          <table:table-cell office:value-type="float" office:value="0.10157931" calcext:value-type="float">
            <text:p>0.10157931</text:p>
          </table:table-cell>
          <table:table-cell office:value-type="float" office:value="9.844524" calcext:value-type="float">
            <text:p>9.844524</text:p>
          </table:table-cell>
          <table:table-cell table:formula="of:=[.C285]+[.A286]" office:value-type="float" office:value="32.776440084" calcext:value-type="float">
            <text:p>32.776440084</text:p>
          </table:table-cell>
        </table:table-row>
        <table:table-row table:style-name="ro1">
          <table:table-cell office:value-type="float" office:value="0.102433816" calcext:value-type="float">
            <text:p>0.102433816</text:p>
          </table:table-cell>
          <table:table-cell office:value-type="float" office:value="9.762401" calcext:value-type="float">
            <text:p>9.762401</text:p>
          </table:table-cell>
          <table:table-cell table:formula="of:=[.C286]+[.A287]" office:value-type="float" office:value="32.8788739" calcext:value-type="float">
            <text:p>32.8788739</text:p>
          </table:table-cell>
        </table:table-row>
        <table:table-row table:style-name="ro1">
          <table:table-cell office:value-type="float" office:value="0.103166245" calcext:value-type="float">
            <text:p>0.103166245</text:p>
          </table:table-cell>
          <table:table-cell office:value-type="float" office:value="9.693093" calcext:value-type="float">
            <text:p>9.693093</text:p>
          </table:table-cell>
          <table:table-cell table:formula="of:=[.C287]+[.A288]" office:value-type="float" office:value="32.982040145" calcext:value-type="float">
            <text:p>32.982040145</text:p>
          </table:table-cell>
        </table:table-row>
        <table:table-row table:style-name="ro1">
          <table:table-cell office:value-type="float" office:value="0.10383765" calcext:value-type="float">
            <text:p>0.10383765</text:p>
          </table:table-cell>
          <table:table-cell office:value-type="float" office:value="9.630419" calcext:value-type="float">
            <text:p>9.630419</text:p>
          </table:table-cell>
          <table:table-cell table:formula="of:=[.C288]+[.A289]" office:value-type="float" office:value="33.085877795" calcext:value-type="float">
            <text:p>33.085877795</text:p>
          </table:table-cell>
        </table:table-row>
        <table:table-row table:style-name="ro1">
          <table:table-cell office:value-type="float" office:value="0.10415808" calcext:value-type="float">
            <text:p>0.10415808</text:p>
          </table:table-cell>
          <table:table-cell office:value-type="float" office:value="9.600791" calcext:value-type="float">
            <text:p>9.600791</text:p>
          </table:table-cell>
          <table:table-cell table:formula="of:=[.C289]+[.A290]" office:value-type="float" office:value="33.190035875" calcext:value-type="float">
            <text:p>33.190035875</text:p>
          </table:table-cell>
        </table:table-row>
        <table:table-row table:style-name="ro1">
          <table:table-cell office:value-type="float" office:value="0.10371557" calcext:value-type="float">
            <text:p>0.10371557</text:p>
          </table:table-cell>
          <table:table-cell office:value-type="float" office:value="9.641754" calcext:value-type="float">
            <text:p>9.641754</text:p>
          </table:table-cell>
          <table:table-cell table:formula="of:=[.C290]+[.A291]" office:value-type="float" office:value="33.293751445" calcext:value-type="float">
            <text:p>33.293751445</text:p>
          </table:table-cell>
        </table:table-row>
        <table:table-row table:style-name="ro1">
          <table:table-cell office:value-type="float" office:value="0.103028916" calcext:value-type="float">
            <text:p>0.103028916</text:p>
          </table:table-cell>
          <table:table-cell office:value-type="float" office:value="9.706014" calcext:value-type="float">
            <text:p>9.706014</text:p>
          </table:table-cell>
          <table:table-cell table:formula="of:=[.C291]+[.A292]" office:value-type="float" office:value="33.396780361" calcext:value-type="float">
            <text:p>33.396780361</text:p>
          </table:table-cell>
        </table:table-row>
        <table:table-row table:style-name="ro1">
          <table:table-cell office:value-type="float" office:value="0.10305943" calcext:value-type="float">
            <text:p>0.10305943</text:p>
          </table:table-cell>
          <table:table-cell office:value-type="float" office:value="9.703139" calcext:value-type="float">
            <text:p>9.703139</text:p>
          </table:table-cell>
          <table:table-cell table:formula="of:=[.C292]+[.A293]" office:value-type="float" office:value="33.499839791" calcext:value-type="float">
            <text:p>33.499839791</text:p>
          </table:table-cell>
        </table:table-row>
        <table:table-row table:style-name="ro1">
          <table:table-cell office:value-type="float" office:value="0.10330358" calcext:value-type="float">
            <text:p>0.10330358</text:p>
          </table:table-cell>
          <table:table-cell office:value-type="float" office:value="9.680206" calcext:value-type="float">
            <text:p>9.680206</text:p>
          </table:table-cell>
          <table:table-cell table:formula="of:=[.C293]+[.A294]" office:value-type="float" office:value="33.603143371" calcext:value-type="float">
            <text:p>33.603143371</text:p>
          </table:table-cell>
        </table:table-row>
        <table:table-row table:style-name="ro1">
          <table:table-cell office:value-type="float" office:value="0.10251011" calcext:value-type="float">
            <text:p>0.10251011</text:p>
          </table:table-cell>
          <table:table-cell office:value-type="float" office:value="9.755135" calcext:value-type="float">
            <text:p>9.755135</text:p>
          </table:table-cell>
          <table:table-cell table:formula="of:=[.C294]+[.A295]" office:value-type="float" office:value="33.705653481" calcext:value-type="float">
            <text:p>33.705653481</text:p>
          </table:table-cell>
        </table:table-row>
        <table:table-row table:style-name="ro1">
          <table:table-cell office:value-type="float" office:value="0.100679025" calcext:value-type="float">
            <text:p>0.100679025</text:p>
          </table:table-cell>
          <table:table-cell office:value-type="float" office:value="9.932556" calcext:value-type="float">
            <text:p>9.932556</text:p>
          </table:table-cell>
          <table:table-cell table:formula="of:=[.C295]+[.A296]" office:value-type="float" office:value="33.806332506" calcext:value-type="float">
            <text:p>33.806332506</text:p>
          </table:table-cell>
        </table:table-row>
        <table:table-row table:style-name="ro1">
          <table:table-cell office:value-type="float" office:value="0.100205995" calcext:value-type="float">
            <text:p>0.100205995</text:p>
          </table:table-cell>
          <table:table-cell office:value-type="float" office:value="9.979443" calcext:value-type="float">
            <text:p>9.979443</text:p>
          </table:table-cell>
          <table:table-cell table:formula="of:=[.C296]+[.A297]" office:value-type="float" office:value="33.906538501" calcext:value-type="float">
            <text:p>33.906538501</text:p>
          </table:table-cell>
        </table:table-row>
        <table:table-row table:style-name="ro1">
          <table:table-cell office:value-type="float" office:value="0.10057221" calcext:value-type="float">
            <text:p>0.10057221</text:p>
          </table:table-cell>
          <table:table-cell office:value-type="float" office:value="9.943105" calcext:value-type="float">
            <text:p>9.943105</text:p>
          </table:table-cell>
          <table:table-cell table:formula="of:=[.C297]+[.A298]" office:value-type="float" office:value="34.007110711" calcext:value-type="float">
            <text:p>34.007110711</text:p>
          </table:table-cell>
        </table:table-row>
        <table:table-row table:style-name="ro1">
          <table:table-cell office:value-type="float" office:value="0.1007248" calcext:value-type="float">
            <text:p>0.1007248</text:p>
          </table:table-cell>
          <table:table-cell office:value-type="float" office:value="9.928041" calcext:value-type="float">
            <text:p>9.928041</text:p>
          </table:table-cell>
          <table:table-cell table:formula="of:=[.C298]+[.A299]" office:value-type="float" office:value="34.107835511" calcext:value-type="float">
            <text:p>34.107835511</text:p>
          </table:table-cell>
        </table:table-row>
        <table:table-row table:style-name="ro1">
          <table:table-cell office:value-type="float" office:value="0.10049592" calcext:value-type="float">
            <text:p>0.10049592</text:p>
          </table:table-cell>
          <table:table-cell office:value-type="float" office:value="9.950653" calcext:value-type="float">
            <text:p>9.950653</text:p>
          </table:table-cell>
          <table:table-cell table:formula="of:=[.C299]+[.A300]" office:value-type="float" office:value="34.208331431" calcext:value-type="float">
            <text:p>34.208331431</text:p>
          </table:table-cell>
        </table:table-row>
        <table:table-row table:style-name="ro1">
          <table:table-cell office:value-type="float" office:value="0.10061799" calcext:value-type="float">
            <text:p>0.10061799</text:p>
          </table:table-cell>
          <table:table-cell office:value-type="float" office:value="9.938581" calcext:value-type="float">
            <text:p>9.938581</text:p>
          </table:table-cell>
          <table:table-cell table:formula="of:=[.C300]+[.A301]" office:value-type="float" office:value="34.308949421" calcext:value-type="float">
            <text:p>34.308949421</text:p>
          </table:table-cell>
        </table:table-row>
        <table:table-row table:style-name="ro1">
          <table:table-cell office:value-type="float" office:value="0.101014726" calcext:value-type="float">
            <text:p>0.101014726</text:p>
          </table:table-cell>
          <table:table-cell office:value-type="float" office:value="9.899547" calcext:value-type="float">
            <text:p>9.899547</text:p>
          </table:table-cell>
          <table:table-cell table:formula="of:=[.C301]+[.A302]" office:value-type="float" office:value="34.409964147" calcext:value-type="float">
            <text:p>34.409964147</text:p>
          </table:table-cell>
        </table:table-row>
        <table:table-row table:style-name="ro1">
          <table:table-cell office:value-type="float" office:value="0.10093843" calcext:value-type="float">
            <text:p>0.10093843</text:p>
          </table:table-cell>
          <table:table-cell office:value-type="float" office:value="9.907029" calcext:value-type="float">
            <text:p>9.907029</text:p>
          </table:table-cell>
          <table:table-cell table:formula="of:=[.C302]+[.A303]" office:value-type="float" office:value="34.510902577" calcext:value-type="float">
            <text:p>34.510902577</text:p>
          </table:table-cell>
        </table:table-row>
        <table:table-row table:style-name="ro1">
          <table:table-cell office:value-type="float" office:value="0.09944305" calcext:value-type="float">
            <text:p>0.09944305</text:p>
          </table:table-cell>
          <table:table-cell office:value-type="float" office:value="10.056007" calcext:value-type="float">
            <text:p>10.056007</text:p>
          </table:table-cell>
          <table:table-cell table:formula="of:=[.C303]+[.A304]" office:value-type="float" office:value="34.610345627" calcext:value-type="float">
            <text:p>34.610345627</text:p>
          </table:table-cell>
        </table:table-row>
        <table:table-row table:style-name="ro1">
          <table:table-cell office:value-type="float" office:value="0.09655909" calcext:value-type="float">
            <text:p>0.09655909</text:p>
          </table:table-cell>
          <table:table-cell office:value-type="float" office:value="10.356353" calcext:value-type="float">
            <text:p>10.356353</text:p>
          </table:table-cell>
          <table:table-cell table:formula="of:=[.C304]+[.A305]" office:value-type="float" office:value="34.706904717" calcext:value-type="float">
            <text:p>34.706904717</text:p>
          </table:table-cell>
        </table:table-row>
        <table:table-row table:style-name="ro1">
          <table:table-cell office:value-type="float" office:value="0.09231708" calcext:value-type="float">
            <text:p>0.09231708</text:p>
          </table:table-cell>
          <table:table-cell office:value-type="float" office:value="10.8322315" calcext:value-type="float">
            <text:p>10.8322315</text:p>
          </table:table-cell>
          <table:table-cell table:formula="of:=[.C305]+[.A306]" office:value-type="float" office:value="34.799221797" calcext:value-type="float">
            <text:p>34.799221797</text:p>
          </table:table-cell>
        </table:table-row>
        <table:table-row table:style-name="ro1">
          <table:table-cell office:value-type="float" office:value="0.08775464" calcext:value-type="float">
            <text:p>0.08775464</text:p>
          </table:table-cell>
          <table:table-cell office:value-type="float" office:value="11.39541" calcext:value-type="float">
            <text:p>11.39541</text:p>
          </table:table-cell>
          <table:table-cell table:formula="of:=[.C306]+[.A307]" office:value-type="float" office:value="34.886976437" calcext:value-type="float">
            <text:p>34.886976437</text:p>
          </table:table-cell>
        </table:table-row>
        <table:table-row table:style-name="ro1">
          <table:table-cell office:value-type="float" office:value="0.08380255" calcext:value-type="float">
            <text:p>0.08380255</text:p>
          </table:table-cell>
          <table:table-cell office:value-type="float" office:value="11.932811" calcext:value-type="float">
            <text:p>11.932811</text:p>
          </table:table-cell>
          <table:table-cell table:formula="of:=[.C307]+[.A308]" office:value-type="float" office:value="34.970778987" calcext:value-type="float">
            <text:p>34.970778987</text:p>
          </table:table-cell>
        </table:table-row>
        <table:table-row table:style-name="ro1">
          <table:table-cell office:value-type="float" office:value="0.080231935" calcext:value-type="float">
            <text:p>0.080231935</text:p>
          </table:table-cell>
          <table:table-cell office:value-type="float" office:value="12.463865" calcext:value-type="float">
            <text:p>12.463865</text:p>
          </table:table-cell>
          <table:table-cell table:formula="of:=[.C308]+[.A309]" office:value-type="float" office:value="35.051010922" calcext:value-type="float">
            <text:p>35.051010922</text:p>
          </table:table-cell>
        </table:table-row>
        <table:table-row table:style-name="ro1">
          <table:table-cell office:value-type="float" office:value="0.07685969" calcext:value-type="float">
            <text:p>0.07685969</text:p>
          </table:table-cell>
          <table:table-cell office:value-type="float" office:value="13.010721" calcext:value-type="float">
            <text:p>13.010721</text:p>
          </table:table-cell>
          <table:table-cell table:formula="of:=[.C309]+[.A310]" office:value-type="float" office:value="35.127870612" calcext:value-type="float">
            <text:p>35.127870612</text:p>
          </table:table-cell>
        </table:table-row>
        <table:table-row table:style-name="ro1">
          <table:table-cell office:value-type="float" office:value="0.07515068" calcext:value-type="float">
            <text:p>0.07515068</text:p>
          </table:table-cell>
          <table:table-cell office:value-type="float" office:value="13.306599" calcext:value-type="float">
            <text:p>13.306599</text:p>
          </table:table-cell>
          <table:table-cell table:formula="of:=[.C310]+[.A311]" office:value-type="float" office:value="35.203021292" calcext:value-type="float">
            <text:p>35.203021292</text:p>
          </table:table-cell>
        </table:table-row>
        <table:table-row table:style-name="ro1">
          <table:table-cell office:value-type="float" office:value="0.07441825" calcext:value-type="float">
            <text:p>0.07441825</text:p>
          </table:table-cell>
          <table:table-cell office:value-type="float" office:value="13.437565" calcext:value-type="float">
            <text:p>13.437565</text:p>
          </table:table-cell>
          <table:table-cell table:formula="of:=[.C311]+[.A312]" office:value-type="float" office:value="35.277439542" calcext:value-type="float">
            <text:p>35.277439542</text:p>
          </table:table-cell>
        </table:table-row>
        <table:table-row table:style-name="ro1">
          <table:table-cell office:value-type="float" office:value="0.0742504" calcext:value-type="float">
            <text:p>0.0742504</text:p>
          </table:table-cell>
          <table:table-cell office:value-type="float" office:value="13.467941" calcext:value-type="float">
            <text:p>13.467941</text:p>
          </table:table-cell>
          <table:table-cell table:formula="of:=[.C312]+[.A313]" office:value-type="float" office:value="35.351689942" calcext:value-type="float">
            <text:p>35.351689942</text:p>
          </table:table-cell>
        </table:table-row>
        <table:table-row table:style-name="ro1">
          <table:table-cell office:value-type="float" office:value="0.07428092" calcext:value-type="float">
            <text:p>0.07428092</text:p>
          </table:table-cell>
          <table:table-cell office:value-type="float" office:value="13.462408" calcext:value-type="float">
            <text:p>13.462408</text:p>
          </table:table-cell>
          <table:table-cell table:formula="of:=[.C313]+[.A314]" office:value-type="float" office:value="35.425970862" calcext:value-type="float">
            <text:p>35.425970862</text:p>
          </table:table-cell>
        </table:table-row>
        <table:table-row table:style-name="ro1">
          <table:table-cell office:value-type="float" office:value="0.074326694" calcext:value-type="float">
            <text:p>0.074326694</text:p>
          </table:table-cell>
          <table:table-cell office:value-type="float" office:value="13.454117" calcext:value-type="float">
            <text:p>13.454117</text:p>
          </table:table-cell>
          <table:table-cell table:formula="of:=[.C314]+[.A315]" office:value-type="float" office:value="35.500297556" calcext:value-type="float">
            <text:p>35.500297556</text:p>
          </table:table-cell>
        </table:table-row>
        <table:table-row table:style-name="ro1">
          <table:table-cell office:value-type="float" office:value="0.07402152" calcext:value-type="float">
            <text:p>0.07402152</text:p>
          </table:table-cell>
          <table:table-cell office:value-type="float" office:value="13.509585" calcext:value-type="float">
            <text:p>13.509585</text:p>
          </table:table-cell>
          <table:table-cell table:formula="of:=[.C315]+[.A316]" office:value-type="float" office:value="35.574319076" calcext:value-type="float">
            <text:p>35.574319076</text:p>
          </table:table-cell>
        </table:table-row>
        <table:table-row table:style-name="ro1">
          <table:table-cell office:value-type="float" office:value="0.07360952" calcext:value-type="float">
            <text:p>0.07360952</text:p>
          </table:table-cell>
          <table:table-cell office:value-type="float" office:value="13.585199" calcext:value-type="float">
            <text:p>13.585199</text:p>
          </table:table-cell>
          <table:table-cell table:formula="of:=[.C316]+[.A317]" office:value-type="float" office:value="35.647928596" calcext:value-type="float">
            <text:p>35.647928596</text:p>
          </table:table-cell>
        </table:table-row>
        <table:table-row table:style-name="ro1">
          <table:table-cell office:value-type="float" office:value="0.07351797" calcext:value-type="float">
            <text:p>0.07351797</text:p>
          </table:table-cell>
          <table:table-cell office:value-type="float" office:value="13.602117" calcext:value-type="float">
            <text:p>13.602117</text:p>
          </table:table-cell>
          <table:table-cell table:formula="of:=[.C317]+[.A318]" office:value-type="float" office:value="35.721446566" calcext:value-type="float">
            <text:p>35.721446566</text:p>
          </table:table-cell>
        </table:table-row>
        <table:table-row table:style-name="ro1">
          <table:table-cell office:value-type="float" office:value="0.07354849" calcext:value-type="float">
            <text:p>0.07354849</text:p>
          </table:table-cell>
          <table:table-cell office:value-type="float" office:value="13.596473" calcext:value-type="float">
            <text:p>13.596473</text:p>
          </table:table-cell>
          <table:table-cell table:formula="of:=[.C318]+[.A319]" office:value-type="float" office:value="35.794995056" calcext:value-type="float">
            <text:p>35.794995056</text:p>
          </table:table-cell>
        </table:table-row>
        <table:table-row table:style-name="ro1">
          <table:table-cell office:value-type="float" office:value="0.07364004" calcext:value-type="float">
            <text:p>0.07364004</text:p>
          </table:table-cell>
          <table:table-cell office:value-type="float" office:value="13.579569" calcext:value-type="float">
            <text:p>13.579569</text:p>
          </table:table-cell>
          <table:table-cell table:formula="of:=[.C319]+[.A320]" office:value-type="float" office:value="35.868635096" calcext:value-type="float">
            <text:p>35.868635096</text:p>
          </table:table-cell>
        </table:table-row>
        <table:table-row table:style-name="ro1">
          <table:table-cell office:value-type="float" office:value="0.073594265" calcext:value-type="float">
            <text:p>0.073594265</text:p>
          </table:table-cell>
          <table:table-cell office:value-type="float" office:value="13.588016" calcext:value-type="float">
            <text:p>13.588016</text:p>
          </table:table-cell>
          <table:table-cell table:formula="of:=[.C320]+[.A321]" office:value-type="float" office:value="35.942229361" calcext:value-type="float">
            <text:p>35.942229361</text:p>
          </table:table-cell>
        </table:table-row>
        <table:table-row table:style-name="ro1">
          <table:table-cell office:value-type="float" office:value="0.073365375" calcext:value-type="float">
            <text:p>0.073365375</text:p>
          </table:table-cell>
          <table:table-cell office:value-type="float" office:value="13.630408" calcext:value-type="float">
            <text:p>13.630408</text:p>
          </table:table-cell>
          <table:table-cell table:formula="of:=[.C321]+[.A322]" office:value-type="float" office:value="36.015594736" calcext:value-type="float">
            <text:p>36.015594736</text:p>
          </table:table-cell>
        </table:table-row>
        <table:table-row table:style-name="ro1">
          <table:table-cell office:value-type="float" office:value="0.07322805" calcext:value-type="float">
            <text:p>0.07322805</text:p>
          </table:table-cell>
          <table:table-cell office:value-type="float" office:value="13.65597" calcext:value-type="float">
            <text:p>13.65597</text:p>
          </table:table-cell>
          <table:table-cell table:formula="of:=[.C322]+[.A323]" office:value-type="float" office:value="36.088822786" calcext:value-type="float">
            <text:p>36.088822786</text:p>
          </table:table-cell>
        </table:table-row>
        <table:table-row table:style-name="ro1">
          <table:table-cell office:value-type="float" office:value="0.0733196" calcext:value-type="float">
            <text:p>0.0733196</text:p>
          </table:table-cell>
          <table:table-cell office:value-type="float" office:value="13.638918" calcext:value-type="float">
            <text:p>13.638918</text:p>
          </table:table-cell>
          <table:table-cell table:formula="of:=[.C323]+[.A324]" office:value-type="float" office:value="36.162142386" calcext:value-type="float">
            <text:p>36.162142386</text:p>
          </table:table-cell>
        </table:table-row>
        <table:table-row table:style-name="ro1">
          <table:table-cell office:value-type="float" office:value="0.07341115" calcext:value-type="float">
            <text:p>0.07341115</text:p>
          </table:table-cell>
          <table:table-cell office:value-type="float" office:value="13.621908" calcext:value-type="float">
            <text:p>13.621908</text:p>
          </table:table-cell>
          <table:table-cell table:formula="of:=[.C324]+[.A325]" office:value-type="float" office:value="36.235553536" calcext:value-type="float">
            <text:p>36.235553536</text:p>
          </table:table-cell>
        </table:table-row>
        <table:table-row table:style-name="ro1">
          <table:table-cell office:value-type="float" office:value="0.07347219" calcext:value-type="float">
            <text:p>0.07347219</text:p>
          </table:table-cell>
          <table:table-cell office:value-type="float" office:value="13.610593" calcext:value-type="float">
            <text:p>13.610593</text:p>
          </table:table-cell>
          <table:table-cell table:formula="of:=[.C325]+[.A326]" office:value-type="float" office:value="36.309025726" calcext:value-type="float">
            <text:p>36.309025726</text:p>
          </table:table-cell>
        </table:table-row>
        <table:table-row table:style-name="ro1">
          <table:table-cell office:value-type="float" office:value="0.073594265" calcext:value-type="float">
            <text:p>0.073594265</text:p>
          </table:table-cell>
          <table:table-cell office:value-type="float" office:value="13.588016" calcext:value-type="float">
            <text:p>13.588016</text:p>
          </table:table-cell>
          <table:table-cell table:formula="of:=[.C326]+[.A327]" office:value-type="float" office:value="36.382619991" calcext:value-type="float">
            <text:p>36.382619991</text:p>
          </table:table-cell>
        </table:table-row>
        <table:table-row table:style-name="ro1">
          <table:table-cell office:value-type="float" office:value="0.073701076" calcext:value-type="float">
            <text:p>0.073701076</text:p>
          </table:table-cell>
          <table:table-cell office:value-type="float" office:value="13.568323" calcext:value-type="float">
            <text:p>13.568323</text:p>
          </table:table-cell>
          <table:table-cell table:formula="of:=[.C327]+[.A328]" office:value-type="float" office:value="36.456321067" calcext:value-type="float">
            <text:p>36.456321067</text:p>
          </table:table-cell>
        </table:table-row>
        <table:table-row table:style-name="ro1">
          <table:table-cell office:value-type="float" office:value="0.073853664" calcext:value-type="float">
            <text:p>0.073853664</text:p>
          </table:table-cell>
          <table:table-cell office:value-type="float" office:value="13.54029" calcext:value-type="float">
            <text:p>13.54029</text:p>
          </table:table-cell>
          <table:table-cell table:formula="of:=[.C328]+[.A329]" office:value-type="float" office:value="36.530174731" calcext:value-type="float">
            <text:p>36.530174731</text:p>
          </table:table-cell>
        </table:table-row>
        <table:table-row table:style-name="ro1">
          <table:table-cell office:value-type="float" office:value="0.07402152" calcext:value-type="float">
            <text:p>0.07402152</text:p>
          </table:table-cell>
          <table:table-cell office:value-type="float" office:value="13.509585" calcext:value-type="float">
            <text:p>13.509585</text:p>
          </table:table-cell>
          <table:table-cell table:formula="of:=[.C329]+[.A330]" office:value-type="float" office:value="36.604196251" calcext:value-type="float">
            <text:p>36.604196251</text:p>
          </table:table-cell>
        </table:table-row>
        <table:table-row table:style-name="ro1">
          <table:table-cell office:value-type="float" office:value="0.07420462" calcext:value-type="float">
            <text:p>0.07420462</text:p>
          </table:table-cell>
          <table:table-cell office:value-type="float" office:value="13.476249" calcext:value-type="float">
            <text:p>13.476249</text:p>
          </table:table-cell>
          <table:table-cell table:formula="of:=[.C330]+[.A331]" office:value-type="float" office:value="36.678400871" calcext:value-type="float">
            <text:p>36.678400871</text:p>
          </table:table-cell>
        </table:table-row>
        <table:table-row table:style-name="ro1">
          <table:table-cell office:value-type="float" office:value="0.074433506" calcext:value-type="float">
            <text:p>0.074433506</text:p>
          </table:table-cell>
          <table:table-cell office:value-type="float" office:value="13.43481" calcext:value-type="float">
            <text:p>13.43481</text:p>
          </table:table-cell>
          <table:table-cell table:formula="of:=[.C331]+[.A332]" office:value-type="float" office:value="36.752834377" calcext:value-type="float">
            <text:p>36.752834377</text:p>
          </table:table-cell>
        </table:table-row>
        <table:table-row table:style-name="ro1">
          <table:table-cell office:value-type="float" office:value="0.07460136" calcext:value-type="float">
            <text:p>0.07460136</text:p>
          </table:table-cell>
          <table:table-cell office:value-type="float" office:value="13.404581" calcext:value-type="float">
            <text:p>13.404581</text:p>
          </table:table-cell>
          <table:table-cell table:formula="of:=[.C332]+[.A333]" office:value-type="float" office:value="36.827435737" calcext:value-type="float">
            <text:p>36.827435737</text:p>
          </table:table-cell>
        </table:table-row>
        <table:table-row table:style-name="ro1">
          <table:table-cell office:value-type="float" office:value="0.07481498" calcext:value-type="float">
            <text:p>0.07481498</text:p>
          </table:table-cell>
          <table:table-cell office:value-type="float" office:value="13.366306" calcext:value-type="float">
            <text:p>13.366306</text:p>
          </table:table-cell>
          <table:table-cell table:formula="of:=[.C333]+[.A334]" office:value-type="float" office:value="36.902250717" calcext:value-type="float">
            <text:p>36.902250717</text:p>
          </table:table-cell>
        </table:table-row>
        <table:table-row table:style-name="ro1">
          <table:table-cell office:value-type="float" office:value="0.07508965" calcext:value-type="float">
            <text:p>0.07508965</text:p>
          </table:table-cell>
          <table:table-cell office:value-type="float" office:value="13.317415" calcext:value-type="float">
            <text:p>13.317415</text:p>
          </table:table-cell>
          <table:table-cell table:formula="of:=[.C334]+[.A335]" office:value-type="float" office:value="36.977340367" calcext:value-type="float">
            <text:p>36.977340367</text:p>
          </table:table-cell>
        </table:table-row>
        <table:table-row table:style-name="ro1">
          <table:table-cell office:value-type="float" office:value="0.07496758" calcext:value-type="float">
            <text:p>0.07496758</text:p>
          </table:table-cell>
          <table:table-cell office:value-type="float" office:value="13.3391" calcext:value-type="float">
            <text:p>13.3391</text:p>
          </table:table-cell>
          <table:table-cell table:formula="of:=[.C335]+[.A336]" office:value-type="float" office:value="37.052307947" calcext:value-type="float">
            <text:p>37.052307947</text:p>
          </table:table-cell>
        </table:table-row>
        <table:table-row table:style-name="ro1">
          <table:table-cell office:value-type="float" office:value="0.07475395" calcext:value-type="float">
            <text:p>0.07475395</text:p>
          </table:table-cell>
          <table:table-cell office:value-type="float" office:value="13.377219" calcext:value-type="float">
            <text:p>13.377219</text:p>
          </table:table-cell>
          <table:table-cell table:formula="of:=[.C336]+[.A337]" office:value-type="float" office:value="37.127061897" calcext:value-type="float">
            <text:p>37.127061897</text:p>
          </table:table-cell>
        </table:table-row>
        <table:table-row table:style-name="ro1">
          <table:table-cell office:value-type="float" office:value="0.074784465" calcext:value-type="float">
            <text:p>0.074784465</text:p>
          </table:table-cell>
          <table:table-cell office:value-type="float" office:value="13.37176" calcext:value-type="float">
            <text:p>13.37176</text:p>
          </table:table-cell>
          <table:table-cell table:formula="of:=[.C337]+[.A338]" office:value-type="float" office:value="37.201846362" calcext:value-type="float">
            <text:p>37.201846362</text:p>
          </table:table-cell>
        </table:table-row>
        <table:table-row table:style-name="ro1">
          <table:table-cell office:value-type="float" office:value="0.074921794" calcext:value-type="float">
            <text:p>0.074921794</text:p>
          </table:table-cell>
          <table:table-cell office:value-type="float" office:value="13.347251" calcext:value-type="float">
            <text:p>13.347251</text:p>
          </table:table-cell>
          <table:table-cell table:formula="of:=[.C338]+[.A339]" office:value-type="float" office:value="37.276768156" calcext:value-type="float">
            <text:p>37.276768156</text:p>
          </table:table-cell>
        </table:table-row>
        <table:table-row table:style-name="ro1">
          <table:table-cell office:value-type="float" office:value="0.07495232" calcext:value-type="float">
            <text:p>0.07495232</text:p>
          </table:table-cell>
          <table:table-cell office:value-type="float" office:value="13.341815" calcext:value-type="float">
            <text:p>13.341815</text:p>
          </table:table-cell>
          <table:table-cell table:formula="of:=[.C339]+[.A340]" office:value-type="float" office:value="37.351720476" calcext:value-type="float">
            <text:p>37.351720476</text:p>
          </table:table-cell>
        </table:table-row>
        <table:table-row table:style-name="ro1">
          <table:table-cell office:value-type="float" office:value="0.07473869" calcext:value-type="float">
            <text:p>0.07473869</text:p>
          </table:table-cell>
          <table:table-cell office:value-type="float" office:value="13.379951" calcext:value-type="float">
            <text:p>13.379951</text:p>
          </table:table-cell>
          <table:table-cell table:formula="of:=[.C340]+[.A341]" office:value-type="float" office:value="37.426459166" calcext:value-type="float">
            <text:p>37.426459166</text:p>
          </table:table-cell>
        </table:table-row>
        <table:table-row table:style-name="ro1">
          <table:table-cell office:value-type="float" office:value="0.074647136" calcext:value-type="float">
            <text:p>0.074647136</text:p>
          </table:table-cell>
          <table:table-cell office:value-type="float" office:value="13.39636" calcext:value-type="float">
            <text:p>13.39636</text:p>
          </table:table-cell>
          <table:table-cell table:formula="of:=[.C341]+[.A342]" office:value-type="float" office:value="37.501106302" calcext:value-type="float">
            <text:p>37.501106302</text:p>
          </table:table-cell>
        </table:table-row>
        <table:table-row table:style-name="ro1">
          <table:table-cell office:value-type="float" office:value="0.07470817" calcext:value-type="float">
            <text:p>0.07470817</text:p>
          </table:table-cell>
          <table:table-cell office:value-type="float" office:value="13.385416" calcext:value-type="float">
            <text:p>13.385416</text:p>
          </table:table-cell>
          <table:table-cell table:formula="of:=[.C342]+[.A343]" office:value-type="float" office:value="37.575814472" calcext:value-type="float">
            <text:p>37.575814472</text:p>
          </table:table-cell>
        </table:table-row>
        <table:table-row table:style-name="ro1">
          <table:table-cell office:value-type="float" office:value="0.07470817" calcext:value-type="float">
            <text:p>0.07470817</text:p>
          </table:table-cell>
          <table:table-cell office:value-type="float" office:value="13.385416" calcext:value-type="float">
            <text:p>13.385416</text:p>
          </table:table-cell>
          <table:table-cell table:formula="of:=[.C343]+[.A344]" office:value-type="float" office:value="37.650522642" calcext:value-type="float">
            <text:p>37.650522642</text:p>
          </table:table-cell>
        </table:table-row>
        <table:table-row table:style-name="ro1">
          <table:table-cell office:value-type="float" office:value="0.074647136" calcext:value-type="float">
            <text:p>0.074647136</text:p>
          </table:table-cell>
          <table:table-cell office:value-type="float" office:value="13.39636" calcext:value-type="float">
            <text:p>13.39636</text:p>
          </table:table-cell>
          <table:table-cell table:formula="of:=[.C344]+[.A345]" office:value-type="float" office:value="37.725169778" calcext:value-type="float">
            <text:p>37.725169778</text:p>
          </table:table-cell>
        </table:table-row>
        <table:table-row table:style-name="ro1">
          <table:table-cell office:value-type="float" office:value="0.07447929" calcext:value-type="float">
            <text:p>0.07447929</text:p>
          </table:table-cell>
          <table:table-cell office:value-type="float" office:value="13.426551" calcext:value-type="float">
            <text:p>13.426551</text:p>
          </table:table-cell>
          <table:table-cell table:formula="of:=[.C345]+[.A346]" office:value-type="float" office:value="37.799649068" calcext:value-type="float">
            <text:p>37.799649068</text:p>
          </table:table-cell>
        </table:table-row>
        <table:table-row table:style-name="ro1">
          <table:table-cell office:value-type="float" office:value="0.07446403" calcext:value-type="float">
            <text:p>0.07446403</text:p>
          </table:table-cell>
          <table:table-cell office:value-type="float" office:value="13.429302" calcext:value-type="float">
            <text:p>13.429302</text:p>
          </table:table-cell>
          <table:table-cell table:formula="of:=[.C346]+[.A347]" office:value-type="float" office:value="37.874113098" calcext:value-type="float">
            <text:p>37.874113098</text:p>
          </table:table-cell>
        </table:table-row>
        <table:table-row table:style-name="ro1">
          <table:table-cell office:value-type="float" office:value="0.07455558" calcext:value-type="float">
            <text:p>0.07455558</text:p>
          </table:table-cell>
          <table:table-cell office:value-type="float" office:value="13.412811" calcext:value-type="float">
            <text:p>13.412811</text:p>
          </table:table-cell>
          <table:table-cell table:formula="of:=[.C347]+[.A348]" office:value-type="float" office:value="37.948668678" calcext:value-type="float">
            <text:p>37.948668678</text:p>
          </table:table-cell>
        </table:table-row>
        <table:table-row table:style-name="ro1">
          <table:table-cell office:value-type="float" office:value="0.074540325" calcext:value-type="float">
            <text:p>0.074540325</text:p>
          </table:table-cell>
          <table:table-cell office:value-type="float" office:value="13.415557" calcext:value-type="float">
            <text:p>13.415557</text:p>
          </table:table-cell>
          <table:table-cell table:formula="of:=[.C348]+[.A349]" office:value-type="float" office:value="38.023209003" calcext:value-type="float">
            <text:p>38.023209003</text:p>
          </table:table-cell>
        </table:table-row>
        <table:table-row table:style-name="ro1">
          <table:table-cell office:value-type="float" office:value="0.07434195" calcext:value-type="float">
            <text:p>0.07434195</text:p>
          </table:table-cell>
          <table:table-cell office:value-type="float" office:value="13.451355" calcext:value-type="float">
            <text:p>13.451355</text:p>
          </table:table-cell>
          <table:table-cell table:formula="of:=[.C349]+[.A350]" office:value-type="float" office:value="38.097550953" calcext:value-type="float">
            <text:p>38.097550953</text:p>
          </table:table-cell>
        </table:table-row>
        <table:table-row table:style-name="ro1">
          <table:table-cell office:value-type="float" office:value="0.07415885" calcext:value-type="float">
            <text:p>0.07415885</text:p>
          </table:table-cell>
          <table:table-cell office:value-type="float" office:value="13.484568" calcext:value-type="float">
            <text:p>13.484568</text:p>
          </table:table-cell>
          <table:table-cell table:formula="of:=[.C350]+[.A351]" office:value-type="float" office:value="38.171709803" calcext:value-type="float">
            <text:p>38.171709803</text:p>
          </table:table-cell>
        </table:table-row>
        <table:table-row table:style-name="ro1">
          <table:table-cell office:value-type="float" office:value="0.07420462" calcext:value-type="float">
            <text:p>0.07420462</text:p>
          </table:table-cell>
          <table:table-cell office:value-type="float" office:value="13.476249" calcext:value-type="float">
            <text:p>13.476249</text:p>
          </table:table-cell>
          <table:table-cell table:formula="of:=[.C351]+[.A352]" office:value-type="float" office:value="38.245914423" calcext:value-type="float">
            <text:p>38.245914423</text:p>
          </table:table-cell>
        </table:table-row>
        <table:table-row table:style-name="ro1">
          <table:table-cell office:value-type="float" office:value="0.0742504" calcext:value-type="float">
            <text:p>0.0742504</text:p>
          </table:table-cell>
          <table:table-cell office:value-type="float" office:value="13.467941" calcext:value-type="float">
            <text:p>13.467941</text:p>
          </table:table-cell>
          <table:table-cell table:formula="of:=[.C352]+[.A353]" office:value-type="float" office:value="38.320164823" calcext:value-type="float">
            <text:p>38.320164823</text:p>
          </table:table-cell>
        </table:table-row>
        <table:table-row table:style-name="ro1">
          <table:table-cell office:value-type="float" office:value="0.074174106" calcext:value-type="float">
            <text:p>0.074174106</text:p>
          </table:table-cell>
          <table:table-cell office:value-type="float" office:value="13.481793" calcext:value-type="float">
            <text:p>13.481793</text:p>
          </table:table-cell>
          <table:table-cell table:formula="of:=[.C353]+[.A354]" office:value-type="float" office:value="38.394338929" calcext:value-type="float">
            <text:p>38.394338929</text:p>
          </table:table-cell>
        </table:table-row>
        <table:table-row table:style-name="ro1">
          <table:table-cell office:value-type="float" office:value="0.07388418" calcext:value-type="float">
            <text:p>0.07388418</text:p>
          </table:table-cell>
          <table:table-cell office:value-type="float" office:value="13.534698" calcext:value-type="float">
            <text:p>13.534698</text:p>
          </table:table-cell>
          <table:table-cell table:formula="of:=[.C354]+[.A355]" office:value-type="float" office:value="38.468223109" calcext:value-type="float">
            <text:p>38.468223109</text:p>
          </table:table-cell>
        </table:table-row>
        <table:table-row table:style-name="ro1">
          <table:table-cell office:value-type="float" office:value="0.073579006" calcext:value-type="float">
            <text:p>0.073579006</text:p>
          </table:table-cell>
          <table:table-cell office:value-type="float" office:value="13.590834" calcext:value-type="float">
            <text:p>13.590834</text:p>
          </table:table-cell>
          <table:table-cell table:formula="of:=[.C355]+[.A356]" office:value-type="float" office:value="38.541802115" calcext:value-type="float">
            <text:p>38.541802115</text:p>
          </table:table-cell>
        </table:table-row>
        <table:table-row table:style-name="ro1">
          <table:table-cell office:value-type="float" office:value="0.07351797" calcext:value-type="float">
            <text:p>0.07351797</text:p>
          </table:table-cell>
          <table:table-cell office:value-type="float" office:value="13.602117" calcext:value-type="float">
            <text:p>13.602117</text:p>
          </table:table-cell>
          <table:table-cell table:formula="of:=[.C356]+[.A357]" office:value-type="float" office:value="38.615320085" calcext:value-type="float">
            <text:p>38.615320085</text:p>
          </table:table-cell>
        </table:table-row>
        <table:table-row table:style-name="ro1">
          <table:table-cell office:value-type="float" office:value="0.07348745" calcext:value-type="float">
            <text:p>0.07348745</text:p>
          </table:table-cell>
          <table:table-cell office:value-type="float" office:value="13.607765" calcext:value-type="float">
            <text:p>13.607765</text:p>
          </table:table-cell>
          <table:table-cell table:formula="of:=[.C357]+[.A358]" office:value-type="float" office:value="38.688807535" calcext:value-type="float">
            <text:p>38.688807535</text:p>
          </table:table-cell>
        </table:table-row>
        <table:table-row table:style-name="ro1">
          <table:table-cell office:value-type="float" office:value="0.073365375" calcext:value-type="float">
            <text:p>0.073365375</text:p>
          </table:table-cell>
          <table:table-cell office:value-type="float" office:value="13.630408" calcext:value-type="float">
            <text:p>13.630408</text:p>
          </table:table-cell>
          <table:table-cell table:formula="of:=[.C358]+[.A359]" office:value-type="float" office:value="38.76217291" calcext:value-type="float">
            <text:p>38.76217291</text:p>
          </table:table-cell>
        </table:table-row>
        <table:table-row table:style-name="ro1">
          <table:table-cell office:value-type="float" office:value="0.07321279" calcext:value-type="float">
            <text:p>0.07321279</text:p>
          </table:table-cell>
          <table:table-cell office:value-type="float" office:value="13.658816" calcext:value-type="float">
            <text:p>13.658816</text:p>
          </table:table-cell>
          <table:table-cell table:formula="of:=[.C359]+[.A360]" office:value-type="float" office:value="38.8353857" calcext:value-type="float">
            <text:p>38.8353857</text:p>
          </table:table-cell>
        </table:table-row>
        <table:table-row table:style-name="ro1">
          <table:table-cell office:value-type="float" office:value="0.07328908" calcext:value-type="float">
            <text:p>0.07328908</text:p>
          </table:table-cell>
          <table:table-cell office:value-type="float" office:value="13.644597" calcext:value-type="float">
            <text:p>13.644597</text:p>
          </table:table-cell>
          <table:table-cell table:formula="of:=[.C360]+[.A361]" office:value-type="float" office:value="38.90867478" calcext:value-type="float">
            <text:p>38.90867478</text:p>
          </table:table-cell>
        </table:table-row>
        <table:table-row table:style-name="ro1">
          <table:table-cell office:value-type="float" office:value="0.07351797" calcext:value-type="float">
            <text:p>0.07351797</text:p>
          </table:table-cell>
          <table:table-cell office:value-type="float" office:value="13.602117" calcext:value-type="float">
            <text:p>13.602117</text:p>
          </table:table-cell>
          <table:table-cell table:formula="of:=[.C361]+[.A362]" office:value-type="float" office:value="38.98219275" calcext:value-type="float">
            <text:p>38.98219275</text:p>
          </table:table-cell>
        </table:table-row>
        <table:table-row table:style-name="ro1">
          <table:table-cell office:value-type="float" office:value="0.07368582" calcext:value-type="float">
            <text:p>0.07368582</text:p>
          </table:table-cell>
          <table:table-cell office:value-type="float" office:value="13.571133" calcext:value-type="float">
            <text:p>13.571133</text:p>
          </table:table-cell>
          <table:table-cell table:formula="of:=[.C362]+[.A363]" office:value-type="float" office:value="39.05587857" calcext:value-type="float">
            <text:p>39.05587857</text:p>
          </table:table-cell>
        </table:table-row>
        <table:table-row table:style-name="ro1">
          <table:table-cell office:value-type="float" office:value="0.07397574" calcext:value-type="float">
            <text:p>0.07397574</text:p>
          </table:table-cell>
          <table:table-cell office:value-type="float" office:value="13.517945" calcext:value-type="float">
            <text:p>13.517945</text:p>
          </table:table-cell>
          <table:table-cell table:formula="of:=[.C363]+[.A364]" office:value-type="float" office:value="39.12985431" calcext:value-type="float">
            <text:p>39.12985431</text:p>
          </table:table-cell>
        </table:table-row>
        <table:table-row table:style-name="ro1">
          <table:table-cell office:value-type="float" office:value="0.074189365" calcext:value-type="float">
            <text:p>0.074189365</text:p>
          </table:table-cell>
          <table:table-cell office:value-type="float" office:value="13.479021" calcext:value-type="float">
            <text:p>13.479021</text:p>
          </table:table-cell>
          <table:table-cell table:formula="of:=[.C364]+[.A365]" office:value-type="float" office:value="39.204043675" calcext:value-type="float">
            <text:p>39.204043675</text:p>
          </table:table-cell>
        </table:table-row>
        <table:table-row table:style-name="ro1">
          <table:table-cell office:value-type="float" office:value="0.074433506" calcext:value-type="float">
            <text:p>0.074433506</text:p>
          </table:table-cell>
          <table:table-cell office:value-type="float" office:value="13.43481" calcext:value-type="float">
            <text:p>13.43481</text:p>
          </table:table-cell>
          <table:table-cell table:formula="of:=[.C365]+[.A366]" office:value-type="float" office:value="39.278477181" calcext:value-type="float">
            <text:p>39.278477181</text:p>
          </table:table-cell>
        </table:table-row>
        <table:table-row table:style-name="ro1">
          <table:table-cell office:value-type="float" office:value="0.07463188" calcext:value-type="float">
            <text:p>0.07463188</text:p>
          </table:table-cell>
          <table:table-cell office:value-type="float" office:value="13.399099" calcext:value-type="float">
            <text:p>13.399099</text:p>
          </table:table-cell>
          <table:table-cell table:formula="of:=[.C366]+[.A367]" office:value-type="float" office:value="39.353109061" calcext:value-type="float">
            <text:p>39.353109061</text:p>
          </table:table-cell>
        </table:table-row>
        <table:table-row table:style-name="ro1">
          <table:table-cell office:value-type="float" office:value="0.07470817" calcext:value-type="float">
            <text:p>0.07470817</text:p>
          </table:table-cell>
          <table:table-cell office:value-type="float" office:value="13.385416" calcext:value-type="float">
            <text:p>13.385416</text:p>
          </table:table-cell>
          <table:table-cell table:formula="of:=[.C367]+[.A368]" office:value-type="float" office:value="39.427817231" calcext:value-type="float">
            <text:p>39.427817231</text:p>
          </table:table-cell>
        </table:table-row>
        <table:table-row table:style-name="ro1">
          <table:table-cell office:value-type="float" office:value="0.074662395" calcext:value-type="float">
            <text:p>0.074662395</text:p>
          </table:table-cell>
          <table:table-cell office:value-type="float" office:value="13.393623" calcext:value-type="float">
            <text:p>13.393623</text:p>
          </table:table-cell>
          <table:table-cell table:formula="of:=[.C368]+[.A369]" office:value-type="float" office:value="39.502479626" calcext:value-type="float">
            <text:p>39.502479626</text:p>
          </table:table-cell>
        </table:table-row>
        <table:table-row table:style-name="ro1">
          <table:table-cell office:value-type="float" office:value="0.07469291" calcext:value-type="float">
            <text:p>0.07469291</text:p>
          </table:table-cell>
          <table:table-cell office:value-type="float" office:value="13.38815" calcext:value-type="float">
            <text:p>13.38815</text:p>
          </table:table-cell>
          <table:table-cell table:formula="of:=[.C369]+[.A370]" office:value-type="float" office:value="39.577172536" calcext:value-type="float">
            <text:p>39.577172536</text:p>
          </table:table-cell>
        </table:table-row>
        <table:table-row table:style-name="ro1">
          <table:table-cell office:value-type="float" office:value="0.07460136" calcext:value-type="float">
            <text:p>0.07460136</text:p>
          </table:table-cell>
          <table:table-cell office:value-type="float" office:value="13.404581" calcext:value-type="float">
            <text:p>13.404581</text:p>
          </table:table-cell>
          <table:table-cell table:formula="of:=[.C370]+[.A371]" office:value-type="float" office:value="39.651773896" calcext:value-type="float">
            <text:p>39.651773896</text:p>
          </table:table-cell>
        </table:table-row>
        <table:table-row table:style-name="ro1">
          <table:table-cell office:value-type="float" office:value="0.07446403" calcext:value-type="float">
            <text:p>0.07446403</text:p>
          </table:table-cell>
          <table:table-cell office:value-type="float" office:value="13.429302" calcext:value-type="float">
            <text:p>13.429302</text:p>
          </table:table-cell>
          <table:table-cell table:formula="of:=[.C371]+[.A372]" office:value-type="float" office:value="39.726237926" calcext:value-type="float">
            <text:p>39.726237926</text:p>
          </table:table-cell>
        </table:table-row>
        <table:table-row table:style-name="ro1">
          <table:table-cell office:value-type="float" office:value="0.07437247" calcext:value-type="float">
            <text:p>0.07437247</text:p>
          </table:table-cell>
          <table:table-cell office:value-type="float" office:value="13.445835" calcext:value-type="float">
            <text:p>13.445835</text:p>
          </table:table-cell>
          <table:table-cell table:formula="of:=[.C372]+[.A373]" office:value-type="float" office:value="39.800610396" calcext:value-type="float">
            <text:p>39.800610396</text:p>
          </table:table-cell>
        </table:table-row>
        <table:table-row table:style-name="ro1">
          <table:table-cell office:value-type="float" office:value="0.074311435" calcext:value-type="float">
            <text:p>0.074311435</text:p>
          </table:table-cell>
          <table:table-cell office:value-type="float" office:value="13.456879" calcext:value-type="float">
            <text:p>13.456879</text:p>
          </table:table-cell>
          <table:table-cell table:formula="of:=[.C373]+[.A374]" office:value-type="float" office:value="39.874921831" calcext:value-type="float">
            <text:p>39.874921831</text:p>
          </table:table-cell>
        </table:table-row>
        <table:table-row table:style-name="ro1">
          <table:table-cell office:value-type="float" office:value="0.07414359" calcext:value-type="float">
            <text:p>0.07414359</text:p>
          </table:table-cell>
          <table:table-cell office:value-type="float" office:value="13.487343" calcext:value-type="float">
            <text:p>13.487343</text:p>
          </table:table-cell>
          <table:table-cell table:formula="of:=[.C374]+[.A375]" office:value-type="float" office:value="39.949065421" calcext:value-type="float">
            <text:p>39.949065421</text:p>
          </table:table-cell>
        </table:table-row>
        <table:table-row table:style-name="ro1">
          <table:table-cell office:value-type="float" office:value="0.073701076" calcext:value-type="float">
            <text:p>0.073701076</text:p>
          </table:table-cell>
          <table:table-cell office:value-type="float" office:value="13.568323" calcext:value-type="float">
            <text:p>13.568323</text:p>
          </table:table-cell>
          <table:table-cell table:formula="of:=[.C375]+[.A376]" office:value-type="float" office:value="40.022766497" calcext:value-type="float">
            <text:p>40.022766497</text:p>
          </table:table-cell>
        </table:table-row>
        <table:table-row table:style-name="ro1">
          <table:table-cell office:value-type="float" office:value="0.07353323" calcext:value-type="float">
            <text:p>0.07353323</text:p>
          </table:table-cell>
          <table:table-cell office:value-type="float" office:value="13.599295" calcext:value-type="float">
            <text:p>13.599295</text:p>
          </table:table-cell>
          <table:table-cell table:formula="of:=[.C376]+[.A377]" office:value-type="float" office:value="40.096299727" calcext:value-type="float">
            <text:p>40.096299727</text:p>
          </table:table-cell>
        </table:table-row>
        <table:table-row table:style-name="ro1">
          <table:table-cell office:value-type="float" office:value="0.07348745" calcext:value-type="float">
            <text:p>0.07348745</text:p>
          </table:table-cell>
          <table:table-cell office:value-type="float" office:value="13.607765" calcext:value-type="float">
            <text:p>13.607765</text:p>
          </table:table-cell>
          <table:table-cell table:formula="of:=[.C377]+[.A378]" office:value-type="float" office:value="40.169787177" calcext:value-type="float">
            <text:p>40.169787177</text:p>
          </table:table-cell>
        </table:table-row>
        <table:table-row table:style-name="ro1">
          <table:table-cell office:value-type="float" office:value="0.07333486" calcext:value-type="float">
            <text:p>0.07333486</text:p>
          </table:table-cell>
          <table:table-cell office:value-type="float" office:value="13.63608" calcext:value-type="float">
            <text:p>13.63608</text:p>
          </table:table-cell>
          <table:table-cell table:formula="of:=[.C378]+[.A379]" office:value-type="float" office:value="40.243122037" calcext:value-type="float">
            <text:p>40.243122037</text:p>
          </table:table-cell>
        </table:table-row>
        <table:table-row table:style-name="ro1">
          <table:table-cell office:value-type="float" office:value="0.07302968" calcext:value-type="float">
            <text:p>0.07302968</text:p>
          </table:table-cell>
          <table:table-cell office:value-type="float" office:value="13.693063" calcext:value-type="float">
            <text:p>13.693063</text:p>
          </table:table-cell>
          <table:table-cell table:formula="of:=[.C379]+[.A380]" office:value-type="float" office:value="40.316151717" calcext:value-type="float">
            <text:p>40.316151717</text:p>
          </table:table-cell>
        </table:table-row>
        <table:table-row table:style-name="ro1">
          <table:table-cell office:value-type="float" office:value="0.07304494" calcext:value-type="float">
            <text:p>0.07304494</text:p>
          </table:table-cell>
          <table:table-cell office:value-type="float" office:value="13.690202" calcext:value-type="float">
            <text:p>13.690202</text:p>
          </table:table-cell>
          <table:table-cell table:formula="of:=[.C380]+[.A381]" office:value-type="float" office:value="40.389196657" calcext:value-type="float">
            <text:p>40.389196657</text:p>
          </table:table-cell>
        </table:table-row>
        <table:table-row table:style-name="ro1">
          <table:table-cell office:value-type="float" office:value="0.07318227" calcext:value-type="float">
            <text:p>0.07318227</text:p>
          </table:table-cell>
          <table:table-cell office:value-type="float" office:value="13.664512" calcext:value-type="float">
            <text:p>13.664512</text:p>
          </table:table-cell>
          <table:table-cell table:formula="of:=[.C381]+[.A382]" office:value-type="float" office:value="40.462378927" calcext:value-type="float">
            <text:p>40.462378927</text:p>
          </table:table-cell>
        </table:table-row>
        <table:table-row table:style-name="ro1">
          <table:table-cell office:value-type="float" office:value="0.07333486" calcext:value-type="float">
            <text:p>0.07333486</text:p>
          </table:table-cell>
          <table:table-cell office:value-type="float" office:value="13.63608" calcext:value-type="float">
            <text:p>13.63608</text:p>
          </table:table-cell>
          <table:table-cell table:formula="of:=[.C382]+[.A383]" office:value-type="float" office:value="40.535713787" calcext:value-type="float">
            <text:p>40.535713787</text:p>
          </table:table-cell>
        </table:table-row>
        <table:table-row table:style-name="ro1">
          <table:table-cell office:value-type="float" office:value="0.07328908" calcext:value-type="float">
            <text:p>0.07328908</text:p>
          </table:table-cell>
          <table:table-cell office:value-type="float" office:value="13.644597" calcext:value-type="float">
            <text:p>13.644597</text:p>
          </table:table-cell>
          <table:table-cell table:formula="of:=[.C383]+[.A384]" office:value-type="float" office:value="40.609002867" calcext:value-type="float">
            <text:p>40.609002867</text:p>
          </table:table-cell>
        </table:table-row>
        <table:table-row table:style-name="ro1">
          <table:table-cell office:value-type="float" office:value="0.073365375" calcext:value-type="float">
            <text:p>0.073365375</text:p>
          </table:table-cell>
          <table:table-cell office:value-type="float" office:value="13.630408" calcext:value-type="float">
            <text:p>13.630408</text:p>
          </table:table-cell>
          <table:table-cell table:formula="of:=[.C384]+[.A385]" office:value-type="float" office:value="40.682368242" calcext:value-type="float">
            <text:p>40.682368242</text:p>
          </table:table-cell>
        </table:table-row>
        <table:table-row table:style-name="ro1">
          <table:table-cell office:value-type="float" office:value="0.07354849" calcext:value-type="float">
            <text:p>0.07354849</text:p>
          </table:table-cell>
          <table:table-cell office:value-type="float" office:value="13.596473" calcext:value-type="float">
            <text:p>13.596473</text:p>
          </table:table-cell>
          <table:table-cell table:formula="of:=[.C385]+[.A386]" office:value-type="float" office:value="40.755916732" calcext:value-type="float">
            <text:p>40.755916732</text:p>
          </table:table-cell>
        </table:table-row>
        <table:table-row table:style-name="ro1">
          <table:table-cell office:value-type="float" office:value="0.07367056" calcext:value-type="float">
            <text:p>0.07367056</text:p>
          </table:table-cell>
          <table:table-cell office:value-type="float" office:value="13.573944" calcext:value-type="float">
            <text:p>13.573944</text:p>
          </table:table-cell>
          <table:table-cell table:formula="of:=[.C386]+[.A387]" office:value-type="float" office:value="40.829587292" calcext:value-type="float">
            <text:p>40.829587292</text:p>
          </table:table-cell>
        </table:table-row>
        <table:table-row table:style-name="ro1">
          <table:table-cell office:value-type="float" office:value="0.073853664" calcext:value-type="float">
            <text:p>0.073853664</text:p>
          </table:table-cell>
          <table:table-cell office:value-type="float" office:value="13.54029" calcext:value-type="float">
            <text:p>13.54029</text:p>
          </table:table-cell>
          <table:table-cell table:formula="of:=[.C387]+[.A388]" office:value-type="float" office:value="40.903440956" calcext:value-type="float">
            <text:p>40.903440956</text:p>
          </table:table-cell>
        </table:table-row>
        <table:table-row table:style-name="ro1">
          <table:table-cell office:value-type="float" office:value="0.07400626" calcext:value-type="float">
            <text:p>0.07400626</text:p>
          </table:table-cell>
          <table:table-cell office:value-type="float" office:value="13.51237" calcext:value-type="float">
            <text:p>13.51237</text:p>
          </table:table-cell>
          <table:table-cell table:formula="of:=[.C388]+[.A389]" office:value-type="float" office:value="40.977447216" calcext:value-type="float">
            <text:p>40.977447216</text:p>
          </table:table-cell>
        </table:table-row>
        <table:table-row table:style-name="ro1">
          <table:table-cell office:value-type="float" office:value="0.074189365" calcext:value-type="float">
            <text:p>0.074189365</text:p>
          </table:table-cell>
          <table:table-cell office:value-type="float" office:value="13.479021" calcext:value-type="float">
            <text:p>13.479021</text:p>
          </table:table-cell>
          <table:table-cell table:formula="of:=[.C389]+[.A390]" office:value-type="float" office:value="41.051636581" calcext:value-type="float">
            <text:p>41.051636581</text:p>
          </table:table-cell>
        </table:table-row>
        <table:table-row table:style-name="ro1">
          <table:table-cell office:value-type="float" office:value="0.074311435" calcext:value-type="float">
            <text:p>0.074311435</text:p>
          </table:table-cell>
          <table:table-cell office:value-type="float" office:value="13.456879" calcext:value-type="float">
            <text:p>13.456879</text:p>
          </table:table-cell>
          <table:table-cell table:formula="of:=[.C390]+[.A391]" office:value-type="float" office:value="41.125948016" calcext:value-type="float">
            <text:p>41.125948016</text:p>
          </table:table-cell>
        </table:table-row>
        <table:table-row table:style-name="ro1">
          <table:table-cell office:value-type="float" office:value="0.074448764" calcext:value-type="float">
            <text:p>0.074448764</text:p>
          </table:table-cell>
          <table:table-cell office:value-type="float" office:value="13.432056" calcext:value-type="float">
            <text:p>13.432056</text:p>
          </table:table-cell>
          <table:table-cell table:formula="of:=[.C391]+[.A392]" office:value-type="float" office:value="41.20039678" calcext:value-type="float">
            <text:p>41.20039678</text:p>
          </table:table-cell>
        </table:table-row>
        <table:table-row table:style-name="ro1">
          <table:table-cell office:value-type="float" office:value="0.07461662" calcext:value-type="float">
            <text:p>0.07461662</text:p>
          </table:table-cell>
          <table:table-cell office:value-type="float" office:value="13.40184" calcext:value-type="float">
            <text:p>13.40184</text:p>
          </table:table-cell>
          <table:table-cell table:formula="of:=[.C392]+[.A393]" office:value-type="float" office:value="41.2750134" calcext:value-type="float">
            <text:p>41.2750134</text:p>
          </table:table-cell>
        </table:table-row>
        <table:table-row table:style-name="ro1">
          <table:table-cell office:value-type="float" office:value="0.07469291" calcext:value-type="float">
            <text:p>0.07469291</text:p>
          </table:table-cell>
          <table:table-cell office:value-type="float" office:value="13.38815" calcext:value-type="float">
            <text:p>13.38815</text:p>
          </table:table-cell>
          <table:table-cell table:formula="of:=[.C393]+[.A394]" office:value-type="float" office:value="41.34970631" calcext:value-type="float">
            <text:p>41.34970631</text:p>
          </table:table-cell>
        </table:table-row>
        <table:table-row table:style-name="ro1">
          <table:table-cell office:value-type="float" office:value="0.074784465" calcext:value-type="float">
            <text:p>0.074784465</text:p>
          </table:table-cell>
          <table:table-cell office:value-type="float" office:value="13.37176" calcext:value-type="float">
            <text:p>13.37176</text:p>
          </table:table-cell>
          <table:table-cell table:formula="of:=[.C394]+[.A395]" office:value-type="float" office:value="41.424490775" calcext:value-type="float">
            <text:p>41.424490775</text:p>
          </table:table-cell>
        </table:table-row>
        <table:table-row table:style-name="ro1">
          <table:table-cell office:value-type="float" office:value="0.07476921" calcext:value-type="float">
            <text:p>0.07476921</text:p>
          </table:table-cell>
          <table:table-cell office:value-type="float" office:value="13.37449" calcext:value-type="float">
            <text:p>13.37449</text:p>
          </table:table-cell>
          <table:table-cell table:formula="of:=[.C395]+[.A396]" office:value-type="float" office:value="41.499259985" calcext:value-type="float">
            <text:p>41.499259985</text:p>
          </table:table-cell>
        </table:table-row>
        <table:table-row table:style-name="ro1">
          <table:table-cell office:value-type="float" office:value="0.07472343" calcext:value-type="float">
            <text:p>0.07472343</text:p>
          </table:table-cell>
          <table:table-cell office:value-type="float" office:value="13.382683" calcext:value-type="float">
            <text:p>13.382683</text:p>
          </table:table-cell>
          <table:table-cell table:formula="of:=[.C396]+[.A397]" office:value-type="float" office:value="41.573983415" calcext:value-type="float">
            <text:p>41.573983415</text:p>
          </table:table-cell>
        </table:table-row>
        <table:table-row table:style-name="ro1">
          <table:table-cell office:value-type="float" office:value="0.07486076" calcext:value-type="float">
            <text:p>0.07486076</text:p>
          </table:table-cell>
          <table:table-cell office:value-type="float" office:value="13.358133" calcext:value-type="float">
            <text:p>13.358133</text:p>
          </table:table-cell>
          <table:table-cell table:formula="of:=[.C397]+[.A398]" office:value-type="float" office:value="41.648844175" calcext:value-type="float">
            <text:p>41.648844175</text:p>
          </table:table-cell>
        </table:table-row>
        <table:table-row table:style-name="ro1">
          <table:table-cell office:value-type="float" office:value="0.07487602" calcext:value-type="float">
            <text:p>0.07487602</text:p>
          </table:table-cell>
          <table:table-cell office:value-type="float" office:value="13.355411" calcext:value-type="float">
            <text:p>13.355411</text:p>
          </table:table-cell>
          <table:table-cell table:formula="of:=[.C398]+[.A399]" office:value-type="float" office:value="41.723720195" calcext:value-type="float">
            <text:p>41.723720195</text:p>
          </table:table-cell>
        </table:table-row>
        <table:table-row table:style-name="ro1">
          <table:table-cell office:value-type="float" office:value="0.07486076" calcext:value-type="float">
            <text:p>0.07486076</text:p>
          </table:table-cell>
          <table:table-cell office:value-type="float" office:value="13.358133" calcext:value-type="float">
            <text:p>13.358133</text:p>
          </table:table-cell>
          <table:table-cell table:formula="of:=[.C399]+[.A400]" office:value-type="float" office:value="41.798580955" calcext:value-type="float">
            <text:p>41.798580955</text:p>
          </table:table-cell>
        </table:table-row>
        <table:table-row table:style-name="ro1">
          <table:table-cell office:value-type="float" office:value="0.07470817" calcext:value-type="float">
            <text:p>0.07470817</text:p>
          </table:table-cell>
          <table:table-cell office:value-type="float" office:value="13.385416" calcext:value-type="float">
            <text:p>13.385416</text:p>
          </table:table-cell>
          <table:table-cell table:formula="of:=[.C400]+[.A401]" office:value-type="float" office:value="41.873289125" calcext:value-type="float">
            <text:p>41.873289125</text:p>
          </table:table-cell>
        </table:table-row>
        <table:table-row table:style-name="ro1">
          <table:table-cell office:value-type="float" office:value="0.07461662" calcext:value-type="float">
            <text:p>0.07461662</text:p>
          </table:table-cell>
          <table:table-cell office:value-type="float" office:value="13.40184" calcext:value-type="float">
            <text:p>13.40184</text:p>
          </table:table-cell>
          <table:table-cell table:formula="of:=[.C401]+[.A402]" office:value-type="float" office:value="41.947905745" calcext:value-type="float">
            <text:p>41.947905745</text:p>
          </table:table-cell>
        </table:table-row>
        <table:table-row table:style-name="ro1">
          <table:table-cell office:value-type="float" office:value="0.07469291" calcext:value-type="float">
            <text:p>0.07469291</text:p>
          </table:table-cell>
          <table:table-cell office:value-type="float" office:value="13.38815" calcext:value-type="float">
            <text:p>13.38815</text:p>
          </table:table-cell>
          <table:table-cell table:formula="of:=[.C402]+[.A403]" office:value-type="float" office:value="42.022598655" calcext:value-type="float">
            <text:p>42.022598655</text:p>
          </table:table-cell>
        </table:table-row>
        <table:table-row table:style-name="ro1">
          <table:table-cell office:value-type="float" office:value="0.07469291" calcext:value-type="float">
            <text:p>0.07469291</text:p>
          </table:table-cell>
          <table:table-cell office:value-type="float" office:value="13.38815" calcext:value-type="float">
            <text:p>13.38815</text:p>
          </table:table-cell>
          <table:table-cell table:formula="of:=[.C403]+[.A404]" office:value-type="float" office:value="42.097291565" calcext:value-type="float">
            <text:p>42.097291565</text:p>
          </table:table-cell>
        </table:table-row>
        <table:table-row table:style-name="ro1">
          <table:table-cell office:value-type="float" office:value="0.074448764" calcext:value-type="float">
            <text:p>0.074448764</text:p>
          </table:table-cell>
          <table:table-cell office:value-type="float" office:value="13.432056" calcext:value-type="float">
            <text:p>13.432056</text:p>
          </table:table-cell>
          <table:table-cell table:formula="of:=[.C404]+[.A405]" office:value-type="float" office:value="42.171740329" calcext:value-type="float">
            <text:p>42.171740329</text:p>
          </table:table-cell>
        </table:table-row>
        <table:table-row table:style-name="ro1">
          <table:table-cell office:value-type="float" office:value="0.07411307" calcext:value-type="float">
            <text:p>0.07411307</text:p>
          </table:table-cell>
          <table:table-cell office:value-type="float" office:value="13.492896" calcext:value-type="float">
            <text:p>13.492896</text:p>
          </table:table-cell>
          <table:table-cell table:formula="of:=[.C405]+[.A406]" office:value-type="float" office:value="42.245853399" calcext:value-type="float">
            <text:p>42.245853399</text:p>
          </table:table-cell>
        </table:table-row>
        <table:table-row table:style-name="ro1">
          <table:table-cell office:value-type="float" office:value="0.07415885" calcext:value-type="float">
            <text:p>0.07415885</text:p>
          </table:table-cell>
          <table:table-cell office:value-type="float" office:value="13.484568" calcext:value-type="float">
            <text:p>13.484568</text:p>
          </table:table-cell>
          <table:table-cell table:formula="of:=[.C406]+[.A407]" office:value-type="float" office:value="42.320012249" calcext:value-type="float">
            <text:p>42.320012249</text:p>
          </table:table-cell>
        </table:table-row>
        <table:table-row table:style-name="ro1">
          <table:table-cell office:value-type="float" office:value="0.074311435" calcext:value-type="float">
            <text:p>0.074311435</text:p>
          </table:table-cell>
          <table:table-cell office:value-type="float" office:value="13.456879" calcext:value-type="float">
            <text:p>13.456879</text:p>
          </table:table-cell>
          <table:table-cell table:formula="of:=[.C407]+[.A408]" office:value-type="float" office:value="42.394323684" calcext:value-type="float">
            <text:p>42.394323684</text:p>
          </table:table-cell>
        </table:table-row>
        <table:table-row table:style-name="ro1">
          <table:table-cell office:value-type="float" office:value="0.07429618" calcext:value-type="float">
            <text:p>0.07429618</text:p>
          </table:table-cell>
          <table:table-cell office:value-type="float" office:value="13.459642" calcext:value-type="float">
            <text:p>13.459642</text:p>
          </table:table-cell>
          <table:table-cell table:formula="of:=[.C408]+[.A409]" office:value-type="float" office:value="42.468619864" calcext:value-type="float">
            <text:p>42.468619864</text:p>
          </table:table-cell>
        </table:table-row>
        <table:table-row table:style-name="ro1">
          <table:table-cell office:value-type="float" office:value="0.07403678" calcext:value-type="float">
            <text:p>0.07403678</text:p>
          </table:table-cell>
          <table:table-cell office:value-type="float" office:value="13.506801" calcext:value-type="float">
            <text:p>13.506801</text:p>
          </table:table-cell>
          <table:table-cell table:formula="of:=[.C409]+[.A410]" office:value-type="float" office:value="42.542656644" calcext:value-type="float">
            <text:p>42.542656644</text:p>
          </table:table-cell>
        </table:table-row>
        <table:table-row table:style-name="ro1">
          <table:table-cell office:value-type="float" office:value="0.07402152" calcext:value-type="float">
            <text:p>0.07402152</text:p>
          </table:table-cell>
          <table:table-cell office:value-type="float" office:value="13.509585" calcext:value-type="float">
            <text:p>13.509585</text:p>
          </table:table-cell>
          <table:table-cell table:formula="of:=[.C410]+[.A411]" office:value-type="float" office:value="42.616678164" calcext:value-type="float">
            <text:p>42.616678164</text:p>
          </table:table-cell>
        </table:table-row>
        <table:table-row table:style-name="ro1">
          <table:table-cell office:value-type="float" office:value="0.07409781" calcext:value-type="float">
            <text:p>0.07409781</text:p>
          </table:table-cell>
          <table:table-cell office:value-type="float" office:value="13.495675" calcext:value-type="float">
            <text:p>13.495675</text:p>
          </table:table-cell>
          <table:table-cell table:formula="of:=[.C411]+[.A412]" office:value-type="float" office:value="42.690775974" calcext:value-type="float">
            <text:p>42.690775974</text:p>
          </table:table-cell>
        </table:table-row>
        <table:table-row table:style-name="ro1">
          <table:table-cell office:value-type="float" office:value="0.074189365" calcext:value-type="float">
            <text:p>0.074189365</text:p>
          </table:table-cell>
          <table:table-cell office:value-type="float" office:value="13.479021" calcext:value-type="float">
            <text:p>13.479021</text:p>
          </table:table-cell>
          <table:table-cell table:formula="of:=[.C412]+[.A413]" office:value-type="float" office:value="42.764965339" calcext:value-type="float">
            <text:p>42.764965339</text:p>
          </table:table-cell>
        </table:table-row>
        <table:table-row table:style-name="ro1">
          <table:table-cell office:value-type="float" office:value="0.074052036" calcext:value-type="float">
            <text:p>0.074052036</text:p>
          </table:table-cell>
          <table:table-cell office:value-type="float" office:value="13.504018" calcext:value-type="float">
            <text:p>13.504018</text:p>
          </table:table-cell>
          <table:table-cell table:formula="of:=[.C413]+[.A414]" office:value-type="float" office:value="42.839017375" calcext:value-type="float">
            <text:p>42.839017375</text:p>
          </table:table-cell>
        </table:table-row>
        <table:table-row table:style-name="ro1">
          <table:table-cell office:value-type="float" office:value="0.07382315" calcext:value-type="float">
            <text:p>0.07382315</text:p>
          </table:table-cell>
          <table:table-cell office:value-type="float" office:value="13.545887" calcext:value-type="float">
            <text:p>13.545887</text:p>
          </table:table-cell>
          <table:table-cell table:formula="of:=[.C414]+[.A415]" office:value-type="float" office:value="42.912840525" calcext:value-type="float">
            <text:p>42.912840525</text:p>
          </table:table-cell>
        </table:table-row>
        <table:table-row table:style-name="ro1">
          <table:table-cell office:value-type="float" office:value="0.07382315" calcext:value-type="float">
            <text:p>0.07382315</text:p>
          </table:table-cell>
          <table:table-cell office:value-type="float" office:value="13.545887" calcext:value-type="float">
            <text:p>13.545887</text:p>
          </table:table-cell>
          <table:table-cell table:formula="of:=[.C415]+[.A416]" office:value-type="float" office:value="42.986663675" calcext:value-type="float">
            <text:p>42.986663675</text:p>
          </table:table-cell>
        </table:table-row>
        <table:table-row table:style-name="ro1">
          <table:table-cell office:value-type="float" office:value="0.073960476" calcext:value-type="float">
            <text:p>0.073960476</text:p>
          </table:table-cell>
          <table:table-cell office:value-type="float" office:value="13.520736" calcext:value-type="float">
            <text:p>13.520736</text:p>
          </table:table-cell>
          <table:table-cell table:formula="of:=[.C416]+[.A417]" office:value-type="float" office:value="43.060624151" calcext:value-type="float">
            <text:p>43.060624151</text:p>
          </table:table-cell>
        </table:table-row>
        <table:table-row table:style-name="ro1">
          <table:table-cell office:value-type="float" office:value="0.07397574" calcext:value-type="float">
            <text:p>0.07397574</text:p>
          </table:table-cell>
          <table:table-cell office:value-type="float" office:value="13.517945" calcext:value-type="float">
            <text:p>13.517945</text:p>
          </table:table-cell>
          <table:table-cell table:formula="of:=[.C417]+[.A418]" office:value-type="float" office:value="43.134599891" calcext:value-type="float">
            <text:p>43.134599891</text:p>
          </table:table-cell>
        </table:table-row>
        <table:table-row table:style-name="ro1">
          <table:table-cell office:value-type="float" office:value="0.07392996" calcext:value-type="float">
            <text:p>0.07392996</text:p>
          </table:table-cell>
          <table:table-cell office:value-type="float" office:value="13.526317" calcext:value-type="float">
            <text:p>13.526317</text:p>
          </table:table-cell>
          <table:table-cell table:formula="of:=[.C418]+[.A419]" office:value-type="float" office:value="43.208529851" calcext:value-type="float">
            <text:p>43.208529851</text:p>
          </table:table-cell>
        </table:table-row>
        <table:table-row table:style-name="ro1">
          <table:table-cell office:value-type="float" office:value="0.073853664" calcext:value-type="float">
            <text:p>0.073853664</text:p>
          </table:table-cell>
          <table:table-cell office:value-type="float" office:value="13.54029" calcext:value-type="float">
            <text:p>13.54029</text:p>
          </table:table-cell>
          <table:table-cell table:formula="of:=[.C419]+[.A420]" office:value-type="float" office:value="43.282383515" calcext:value-type="float">
            <text:p>43.282383515</text:p>
          </table:table-cell>
        </table:table-row>
        <table:table-row table:style-name="ro1">
          <table:table-cell office:value-type="float" office:value="0.07394522" calcext:value-type="float">
            <text:p>0.07394522</text:p>
          </table:table-cell>
          <table:table-cell office:value-type="float" office:value="13.523525" calcext:value-type="float">
            <text:p>13.523525</text:p>
          </table:table-cell>
          <table:table-cell table:formula="of:=[.C420]+[.A421]" office:value-type="float" office:value="43.356328735" calcext:value-type="float">
            <text:p>43.356328735</text:p>
          </table:table-cell>
        </table:table-row>
        <table:table-row table:style-name="ro1">
          <table:table-cell office:value-type="float" office:value="0.07382315" calcext:value-type="float">
            <text:p>0.07382315</text:p>
          </table:table-cell>
          <table:table-cell office:value-type="float" office:value="13.545887" calcext:value-type="float">
            <text:p>13.545887</text:p>
          </table:table-cell>
          <table:table-cell table:formula="of:=[.C421]+[.A422]" office:value-type="float" office:value="43.430151885" calcext:value-type="float">
            <text:p>43.430151885</text:p>
          </table:table-cell>
        </table:table-row>
        <table:table-row table:style-name="ro1">
          <table:table-cell office:value-type="float" office:value="0.07367056" calcext:value-type="float">
            <text:p>0.07367056</text:p>
          </table:table-cell>
          <table:table-cell office:value-type="float" office:value="13.573944" calcext:value-type="float">
            <text:p>13.573944</text:p>
          </table:table-cell>
          <table:table-cell table:formula="of:=[.C422]+[.A423]" office:value-type="float" office:value="43.503822445" calcext:value-type="float">
            <text:p>43.503822445</text:p>
          </table:table-cell>
        </table:table-row>
        <table:table-row table:style-name="ro1">
          <table:table-cell office:value-type="float" office:value="0.07367056" calcext:value-type="float">
            <text:p>0.07367056</text:p>
          </table:table-cell>
          <table:table-cell office:value-type="float" office:value="13.573944" calcext:value-type="float">
            <text:p>13.573944</text:p>
          </table:table-cell>
          <table:table-cell table:formula="of:=[.C423]+[.A424]" office:value-type="float" office:value="43.577493005" calcext:value-type="float">
            <text:p>43.577493005</text:p>
          </table:table-cell>
        </table:table-row>
        <table:table-row table:style-name="ro1">
          <table:table-cell office:value-type="float" office:value="0.073838405" calcext:value-type="float">
            <text:p>0.073838405</text:p>
          </table:table-cell>
          <table:table-cell office:value-type="float" office:value="13.543088" calcext:value-type="float">
            <text:p>13.543088</text:p>
          </table:table-cell>
          <table:table-cell table:formula="of:=[.C424]+[.A425]" office:value-type="float" office:value="43.65133141" calcext:value-type="float">
            <text:p>43.65133141</text:p>
          </table:table-cell>
        </table:table-row>
        <table:table-row table:style-name="ro1">
          <table:table-cell office:value-type="float" office:value="0.07392996" calcext:value-type="float">
            <text:p>0.07392996</text:p>
          </table:table-cell>
          <table:table-cell office:value-type="float" office:value="13.526317" calcext:value-type="float">
            <text:p>13.526317</text:p>
          </table:table-cell>
          <table:table-cell table:formula="of:=[.C425]+[.A426]" office:value-type="float" office:value="43.72526137" calcext:value-type="float">
            <text:p>43.72526137</text:p>
          </table:table-cell>
        </table:table-row>
        <table:table-row table:style-name="ro1">
          <table:table-cell office:value-type="float" office:value="0.07380789" calcext:value-type="float">
            <text:p>0.07380789</text:p>
          </table:table-cell>
          <table:table-cell office:value-type="float" office:value="13.548688" calcext:value-type="float">
            <text:p>13.548688</text:p>
          </table:table-cell>
          <table:table-cell table:formula="of:=[.C426]+[.A427]" office:value-type="float" office:value="43.79906926" calcext:value-type="float">
            <text:p>43.79906926</text:p>
          </table:table-cell>
        </table:table-row>
        <table:table-row table:style-name="ro1">
          <table:table-cell office:value-type="float" office:value="0.07351797" calcext:value-type="float">
            <text:p>0.07351797</text:p>
          </table:table-cell>
          <table:table-cell office:value-type="float" office:value="13.602117" calcext:value-type="float">
            <text:p>13.602117</text:p>
          </table:table-cell>
          <table:table-cell table:formula="of:=[.C427]+[.A428]" office:value-type="float" office:value="43.87258723" calcext:value-type="float">
            <text:p>43.87258723</text:p>
          </table:table-cell>
        </table:table-row>
        <table:table-row table:style-name="ro1">
          <table:table-cell office:value-type="float" office:value="0.07364004" calcext:value-type="float">
            <text:p>0.07364004</text:p>
          </table:table-cell>
          <table:table-cell office:value-type="float" office:value="13.579569" calcext:value-type="float">
            <text:p>13.579569</text:p>
          </table:table-cell>
          <table:table-cell table:formula="of:=[.C428]+[.A429]" office:value-type="float" office:value="43.94622727" calcext:value-type="float">
            <text:p>43.94622727</text:p>
          </table:table-cell>
        </table:table-row>
        <table:table-row table:style-name="ro1">
          <table:table-cell office:value-type="float" office:value="0.07382315" calcext:value-type="float">
            <text:p>0.07382315</text:p>
          </table:table-cell>
          <table:table-cell office:value-type="float" office:value="13.545887" calcext:value-type="float">
            <text:p>13.545887</text:p>
          </table:table-cell>
          <table:table-cell table:formula="of:=[.C429]+[.A430]" office:value-type="float" office:value="44.02005042" calcext:value-type="float">
            <text:p>44.02005042</text:p>
          </table:table-cell>
        </table:table-row>
        <table:table-row table:style-name="ro1">
          <table:table-cell office:value-type="float" office:value="0.073838405" calcext:value-type="float">
            <text:p>0.073838405</text:p>
          </table:table-cell>
          <table:table-cell office:value-type="float" office:value="13.543088" calcext:value-type="float">
            <text:p>13.543088</text:p>
          </table:table-cell>
          <table:table-cell table:formula="of:=[.C430]+[.A431]" office:value-type="float" office:value="44.093888825" calcext:value-type="float">
            <text:p>44.093888825</text:p>
          </table:table-cell>
        </table:table-row>
        <table:table-row table:style-name="ro1">
          <table:table-cell office:value-type="float" office:value="0.0736553" calcext:value-type="float">
            <text:p>0.0736553</text:p>
          </table:table-cell>
          <table:table-cell office:value-type="float" office:value="13.576756" calcext:value-type="float">
            <text:p>13.576756</text:p>
          </table:table-cell>
          <table:table-cell table:formula="of:=[.C431]+[.A432]" office:value-type="float" office:value="44.167544125" calcext:value-type="float">
            <text:p>44.167544125</text:p>
          </table:table-cell>
        </table:table-row>
        <table:table-row table:style-name="ro1">
          <table:table-cell office:value-type="float" office:value="0.073258564" calcext:value-type="float">
            <text:p>0.073258564</text:p>
          </table:table-cell>
          <table:table-cell office:value-type="float" office:value="13.650281" calcext:value-type="float">
            <text:p>13.650281</text:p>
          </table:table-cell>
          <table:table-cell table:formula="of:=[.C432]+[.A433]" office:value-type="float" office:value="44.240802689" calcext:value-type="float">
            <text:p>44.240802689</text:p>
          </table:table-cell>
        </table:table-row>
        <table:table-row table:style-name="ro1">
          <table:table-cell office:value-type="float" office:value="0.0733196" calcext:value-type="float">
            <text:p>0.0733196</text:p>
          </table:table-cell>
          <table:table-cell office:value-type="float" office:value="13.638918" calcext:value-type="float">
            <text:p>13.638918</text:p>
          </table:table-cell>
          <table:table-cell table:formula="of:=[.C433]+[.A434]" office:value-type="float" office:value="44.314122289" calcext:value-type="float">
            <text:p>44.314122289</text:p>
          </table:table-cell>
        </table:table-row>
        <table:table-row table:style-name="ro1">
          <table:table-cell office:value-type="float" office:value="0.07348745" calcext:value-type="float">
            <text:p>0.07348745</text:p>
          </table:table-cell>
          <table:table-cell office:value-type="float" office:value="13.607765" calcext:value-type="float">
            <text:p>13.607765</text:p>
          </table:table-cell>
          <table:table-cell table:formula="of:=[.C434]+[.A435]" office:value-type="float" office:value="44.387609739" calcext:value-type="float">
            <text:p>44.387609739</text:p>
          </table:table-cell>
        </table:table-row>
        <table:table-row table:style-name="ro1">
          <table:table-cell office:value-type="float" office:value="0.07342641" calcext:value-type="float">
            <text:p>0.07342641</text:p>
          </table:table-cell>
          <table:table-cell office:value-type="float" office:value="13.619078" calcext:value-type="float">
            <text:p>13.619078</text:p>
          </table:table-cell>
          <table:table-cell table:formula="of:=[.C435]+[.A436]" office:value-type="float" office:value="44.461036149" calcext:value-type="float">
            <text:p>44.461036149</text:p>
          </table:table-cell>
        </table:table-row>
        <table:table-row table:style-name="ro1">
          <table:table-cell office:value-type="float" office:value="0.073105976" calcext:value-type="float">
            <text:p>0.073105976</text:p>
          </table:table-cell>
          <table:table-cell office:value-type="float" office:value="13.678772" calcext:value-type="float">
            <text:p>13.678772</text:p>
          </table:table-cell>
          <table:table-cell table:formula="of:=[.C436]+[.A437]" office:value-type="float" office:value="44.534142125" calcext:value-type="float">
            <text:p>44.534142125</text:p>
          </table:table-cell>
        </table:table-row>
        <table:table-row table:style-name="ro1">
          <table:table-cell office:value-type="float" office:value="0.072770275" calcext:value-type="float">
            <text:p>0.072770275</text:p>
          </table:table-cell>
          <table:table-cell office:value-type="float" office:value="13.741874" calcext:value-type="float">
            <text:p>13.741874</text:p>
          </table:table-cell>
          <table:table-cell table:formula="of:=[.C437]+[.A438]" office:value-type="float" office:value="44.6069124" calcext:value-type="float">
            <text:p>44.6069124</text:p>
          </table:table-cell>
        </table:table-row>
        <table:table-row table:style-name="ro1">
          <table:table-cell office:value-type="float" office:value="0.07269398" calcext:value-type="float">
            <text:p>0.07269398</text:p>
          </table:table-cell>
          <table:table-cell office:value-type="float" office:value="13.756296" calcext:value-type="float">
            <text:p>13.756296</text:p>
          </table:table-cell>
          <table:table-cell table:formula="of:=[.C438]+[.A439]" office:value-type="float" office:value="44.67960638" calcext:value-type="float">
            <text:p>44.67960638</text:p>
          </table:table-cell>
        </table:table-row>
        <table:table-row table:style-name="ro1">
          <table:table-cell office:value-type="float" office:value="0.07280079" calcext:value-type="float">
            <text:p>0.07280079</text:p>
          </table:table-cell>
          <table:table-cell office:value-type="float" office:value="13.736114" calcext:value-type="float">
            <text:p>13.736114</text:p>
          </table:table-cell>
          <table:table-cell table:formula="of:=[.C439]+[.A440]" office:value-type="float" office:value="44.75240717" calcext:value-type="float">
            <text:p>44.75240717</text:p>
          </table:table-cell>
        </table:table-row>
        <table:table-row table:style-name="ro1">
          <table:table-cell office:value-type="float" office:value="0.07283131" calcext:value-type="float">
            <text:p>0.07283131</text:p>
          </table:table-cell>
          <table:table-cell office:value-type="float" office:value="13.730358" calcext:value-type="float">
            <text:p>13.730358</text:p>
          </table:table-cell>
          <table:table-cell table:formula="of:=[.C440]+[.A441]" office:value-type="float" office:value="44.82523848" calcext:value-type="float">
            <text:p>44.82523848</text:p>
          </table:table-cell>
        </table:table-row>
        <table:table-row table:style-name="ro1">
          <table:table-cell office:value-type="float" office:value="0.07280079" calcext:value-type="float">
            <text:p>0.07280079</text:p>
          </table:table-cell>
          <table:table-cell office:value-type="float" office:value="13.736114" calcext:value-type="float">
            <text:p>13.736114</text:p>
          </table:table-cell>
          <table:table-cell table:formula="of:=[.C441]+[.A442]" office:value-type="float" office:value="44.89803927" calcext:value-type="float">
            <text:p>44.89803927</text:p>
          </table:table-cell>
        </table:table-row>
        <table:table-row table:style-name="ro1">
          <table:table-cell office:value-type="float" office:value="0.07284657" calcext:value-type="float">
            <text:p>0.07284657</text:p>
          </table:table-cell>
          <table:table-cell office:value-type="float" office:value="13.727482" calcext:value-type="float">
            <text:p>13.727482</text:p>
          </table:table-cell>
          <table:table-cell table:formula="of:=[.C442]+[.A443]" office:value-type="float" office:value="44.97088584" calcext:value-type="float">
            <text:p>44.97088584</text:p>
          </table:table-cell>
        </table:table-row>
        <table:table-row table:style-name="ro1">
          <table:table-cell office:value-type="float" office:value="0.07296864" calcext:value-type="float">
            <text:p>0.07296864</text:p>
          </table:table-cell>
          <table:table-cell office:value-type="float" office:value="13.704517" calcext:value-type="float">
            <text:p>13.704517</text:p>
          </table:table-cell>
          <table:table-cell table:formula="of:=[.C443]+[.A444]" office:value-type="float" office:value="45.04385448" calcext:value-type="float">
            <text:p>45.04385448</text:p>
          </table:table-cell>
        </table:table-row>
        <table:table-row table:style-name="ro1">
          <table:table-cell office:value-type="float" office:value="0.07315175" calcext:value-type="float">
            <text:p>0.07315175</text:p>
          </table:table-cell>
          <table:table-cell office:value-type="float" office:value="13.670213" calcext:value-type="float">
            <text:p>13.670213</text:p>
          </table:table-cell>
          <table:table-cell table:formula="of:=[.C444]+[.A445]" office:value-type="float" office:value="45.11700623" calcext:value-type="float">
            <text:p>45.11700623</text:p>
          </table:table-cell>
        </table:table-row>
        <table:table-row table:style-name="ro1">
          <table:table-cell office:value-type="float" office:value="0.0733196" calcext:value-type="float">
            <text:p>0.0733196</text:p>
          </table:table-cell>
          <table:table-cell office:value-type="float" office:value="13.638918" calcext:value-type="float">
            <text:p>13.638918</text:p>
          </table:table-cell>
          <table:table-cell table:formula="of:=[.C445]+[.A446]" office:value-type="float" office:value="45.19032583" calcext:value-type="float">
            <text:p>45.19032583</text:p>
          </table:table-cell>
        </table:table-row>
        <table:table-row table:style-name="ro1">
          <table:table-cell office:value-type="float" office:value="0.07345693" calcext:value-type="float">
            <text:p>0.07345693</text:p>
          </table:table-cell>
          <table:table-cell office:value-type="float" office:value="13.61342" calcext:value-type="float">
            <text:p>13.61342</text:p>
          </table:table-cell>
          <table:table-cell table:formula="of:=[.C446]+[.A447]" office:value-type="float" office:value="45.26378276" calcext:value-type="float">
            <text:p>45.26378276</text:p>
          </table:table-cell>
        </table:table-row>
        <table:table-row table:style-name="ro1">
          <table:table-cell office:value-type="float" office:value="0.07362478" calcext:value-type="float">
            <text:p>0.07362478</text:p>
          </table:table-cell>
          <table:table-cell office:value-type="float" office:value="13.582383" calcext:value-type="float">
            <text:p>13.582383</text:p>
          </table:table-cell>
          <table:table-cell table:formula="of:=[.C447]+[.A448]" office:value-type="float" office:value="45.33740754" calcext:value-type="float">
            <text:p>45.33740754</text:p>
          </table:table-cell>
        </table:table-row>
        <table:table-row table:style-name="ro1">
          <table:table-cell office:value-type="float" office:value="0.07382315" calcext:value-type="float">
            <text:p>0.07382315</text:p>
          </table:table-cell>
          <table:table-cell office:value-type="float" office:value="13.545887" calcext:value-type="float">
            <text:p>13.545887</text:p>
          </table:table-cell>
          <table:table-cell table:formula="of:=[.C448]+[.A449]" office:value-type="float" office:value="45.41123069" calcext:value-type="float">
            <text:p>45.41123069</text:p>
          </table:table-cell>
        </table:table-row>
        <table:table-row table:style-name="ro1">
          <table:table-cell office:value-type="float" office:value="0.073991" calcext:value-type="float">
            <text:p>0.073991</text:p>
          </table:table-cell>
          <table:table-cell office:value-type="float" office:value="13.515157" calcext:value-type="float">
            <text:p>13.515157</text:p>
          </table:table-cell>
          <table:table-cell table:formula="of:=[.C449]+[.A450]" office:value-type="float" office:value="45.48522169" calcext:value-type="float">
            <text:p>45.48522169</text:p>
          </table:table-cell>
        </table:table-row>
        <table:table-row table:style-name="ro1">
          <table:table-cell office:value-type="float" office:value="0.07414359" calcext:value-type="float">
            <text:p>0.07414359</text:p>
          </table:table-cell>
          <table:table-cell office:value-type="float" office:value="13.487343" calcext:value-type="float">
            <text:p>13.487343</text:p>
          </table:table-cell>
          <table:table-cell table:formula="of:=[.C450]+[.A451]" office:value-type="float" office:value="45.55936528" calcext:value-type="float">
            <text:p>45.55936528</text:p>
          </table:table-cell>
        </table:table-row>
        <table:table-row table:style-name="ro1">
          <table:table-cell office:value-type="float" office:value="0.07435721" calcext:value-type="float">
            <text:p>0.07435721</text:p>
          </table:table-cell>
          <table:table-cell office:value-type="float" office:value="13.448595" calcext:value-type="float">
            <text:p>13.448595</text:p>
          </table:table-cell>
          <table:table-cell table:formula="of:=[.C451]+[.A452]" office:value-type="float" office:value="45.63372249" calcext:value-type="float">
            <text:p>45.63372249</text:p>
          </table:table-cell>
        </table:table-row>
        <table:table-row table:style-name="ro1">
          <table:table-cell office:value-type="float" office:value="0.07437247" calcext:value-type="float">
            <text:p>0.07437247</text:p>
          </table:table-cell>
          <table:table-cell office:value-type="float" office:value="13.445835" calcext:value-type="float">
            <text:p>13.445835</text:p>
          </table:table-cell>
          <table:table-cell table:formula="of:=[.C452]+[.A453]" office:value-type="float" office:value="45.70809496" calcext:value-type="float">
            <text:p>45.70809496</text:p>
          </table:table-cell>
        </table:table-row>
        <table:table-row table:style-name="ro1">
          <table:table-cell office:value-type="float" office:value="0.07426566" calcext:value-type="float">
            <text:p>0.07426566</text:p>
          </table:table-cell>
          <table:table-cell office:value-type="float" office:value="13.465174" calcext:value-type="float">
            <text:p>13.465174</text:p>
          </table:table-cell>
          <table:table-cell table:formula="of:=[.C453]+[.A454]" office:value-type="float" office:value="45.78236062" calcext:value-type="float">
            <text:p>45.78236062</text:p>
          </table:table-cell>
        </table:table-row>
        <table:table-row table:style-name="ro1">
          <table:table-cell office:value-type="float" office:value="0.07437247" calcext:value-type="float">
            <text:p>0.07437247</text:p>
          </table:table-cell>
          <table:table-cell office:value-type="float" office:value="13.445835" calcext:value-type="float">
            <text:p>13.445835</text:p>
          </table:table-cell>
          <table:table-cell table:formula="of:=[.C454]+[.A455]" office:value-type="float" office:value="45.85673309" calcext:value-type="float">
            <text:p>45.85673309</text:p>
          </table:table-cell>
        </table:table-row>
        <table:table-row table:style-name="ro1">
          <table:table-cell office:value-type="float" office:value="0.07455558" calcext:value-type="float">
            <text:p>0.07455558</text:p>
          </table:table-cell>
          <table:table-cell office:value-type="float" office:value="13.412811" calcext:value-type="float">
            <text:p>13.412811</text:p>
          </table:table-cell>
          <table:table-cell table:formula="of:=[.C455]+[.A456]" office:value-type="float" office:value="45.93128867" calcext:value-type="float">
            <text:p>45.93128867</text:p>
          </table:table-cell>
        </table:table-row>
        <table:table-row table:style-name="ro1">
          <table:table-cell office:value-type="float" office:value="0.074662395" calcext:value-type="float">
            <text:p>0.074662395</text:p>
          </table:table-cell>
          <table:table-cell office:value-type="float" office:value="13.393623" calcext:value-type="float">
            <text:p>13.393623</text:p>
          </table:table-cell>
          <table:table-cell table:formula="of:=[.C456]+[.A457]" office:value-type="float" office:value="46.005951065" calcext:value-type="float">
            <text:p>46.005951065</text:p>
          </table:table-cell>
        </table:table-row>
        <table:table-row table:style-name="ro1">
          <table:table-cell office:value-type="float" office:value="0.07437247" calcext:value-type="float">
            <text:p>0.07437247</text:p>
          </table:table-cell>
          <table:table-cell office:value-type="float" office:value="13.445835" calcext:value-type="float">
            <text:p>13.445835</text:p>
          </table:table-cell>
          <table:table-cell table:formula="of:=[.C457]+[.A458]" office:value-type="float" office:value="46.080323535" calcext:value-type="float">
            <text:p>46.080323535</text:p>
          </table:table-cell>
        </table:table-row>
        <table:table-row table:style-name="ro1">
          <table:table-cell office:value-type="float" office:value="0.0739147" calcext:value-type="float">
            <text:p>0.0739147</text:p>
          </table:table-cell>
          <table:table-cell office:value-type="float" office:value="13.529109" calcext:value-type="float">
            <text:p>13.529109</text:p>
          </table:table-cell>
          <table:table-cell table:formula="of:=[.C458]+[.A459]" office:value-type="float" office:value="46.154238235" calcext:value-type="float">
            <text:p>46.154238235</text:p>
          </table:table-cell>
        </table:table-row>
        <table:table-row table:style-name="ro1">
          <table:table-cell office:value-type="float" office:value="0.073716335" calcext:value-type="float">
            <text:p>0.073716335</text:p>
          </table:table-cell>
          <table:table-cell office:value-type="float" office:value="13.565515" calcext:value-type="float">
            <text:p>13.565515</text:p>
          </table:table-cell>
          <table:table-cell table:formula="of:=[.C459]+[.A460]" office:value-type="float" office:value="46.22795457" calcext:value-type="float">
            <text:p>46.22795457</text:p>
          </table:table-cell>
        </table:table-row>
        <table:table-row table:style-name="ro1">
          <table:table-cell office:value-type="float" office:value="0.07392996" calcext:value-type="float">
            <text:p>0.07392996</text:p>
          </table:table-cell>
          <table:table-cell office:value-type="float" office:value="13.526317" calcext:value-type="float">
            <text:p>13.526317</text:p>
          </table:table-cell>
          <table:table-cell table:formula="of:=[.C460]+[.A461]" office:value-type="float" office:value="46.30188453" calcext:value-type="float">
            <text:p>46.30188453</text:p>
          </table:table-cell>
        </table:table-row>
        <table:table-row table:style-name="ro1">
          <table:table-cell office:value-type="float" office:value="0.074189365" calcext:value-type="float">
            <text:p>0.074189365</text:p>
          </table:table-cell>
          <table:table-cell office:value-type="float" office:value="13.479021" calcext:value-type="float">
            <text:p>13.479021</text:p>
          </table:table-cell>
          <table:table-cell table:formula="of:=[.C461]+[.A462]" office:value-type="float" office:value="46.3760738950001" calcext:value-type="float">
            <text:p>46.3760738950001</text:p>
          </table:table-cell>
        </table:table-row>
        <table:table-row table:style-name="ro1">
          <table:table-cell office:value-type="float" office:value="0.07434195" calcext:value-type="float">
            <text:p>0.07434195</text:p>
          </table:table-cell>
          <table:table-cell office:value-type="float" office:value="13.451355" calcext:value-type="float">
            <text:p>13.451355</text:p>
          </table:table-cell>
          <table:table-cell table:formula="of:=[.C462]+[.A463]" office:value-type="float" office:value="46.4504158450001" calcext:value-type="float">
            <text:p>46.4504158450001</text:p>
          </table:table-cell>
        </table:table-row>
        <table:table-row table:style-name="ro1">
          <table:table-cell office:value-type="float" office:value="0.074174106" calcext:value-type="float">
            <text:p>0.074174106</text:p>
          </table:table-cell>
          <table:table-cell office:value-type="float" office:value="13.481793" calcext:value-type="float">
            <text:p>13.481793</text:p>
          </table:table-cell>
          <table:table-cell table:formula="of:=[.C463]+[.A464]" office:value-type="float" office:value="46.524589951" calcext:value-type="float">
            <text:p>46.524589951</text:p>
          </table:table-cell>
        </table:table-row>
        <table:table-row table:style-name="ro1">
          <table:table-cell office:value-type="float" office:value="0.073716335" calcext:value-type="float">
            <text:p>0.073716335</text:p>
          </table:table-cell>
          <table:table-cell office:value-type="float" office:value="13.565515" calcext:value-type="float">
            <text:p>13.565515</text:p>
          </table:table-cell>
          <table:table-cell table:formula="of:=[.C464]+[.A465]" office:value-type="float" office:value="46.598306286" calcext:value-type="float">
            <text:p>46.598306286</text:p>
          </table:table-cell>
        </table:table-row>
        <table:table-row table:style-name="ro1">
          <table:table-cell office:value-type="float" office:value="0.07364004" calcext:value-type="float">
            <text:p>0.07364004</text:p>
          </table:table-cell>
          <table:table-cell office:value-type="float" office:value="13.579569" calcext:value-type="float">
            <text:p>13.579569</text:p>
          </table:table-cell>
          <table:table-cell table:formula="of:=[.C465]+[.A466]" office:value-type="float" office:value="46.671946326" calcext:value-type="float">
            <text:p>46.671946326</text:p>
          </table:table-cell>
        </table:table-row>
        <table:table-row table:style-name="ro1">
          <table:table-cell office:value-type="float" office:value="0.073731594" calcext:value-type="float">
            <text:p>0.073731594</text:p>
          </table:table-cell>
          <table:table-cell office:value-type="float" office:value="13.562707" calcext:value-type="float">
            <text:p>13.562707</text:p>
          </table:table-cell>
          <table:table-cell table:formula="of:=[.C466]+[.A467]" office:value-type="float" office:value="46.7456779200001" calcext:value-type="float">
            <text:p>46.7456779200001</text:p>
          </table:table-cell>
        </table:table-row>
        <table:table-row table:style-name="ro1">
          <table:table-cell office:value-type="float" office:value="0.07376211" calcext:value-type="float">
            <text:p>0.07376211</text:p>
          </table:table-cell>
          <table:table-cell office:value-type="float" office:value="13.5570965" calcext:value-type="float">
            <text:p>13.5570965</text:p>
          </table:table-cell>
          <table:table-cell table:formula="of:=[.C467]+[.A468]" office:value-type="float" office:value="46.81944003" calcext:value-type="float">
            <text:p>46.81944003</text:p>
          </table:table-cell>
        </table:table-row>
        <table:table-row table:style-name="ro1">
          <table:table-cell office:value-type="float" office:value="0.07350271" calcext:value-type="float">
            <text:p>0.07350271</text:p>
          </table:table-cell>
          <table:table-cell office:value-type="float" office:value="13.60494" calcext:value-type="float">
            <text:p>13.60494</text:p>
          </table:table-cell>
          <table:table-cell table:formula="of:=[.C468]+[.A469]" office:value-type="float" office:value="46.89294274" calcext:value-type="float">
            <text:p>46.89294274</text:p>
          </table:table-cell>
        </table:table-row>
        <table:table-row table:style-name="ro1">
          <table:table-cell office:value-type="float" office:value="0.073365375" calcext:value-type="float">
            <text:p>0.073365375</text:p>
          </table:table-cell>
          <table:table-cell office:value-type="float" office:value="13.630408" calcext:value-type="float">
            <text:p>13.630408</text:p>
          </table:table-cell>
          <table:table-cell table:formula="of:=[.C469]+[.A470]" office:value-type="float" office:value="46.9663081150001" calcext:value-type="float">
            <text:p>46.9663081150001</text:p>
          </table:table-cell>
        </table:table-row>
        <table:table-row table:style-name="ro1">
          <table:table-cell office:value-type="float" office:value="0.073380634" calcext:value-type="float">
            <text:p>0.073380634</text:p>
          </table:table-cell>
          <table:table-cell office:value-type="float" office:value="13.627574" calcext:value-type="float">
            <text:p>13.627574</text:p>
          </table:table-cell>
          <table:table-cell table:formula="of:=[.C470]+[.A471]" office:value-type="float" office:value="47.039688749" calcext:value-type="float">
            <text:p>47.039688749</text:p>
          </table:table-cell>
        </table:table-row>
        <table:table-row table:style-name="ro1">
          <table:table-cell office:value-type="float" office:value="0.07356375" calcext:value-type="float">
            <text:p>0.07356375</text:p>
          </table:table-cell>
          <table:table-cell office:value-type="float" office:value="13.593653" calcext:value-type="float">
            <text:p>13.593653</text:p>
          </table:table-cell>
          <table:table-cell table:formula="of:=[.C471]+[.A472]" office:value-type="float" office:value="47.1132524990001" calcext:value-type="float">
            <text:p>47.1132524990001</text:p>
          </table:table-cell>
        </table:table-row>
        <table:table-row table:style-name="ro1">
          <table:table-cell office:value-type="float" office:value="0.07341115" calcext:value-type="float">
            <text:p>0.07341115</text:p>
          </table:table-cell>
          <table:table-cell office:value-type="float" office:value="13.621908" calcext:value-type="float">
            <text:p>13.621908</text:p>
          </table:table-cell>
          <table:table-cell table:formula="of:=[.C472]+[.A473]" office:value-type="float" office:value="47.186663649" calcext:value-type="float">
            <text:p>47.186663649</text:p>
          </table:table-cell>
        </table:table-row>
        <table:table-row table:style-name="ro1">
          <table:table-cell office:value-type="float" office:value="0.073121235" calcext:value-type="float">
            <text:p>0.073121235</text:p>
          </table:table-cell>
          <table:table-cell office:value-type="float" office:value="13.675918" calcext:value-type="float">
            <text:p>13.675918</text:p>
          </table:table-cell>
          <table:table-cell table:formula="of:=[.C473]+[.A474]" office:value-type="float" office:value="47.259784884" calcext:value-type="float">
            <text:p>47.259784884</text:p>
          </table:table-cell>
        </table:table-row>
        <table:table-row table:style-name="ro1">
          <table:table-cell office:value-type="float" office:value="0.07304494" calcext:value-type="float">
            <text:p>0.07304494</text:p>
          </table:table-cell>
          <table:table-cell office:value-type="float" office:value="13.690202" calcext:value-type="float">
            <text:p>13.690202</text:p>
          </table:table-cell>
          <table:table-cell table:formula="of:=[.C474]+[.A475]" office:value-type="float" office:value="47.3328298240001" calcext:value-type="float">
            <text:p>47.3328298240001</text:p>
          </table:table-cell>
        </table:table-row>
        <table:table-row table:style-name="ro1">
          <table:table-cell office:value-type="float" office:value="0.07319753" calcext:value-type="float">
            <text:p>0.07319753</text:p>
          </table:table-cell>
          <table:table-cell office:value-type="float" office:value="13.661663" calcext:value-type="float">
            <text:p>13.661663</text:p>
          </table:table-cell>
          <table:table-cell table:formula="of:=[.C475]+[.A476]" office:value-type="float" office:value="47.4060273540001" calcext:value-type="float">
            <text:p>47.4060273540001</text:p>
          </table:table-cell>
        </table:table-row>
        <table:table-row table:style-name="ro1">
          <table:table-cell office:value-type="float" office:value="0.07313649" calcext:value-type="float">
            <text:p>0.07313649</text:p>
          </table:table-cell>
          <table:table-cell office:value-type="float" office:value="13.673064" calcext:value-type="float">
            <text:p>13.673064</text:p>
          </table:table-cell>
          <table:table-cell table:formula="of:=[.C476]+[.A477]" office:value-type="float" office:value="47.4791638440001" calcext:value-type="float">
            <text:p>47.4791638440001</text:p>
          </table:table-cell>
        </table:table-row>
        <table:table-row table:style-name="ro1">
          <table:table-cell office:value-type="float" office:value="0.07296864" calcext:value-type="float">
            <text:p>0.07296864</text:p>
          </table:table-cell>
          <table:table-cell office:value-type="float" office:value="13.704517" calcext:value-type="float">
            <text:p>13.704517</text:p>
          </table:table-cell>
          <table:table-cell table:formula="of:=[.C477]+[.A478]" office:value-type="float" office:value="47.5521324840001" calcext:value-type="float">
            <text:p>47.5521324840001</text:p>
          </table:table-cell>
        </table:table-row>
        <table:table-row table:style-name="ro1">
          <table:table-cell office:value-type="float" office:value="0.07273976" calcext:value-type="float">
            <text:p>0.07273976</text:p>
          </table:table-cell>
          <table:table-cell office:value-type="float" office:value="13.74764" calcext:value-type="float">
            <text:p>13.74764</text:p>
          </table:table-cell>
          <table:table-cell table:formula="of:=[.C478]+[.A479]" office:value-type="float" office:value="47.6248722440001" calcext:value-type="float">
            <text:p>47.6248722440001</text:p>
          </table:table-cell>
        </table:table-row>
        <table:table-row table:style-name="ro1">
          <table:table-cell office:value-type="float" office:value="0.07267872" calcext:value-type="float">
            <text:p>0.07267872</text:p>
          </table:table-cell>
          <table:table-cell office:value-type="float" office:value="13.759185" calcext:value-type="float">
            <text:p>13.759185</text:p>
          </table:table-cell>
          <table:table-cell table:formula="of:=[.C479]+[.A480]" office:value-type="float" office:value="47.6975509640001" calcext:value-type="float">
            <text:p>47.6975509640001</text:p>
          </table:table-cell>
        </table:table-row>
        <table:table-row table:style-name="ro1">
          <table:table-cell office:value-type="float" office:value="0.07260243" calcext:value-type="float">
            <text:p>0.07260243</text:p>
          </table:table-cell>
          <table:table-cell office:value-type="float" office:value="13.7736435" calcext:value-type="float">
            <text:p>13.7736435</text:p>
          </table:table-cell>
          <table:table-cell table:formula="of:=[.C480]+[.A481]" office:value-type="float" office:value="47.7701533940001" calcext:value-type="float">
            <text:p>47.7701533940001</text:p>
          </table:table-cell>
        </table:table-row>
        <table:table-row table:style-name="ro1">
          <table:table-cell office:value-type="float" office:value="0.072526135" calcext:value-type="float">
            <text:p>0.072526135</text:p>
          </table:table-cell>
          <table:table-cell office:value-type="float" office:value="13.788133" calcext:value-type="float">
            <text:p>13.788133</text:p>
          </table:table-cell>
          <table:table-cell table:formula="of:=[.C481]+[.A482]" office:value-type="float" office:value="47.8426795290001" calcext:value-type="float">
            <text:p>47.8426795290001</text:p>
          </table:table-cell>
        </table:table-row>
        <table:table-row table:style-name="ro1">
          <table:table-cell office:value-type="float" office:value="0.07254139" calcext:value-type="float">
            <text:p>0.07254139</text:p>
          </table:table-cell>
          <table:table-cell office:value-type="float" office:value="13.785233" calcext:value-type="float">
            <text:p>13.785233</text:p>
          </table:table-cell>
          <table:table-cell table:formula="of:=[.C482]+[.A483]" office:value-type="float" office:value="47.915220919" calcext:value-type="float">
            <text:p>47.915220919</text:p>
          </table:table-cell>
        </table:table-row>
        <table:table-row table:style-name="ro1">
          <table:table-cell office:value-type="float" office:value="0.072632946" calcext:value-type="float">
            <text:p>0.072632946</text:p>
          </table:table-cell>
          <table:table-cell office:value-type="float" office:value="13.767857" calcext:value-type="float">
            <text:p>13.767857</text:p>
          </table:table-cell>
          <table:table-cell table:formula="of:=[.C483]+[.A484]" office:value-type="float" office:value="47.9878538650001" calcext:value-type="float">
            <text:p>47.9878538650001</text:p>
          </table:table-cell>
        </table:table-row>
        <table:table-row table:style-name="ro1">
          <table:table-cell office:value-type="float" office:value="0.07284657" calcext:value-type="float">
            <text:p>0.07284657</text:p>
          </table:table-cell>
          <table:table-cell office:value-type="float" office:value="13.727482" calcext:value-type="float">
            <text:p>13.727482</text:p>
          </table:table-cell>
          <table:table-cell table:formula="of:=[.C484]+[.A485]" office:value-type="float" office:value="48.0607004350001" calcext:value-type="float">
            <text:p>48.0607004350001</text:p>
          </table:table-cell>
        </table:table-row>
        <table:table-row table:style-name="ro1">
          <table:table-cell office:value-type="float" office:value="0.07301442" calcext:value-type="float">
            <text:p>0.07301442</text:p>
          </table:table-cell>
          <table:table-cell office:value-type="float" office:value="13.695924" calcext:value-type="float">
            <text:p>13.695924</text:p>
          </table:table-cell>
          <table:table-cell table:formula="of:=[.C485]+[.A486]" office:value-type="float" office:value="48.1337148550001" calcext:value-type="float">
            <text:p>48.1337148550001</text:p>
          </table:table-cell>
        </table:table-row>
        <table:table-row table:style-name="ro1">
          <table:table-cell office:value-type="float" office:value="0.07318227" calcext:value-type="float">
            <text:p>0.07318227</text:p>
          </table:table-cell>
          <table:table-cell office:value-type="float" office:value="13.664512" calcext:value-type="float">
            <text:p>13.664512</text:p>
          </table:table-cell>
          <table:table-cell table:formula="of:=[.C486]+[.A487]" office:value-type="float" office:value="48.206897125" calcext:value-type="float">
            <text:p>48.206897125</text:p>
          </table:table-cell>
        </table:table-row>
        <table:table-row table:style-name="ro1">
          <table:table-cell office:value-type="float" office:value="0.07341115" calcext:value-type="float">
            <text:p>0.07341115</text:p>
          </table:table-cell>
          <table:table-cell office:value-type="float" office:value="13.621908" calcext:value-type="float">
            <text:p>13.621908</text:p>
          </table:table-cell>
          <table:table-cell table:formula="of:=[.C487]+[.A488]" office:value-type="float" office:value="48.280308275" calcext:value-type="float">
            <text:p>48.280308275</text:p>
          </table:table-cell>
        </table:table-row>
        <table:table-row table:style-name="ro1">
          <table:table-cell office:value-type="float" office:value="0.073579006" calcext:value-type="float">
            <text:p>0.073579006</text:p>
          </table:table-cell>
          <table:table-cell office:value-type="float" office:value="13.590834" calcext:value-type="float">
            <text:p>13.590834</text:p>
          </table:table-cell>
          <table:table-cell table:formula="of:=[.C488]+[.A489]" office:value-type="float" office:value="48.3538872810001" calcext:value-type="float">
            <text:p>48.3538872810001</text:p>
          </table:table-cell>
        </table:table-row>
        <table:table-row table:style-name="ro1">
          <table:table-cell office:value-type="float" office:value="0.07376211" calcext:value-type="float">
            <text:p>0.07376211</text:p>
          </table:table-cell>
          <table:table-cell office:value-type="float" office:value="13.5570965" calcext:value-type="float">
            <text:p>13.5570965</text:p>
          </table:table-cell>
          <table:table-cell table:formula="of:=[.C489]+[.A490]" office:value-type="float" office:value="48.4276493910001" calcext:value-type="float">
            <text:p>48.4276493910001</text:p>
          </table:table-cell>
        </table:table-row>
        <table:table-row table:style-name="ro1">
          <table:table-cell office:value-type="float" office:value="0.07394522" calcext:value-type="float">
            <text:p>0.07394522</text:p>
          </table:table-cell>
          <table:table-cell office:value-type="float" office:value="13.523525" calcext:value-type="float">
            <text:p>13.523525</text:p>
          </table:table-cell>
          <table:table-cell table:formula="of:=[.C490]+[.A491]" office:value-type="float" office:value="48.501594611" calcext:value-type="float">
            <text:p>48.501594611</text:p>
          </table:table-cell>
        </table:table-row>
        <table:table-row table:style-name="ro1">
          <table:table-cell office:value-type="float" office:value="0.07403678" calcext:value-type="float">
            <text:p>0.07403678</text:p>
          </table:table-cell>
          <table:table-cell office:value-type="float" office:value="13.506801" calcext:value-type="float">
            <text:p>13.506801</text:p>
          </table:table-cell>
          <table:table-cell table:formula="of:=[.C491]+[.A492]" office:value-type="float" office:value="48.575631391" calcext:value-type="float">
            <text:p>48.575631391</text:p>
          </table:table-cell>
        </table:table-row>
        <table:table-row table:style-name="ro1">
          <table:table-cell office:value-type="float" office:value="0.07411307" calcext:value-type="float">
            <text:p>0.07411307</text:p>
          </table:table-cell>
          <table:table-cell office:value-type="float" office:value="13.492896" calcext:value-type="float">
            <text:p>13.492896</text:p>
          </table:table-cell>
          <table:table-cell table:formula="of:=[.C492]+[.A493]" office:value-type="float" office:value="48.6497444610001" calcext:value-type="float">
            <text:p>48.6497444610001</text:p>
          </table:table-cell>
        </table:table-row>
        <table:table-row table:style-name="ro1">
          <table:table-cell office:value-type="float" office:value="0.07415885" calcext:value-type="float">
            <text:p>0.07415885</text:p>
          </table:table-cell>
          <table:table-cell office:value-type="float" office:value="13.484568" calcext:value-type="float">
            <text:p>13.484568</text:p>
          </table:table-cell>
          <table:table-cell table:formula="of:=[.C493]+[.A494]" office:value-type="float" office:value="48.7239033110001" calcext:value-type="float">
            <text:p>48.7239033110001</text:p>
          </table:table-cell>
        </table:table-row>
        <table:table-row table:style-name="ro1">
          <table:table-cell office:value-type="float" office:value="0.074189365" calcext:value-type="float">
            <text:p>0.074189365</text:p>
          </table:table-cell>
          <table:table-cell office:value-type="float" office:value="13.479021" calcext:value-type="float">
            <text:p>13.479021</text:p>
          </table:table-cell>
          <table:table-cell table:formula="of:=[.C494]+[.A495]" office:value-type="float" office:value="48.7980926760001" calcext:value-type="float">
            <text:p>48.7980926760001</text:p>
          </table:table-cell>
        </table:table-row>
        <table:table-row table:style-name="ro1">
          <table:table-cell office:value-type="float" office:value="0.07420462" calcext:value-type="float">
            <text:p>0.07420462</text:p>
          </table:table-cell>
          <table:table-cell office:value-type="float" office:value="13.476249" calcext:value-type="float">
            <text:p>13.476249</text:p>
          </table:table-cell>
          <table:table-cell table:formula="of:=[.C495]+[.A496]" office:value-type="float" office:value="48.8722972960001" calcext:value-type="float">
            <text:p>48.8722972960001</text:p>
          </table:table-cell>
        </table:table-row>
        <table:table-row table:style-name="ro1">
          <table:table-cell office:value-type="float" office:value="0.07414359" calcext:value-type="float">
            <text:p>0.07414359</text:p>
          </table:table-cell>
          <table:table-cell office:value-type="float" office:value="13.487343" calcext:value-type="float">
            <text:p>13.487343</text:p>
          </table:table-cell>
          <table:table-cell table:formula="of:=[.C496]+[.A497]" office:value-type="float" office:value="48.9464408860001" calcext:value-type="float">
            <text:p>48.9464408860001</text:p>
          </table:table-cell>
        </table:table-row>
        <table:table-row table:style-name="ro1">
          <table:table-cell office:value-type="float" office:value="0.07408255" calcext:value-type="float">
            <text:p>0.07408255</text:p>
          </table:table-cell>
          <table:table-cell office:value-type="float" office:value="13.498455" calcext:value-type="float">
            <text:p>13.498455</text:p>
          </table:table-cell>
          <table:table-cell table:formula="of:=[.C497]+[.A498]" office:value-type="float" office:value="49.0205234360001" calcext:value-type="float">
            <text:p>49.0205234360001</text:p>
          </table:table-cell>
        </table:table-row>
        <table:table-row table:style-name="ro1">
          <table:table-cell office:value-type="float" office:value="0.07411307" calcext:value-type="float">
            <text:p>0.07411307</text:p>
          </table:table-cell>
          <table:table-cell office:value-type="float" office:value="13.492896" calcext:value-type="float">
            <text:p>13.492896</text:p>
          </table:table-cell>
          <table:table-cell table:formula="of:=[.C498]+[.A499]" office:value-type="float" office:value="49.0946365060001" calcext:value-type="float">
            <text:p>49.0946365060001</text:p>
          </table:table-cell>
        </table:table-row>
        <table:table-row table:style-name="ro1">
          <table:table-cell office:value-type="float" office:value="0.07397574" calcext:value-type="float">
            <text:p>0.07397574</text:p>
          </table:table-cell>
          <table:table-cell office:value-type="float" office:value="13.517945" calcext:value-type="float">
            <text:p>13.517945</text:p>
          </table:table-cell>
          <table:table-cell table:formula="of:=[.C499]+[.A500]" office:value-type="float" office:value="49.1686122460001" calcext:value-type="float">
            <text:p>49.1686122460001</text:p>
          </table:table-cell>
        </table:table-row>
        <table:table-row table:style-name="ro1">
          <table:table-cell office:value-type="float" office:value="0.07380789" calcext:value-type="float">
            <text:p>0.07380789</text:p>
          </table:table-cell>
          <table:table-cell office:value-type="float" office:value="13.548688" calcext:value-type="float">
            <text:p>13.548688</text:p>
          </table:table-cell>
          <table:table-cell table:formula="of:=[.C500]+[.A501]" office:value-type="float" office:value="49.2424201360001" calcext:value-type="float">
            <text:p>49.2424201360001</text:p>
          </table:table-cell>
        </table:table-row>
        <table:table-row table:style-name="ro1">
          <table:table-cell office:value-type="float" office:value="0.07368582" calcext:value-type="float">
            <text:p>0.07368582</text:p>
          </table:table-cell>
          <table:table-cell office:value-type="float" office:value="13.571133" calcext:value-type="float">
            <text:p>13.571133</text:p>
          </table:table-cell>
          <table:table-cell table:formula="of:=[.C501]+[.A502]" office:value-type="float" office:value="49.3161059560001" calcext:value-type="float">
            <text:p>49.3161059560001</text:p>
          </table:table-cell>
        </table:table-row>
        <table:table-row table:style-name="ro1">
          <table:table-cell office:value-type="float" office:value="0.07367056" calcext:value-type="float">
            <text:p>0.07367056</text:p>
          </table:table-cell>
          <table:table-cell office:value-type="float" office:value="13.573944" calcext:value-type="float">
            <text:p>13.573944</text:p>
          </table:table-cell>
          <table:table-cell table:formula="of:=[.C502]+[.A503]" office:value-type="float" office:value="49.3897765160001" calcext:value-type="float">
            <text:p>49.3897765160001</text:p>
          </table:table-cell>
        </table:table-row>
        <table:table-row table:style-name="ro1">
          <table:table-cell office:value-type="float" office:value="0.07350271" calcext:value-type="float">
            <text:p>0.07350271</text:p>
          </table:table-cell>
          <table:table-cell office:value-type="float" office:value="13.60494" calcext:value-type="float">
            <text:p>13.60494</text:p>
          </table:table-cell>
          <table:table-cell table:formula="of:=[.C503]+[.A504]" office:value-type="float" office:value="49.4632792260001" calcext:value-type="float">
            <text:p>49.4632792260001</text:p>
          </table:table-cell>
        </table:table-row>
        <table:table-row table:style-name="ro1">
          <table:table-cell office:value-type="float" office:value="0.07333486" calcext:value-type="float">
            <text:p>0.07333486</text:p>
          </table:table-cell>
          <table:table-cell office:value-type="float" office:value="13.63608" calcext:value-type="float">
            <text:p>13.63608</text:p>
          </table:table-cell>
          <table:table-cell table:formula="of:=[.C504]+[.A505]" office:value-type="float" office:value="49.5366140860001" calcext:value-type="float">
            <text:p>49.5366140860001</text:p>
          </table:table-cell>
        </table:table-row>
        <table:table-row table:style-name="ro1">
          <table:table-cell office:value-type="float" office:value="0.07327382" calcext:value-type="float">
            <text:p>0.07327382</text:p>
          </table:table-cell>
          <table:table-cell office:value-type="float" office:value="13.647439" calcext:value-type="float">
            <text:p>13.647439</text:p>
          </table:table-cell>
          <table:table-cell table:formula="of:=[.C505]+[.A506]" office:value-type="float" office:value="49.6098879060001" calcext:value-type="float">
            <text:p>49.6098879060001</text:p>
          </table:table-cell>
        </table:table-row>
        <table:table-row table:style-name="ro1">
          <table:table-cell office:value-type="float" office:value="0.0733196" calcext:value-type="float">
            <text:p>0.0733196</text:p>
          </table:table-cell>
          <table:table-cell office:value-type="float" office:value="13.638918" calcext:value-type="float">
            <text:p>13.638918</text:p>
          </table:table-cell>
          <table:table-cell table:formula="of:=[.C506]+[.A507]" office:value-type="float" office:value="49.6832075060001" calcext:value-type="float">
            <text:p>49.6832075060001</text:p>
          </table:table-cell>
        </table:table-row>
        <table:table-row table:style-name="ro1">
          <table:table-cell office:value-type="float" office:value="0.073105976" calcext:value-type="float">
            <text:p>0.073105976</text:p>
          </table:table-cell>
          <table:table-cell office:value-type="float" office:value="13.678772" calcext:value-type="float">
            <text:p>13.678772</text:p>
          </table:table-cell>
          <table:table-cell table:formula="of:=[.C507]+[.A508]" office:value-type="float" office:value="49.7563134820001" calcext:value-type="float">
            <text:p>49.7563134820001</text:p>
          </table:table-cell>
        </table:table-row>
        <table:table-row table:style-name="ro1">
          <table:table-cell office:value-type="float" office:value="0.07269398" calcext:value-type="float">
            <text:p>0.07269398</text:p>
          </table:table-cell>
          <table:table-cell office:value-type="float" office:value="13.756296" calcext:value-type="float">
            <text:p>13.756296</text:p>
          </table:table-cell>
          <table:table-cell table:formula="of:=[.C508]+[.A509]" office:value-type="float" office:value="49.8290074620001" calcext:value-type="float">
            <text:p>49.8290074620001</text:p>
          </table:table-cell>
        </table:table-row>
        <table:table-row table:style-name="ro1">
          <table:table-cell office:value-type="float" office:value="0.07257191" calcext:value-type="float">
            <text:p>0.07257191</text:p>
          </table:table-cell>
          <table:table-cell office:value-type="float" office:value="13.779435" calcext:value-type="float">
            <text:p>13.779435</text:p>
          </table:table-cell>
          <table:table-cell table:formula="of:=[.C509]+[.A510]" office:value-type="float" office:value="49.901579372" calcext:value-type="float">
            <text:p>49.901579372</text:p>
          </table:table-cell>
        </table:table-row>
        <table:table-row table:style-name="ro1">
          <table:table-cell office:value-type="float" office:value="0.072648205" calcext:value-type="float">
            <text:p>0.072648205</text:p>
          </table:table-cell>
          <table:table-cell office:value-type="float" office:value="13.764964" calcext:value-type="float">
            <text:p>13.764964</text:p>
          </table:table-cell>
          <table:table-cell table:formula="of:=[.C510]+[.A511]" office:value-type="float" office:value="49.9742275770001" calcext:value-type="float">
            <text:p>49.9742275770001</text:p>
          </table:table-cell>
        </table:table-row>
        <table:table-row table:style-name="ro1">
          <table:table-cell office:value-type="float" office:value="0.07249561" calcext:value-type="float">
            <text:p>0.07249561</text:p>
          </table:table-cell>
          <table:table-cell office:value-type="float" office:value="13.793939" calcext:value-type="float">
            <text:p>13.793939</text:p>
          </table:table-cell>
          <table:table-cell table:formula="of:=[.C511]+[.A512]" office:value-type="float" office:value="50.046723187" calcext:value-type="float">
            <text:p>50.046723187</text:p>
          </table:table-cell>
        </table:table-row>
        <table:table-row table:style-name="ro1">
          <table:table-cell office:value-type="float" office:value="0.07237354" calcext:value-type="float">
            <text:p>0.07237354</text:p>
          </table:table-cell>
          <table:table-cell office:value-type="float" office:value="13.817204" calcext:value-type="float">
            <text:p>13.817204</text:p>
          </table:table-cell>
          <table:table-cell table:formula="of:=[.C512]+[.A513]" office:value-type="float" office:value="50.1190967270001" calcext:value-type="float">
            <text:p>50.1190967270001</text:p>
          </table:table-cell>
        </table:table-row>
        <table:table-row table:style-name="ro1">
          <table:table-cell office:value-type="float" office:value="0.07228199" calcext:value-type="float">
            <text:p>0.07228199</text:p>
          </table:table-cell>
          <table:table-cell office:value-type="float" office:value="13.834705" calcext:value-type="float">
            <text:p>13.834705</text:p>
          </table:table-cell>
          <table:table-cell table:formula="of:=[.C513]+[.A514]" office:value-type="float" office:value="50.1913787170001" calcext:value-type="float">
            <text:p>50.1913787170001</text:p>
          </table:table-cell>
        </table:table-row>
        <table:table-row table:style-name="ro1">
          <table:table-cell office:value-type="float" office:value="0.072419316" calcext:value-type="float">
            <text:p>0.072419316</text:p>
          </table:table-cell>
          <table:table-cell office:value-type="float" office:value="13.808471" calcext:value-type="float">
            <text:p>13.808471</text:p>
          </table:table-cell>
          <table:table-cell table:formula="of:=[.C514]+[.A515]" office:value-type="float" office:value="50.263798033" calcext:value-type="float">
            <text:p>50.263798033</text:p>
          </table:table-cell>
        </table:table-row>
        <table:table-row table:style-name="ro1">
          <table:table-cell office:value-type="float" office:value="0.07266346" calcext:value-type="float">
            <text:p>0.07266346</text:p>
          </table:table-cell>
          <table:table-cell office:value-type="float" office:value="13.762074" calcext:value-type="float">
            <text:p>13.762074</text:p>
          </table:table-cell>
          <table:table-cell table:formula="of:=[.C515]+[.A516]" office:value-type="float" office:value="50.3364614930001" calcext:value-type="float">
            <text:p>50.3364614930001</text:p>
          </table:table-cell>
        </table:table-row>
        <table:table-row table:style-name="ro1">
          <table:table-cell office:value-type="float" office:value="0.07280079" calcext:value-type="float">
            <text:p>0.07280079</text:p>
          </table:table-cell>
          <table:table-cell office:value-type="float" office:value="13.736114" calcext:value-type="float">
            <text:p>13.736114</text:p>
          </table:table-cell>
          <table:table-cell table:formula="of:=[.C516]+[.A517]" office:value-type="float" office:value="50.4092622830001" calcext:value-type="float">
            <text:p>50.4092622830001</text:p>
          </table:table-cell>
        </table:table-row>
        <table:table-row table:style-name="ro1">
          <table:table-cell office:value-type="float" office:value="0.07304494" calcext:value-type="float">
            <text:p>0.07304494</text:p>
          </table:table-cell>
          <table:table-cell office:value-type="float" office:value="13.690202" calcext:value-type="float">
            <text:p>13.690202</text:p>
          </table:table-cell>
          <table:table-cell table:formula="of:=[.C517]+[.A518]" office:value-type="float" office:value="50.4823072230001" calcext:value-type="float">
            <text:p>50.4823072230001</text:p>
          </table:table-cell>
        </table:table-row>
        <table:table-row table:style-name="ro1">
          <table:table-cell office:value-type="float" office:value="0.07327382" calcext:value-type="float">
            <text:p>0.07327382</text:p>
          </table:table-cell>
          <table:table-cell office:value-type="float" office:value="13.647439" calcext:value-type="float">
            <text:p>13.647439</text:p>
          </table:table-cell>
          <table:table-cell table:formula="of:=[.C518]+[.A519]" office:value-type="float" office:value="50.5555810430001" calcext:value-type="float">
            <text:p>50.5555810430001</text:p>
          </table:table-cell>
        </table:table-row>
        <table:table-row table:style-name="ro1">
          <table:table-cell office:value-type="float" office:value="0.07354849" calcext:value-type="float">
            <text:p>0.07354849</text:p>
          </table:table-cell>
          <table:table-cell office:value-type="float" office:value="13.596473" calcext:value-type="float">
            <text:p>13.596473</text:p>
          </table:table-cell>
          <table:table-cell table:formula="of:=[.C519]+[.A520]" office:value-type="float" office:value="50.6291295330001" calcext:value-type="float">
            <text:p>50.6291295330001</text:p>
          </table:table-cell>
        </table:table-row>
        <table:table-row table:style-name="ro1">
          <table:table-cell office:value-type="float" office:value="0.073716335" calcext:value-type="float">
            <text:p>0.073716335</text:p>
          </table:table-cell>
          <table:table-cell office:value-type="float" office:value="13.565515" calcext:value-type="float">
            <text:p>13.565515</text:p>
          </table:table-cell>
          <table:table-cell table:formula="of:=[.C520]+[.A521]" office:value-type="float" office:value="50.7028458680001" calcext:value-type="float">
            <text:p>50.7028458680001</text:p>
          </table:table-cell>
        </table:table-row>
        <table:table-row table:style-name="ro1">
          <table:table-cell office:value-type="float" office:value="0.07376211" calcext:value-type="float">
            <text:p>0.07376211</text:p>
          </table:table-cell>
          <table:table-cell office:value-type="float" office:value="13.5570965" calcext:value-type="float">
            <text:p>13.5570965</text:p>
          </table:table-cell>
          <table:table-cell table:formula="of:=[.C521]+[.A522]" office:value-type="float" office:value="50.7766079780001" calcext:value-type="float">
            <text:p>50.7766079780001</text:p>
          </table:table-cell>
        </table:table-row>
        <table:table-row table:style-name="ro1">
          <table:table-cell office:value-type="float" office:value="0.073853664" calcext:value-type="float">
            <text:p>0.073853664</text:p>
          </table:table-cell>
          <table:table-cell office:value-type="float" office:value="13.54029" calcext:value-type="float">
            <text:p>13.54029</text:p>
          </table:table-cell>
          <table:table-cell table:formula="of:=[.C522]+[.A523]" office:value-type="float" office:value="50.8504616420001" calcext:value-type="float">
            <text:p>50.8504616420001</text:p>
          </table:table-cell>
        </table:table-row>
        <table:table-row table:style-name="ro1">
          <table:table-cell office:value-type="float" office:value="0.07377737" calcext:value-type="float">
            <text:p>0.07377737</text:p>
          </table:table-cell>
          <table:table-cell office:value-type="float" office:value="13.554293" calcext:value-type="float">
            <text:p>13.554293</text:p>
          </table:table-cell>
          <table:table-cell table:formula="of:=[.C523]+[.A524]" office:value-type="float" office:value="50.9242390120001" calcext:value-type="float">
            <text:p>50.9242390120001</text:p>
          </table:table-cell>
        </table:table-row>
        <table:table-row table:style-name="ro1">
          <table:table-cell office:value-type="float" office:value="0.07354849" calcext:value-type="float">
            <text:p>0.07354849</text:p>
          </table:table-cell>
          <table:table-cell office:value-type="float" office:value="13.596473" calcext:value-type="float">
            <text:p>13.596473</text:p>
          </table:table-cell>
          <table:table-cell table:formula="of:=[.C524]+[.A525]" office:value-type="float" office:value="50.9977875020001" calcext:value-type="float">
            <text:p>50.9977875020001</text:p>
          </table:table-cell>
        </table:table-row>
        <table:table-row table:style-name="ro1">
          <table:table-cell office:value-type="float" office:value="0.07356375" calcext:value-type="float">
            <text:p>0.07356375</text:p>
          </table:table-cell>
          <table:table-cell office:value-type="float" office:value="13.593653" calcext:value-type="float">
            <text:p>13.593653</text:p>
          </table:table-cell>
          <table:table-cell table:formula="of:=[.C525]+[.A526]" office:value-type="float" office:value="51.071351252" calcext:value-type="float">
            <text:p>51.071351252</text:p>
          </table:table-cell>
        </table:table-row>
        <table:table-row table:style-name="ro1">
          <table:table-cell office:value-type="float" office:value="0.07360952" calcext:value-type="float">
            <text:p>0.07360952</text:p>
          </table:table-cell>
          <table:table-cell office:value-type="float" office:value="13.585199" calcext:value-type="float">
            <text:p>13.585199</text:p>
          </table:table-cell>
          <table:table-cell table:formula="of:=[.C526]+[.A527]" office:value-type="float" office:value="51.144960772" calcext:value-type="float">
            <text:p>51.144960772</text:p>
          </table:table-cell>
        </table:table-row>
        <table:table-row table:style-name="ro1">
          <table:table-cell office:value-type="float" office:value="0.07351797" calcext:value-type="float">
            <text:p>0.07351797</text:p>
          </table:table-cell>
          <table:table-cell office:value-type="float" office:value="13.602117" calcext:value-type="float">
            <text:p>13.602117</text:p>
          </table:table-cell>
          <table:table-cell table:formula="of:=[.C527]+[.A528]" office:value-type="float" office:value="51.218478742" calcext:value-type="float">
            <text:p>51.218478742</text:p>
          </table:table-cell>
        </table:table-row>
        <table:table-row table:style-name="ro1">
          <table:table-cell office:value-type="float" office:value="0.07330434" calcext:value-type="float">
            <text:p>0.07330434</text:p>
          </table:table-cell>
          <table:table-cell office:value-type="float" office:value="13.641757" calcext:value-type="float">
            <text:p>13.641757</text:p>
          </table:table-cell>
          <table:table-cell table:formula="of:=[.C528]+[.A529]" office:value-type="float" office:value="51.291783082" calcext:value-type="float">
            <text:p>51.291783082</text:p>
          </table:table-cell>
        </table:table-row>
        <table:table-row table:style-name="ro1">
          <table:table-cell office:value-type="float" office:value="0.07318227" calcext:value-type="float">
            <text:p>0.07318227</text:p>
          </table:table-cell>
          <table:table-cell office:value-type="float" office:value="13.664512" calcext:value-type="float">
            <text:p>13.664512</text:p>
          </table:table-cell>
          <table:table-cell table:formula="of:=[.C529]+[.A530]" office:value-type="float" office:value="51.364965352" calcext:value-type="float">
            <text:p>51.364965352</text:p>
          </table:table-cell>
        </table:table-row>
        <table:table-row table:style-name="ro1">
          <table:table-cell office:value-type="float" office:value="0.07327382" calcext:value-type="float">
            <text:p>0.07327382</text:p>
          </table:table-cell>
          <table:table-cell office:value-type="float" office:value="13.647439" calcext:value-type="float">
            <text:p>13.647439</text:p>
          </table:table-cell>
          <table:table-cell table:formula="of:=[.C530]+[.A531]" office:value-type="float" office:value="51.438239172" calcext:value-type="float">
            <text:p>51.438239172</text:p>
          </table:table-cell>
        </table:table-row>
        <table:table-row table:style-name="ro1">
          <table:table-cell office:value-type="float" office:value="0.07333486" calcext:value-type="float">
            <text:p>0.07333486</text:p>
          </table:table-cell>
          <table:table-cell office:value-type="float" office:value="13.63608" calcext:value-type="float">
            <text:p>13.63608</text:p>
          </table:table-cell>
          <table:table-cell table:formula="of:=[.C531]+[.A532]" office:value-type="float" office:value="51.511574032" calcext:value-type="float">
            <text:p>51.511574032</text:p>
          </table:table-cell>
        </table:table-row>
        <table:table-row table:style-name="ro1">
          <table:table-cell office:value-type="float" office:value="0.07313649" calcext:value-type="float">
            <text:p>0.07313649</text:p>
          </table:table-cell>
          <table:table-cell office:value-type="float" office:value="13.673064" calcext:value-type="float">
            <text:p>13.673064</text:p>
          </table:table-cell>
          <table:table-cell table:formula="of:=[.C532]+[.A533]" office:value-type="float" office:value="51.5847105220001" calcext:value-type="float">
            <text:p>51.5847105220001</text:p>
          </table:table-cell>
        </table:table-row>
        <table:table-row table:style-name="ro1">
          <table:table-cell office:value-type="float" office:value="0.07281605" calcext:value-type="float">
            <text:p>0.07281605</text:p>
          </table:table-cell>
          <table:table-cell office:value-type="float" office:value="13.733235" calcext:value-type="float">
            <text:p>13.733235</text:p>
          </table:table-cell>
          <table:table-cell table:formula="of:=[.C533]+[.A534]" office:value-type="float" office:value="51.657526572" calcext:value-type="float">
            <text:p>51.657526572</text:p>
          </table:table-cell>
        </table:table-row>
        <table:table-row table:style-name="ro1">
          <table:table-cell office:value-type="float" office:value="0.0727245" calcext:value-type="float">
            <text:p>0.0727245</text:p>
          </table:table-cell>
          <table:table-cell office:value-type="float" office:value="13.750524" calcext:value-type="float">
            <text:p>13.750524</text:p>
          </table:table-cell>
          <table:table-cell table:formula="of:=[.C534]+[.A535]" office:value-type="float" office:value="51.730251072" calcext:value-type="float">
            <text:p>51.730251072</text:p>
          </table:table-cell>
        </table:table-row>
        <table:table-row table:style-name="ro1">
          <table:table-cell office:value-type="float" office:value="0.07283131" calcext:value-type="float">
            <text:p>0.07283131</text:p>
          </table:table-cell>
          <table:table-cell office:value-type="float" office:value="13.730358" calcext:value-type="float">
            <text:p>13.730358</text:p>
          </table:table-cell>
          <table:table-cell table:formula="of:=[.C535]+[.A536]" office:value-type="float" office:value="51.803082382" calcext:value-type="float">
            <text:p>51.803082382</text:p>
          </table:table-cell>
        </table:table-row>
        <table:table-row table:style-name="ro1">
          <table:table-cell office:value-type="float" office:value="0.072770275" calcext:value-type="float">
            <text:p>0.072770275</text:p>
          </table:table-cell>
          <table:table-cell office:value-type="float" office:value="13.741874" calcext:value-type="float">
            <text:p>13.741874</text:p>
          </table:table-cell>
          <table:table-cell table:formula="of:=[.C536]+[.A537]" office:value-type="float" office:value="51.875852657" calcext:value-type="float">
            <text:p>51.875852657</text:p>
          </table:table-cell>
        </table:table-row>
        <table:table-row table:style-name="ro1">
          <table:table-cell office:value-type="float" office:value="0.072648205" calcext:value-type="float">
            <text:p>0.072648205</text:p>
          </table:table-cell>
          <table:table-cell office:value-type="float" office:value="13.764964" calcext:value-type="float">
            <text:p>13.764964</text:p>
          </table:table-cell>
          <table:table-cell table:formula="of:=[.C537]+[.A538]" office:value-type="float" office:value="51.948500862" calcext:value-type="float">
            <text:p>51.948500862</text:p>
          </table:table-cell>
        </table:table-row>
        <table:table-row table:style-name="ro1">
          <table:table-cell office:value-type="float" office:value="0.07246509" calcext:value-type="float">
            <text:p>0.07246509</text:p>
          </table:table-cell>
          <table:table-cell office:value-type="float" office:value="13.799747" calcext:value-type="float">
            <text:p>13.799747</text:p>
          </table:table-cell>
          <table:table-cell table:formula="of:=[.C538]+[.A539]" office:value-type="float" office:value="52.0209659520001" calcext:value-type="float">
            <text:p>52.0209659520001</text:p>
          </table:table-cell>
        </table:table-row>
        <table:table-row table:style-name="ro1">
          <table:table-cell office:value-type="float" office:value="0.07261769" calcext:value-type="float">
            <text:p>0.07261769</text:p>
          </table:table-cell>
          <table:table-cell office:value-type="float" office:value="13.770749" calcext:value-type="float">
            <text:p>13.770749</text:p>
          </table:table-cell>
          <table:table-cell table:formula="of:=[.C539]+[.A540]" office:value-type="float" office:value="52.0935836420001" calcext:value-type="float">
            <text:p>52.0935836420001</text:p>
          </table:table-cell>
        </table:table-row>
        <table:table-row table:style-name="ro1">
          <table:table-cell office:value-type="float" office:value="0.07269398" calcext:value-type="float">
            <text:p>0.07269398</text:p>
          </table:table-cell>
          <table:table-cell office:value-type="float" office:value="13.756296" calcext:value-type="float">
            <text:p>13.756296</text:p>
          </table:table-cell>
          <table:table-cell table:formula="of:=[.C540]+[.A541]" office:value-type="float" office:value="52.166277622" calcext:value-type="float">
            <text:p>52.166277622</text:p>
          </table:table-cell>
        </table:table-row>
        <table:table-row table:style-name="ro1">
          <table:table-cell office:value-type="float" office:value="0.072632946" calcext:value-type="float">
            <text:p>0.072632946</text:p>
          </table:table-cell>
          <table:table-cell office:value-type="float" office:value="13.767857" calcext:value-type="float">
            <text:p>13.767857</text:p>
          </table:table-cell>
          <table:table-cell table:formula="of:=[.C541]+[.A542]" office:value-type="float" office:value="52.2389105680001" calcext:value-type="float">
            <text:p>52.2389105680001</text:p>
          </table:table-cell>
        </table:table-row>
        <table:table-row table:style-name="ro1">
          <table:table-cell office:value-type="float" office:value="0.07249561" calcext:value-type="float">
            <text:p>0.07249561</text:p>
          </table:table-cell>
          <table:table-cell office:value-type="float" office:value="13.793939" calcext:value-type="float">
            <text:p>13.793939</text:p>
          </table:table-cell>
          <table:table-cell table:formula="of:=[.C542]+[.A543]" office:value-type="float" office:value="52.311406178" calcext:value-type="float">
            <text:p>52.311406178</text:p>
          </table:table-cell>
        </table:table-row>
        <table:table-row table:style-name="ro1">
          <table:table-cell office:value-type="float" office:value="0.07249561" calcext:value-type="float">
            <text:p>0.07249561</text:p>
          </table:table-cell>
          <table:table-cell office:value-type="float" office:value="13.793939" calcext:value-type="float">
            <text:p>13.793939</text:p>
          </table:table-cell>
          <table:table-cell table:formula="of:=[.C543]+[.A544]" office:value-type="float" office:value="52.383901788" calcext:value-type="float">
            <text:p>52.383901788</text:p>
          </table:table-cell>
        </table:table-row>
        <table:table-row table:style-name="ro1">
          <table:table-cell office:value-type="float" office:value="0.07261769" calcext:value-type="float">
            <text:p>0.07261769</text:p>
          </table:table-cell>
          <table:table-cell office:value-type="float" office:value="13.770749" calcext:value-type="float">
            <text:p>13.770749</text:p>
          </table:table-cell>
          <table:table-cell table:formula="of:=[.C544]+[.A545]" office:value-type="float" office:value="52.456519478" calcext:value-type="float">
            <text:p>52.456519478</text:p>
          </table:table-cell>
        </table:table-row>
        <table:table-row table:style-name="ro1">
          <table:table-cell office:value-type="float" office:value="0.07273976" calcext:value-type="float">
            <text:p>0.07273976</text:p>
          </table:table-cell>
          <table:table-cell office:value-type="float" office:value="13.74764" calcext:value-type="float">
            <text:p>13.74764</text:p>
          </table:table-cell>
          <table:table-cell table:formula="of:=[.C545]+[.A546]" office:value-type="float" office:value="52.529259238" calcext:value-type="float">
            <text:p>52.529259238</text:p>
          </table:table-cell>
        </table:table-row>
        <table:table-row table:style-name="ro1">
          <table:table-cell office:value-type="float" office:value="0.07266346" calcext:value-type="float">
            <text:p>0.07266346</text:p>
          </table:table-cell>
          <table:table-cell office:value-type="float" office:value="13.762074" calcext:value-type="float">
            <text:p>13.762074</text:p>
          </table:table-cell>
          <table:table-cell table:formula="of:=[.C546]+[.A547]" office:value-type="float" office:value="52.601922698" calcext:value-type="float">
            <text:p>52.601922698</text:p>
          </table:table-cell>
        </table:table-row>
        <table:table-row table:style-name="ro1">
          <table:table-cell office:value-type="float" office:value="0.07258717" calcext:value-type="float">
            <text:p>0.07258717</text:p>
          </table:table-cell>
          <table:table-cell office:value-type="float" office:value="13.776539" calcext:value-type="float">
            <text:p>13.776539</text:p>
          </table:table-cell>
          <table:table-cell table:formula="of:=[.C547]+[.A548]" office:value-type="float" office:value="52.674509868" calcext:value-type="float">
            <text:p>52.674509868</text:p>
          </table:table-cell>
        </table:table-row>
        <table:table-row table:style-name="ro1">
          <table:table-cell office:value-type="float" office:value="0.07269398" calcext:value-type="float">
            <text:p>0.07269398</text:p>
          </table:table-cell>
          <table:table-cell office:value-type="float" office:value="13.756296" calcext:value-type="float">
            <text:p>13.756296</text:p>
          </table:table-cell>
          <table:table-cell table:formula="of:=[.C548]+[.A549]" office:value-type="float" office:value="52.747203848" calcext:value-type="float">
            <text:p>52.747203848</text:p>
          </table:table-cell>
        </table:table-row>
        <table:table-row table:style-name="ro1">
          <table:table-cell office:value-type="float" office:value="0.07283131" calcext:value-type="float">
            <text:p>0.07283131</text:p>
          </table:table-cell>
          <table:table-cell office:value-type="float" office:value="13.730358" calcext:value-type="float">
            <text:p>13.730358</text:p>
          </table:table-cell>
          <table:table-cell table:formula="of:=[.C549]+[.A550]" office:value-type="float" office:value="52.820035158" calcext:value-type="float">
            <text:p>52.820035158</text:p>
          </table:table-cell>
        </table:table-row>
        <table:table-row table:style-name="ro1">
          <table:table-cell office:value-type="float" office:value="0.07287709" calcext:value-type="float">
            <text:p>0.07287709</text:p>
          </table:table-cell>
          <table:table-cell office:value-type="float" office:value="13.721733" calcext:value-type="float">
            <text:p>13.721733</text:p>
          </table:table-cell>
          <table:table-cell table:formula="of:=[.C550]+[.A551]" office:value-type="float" office:value="52.892912248" calcext:value-type="float">
            <text:p>52.892912248</text:p>
          </table:table-cell>
        </table:table-row>
        <table:table-row table:style-name="ro1">
          <table:table-cell office:value-type="float" office:value="0.072785534" calcext:value-type="float">
            <text:p>0.072785534</text:p>
          </table:table-cell>
          <table:table-cell office:value-type="float" office:value="13.738994" calcext:value-type="float">
            <text:p>13.738994</text:p>
          </table:table-cell>
          <table:table-cell table:formula="of:=[.C551]+[.A552]" office:value-type="float" office:value="52.965697782" calcext:value-type="float">
            <text:p>52.965697782</text:p>
          </table:table-cell>
        </table:table-row>
        <table:table-row table:style-name="ro1">
          <table:table-cell office:value-type="float" office:value="0.072785534" calcext:value-type="float">
            <text:p>0.072785534</text:p>
          </table:table-cell>
          <table:table-cell office:value-type="float" office:value="13.738994" calcext:value-type="float">
            <text:p>13.738994</text:p>
          </table:table-cell>
          <table:table-cell table:formula="of:=[.C552]+[.A553]" office:value-type="float" office:value="53.038483316" calcext:value-type="float">
            <text:p>53.038483316</text:p>
          </table:table-cell>
        </table:table-row>
        <table:table-row table:style-name="ro1">
          <table:table-cell office:value-type="float" office:value="0.07292286" calcext:value-type="float">
            <text:p>0.07292286</text:p>
          </table:table-cell>
          <table:table-cell office:value-type="float" office:value="13.7131195" calcext:value-type="float">
            <text:p>13.7131195</text:p>
          </table:table-cell>
          <table:table-cell table:formula="of:=[.C553]+[.A554]" office:value-type="float" office:value="53.111406176" calcext:value-type="float">
            <text:p>53.111406176</text:p>
          </table:table-cell>
        </table:table-row>
        <table:table-row table:style-name="ro1">
          <table:table-cell office:value-type="float" office:value="0.07292286" calcext:value-type="float">
            <text:p>0.07292286</text:p>
          </table:table-cell>
          <table:table-cell office:value-type="float" office:value="13.7131195" calcext:value-type="float">
            <text:p>13.7131195</text:p>
          </table:table-cell>
          <table:table-cell table:formula="of:=[.C554]+[.A555]" office:value-type="float" office:value="53.184329036" calcext:value-type="float">
            <text:p>53.184329036</text:p>
          </table:table-cell>
        </table:table-row>
        <table:table-row table:style-name="ro1">
          <table:table-cell office:value-type="float" office:value="0.07283131" calcext:value-type="float">
            <text:p>0.07283131</text:p>
          </table:table-cell>
          <table:table-cell office:value-type="float" office:value="13.730358" calcext:value-type="float">
            <text:p>13.730358</text:p>
          </table:table-cell>
          <table:table-cell table:formula="of:=[.C555]+[.A556]" office:value-type="float" office:value="53.257160346" calcext:value-type="float">
            <text:p>53.257160346</text:p>
          </table:table-cell>
        </table:table-row>
        <table:table-row table:style-name="ro1">
          <table:table-cell office:value-type="float" office:value="0.07269398" calcext:value-type="float">
            <text:p>0.07269398</text:p>
          </table:table-cell>
          <table:table-cell office:value-type="float" office:value="13.756296" calcext:value-type="float">
            <text:p>13.756296</text:p>
          </table:table-cell>
          <table:table-cell table:formula="of:=[.C556]+[.A557]" office:value-type="float" office:value="53.329854326" calcext:value-type="float">
            <text:p>53.329854326</text:p>
          </table:table-cell>
        </table:table-row>
        <table:table-row table:style-name="ro1">
          <table:table-cell office:value-type="float" office:value="0.07284657" calcext:value-type="float">
            <text:p>0.07284657</text:p>
          </table:table-cell>
          <table:table-cell office:value-type="float" office:value="13.727482" calcext:value-type="float">
            <text:p>13.727482</text:p>
          </table:table-cell>
          <table:table-cell table:formula="of:=[.C557]+[.A558]" office:value-type="float" office:value="53.402700896" calcext:value-type="float">
            <text:p>53.402700896</text:p>
          </table:table-cell>
        </table:table-row>
        <table:table-row table:style-name="ro1">
          <table:table-cell office:value-type="float" office:value="0.07287709" calcext:value-type="float">
            <text:p>0.07287709</text:p>
          </table:table-cell>
          <table:table-cell office:value-type="float" office:value="13.721733" calcext:value-type="float">
            <text:p>13.721733</text:p>
          </table:table-cell>
          <table:table-cell table:formula="of:=[.C558]+[.A559]" office:value-type="float" office:value="53.475577986" calcext:value-type="float">
            <text:p>53.475577986</text:p>
          </table:table-cell>
        </table:table-row>
        <table:table-row table:style-name="ro1">
          <table:table-cell office:value-type="float" office:value="0.072785534" calcext:value-type="float">
            <text:p>0.072785534</text:p>
          </table:table-cell>
          <table:table-cell office:value-type="float" office:value="13.738994" calcext:value-type="float">
            <text:p>13.738994</text:p>
          </table:table-cell>
          <table:table-cell table:formula="of:=[.C559]+[.A560]" office:value-type="float" office:value="53.54836352" calcext:value-type="float">
            <text:p>53.54836352</text:p>
          </table:table-cell>
        </table:table-row>
        <table:table-row table:style-name="ro1">
          <table:table-cell office:value-type="float" office:value="0.07249561" calcext:value-type="float">
            <text:p>0.07249561</text:p>
          </table:table-cell>
          <table:table-cell office:value-type="float" office:value="13.793939" calcext:value-type="float">
            <text:p>13.793939</text:p>
          </table:table-cell>
          <table:table-cell table:formula="of:=[.C560]+[.A561]" office:value-type="float" office:value="53.62085913" calcext:value-type="float">
            <text:p>53.62085913</text:p>
          </table:table-cell>
        </table:table-row>
        <table:table-row table:style-name="ro1">
          <table:table-cell office:value-type="float" office:value="0.072419316" calcext:value-type="float">
            <text:p>0.072419316</text:p>
          </table:table-cell>
          <table:table-cell office:value-type="float" office:value="13.808471" calcext:value-type="float">
            <text:p>13.808471</text:p>
          </table:table-cell>
          <table:table-cell table:formula="of:=[.C561]+[.A562]" office:value-type="float" office:value="53.693278446" calcext:value-type="float">
            <text:p>53.693278446</text:p>
          </table:table-cell>
        </table:table-row>
        <table:table-row table:style-name="ro1">
          <table:table-cell office:value-type="float" office:value="0.07248035" calcext:value-type="float">
            <text:p>0.07248035</text:p>
          </table:table-cell>
          <table:table-cell office:value-type="float" office:value="13.796843" calcext:value-type="float">
            <text:p>13.796843</text:p>
          </table:table-cell>
          <table:table-cell table:formula="of:=[.C562]+[.A563]" office:value-type="float" office:value="53.765758796" calcext:value-type="float">
            <text:p>53.765758796</text:p>
          </table:table-cell>
        </table:table-row>
        <table:table-row table:style-name="ro1">
          <table:table-cell office:value-type="float" office:value="0.072526135" calcext:value-type="float">
            <text:p>0.072526135</text:p>
          </table:table-cell>
          <table:table-cell office:value-type="float" office:value="13.788133" calcext:value-type="float">
            <text:p>13.788133</text:p>
          </table:table-cell>
          <table:table-cell table:formula="of:=[.C563]+[.A564]" office:value-type="float" office:value="53.838284931" calcext:value-type="float">
            <text:p>53.838284931</text:p>
          </table:table-cell>
        </table:table-row>
        <table:table-row table:style-name="ro1">
          <table:table-cell office:value-type="float" office:value="0.072434574" calcext:value-type="float">
            <text:p>0.072434574</text:p>
          </table:table-cell>
          <table:table-cell office:value-type="float" office:value="13.805562" calcext:value-type="float">
            <text:p>13.805562</text:p>
          </table:table-cell>
          <table:table-cell table:formula="of:=[.C564]+[.A565]" office:value-type="float" office:value="53.910719505" calcext:value-type="float">
            <text:p>53.910719505</text:p>
          </table:table-cell>
        </table:table-row>
        <table:table-row table:style-name="ro1">
          <table:table-cell office:value-type="float" office:value="0.07226673" calcext:value-type="float">
            <text:p>0.07226673</text:p>
          </table:table-cell>
          <table:table-cell office:value-type="float" office:value="13.837626" calcext:value-type="float">
            <text:p>13.837626</text:p>
          </table:table-cell>
          <table:table-cell table:formula="of:=[.C565]+[.A566]" office:value-type="float" office:value="53.982986235" calcext:value-type="float">
            <text:p>53.982986235</text:p>
          </table:table-cell>
        </table:table-row>
        <table:table-row table:style-name="ro1">
          <table:table-cell office:value-type="float" office:value="0.07225147" calcext:value-type="float">
            <text:p>0.07225147</text:p>
          </table:table-cell>
          <table:table-cell office:value-type="float" office:value="13.840549" calcext:value-type="float">
            <text:p>13.840549</text:p>
          </table:table-cell>
          <table:table-cell table:formula="of:=[.C566]+[.A567]" office:value-type="float" office:value="54.055237705" calcext:value-type="float">
            <text:p>54.055237705</text:p>
          </table:table-cell>
        </table:table-row>
        <table:table-row table:style-name="ro1">
          <table:table-cell office:value-type="float" office:value="0.0723888" calcext:value-type="float">
            <text:p>0.0723888</text:p>
          </table:table-cell>
          <table:table-cell office:value-type="float" office:value="13.814292" calcext:value-type="float">
            <text:p>13.814292</text:p>
          </table:table-cell>
          <table:table-cell table:formula="of:=[.C567]+[.A568]" office:value-type="float" office:value="54.127626505" calcext:value-type="float">
            <text:p>54.127626505</text:p>
          </table:table-cell>
        </table:table-row>
        <table:table-row table:style-name="ro1">
          <table:table-cell office:value-type="float" office:value="0.07237354" calcext:value-type="float">
            <text:p>0.07237354</text:p>
          </table:table-cell>
          <table:table-cell office:value-type="float" office:value="13.817204" calcext:value-type="float">
            <text:p>13.817204</text:p>
          </table:table-cell>
          <table:table-cell table:formula="of:=[.C568]+[.A569]" office:value-type="float" office:value="54.200000045" calcext:value-type="float">
            <text:p>54.200000045</text:p>
          </table:table-cell>
        </table:table-row>
        <table:table-row table:style-name="ro1">
          <table:table-cell office:value-type="float" office:value="0.07214466" calcext:value-type="float">
            <text:p>0.07214466</text:p>
          </table:table-cell>
          <table:table-cell office:value-type="float" office:value="13.86104" calcext:value-type="float">
            <text:p>13.86104</text:p>
          </table:table-cell>
          <table:table-cell table:formula="of:=[.C569]+[.A570]" office:value-type="float" office:value="54.272144705" calcext:value-type="float">
            <text:p>54.272144705</text:p>
          </table:table-cell>
        </table:table-row>
        <table:table-row table:style-name="ro1">
          <table:table-cell office:value-type="float" office:value="0.071946286" calcext:value-type="float">
            <text:p>0.071946286</text:p>
          </table:table-cell>
          <table:table-cell office:value-type="float" office:value="13.899259" calcext:value-type="float">
            <text:p>13.899259</text:p>
          </table:table-cell>
          <table:table-cell table:formula="of:=[.C570]+[.A571]" office:value-type="float" office:value="54.344090991" calcext:value-type="float">
            <text:p>54.344090991</text:p>
          </table:table-cell>
        </table:table-row>
        <table:table-row table:style-name="ro1">
          <table:table-cell office:value-type="float" office:value="0.072037846" calcext:value-type="float">
            <text:p>0.072037846</text:p>
          </table:table-cell>
          <table:table-cell office:value-type="float" office:value="13.881592" calcext:value-type="float">
            <text:p>13.881592</text:p>
          </table:table-cell>
          <table:table-cell table:formula="of:=[.C571]+[.A572]" office:value-type="float" office:value="54.416128837" calcext:value-type="float">
            <text:p>54.416128837</text:p>
          </table:table-cell>
        </table:table-row>
        <table:table-row table:style-name="ro1">
          <table:table-cell office:value-type="float" office:value="0.07211414" calcext:value-type="float">
            <text:p>0.07211414</text:p>
          </table:table-cell>
          <table:table-cell office:value-type="float" office:value="13.866906" calcext:value-type="float">
            <text:p>13.866906</text:p>
          </table:table-cell>
          <table:table-cell table:formula="of:=[.C572]+[.A573]" office:value-type="float" office:value="54.488242977" calcext:value-type="float">
            <text:p>54.488242977</text:p>
          </table:table-cell>
        </table:table-row>
        <table:table-row table:style-name="ro1">
          <table:table-cell office:value-type="float" office:value="0.07222095" calcext:value-type="float">
            <text:p>0.07222095</text:p>
          </table:table-cell>
          <table:table-cell office:value-type="float" office:value="13.846397" calcext:value-type="float">
            <text:p>13.846397</text:p>
          </table:table-cell>
          <table:table-cell table:formula="of:=[.C573]+[.A574]" office:value-type="float" office:value="54.560463927" calcext:value-type="float">
            <text:p>54.560463927</text:p>
          </table:table-cell>
        </table:table-row>
        <table:table-row table:style-name="ro1">
          <table:table-cell office:value-type="float" office:value="0.07234302" calcext:value-type="float">
            <text:p>0.07234302</text:p>
          </table:table-cell>
          <table:table-cell office:value-type="float" office:value="13.823033" calcext:value-type="float">
            <text:p>13.823033</text:p>
          </table:table-cell>
          <table:table-cell table:formula="of:=[.C574]+[.A575]" office:value-type="float" office:value="54.632806947" calcext:value-type="float">
            <text:p>54.632806947</text:p>
          </table:table-cell>
        </table:table-row>
        <table:table-row table:style-name="ro1">
          <table:table-cell office:value-type="float" office:value="0.072526135" calcext:value-type="float">
            <text:p>0.072526135</text:p>
          </table:table-cell>
          <table:table-cell office:value-type="float" office:value="13.788133" calcext:value-type="float">
            <text:p>13.788133</text:p>
          </table:table-cell>
          <table:table-cell table:formula="of:=[.C575]+[.A576]" office:value-type="float" office:value="54.705333082" calcext:value-type="float">
            <text:p>54.705333082</text:p>
          </table:table-cell>
        </table:table-row>
        <table:table-row table:style-name="ro1">
          <table:table-cell office:value-type="float" office:value="0.07266346" calcext:value-type="float">
            <text:p>0.07266346</text:p>
          </table:table-cell>
          <table:table-cell office:value-type="float" office:value="13.762074" calcext:value-type="float">
            <text:p>13.762074</text:p>
          </table:table-cell>
          <table:table-cell table:formula="of:=[.C576]+[.A577]" office:value-type="float" office:value="54.777996542" calcext:value-type="float">
            <text:p>54.777996542</text:p>
          </table:table-cell>
        </table:table-row>
        <table:table-row table:style-name="ro1">
          <table:table-cell office:value-type="float" office:value="0.07287709" calcext:value-type="float">
            <text:p>0.07287709</text:p>
          </table:table-cell>
          <table:table-cell office:value-type="float" office:value="13.721733" calcext:value-type="float">
            <text:p>13.721733</text:p>
          </table:table-cell>
          <table:table-cell table:formula="of:=[.C577]+[.A578]" office:value-type="float" office:value="54.850873632" calcext:value-type="float">
            <text:p>54.850873632</text:p>
          </table:table-cell>
        </table:table-row>
        <table:table-row table:style-name="ro1">
          <table:table-cell office:value-type="float" office:value="0.07318227" calcext:value-type="float">
            <text:p>0.07318227</text:p>
          </table:table-cell>
          <table:table-cell office:value-type="float" office:value="13.664512" calcext:value-type="float">
            <text:p>13.664512</text:p>
          </table:table-cell>
          <table:table-cell table:formula="of:=[.C578]+[.A579]" office:value-type="float" office:value="54.924055902" calcext:value-type="float">
            <text:p>54.924055902</text:p>
          </table:table-cell>
        </table:table-row>
        <table:table-row table:style-name="ro1">
          <table:table-cell office:value-type="float" office:value="0.07342641" calcext:value-type="float">
            <text:p>0.07342641</text:p>
          </table:table-cell>
          <table:table-cell office:value-type="float" office:value="13.619078" calcext:value-type="float">
            <text:p>13.619078</text:p>
          </table:table-cell>
          <table:table-cell table:formula="of:=[.C579]+[.A580]" office:value-type="float" office:value="54.997482312" calcext:value-type="float">
            <text:p>54.997482312</text:p>
          </table:table-cell>
        </table:table-row>
        <table:table-row table:style-name="ro1">
          <table:table-cell office:value-type="float" office:value="0.07348745" calcext:value-type="float">
            <text:p>0.07348745</text:p>
          </table:table-cell>
          <table:table-cell office:value-type="float" office:value="13.607765" calcext:value-type="float">
            <text:p>13.607765</text:p>
          </table:table-cell>
          <table:table-cell table:formula="of:=[.C580]+[.A581]" office:value-type="float" office:value="55.070969762" calcext:value-type="float">
            <text:p>55.070969762</text:p>
          </table:table-cell>
        </table:table-row>
        <table:table-row table:style-name="ro1">
          <table:table-cell office:value-type="float" office:value="0.07354849" calcext:value-type="float">
            <text:p>0.07354849</text:p>
          </table:table-cell>
          <table:table-cell office:value-type="float" office:value="13.596473" calcext:value-type="float">
            <text:p>13.596473</text:p>
          </table:table-cell>
          <table:table-cell table:formula="of:=[.C581]+[.A582]" office:value-type="float" office:value="55.144518252" calcext:value-type="float">
            <text:p>55.144518252</text:p>
          </table:table-cell>
        </table:table-row>
        <table:table-row table:style-name="ro1">
          <table:table-cell office:value-type="float" office:value="0.073594265" calcext:value-type="float">
            <text:p>0.073594265</text:p>
          </table:table-cell>
          <table:table-cell office:value-type="float" office:value="13.588016" calcext:value-type="float">
            <text:p>13.588016</text:p>
          </table:table-cell>
          <table:table-cell table:formula="of:=[.C582]+[.A583]" office:value-type="float" office:value="55.218112517" calcext:value-type="float">
            <text:p>55.218112517</text:p>
          </table:table-cell>
        </table:table-row>
        <table:table-row table:style-name="ro1">
          <table:table-cell office:value-type="float" office:value="0.07364004" calcext:value-type="float">
            <text:p>0.07364004</text:p>
          </table:table-cell>
          <table:table-cell office:value-type="float" office:value="13.579569" calcext:value-type="float">
            <text:p>13.579569</text:p>
          </table:table-cell>
          <table:table-cell table:formula="of:=[.C583]+[.A584]" office:value-type="float" office:value="55.291752557" calcext:value-type="float">
            <text:p>55.291752557</text:p>
          </table:table-cell>
        </table:table-row>
        <table:table-row table:style-name="ro1">
          <table:table-cell office:value-type="float" office:value="0.073579006" calcext:value-type="float">
            <text:p>0.073579006</text:p>
          </table:table-cell>
          <table:table-cell office:value-type="float" office:value="13.590834" calcext:value-type="float">
            <text:p>13.590834</text:p>
          </table:table-cell>
          <table:table-cell table:formula="of:=[.C584]+[.A585]" office:value-type="float" office:value="55.365331563" calcext:value-type="float">
            <text:p>55.365331563</text:p>
          </table:table-cell>
        </table:table-row>
        <table:table-row table:style-name="ro1">
          <table:table-cell office:value-type="float" office:value="0.07354849" calcext:value-type="float">
            <text:p>0.07354849</text:p>
          </table:table-cell>
          <table:table-cell office:value-type="float" office:value="13.596473" calcext:value-type="float">
            <text:p>13.596473</text:p>
          </table:table-cell>
          <table:table-cell table:formula="of:=[.C585]+[.A586]" office:value-type="float" office:value="55.438880053" calcext:value-type="float">
            <text:p>55.438880053</text:p>
          </table:table-cell>
        </table:table-row>
        <table:table-row table:style-name="ro1">
          <table:table-cell office:value-type="float" office:value="0.07347219" calcext:value-type="float">
            <text:p>0.07347219</text:p>
          </table:table-cell>
          <table:table-cell office:value-type="float" office:value="13.610593" calcext:value-type="float">
            <text:p>13.610593</text:p>
          </table:table-cell>
          <table:table-cell table:formula="of:=[.C586]+[.A587]" office:value-type="float" office:value="55.512352243" calcext:value-type="float">
            <text:p>55.512352243</text:p>
          </table:table-cell>
        </table:table-row>
        <table:table-row table:style-name="ro1">
          <table:table-cell office:value-type="float" office:value="0.07345693" calcext:value-type="float">
            <text:p>0.07345693</text:p>
          </table:table-cell>
          <table:table-cell office:value-type="float" office:value="13.61342" calcext:value-type="float">
            <text:p>13.61342</text:p>
          </table:table-cell>
          <table:table-cell table:formula="of:=[.C587]+[.A588]" office:value-type="float" office:value="55.585809173" calcext:value-type="float">
            <text:p>55.585809173</text:p>
          </table:table-cell>
        </table:table-row>
        <table:table-row table:style-name="ro1">
          <table:table-cell office:value-type="float" office:value="0.07344167" calcext:value-type="float">
            <text:p>0.07344167</text:p>
          </table:table-cell>
          <table:table-cell office:value-type="float" office:value="13.616248" calcext:value-type="float">
            <text:p>13.616248</text:p>
          </table:table-cell>
          <table:table-cell table:formula="of:=[.C588]+[.A589]" office:value-type="float" office:value="55.659250843" calcext:value-type="float">
            <text:p>55.659250843</text:p>
          </table:table-cell>
        </table:table-row>
        <table:table-row table:style-name="ro1">
          <table:table-cell office:value-type="float" office:value="0.07347219" calcext:value-type="float">
            <text:p>0.07347219</text:p>
          </table:table-cell>
          <table:table-cell office:value-type="float" office:value="13.610593" calcext:value-type="float">
            <text:p>13.610593</text:p>
          </table:table-cell>
          <table:table-cell table:formula="of:=[.C589]+[.A590]" office:value-type="float" office:value="55.732723033" calcext:value-type="float">
            <text:p>55.732723033</text:p>
          </table:table-cell>
        </table:table-row>
        <table:table-row table:style-name="ro1">
          <table:table-cell office:value-type="float" office:value="0.07345693" calcext:value-type="float">
            <text:p>0.07345693</text:p>
          </table:table-cell>
          <table:table-cell office:value-type="float" office:value="13.61342" calcext:value-type="float">
            <text:p>13.61342</text:p>
          </table:table-cell>
          <table:table-cell table:formula="of:=[.C590]+[.A591]" office:value-type="float" office:value="55.806179963" calcext:value-type="float">
            <text:p>55.806179963</text:p>
          </table:table-cell>
        </table:table-row>
        <table:table-row table:style-name="ro1">
          <table:table-cell office:value-type="float" office:value="0.07348745" calcext:value-type="float">
            <text:p>0.07348745</text:p>
          </table:table-cell>
          <table:table-cell office:value-type="float" office:value="13.607765" calcext:value-type="float">
            <text:p>13.607765</text:p>
          </table:table-cell>
          <table:table-cell table:formula="of:=[.C591]+[.A592]" office:value-type="float" office:value="55.879667413" calcext:value-type="float">
            <text:p>55.879667413</text:p>
          </table:table-cell>
        </table:table-row>
        <table:table-row table:style-name="ro1">
          <table:table-cell office:value-type="float" office:value="0.073380634" calcext:value-type="float">
            <text:p>0.073380634</text:p>
          </table:table-cell>
          <table:table-cell office:value-type="float" office:value="13.627574" calcext:value-type="float">
            <text:p>13.627574</text:p>
          </table:table-cell>
          <table:table-cell table:formula="of:=[.C592]+[.A593]" office:value-type="float" office:value="55.953048047" calcext:value-type="float">
            <text:p>55.953048047</text:p>
          </table:table-cell>
        </table:table-row>
        <table:table-row table:style-name="ro1">
          <table:table-cell office:value-type="float" office:value="0.0733196" calcext:value-type="float">
            <text:p>0.0733196</text:p>
          </table:table-cell>
          <table:table-cell office:value-type="float" office:value="13.638918" calcext:value-type="float">
            <text:p>13.638918</text:p>
          </table:table-cell>
          <table:table-cell table:formula="of:=[.C593]+[.A594]" office:value-type="float" office:value="56.026367647" calcext:value-type="float">
            <text:p>56.026367647</text:p>
          </table:table-cell>
        </table:table-row>
        <table:table-row table:style-name="ro1">
          <table:table-cell office:value-type="float" office:value="0.07341115" calcext:value-type="float">
            <text:p>0.07341115</text:p>
          </table:table-cell>
          <table:table-cell office:value-type="float" office:value="13.621908" calcext:value-type="float">
            <text:p>13.621908</text:p>
          </table:table-cell>
          <table:table-cell table:formula="of:=[.C594]+[.A595]" office:value-type="float" office:value="56.099778797" calcext:value-type="float">
            <text:p>56.099778797</text:p>
          </table:table-cell>
        </table:table-row>
        <table:table-row table:style-name="ro1">
          <table:table-cell office:value-type="float" office:value="0.07345693" calcext:value-type="float">
            <text:p>0.07345693</text:p>
          </table:table-cell>
          <table:table-cell office:value-type="float" office:value="13.61342" calcext:value-type="float">
            <text:p>13.61342</text:p>
          </table:table-cell>
          <table:table-cell table:formula="of:=[.C595]+[.A596]" office:value-type="float" office:value="56.173235727" calcext:value-type="float">
            <text:p>56.173235727</text:p>
          </table:table-cell>
        </table:table-row>
        <table:table-row table:style-name="ro1">
          <table:table-cell office:value-type="float" office:value="0.07313649" calcext:value-type="float">
            <text:p>0.07313649</text:p>
          </table:table-cell>
          <table:table-cell office:value-type="float" office:value="13.673064" calcext:value-type="float">
            <text:p>13.673064</text:p>
          </table:table-cell>
          <table:table-cell table:formula="of:=[.C596]+[.A597]" office:value-type="float" office:value="56.246372217" calcext:value-type="float">
            <text:p>56.246372217</text:p>
          </table:table-cell>
        </table:table-row>
        <table:table-row table:style-name="ro1">
          <table:table-cell office:value-type="float" office:value="0.07273976" calcext:value-type="float">
            <text:p>0.07273976</text:p>
          </table:table-cell>
          <table:table-cell office:value-type="float" office:value="13.74764" calcext:value-type="float">
            <text:p>13.74764</text:p>
          </table:table-cell>
          <table:table-cell table:formula="of:=[.C597]+[.A598]" office:value-type="float" office:value="56.319111977" calcext:value-type="float">
            <text:p>56.319111977</text:p>
          </table:table-cell>
        </table:table-row>
        <table:table-row table:style-name="ro1">
          <table:table-cell office:value-type="float" office:value="0.0727245" calcext:value-type="float">
            <text:p>0.0727245</text:p>
          </table:table-cell>
          <table:table-cell office:value-type="float" office:value="13.750524" calcext:value-type="float">
            <text:p>13.750524</text:p>
          </table:table-cell>
          <table:table-cell table:formula="of:=[.C598]+[.A599]" office:value-type="float" office:value="56.391836477" calcext:value-type="float">
            <text:p>56.391836477</text:p>
          </table:table-cell>
        </table:table-row>
        <table:table-row table:style-name="ro1">
          <table:table-cell office:value-type="float" office:value="0.07281605" calcext:value-type="float">
            <text:p>0.07281605</text:p>
          </table:table-cell>
          <table:table-cell office:value-type="float" office:value="13.733235" calcext:value-type="float">
            <text:p>13.733235</text:p>
          </table:table-cell>
          <table:table-cell table:formula="of:=[.C599]+[.A600]" office:value-type="float" office:value="56.464652527" calcext:value-type="float">
            <text:p>56.464652527</text:p>
          </table:table-cell>
        </table:table-row>
        <table:table-row table:style-name="ro1">
          <table:table-cell office:value-type="float" office:value="0.07286183" calcext:value-type="float">
            <text:p>0.07286183</text:p>
          </table:table-cell>
          <table:table-cell office:value-type="float" office:value="13.724607" calcext:value-type="float">
            <text:p>13.724607</text:p>
          </table:table-cell>
          <table:table-cell table:formula="of:=[.C600]+[.A601]" office:value-type="float" office:value="56.537514357" calcext:value-type="float">
            <text:p>56.537514357</text:p>
          </table:table-cell>
        </table:table-row>
        <table:table-row table:style-name="ro1">
          <table:table-cell office:value-type="float" office:value="0.072999164" calcext:value-type="float">
            <text:p>0.072999164</text:p>
          </table:table-cell>
          <table:table-cell office:value-type="float" office:value="13.698787" calcext:value-type="float">
            <text:p>13.698787</text:p>
          </table:table-cell>
          <table:table-cell table:formula="of:=[.C601]+[.A602]" office:value-type="float" office:value="56.610513521" calcext:value-type="float">
            <text:p>56.610513521</text:p>
          </table:table-cell>
        </table:table-row>
        <table:table-row table:style-name="ro1">
          <table:table-cell office:value-type="float" office:value="0.07345693" calcext:value-type="float">
            <text:p>0.07345693</text:p>
          </table:table-cell>
          <table:table-cell office:value-type="float" office:value="13.61342" calcext:value-type="float">
            <text:p>13.61342</text:p>
          </table:table-cell>
          <table:table-cell table:formula="of:=[.C602]+[.A603]" office:value-type="float" office:value="56.683970451" calcext:value-type="float">
            <text:p>56.683970451</text:p>
          </table:table-cell>
        </table:table-row>
        <table:table-row table:style-name="ro1">
          <table:table-cell office:value-type="float" office:value="0.07386892" calcext:value-type="float">
            <text:p>0.07386892</text:p>
          </table:table-cell>
          <table:table-cell office:value-type="float" office:value="13.537493" calcext:value-type="float">
            <text:p>13.537493</text:p>
          </table:table-cell>
          <table:table-cell table:formula="of:=[.C603]+[.A604]" office:value-type="float" office:value="56.757839371" calcext:value-type="float">
            <text:p>56.757839371</text:p>
          </table:table-cell>
        </table:table-row>
        <table:table-row table:style-name="ro1">
          <table:table-cell office:value-type="float" office:value="0.07428092" calcext:value-type="float">
            <text:p>0.07428092</text:p>
          </table:table-cell>
          <table:table-cell office:value-type="float" office:value="13.462408" calcext:value-type="float">
            <text:p>13.462408</text:p>
          </table:table-cell>
          <table:table-cell table:formula="of:=[.C604]+[.A605]" office:value-type="float" office:value="56.832120291" calcext:value-type="float">
            <text:p>56.832120291</text:p>
          </table:table-cell>
        </table:table-row>
        <table:table-row table:style-name="ro1">
          <table:table-cell office:value-type="float" office:value="0.07481498" calcext:value-type="float">
            <text:p>0.07481498</text:p>
          </table:table-cell>
          <table:table-cell office:value-type="float" office:value="13.366306" calcext:value-type="float">
            <text:p>13.366306</text:p>
          </table:table-cell>
          <table:table-cell table:formula="of:=[.C605]+[.A606]" office:value-type="float" office:value="56.906935271" calcext:value-type="float">
            <text:p>56.906935271</text:p>
          </table:table-cell>
        </table:table-row>
        <table:table-row table:style-name="ro1">
          <table:table-cell office:value-type="float" office:value="0.075272754" calcext:value-type="float">
            <text:p>0.075272754</text:p>
          </table:table-cell>
          <table:table-cell office:value-type="float" office:value="13.28502" calcext:value-type="float">
            <text:p>13.28502</text:p>
          </table:table-cell>
          <table:table-cell table:formula="of:=[.C606]+[.A607]" office:value-type="float" office:value="56.982208025" calcext:value-type="float">
            <text:p>56.982208025</text:p>
          </table:table-cell>
        </table:table-row>
        <table:table-row table:style-name="ro1">
          <table:table-cell office:value-type="float" office:value="0.075730525" calcext:value-type="float">
            <text:p>0.075730525</text:p>
          </table:table-cell>
          <table:table-cell office:value-type="float" office:value="13.204716" calcext:value-type="float">
            <text:p>13.204716</text:p>
          </table:table-cell>
          <table:table-cell table:formula="of:=[.C607]+[.A608]" office:value-type="float" office:value="57.05793855" calcext:value-type="float">
            <text:p>57.05793855</text:p>
          </table:table-cell>
        </table:table-row>
        <table:table-row table:style-name="ro1">
          <table:table-cell office:value-type="float" office:value="0.07624933" calcext:value-type="float">
            <text:p>0.07624933</text:p>
          </table:table-cell>
          <table:table-cell office:value-type="float" office:value="13.114869" calcext:value-type="float">
            <text:p>13.114869</text:p>
          </table:table-cell>
          <table:table-cell table:formula="of:=[.C608]+[.A609]" office:value-type="float" office:value="57.13418788" calcext:value-type="float">
            <text:p>57.13418788</text:p>
          </table:table-cell>
        </table:table-row>
        <table:table-row table:style-name="ro1">
          <table:table-cell office:value-type="float" office:value="0.07672236" calcext:value-type="float">
            <text:p>0.07672236</text:p>
          </table:table-cell>
          <table:table-cell office:value-type="float" office:value="13.034009" calcext:value-type="float">
            <text:p>13.034009</text:p>
          </table:table-cell>
          <table:table-cell table:formula="of:=[.C609]+[.A610]" office:value-type="float" office:value="57.21091024" calcext:value-type="float">
            <text:p>57.21091024</text:p>
          </table:table-cell>
        </table:table-row>
        <table:table-row table:style-name="ro1">
          <table:table-cell office:value-type="float" office:value="0.07708858" calcext:value-type="float">
            <text:p>0.07708858</text:p>
          </table:table-cell>
          <table:table-cell office:value-type="float" office:value="12.97209" calcext:value-type="float">
            <text:p>12.97209</text:p>
          </table:table-cell>
          <table:table-cell table:formula="of:=[.C610]+[.A611]" office:value-type="float" office:value="57.28799882" calcext:value-type="float">
            <text:p>57.28799882</text:p>
          </table:table-cell>
        </table:table-row>
        <table:table-row table:style-name="ro1">
          <table:table-cell office:value-type="float" office:value="0.07765316" calcext:value-type="float">
            <text:p>0.07765316</text:p>
          </table:table-cell>
          <table:table-cell office:value-type="float" office:value="12.877776" calcext:value-type="float">
            <text:p>12.877776</text:p>
          </table:table-cell>
          <table:table-cell table:formula="of:=[.C611]+[.A612]" office:value-type="float" office:value="57.36565198" calcext:value-type="float">
            <text:p>57.36565198</text:p>
          </table:table-cell>
        </table:table-row>
        <table:table-row table:style-name="ro1">
          <table:table-cell office:value-type="float" office:value="0.078202486" calcext:value-type="float">
            <text:p>0.078202486</text:p>
          </table:table-cell>
          <table:table-cell office:value-type="float" office:value="12.787317" calcext:value-type="float">
            <text:p>12.787317</text:p>
          </table:table-cell>
          <table:table-cell table:formula="of:=[.C612]+[.A613]" office:value-type="float" office:value="57.443854466" calcext:value-type="float">
            <text:p>57.443854466</text:p>
          </table:table-cell>
        </table:table-row>
        <table:table-row table:style-name="ro1">
          <table:table-cell office:value-type="float" office:value="0.07875181" calcext:value-type="float">
            <text:p>0.07875181</text:p>
          </table:table-cell>
          <table:table-cell office:value-type="float" office:value="12.69812" calcext:value-type="float">
            <text:p>12.69812</text:p>
          </table:table-cell>
          <table:table-cell table:formula="of:=[.C613]+[.A614]" office:value-type="float" office:value="57.522606276" calcext:value-type="float">
            <text:p>57.522606276</text:p>
          </table:table-cell>
        </table:table-row>
        <table:table-row table:style-name="ro1">
          <table:table-cell office:value-type="float" office:value="0.079270616" calcext:value-type="float">
            <text:p>0.079270616</text:p>
          </table:table-cell>
          <table:table-cell office:value-type="float" office:value="12.615015" calcext:value-type="float">
            <text:p>12.615015</text:p>
          </table:table-cell>
          <table:table-cell table:formula="of:=[.C614]+[.A615]" office:value-type="float" office:value="57.601876892" calcext:value-type="float">
            <text:p>57.601876892</text:p>
          </table:table-cell>
        </table:table-row>
        <table:table-row table:style-name="ro1">
          <table:table-cell office:value-type="float" office:value="0.07981994" calcext:value-type="float">
            <text:p>0.07981994</text:p>
          </table:table-cell>
          <table:table-cell office:value-type="float" office:value="12.528198" calcext:value-type="float">
            <text:p>12.528198</text:p>
          </table:table-cell>
          <table:table-cell table:formula="of:=[.C615]+[.A616]" office:value-type="float" office:value="57.681696832" calcext:value-type="float">
            <text:p>57.681696832</text:p>
          </table:table-cell>
        </table:table-row>
        <table:table-row table:style-name="ro1">
          <table:table-cell office:value-type="float" office:value="0.080338754" calcext:value-type="float">
            <text:p>0.080338754</text:p>
          </table:table-cell>
          <table:table-cell office:value-type="float" office:value="12.447292" calcext:value-type="float">
            <text:p>12.447292</text:p>
          </table:table-cell>
          <table:table-cell table:formula="of:=[.C616]+[.A617]" office:value-type="float" office:value="57.762035586" calcext:value-type="float">
            <text:p>57.762035586</text:p>
          </table:table-cell>
        </table:table-row>
        <table:table-row table:style-name="ro1">
          <table:table-cell office:value-type="float" office:value="0.080933854" calcext:value-type="float">
            <text:p>0.080933854</text:p>
          </table:table-cell>
          <table:table-cell office:value-type="float" office:value="12.355769" calcext:value-type="float">
            <text:p>12.355769</text:p>
          </table:table-cell>
          <table:table-cell table:formula="of:=[.C617]+[.A618]" office:value-type="float" office:value="57.84296944" calcext:value-type="float">
            <text:p>57.84296944</text:p>
          </table:table-cell>
        </table:table-row>
        <table:table-row table:style-name="ro1">
          <table:table-cell office:value-type="float" office:value="0.08155947" calcext:value-type="float">
            <text:p>0.08155947</text:p>
          </table:table-cell>
          <table:table-cell office:value-type="float" office:value="12.260992" calcext:value-type="float">
            <text:p>12.260992</text:p>
          </table:table-cell>
          <table:table-cell table:formula="of:=[.C618]+[.A619]" office:value-type="float" office:value="57.92452891" calcext:value-type="float">
            <text:p>57.92452891</text:p>
          </table:table-cell>
        </table:table-row>
        <table:table-row table:style-name="ro1">
          <table:table-cell office:value-type="float" office:value="0.08207828" calcext:value-type="float">
            <text:p>0.08207828</text:p>
          </table:table-cell>
          <table:table-cell office:value-type="float" office:value="12.183492" calcext:value-type="float">
            <text:p>12.183492</text:p>
          </table:table-cell>
          <table:table-cell table:formula="of:=[.C619]+[.A620]" office:value-type="float" office:value="58.00660719" calcext:value-type="float">
            <text:p>58.00660719</text:p>
          </table:table-cell>
        </table:table-row>
        <table:table-row table:style-name="ro1">
          <table:table-cell office:value-type="float" office:value="0.082703896" calcext:value-type="float">
            <text:p>0.082703896</text:p>
          </table:table-cell>
          <table:table-cell office:value-type="float" office:value="12.091329" calcext:value-type="float">
            <text:p>12.091329</text:p>
          </table:table-cell>
          <table:table-cell table:formula="of:=[.C620]+[.A621]" office:value-type="float" office:value="58.089311086" calcext:value-type="float">
            <text:p>58.089311086</text:p>
          </table:table-cell>
        </table:table-row>
        <table:table-row table:style-name="ro1">
          <table:table-cell office:value-type="float" office:value="0.08325323" calcext:value-type="float">
            <text:p>0.08325323</text:p>
          </table:table-cell>
          <table:table-cell office:value-type="float" office:value="12.011547" calcext:value-type="float">
            <text:p>12.011547</text:p>
          </table:table-cell>
          <table:table-cell table:formula="of:=[.C621]+[.A622]" office:value-type="float" office:value="58.172564316" calcext:value-type="float">
            <text:p>58.172564316</text:p>
          </table:table-cell>
        </table:table-row>
        <table:table-row table:style-name="ro1">
          <table:table-cell office:value-type="float" office:value="0.08395514" calcext:value-type="float">
            <text:p>0.08395514</text:p>
          </table:table-cell>
          <table:table-cell office:value-type="float" office:value="11.911123" calcext:value-type="float">
            <text:p>11.911123</text:p>
          </table:table-cell>
          <table:table-cell table:formula="of:=[.C622]+[.A623]" office:value-type="float" office:value="58.256519456" calcext:value-type="float">
            <text:p>58.256519456</text:p>
          </table:table-cell>
        </table:table-row>
        <table:table-row table:style-name="ro1">
          <table:table-cell office:value-type="float" office:value="0.084611274" calcext:value-type="float">
            <text:p>0.084611274</text:p>
          </table:table-cell>
          <table:table-cell office:value-type="float" office:value="11.818755" calcext:value-type="float">
            <text:p>11.818755</text:p>
          </table:table-cell>
          <table:table-cell table:formula="of:=[.C623]+[.A624]" office:value-type="float" office:value="58.34113073" calcext:value-type="float">
            <text:p>58.34113073</text:p>
          </table:table-cell>
        </table:table-row>
        <table:table-row table:style-name="ro1">
          <table:table-cell office:value-type="float" office:value="0.085282676" calcext:value-type="float">
            <text:p>0.085282676</text:p>
          </table:table-cell>
          <table:table-cell office:value-type="float" office:value="11.725711" calcext:value-type="float">
            <text:p>11.725711</text:p>
          </table:table-cell>
          <table:table-cell table:formula="of:=[.C624]+[.A625]" office:value-type="float" office:value="58.426413406" calcext:value-type="float">
            <text:p>58.426413406</text:p>
          </table:table-cell>
        </table:table-row>
        <table:table-row table:style-name="ro1">
          <table:table-cell office:value-type="float" office:value="0.08593881" calcext:value-type="float">
            <text:p>0.08593881</text:p>
          </table:table-cell>
          <table:table-cell office:value-type="float" office:value="11.636186" calcext:value-type="float">
            <text:p>11.636186</text:p>
          </table:table-cell>
          <table:table-cell table:formula="of:=[.C625]+[.A626]" office:value-type="float" office:value="58.512352216" calcext:value-type="float">
            <text:p>58.512352216</text:p>
          </table:table-cell>
        </table:table-row>
        <table:table-row table:style-name="ro1">
          <table:table-cell office:value-type="float" office:value="0.08667125" calcext:value-type="float">
            <text:p>0.08667125</text:p>
          </table:table-cell>
          <table:table-cell office:value-type="float" office:value="11.537851" calcext:value-type="float">
            <text:p>11.537851</text:p>
          </table:table-cell>
          <table:table-cell table:formula="of:=[.C626]+[.A627]" office:value-type="float" office:value="58.599023466" calcext:value-type="float">
            <text:p>58.599023466</text:p>
          </table:table-cell>
        </table:table-row>
        <table:table-row table:style-name="ro1">
          <table:table-cell office:value-type="float" office:value="0.08728161" calcext:value-type="float">
            <text:p>0.08728161</text:p>
          </table:table-cell>
          <table:table-cell office:value-type="float" office:value="11.457168" calcext:value-type="float">
            <text:p>11.457168</text:p>
          </table:table-cell>
          <table:table-cell table:formula="of:=[.C627]+[.A628]" office:value-type="float" office:value="58.686305076" calcext:value-type="float">
            <text:p>58.686305076</text:p>
          </table:table-cell>
        </table:table-row>
        <table:table-row table:style-name="ro1">
          <table:table-cell office:value-type="float" office:value="0.088044554" calcext:value-type="float">
            <text:p>0.088044554</text:p>
          </table:table-cell>
          <table:table-cell office:value-type="float" office:value="11.357886" calcext:value-type="float">
            <text:p>11.357886</text:p>
          </table:table-cell>
          <table:table-cell table:formula="of:=[.C628]+[.A629]" office:value-type="float" office:value="58.77434963" calcext:value-type="float">
            <text:p>58.77434963</text:p>
          </table:table-cell>
        </table:table-row>
        <table:table-row table:style-name="ro1">
          <table:table-cell office:value-type="float" office:value="0.08876173" calcext:value-type="float">
            <text:p>0.08876173</text:p>
          </table:table-cell>
          <table:table-cell office:value-type="float" office:value="11.266117" calcext:value-type="float">
            <text:p>11.266117</text:p>
          </table:table-cell>
          <table:table-cell table:formula="of:=[.C629]+[.A630]" office:value-type="float" office:value="58.86311136" calcext:value-type="float">
            <text:p>58.86311136</text:p>
          </table:table-cell>
        </table:table-row>
        <table:table-row table:style-name="ro1">
          <table:table-cell office:value-type="float" office:value="0.08960098" calcext:value-type="float">
            <text:p>0.08960098</text:p>
          </table:table-cell>
          <table:table-cell office:value-type="float" office:value="11.160592" calcext:value-type="float">
            <text:p>11.160592</text:p>
          </table:table-cell>
          <table:table-cell table:formula="of:=[.C630]+[.A631]" office:value-type="float" office:value="58.95271234" calcext:value-type="float">
            <text:p>58.95271234</text:p>
          </table:table-cell>
        </table:table-row>
        <table:table-row table:style-name="ro1">
          <table:table-cell office:value-type="float" office:value="0.09031815" calcext:value-type="float">
            <text:p>0.09031815</text:p>
          </table:table-cell>
          <table:table-cell office:value-type="float" office:value="11.071971" calcext:value-type="float">
            <text:p>11.071971</text:p>
          </table:table-cell>
          <table:table-cell table:formula="of:=[.C631]+[.A632]" office:value-type="float" office:value="59.04303049" calcext:value-type="float">
            <text:p>59.04303049</text:p>
          </table:table-cell>
        </table:table-row>
        <table:table-row table:style-name="ro1">
          <table:table-cell office:value-type="float" office:value="0.091096364" calcext:value-type="float">
            <text:p>0.091096364</text:p>
          </table:table-cell>
          <table:table-cell office:value-type="float" office:value="10.977386" calcext:value-type="float">
            <text:p>10.977386</text:p>
          </table:table-cell>
          <table:table-cell table:formula="of:=[.C632]+[.A633]" office:value-type="float" office:value="59.134126854" calcext:value-type="float">
            <text:p>59.134126854</text:p>
          </table:table-cell>
        </table:table-row>
        <table:table-row table:style-name="ro1">
          <table:table-cell office:value-type="float" office:value="0.09196612" calcext:value-type="float">
            <text:p>0.09196612</text:p>
          </table:table-cell>
          <table:table-cell office:value-type="float" office:value="10.8735695" calcext:value-type="float">
            <text:p>10.8735695</text:p>
          </table:table-cell>
          <table:table-cell table:formula="of:=[.C633]+[.A634]" office:value-type="float" office:value="59.226092974" calcext:value-type="float">
            <text:p>59.226092974</text:p>
          </table:table-cell>
        </table:table-row>
        <table:table-row table:style-name="ro1">
          <table:table-cell office:value-type="float" office:value="0.09272908" calcext:value-type="float">
            <text:p>0.09272908</text:p>
          </table:table-cell>
          <table:table-cell office:value-type="float" office:value="10.784104" calcext:value-type="float">
            <text:p>10.784104</text:p>
          </table:table-cell>
          <table:table-cell table:formula="of:=[.C634]+[.A635]" office:value-type="float" office:value="59.318822054" calcext:value-type="float">
            <text:p>59.318822054</text:p>
          </table:table-cell>
        </table:table-row>
        <table:table-row table:style-name="ro1">
          <table:table-cell office:value-type="float" office:value="0.09367514" calcext:value-type="float">
            <text:p>0.09367514</text:p>
          </table:table-cell>
          <table:table-cell office:value-type="float" office:value="10.675191" calcext:value-type="float">
            <text:p>10.675191</text:p>
          </table:table-cell>
          <table:table-cell table:formula="of:=[.C635]+[.A636]" office:value-type="float" office:value="59.412497194" calcext:value-type="float">
            <text:p>59.412497194</text:p>
          </table:table-cell>
        </table:table-row>
        <table:table-row table:style-name="ro1">
          <table:table-cell office:value-type="float" office:value="0.094514385" calcext:value-type="float">
            <text:p>0.094514385</text:p>
          </table:table-cell>
          <table:table-cell office:value-type="float" office:value="10.5803995" calcext:value-type="float">
            <text:p>10.5803995</text:p>
          </table:table-cell>
          <table:table-cell table:formula="of:=[.C636]+[.A637]" office:value-type="float" office:value="59.507011579" calcext:value-type="float">
            <text:p>59.507011579</text:p>
          </table:table-cell>
        </table:table-row>
        <table:table-row table:style-name="ro1">
          <table:table-cell office:value-type="float" office:value="0.09544518" calcext:value-type="float">
            <text:p>0.09544518</text:p>
          </table:table-cell>
          <table:table-cell office:value-type="float" office:value="10.477219" calcext:value-type="float">
            <text:p>10.477219</text:p>
          </table:table-cell>
          <table:table-cell table:formula="of:=[.C637]+[.A638]" office:value-type="float" office:value="59.602456759" calcext:value-type="float">
            <text:p>59.602456759</text:p>
          </table:table-cell>
        </table:table-row>
        <table:table-row table:style-name="ro1">
          <table:table-cell office:value-type="float" office:value="0.09636072" calcext:value-type="float">
            <text:p>0.09636072</text:p>
          </table:table-cell>
          <table:table-cell office:value-type="float" office:value="10.377672" calcext:value-type="float">
            <text:p>10.377672</text:p>
          </table:table-cell>
          <table:table-cell table:formula="of:=[.C638]+[.A639]" office:value-type="float" office:value="59.698817479" calcext:value-type="float">
            <text:p>59.698817479</text:p>
          </table:table-cell>
        </table:table-row>
        <table:table-row table:style-name="ro1">
          <table:table-cell office:value-type="float" office:value="0.09727626" calcext:value-type="float">
            <text:p>0.09727626</text:p>
          </table:table-cell>
          <table:table-cell office:value-type="float" office:value="10.280001" calcext:value-type="float">
            <text:p>10.280001</text:p>
          </table:table-cell>
          <table:table-cell table:formula="of:=[.C639]+[.A640]" office:value-type="float" office:value="59.796093739" calcext:value-type="float">
            <text:p>59.796093739</text:p>
          </table:table-cell>
        </table:table-row>
        <table:table-row table:style-name="ro1">
          <table:table-cell office:value-type="float" office:value="0.09825284" calcext:value-type="float">
            <text:p>0.09825284</text:p>
          </table:table-cell>
          <table:table-cell office:value-type="float" office:value="10.177822" calcext:value-type="float">
            <text:p>10.177822</text:p>
          </table:table-cell>
          <table:table-cell table:formula="of:=[.C640]+[.A641]" office:value-type="float" office:value="59.894346579" calcext:value-type="float">
            <text:p>59.894346579</text:p>
          </table:table-cell>
        </table:table-row>
        <table:table-row table:style-name="ro1">
          <table:table-cell office:value-type="float" office:value="0.09935149" calcext:value-type="float">
            <text:p>0.09935149</text:p>
          </table:table-cell>
          <table:table-cell office:value-type="float" office:value="10.065275" calcext:value-type="float">
            <text:p>10.065275</text:p>
          </table:table-cell>
          <table:table-cell table:formula="of:=[.C641]+[.A642]" office:value-type="float" office:value="59.993698069" calcext:value-type="float">
            <text:p>59.993698069</text:p>
          </table:table-cell>
        </table:table-row>
        <table:table-row table:style-name="ro1">
          <table:table-cell office:value-type="float" office:value="0.10038911" calcext:value-type="float">
            <text:p>0.10038911</text:p>
          </table:table-cell>
          <table:table-cell office:value-type="float" office:value="9.961241" calcext:value-type="float">
            <text:p>9.961241</text:p>
          </table:table-cell>
          <table:table-cell table:formula="of:=[.C642]+[.A643]" office:value-type="float" office:value="60.094087179" calcext:value-type="float">
            <text:p>60.094087179</text:p>
          </table:table-cell>
        </table:table-row>
        <table:table-row table:style-name="ro1">
          <table:table-cell office:value-type="float" office:value="0.1014725" calcext:value-type="float">
            <text:p>0.1014725</text:p>
          </table:table-cell>
          <table:table-cell office:value-type="float" office:value="9.854887" calcext:value-type="float">
            <text:p>9.854887</text:p>
          </table:table-cell>
          <table:table-cell table:formula="of:=[.C643]+[.A644]" office:value-type="float" office:value="60.195559679" calcext:value-type="float">
            <text:p>60.195559679</text:p>
          </table:table-cell>
        </table:table-row>
        <table:table-row table:style-name="ro1">
          <table:table-cell office:value-type="float" office:value="0.1025864" calcext:value-type="float">
            <text:p>0.1025864</text:p>
          </table:table-cell>
          <table:table-cell office:value-type="float" office:value="9.74788" calcext:value-type="float">
            <text:p>9.74788</text:p>
          </table:table-cell>
          <table:table-cell table:formula="of:=[.C644]+[.A645]" office:value-type="float" office:value="60.298146079" calcext:value-type="float">
            <text:p>60.298146079</text:p>
          </table:table-cell>
        </table:table-row>
        <table:table-row table:style-name="ro1">
          <table:table-cell office:value-type="float" office:value="0.10370031" calcext:value-type="float">
            <text:p>0.10370031</text:p>
          </table:table-cell>
          <table:table-cell office:value-type="float" office:value="9.643172" calcext:value-type="float">
            <text:p>9.643172</text:p>
          </table:table-cell>
          <table:table-cell table:formula="of:=[.C645]+[.A646]" office:value-type="float" office:value="60.401846389" calcext:value-type="float">
            <text:p>60.401846389</text:p>
          </table:table-cell>
        </table:table-row>
        <table:table-row table:style-name="ro1">
          <table:table-cell office:value-type="float" office:value="0.10490578" calcext:value-type="float">
            <text:p>0.10490578</text:p>
          </table:table-cell>
          <table:table-cell office:value-type="float" office:value="9.532364" calcext:value-type="float">
            <text:p>9.532364</text:p>
          </table:table-cell>
          <table:table-cell table:formula="of:=[.C646]+[.A647]" office:value-type="float" office:value="60.506752169" calcext:value-type="float">
            <text:p>60.506752169</text:p>
          </table:table-cell>
        </table:table-row>
        <table:table-row table:style-name="ro1">
          <table:table-cell office:value-type="float" office:value="0.10606546" calcext:value-type="float">
            <text:p>0.10606546</text:p>
          </table:table-cell>
          <table:table-cell office:value-type="float" office:value="9.42814" calcext:value-type="float">
            <text:p>9.42814</text:p>
          </table:table-cell>
          <table:table-cell table:formula="of:=[.C647]+[.A648]" office:value-type="float" office:value="60.612817629" calcext:value-type="float">
            <text:p>60.612817629</text:p>
          </table:table-cell>
        </table:table-row>
        <table:table-row table:style-name="ro1">
          <table:table-cell office:value-type="float" office:value="0.10737774" calcext:value-type="float">
            <text:p>0.10737774</text:p>
          </table:table-cell>
          <table:table-cell office:value-type="float" office:value="9.312918" calcext:value-type="float">
            <text:p>9.312918</text:p>
          </table:table-cell>
          <table:table-cell table:formula="of:=[.C648]+[.A649]" office:value-type="float" office:value="60.720195369" calcext:value-type="float">
            <text:p>60.720195369</text:p>
          </table:table-cell>
        </table:table-row>
        <table:table-row table:style-name="ro1">
          <table:table-cell office:value-type="float" office:value="0.108705275" calcext:value-type="float">
            <text:p>0.108705275</text:p>
          </table:table-cell>
          <table:table-cell office:value-type="float" office:value="9.199185" calcext:value-type="float">
            <text:p>9.199185</text:p>
          </table:table-cell>
          <table:table-cell table:formula="of:=[.C649]+[.A650]" office:value-type="float" office:value="60.828900644" calcext:value-type="float">
            <text:p>60.828900644</text:p>
          </table:table-cell>
        </table:table-row>
        <table:table-row table:style-name="ro1">
          <table:table-cell office:value-type="float" office:value="0.110032804" calcext:value-type="float">
            <text:p>0.110032804</text:p>
          </table:table-cell>
          <table:table-cell office:value-type="float" office:value="9.088199" calcext:value-type="float">
            <text:p>9.088199</text:p>
          </table:table-cell>
          <table:table-cell table:formula="of:=[.C650]+[.A651]" office:value-type="float" office:value="60.938933448" calcext:value-type="float">
            <text:p>60.938933448</text:p>
          </table:table-cell>
        </table:table-row>
        <table:table-row table:style-name="ro1">
          <table:table-cell office:value-type="float" office:value="0.11139086" calcext:value-type="float">
            <text:p>0.11139086</text:p>
          </table:table-cell>
          <table:table-cell office:value-type="float" office:value="8.977397" calcext:value-type="float">
            <text:p>8.977397</text:p>
          </table:table-cell>
          <table:table-cell table:formula="of:=[.C651]+[.A652]" office:value-type="float" office:value="61.050324308" calcext:value-type="float">
            <text:p>61.050324308</text:p>
          </table:table-cell>
        </table:table-row>
        <table:table-row table:style-name="ro1">
          <table:table-cell office:value-type="float" office:value="0.11293202" calcext:value-type="float">
            <text:p>0.11293202</text:p>
          </table:table-cell>
          <table:table-cell office:value-type="float" office:value="8.854885" calcext:value-type="float">
            <text:p>8.854885</text:p>
          </table:table-cell>
          <table:table-cell table:formula="of:=[.C652]+[.A653]" office:value-type="float" office:value="61.163256328" calcext:value-type="float">
            <text:p>61.163256328</text:p>
          </table:table-cell>
        </table:table-row>
        <table:table-row table:style-name="ro1">
          <table:table-cell office:value-type="float" office:value="0.1144274" calcext:value-type="float">
            <text:p>0.1144274</text:p>
          </table:table-cell>
          <table:table-cell office:value-type="float" office:value="8.739165" calcext:value-type="float">
            <text:p>8.739165</text:p>
          </table:table-cell>
          <table:table-cell table:formula="of:=[.C653]+[.A654]" office:value-type="float" office:value="61.277683728" calcext:value-type="float">
            <text:p>61.277683728</text:p>
          </table:table-cell>
        </table:table-row>
        <table:table-row table:style-name="ro1">
          <table:table-cell office:value-type="float" office:value="0.11601435" calcext:value-type="float">
            <text:p>0.11601435</text:p>
          </table:table-cell>
          <table:table-cell office:value-type="float" office:value="8.619624" calcext:value-type="float">
            <text:p>8.619624</text:p>
          </table:table-cell>
          <table:table-cell table:formula="of:=[.C654]+[.A655]" office:value-type="float" office:value="61.393698078" calcext:value-type="float">
            <text:p>61.393698078</text:p>
          </table:table-cell>
        </table:table-row>
        <table:table-row table:style-name="ro1">
          <table:table-cell office:value-type="float" office:value="0.11767758" calcext:value-type="float">
            <text:p>0.11767758</text:p>
          </table:table-cell>
          <table:table-cell office:value-type="float" office:value="8.497795" calcext:value-type="float">
            <text:p>8.497795</text:p>
          </table:table-cell>
          <table:table-cell table:formula="of:=[.C655]+[.A656]" office:value-type="float" office:value="61.511375658" calcext:value-type="float">
            <text:p>61.511375658</text:p>
          </table:table-cell>
        </table:table-row>
        <table:table-row table:style-name="ro1">
          <table:table-cell office:value-type="float" office:value="0.11934081" calcext:value-type="float">
            <text:p>0.11934081</text:p>
          </table:table-cell>
          <table:table-cell office:value-type="float" office:value="8.379363" calcext:value-type="float">
            <text:p>8.379363</text:p>
          </table:table-cell>
          <table:table-cell table:formula="of:=[.C656]+[.A657]" office:value-type="float" office:value="61.630716468" calcext:value-type="float">
            <text:p>61.630716468</text:p>
          </table:table-cell>
        </table:table-row>
        <table:table-row table:style-name="ro1">
          <table:table-cell office:value-type="float" office:value="0.12115663" calcext:value-type="float">
            <text:p>0.12115663</text:p>
          </table:table-cell>
          <table:table-cell office:value-type="float" office:value="8.253778" calcext:value-type="float">
            <text:p>8.253778</text:p>
          </table:table-cell>
          <table:table-cell table:formula="of:=[.C657]+[.A658]" office:value-type="float" office:value="61.751873098" calcext:value-type="float">
            <text:p>61.751873098</text:p>
          </table:table-cell>
        </table:table-row>
        <table:table-row table:style-name="ro1">
          <table:table-cell office:value-type="float" office:value="0.12292668" calcext:value-type="float">
            <text:p>0.12292668</text:p>
          </table:table-cell>
          <table:table-cell office:value-type="float" office:value="8.134931" calcext:value-type="float">
            <text:p>8.134931</text:p>
          </table:table-cell>
          <table:table-cell table:formula="of:=[.C658]+[.A659]" office:value-type="float" office:value="61.874799778" calcext:value-type="float">
            <text:p>61.874799778</text:p>
          </table:table-cell>
        </table:table-row>
        <table:table-row table:style-name="ro1">
          <table:table-cell office:value-type="float" office:value="0.12494087" calcext:value-type="float">
            <text:p>0.12494087</text:p>
          </table:table-cell>
          <table:table-cell office:value-type="float" office:value="8.003786" calcext:value-type="float">
            <text:p>8.003786</text:p>
          </table:table-cell>
          <table:table-cell table:formula="of:=[.C659]+[.A660]" office:value-type="float" office:value="61.999740648" calcext:value-type="float">
            <text:p>61.999740648</text:p>
          </table:table-cell>
        </table:table-row>
        <table:table-row table:style-name="ro1">
          <table:table-cell office:value-type="float" office:value="0.12698558" calcext:value-type="float">
            <text:p>0.12698558</text:p>
          </table:table-cell>
          <table:table-cell office:value-type="float" office:value="7.87491" calcext:value-type="float">
            <text:p>7.87491</text:p>
          </table:table-cell>
          <table:table-cell table:formula="of:=[.C660]+[.A661]" office:value-type="float" office:value="62.126726228" calcext:value-type="float">
            <text:p>62.126726228</text:p>
          </table:table-cell>
        </table:table-row>
        <table:table-row table:style-name="ro1">
          <table:table-cell office:value-type="float" office:value="0.12910658" calcext:value-type="float">
            <text:p>0.12910658</text:p>
          </table:table-cell>
          <table:table-cell office:value-type="float" office:value="7.7455387" calcext:value-type="float">
            <text:p>7.7455387</text:p>
          </table:table-cell>
          <table:table-cell table:formula="of:=[.C661]+[.A662]" office:value-type="float" office:value="62.255832808" calcext:value-type="float">
            <text:p>62.255832808</text:p>
          </table:table-cell>
        </table:table-row>
        <table:table-row table:style-name="ro1">
          <table:table-cell office:value-type="float" office:value="0.13138019" calcext:value-type="float">
            <text:p>0.13138019</text:p>
          </table:table-cell>
          <table:table-cell office:value-type="float" office:value="7.6114984" calcext:value-type="float">
            <text:p>7.6114984</text:p>
          </table:table-cell>
          <table:table-cell table:formula="of:=[.C662]+[.A663]" office:value-type="float" office:value="62.387212998" calcext:value-type="float">
            <text:p>62.387212998</text:p>
          </table:table-cell>
        </table:table-row>
        <table:table-row table:style-name="ro1">
          <table:table-cell office:value-type="float" office:value="0.13373007" calcext:value-type="float">
            <text:p>0.13373007</text:p>
          </table:table-cell>
          <table:table-cell office:value-type="float" office:value="7.4777493" calcext:value-type="float">
            <text:p>7.4777493</text:p>
          </table:table-cell>
          <table:table-cell table:formula="of:=[.C663]+[.A664]" office:value-type="float" office:value="62.520943068" calcext:value-type="float">
            <text:p>62.520943068</text:p>
          </table:table-cell>
        </table:table-row>
        <table:table-row table:style-name="ro1">
          <table:table-cell office:value-type="float" office:value="0.13627833" calcext:value-type="float">
            <text:p>0.13627833</text:p>
          </table:table-cell>
          <table:table-cell office:value-type="float" office:value="7.3379235" calcext:value-type="float">
            <text:p>7.3379235</text:p>
          </table:table-cell>
          <table:table-cell table:formula="of:=[.C664]+[.A665]" office:value-type="float" office:value="62.657221398" calcext:value-type="float">
            <text:p>62.657221398</text:p>
          </table:table-cell>
        </table:table-row>
        <table:table-row table:style-name="ro1">
          <table:table-cell office:value-type="float" office:value="0.13893339" calcext:value-type="float">
            <text:p>0.13893339</text:p>
          </table:table-cell>
          <table:table-cell office:value-type="float" office:value="7.197694" calcext:value-type="float">
            <text:p>7.197694</text:p>
          </table:table-cell>
          <table:table-cell table:formula="of:=[.C665]+[.A666]" office:value-type="float" office:value="62.796154788" calcext:value-type="float">
            <text:p>62.796154788</text:p>
          </table:table-cell>
        </table:table-row>
        <table:table-row table:style-name="ro1">
          <table:table-cell office:value-type="float" office:value="0.1417258" calcext:value-type="float">
            <text:p>0.1417258</text:p>
          </table:table-cell>
          <table:table-cell office:value-type="float" office:value="7.055878" calcext:value-type="float">
            <text:p>7.055878</text:p>
          </table:table-cell>
          <table:table-cell table:formula="of:=[.C666]+[.A667]" office:value-type="float" office:value="62.937880588" calcext:value-type="float">
            <text:p>62.937880588</text:p>
          </table:table-cell>
        </table:table-row>
        <table:table-row table:style-name="ro1">
          <table:table-cell office:value-type="float" office:value="0.14462501" calcext:value-type="float">
            <text:p>0.14462501</text:p>
          </table:table-cell>
          <table:table-cell office:value-type="float" office:value="6.9144335" calcext:value-type="float">
            <text:p>6.9144335</text:p>
          </table:table-cell>
          <table:table-cell table:formula="of:=[.C667]+[.A668]" office:value-type="float" office:value="63.082505598" calcext:value-type="float">
            <text:p>63.082505598</text:p>
          </table:table-cell>
        </table:table-row>
        <table:table-row table:style-name="ro1">
          <table:table-cell office:value-type="float" office:value="0.14787517" calcext:value-type="float">
            <text:p>0.14787517</text:p>
          </table:table-cell>
          <table:table-cell office:value-type="float" office:value="6.7624607" calcext:value-type="float">
            <text:p>6.7624607</text:p>
          </table:table-cell>
          <table:table-cell table:formula="of:=[.C668]+[.A669]" office:value-type="float" office:value="63.230380768" calcext:value-type="float">
            <text:p>63.230380768</text:p>
          </table:table-cell>
        </table:table-row>
        <table:table-row table:style-name="ro1">
          <table:table-cell office:value-type="float" office:value="0.15118639" calcext:value-type="float">
            <text:p>0.15118639</text:p>
          </table:table-cell>
          <table:table-cell office:value-type="float" office:value="6.614352" calcext:value-type="float">
            <text:p>6.614352</text:p>
          </table:table-cell>
          <table:table-cell table:formula="of:=[.C669]+[.A670]" office:value-type="float" office:value="63.381567158" calcext:value-type="float">
            <text:p>63.381567158</text:p>
          </table:table-cell>
        </table:table-row>
        <table:table-row table:style-name="ro1">
          <table:table-cell office:value-type="float" office:value="0.15486382" calcext:value-type="float">
            <text:p>0.15486382</text:p>
          </table:table-cell>
          <table:table-cell office:value-type="float" office:value="6.4572864" calcext:value-type="float">
            <text:p>6.4572864</text:p>
          </table:table-cell>
          <table:table-cell table:formula="of:=[.C670]+[.A671]" office:value-type="float" office:value="63.536430978" calcext:value-type="float">
            <text:p>63.536430978</text:p>
          </table:table-cell>
        </table:table-row>
        <table:table-row table:style-name="ro1">
          <table:table-cell office:value-type="float" office:value="0.15875487" calcext:value-type="float">
            <text:p>0.15875487</text:p>
          </table:table-cell>
          <table:table-cell office:value-type="float" office:value="6.2990193" calcext:value-type="float">
            <text:p>6.2990193</text:p>
          </table:table-cell>
          <table:table-cell table:formula="of:=[.C671]+[.A672]" office:value-type="float" office:value="63.695185848" calcext:value-type="float">
            <text:p>63.695185848</text:p>
          </table:table-cell>
        </table:table-row>
        <table:table-row table:style-name="ro1">
          <table:table-cell office:value-type="float" office:value="0.16289006" calcext:value-type="float">
            <text:p>0.16289006</text:p>
          </table:table-cell>
          <table:table-cell office:value-type="float" office:value="6.13911" calcext:value-type="float">
            <text:p>6.13911</text:p>
          </table:table-cell>
          <table:table-cell table:formula="of:=[.C672]+[.A673]" office:value-type="float" office:value="63.858075908" calcext:value-type="float">
            <text:p>63.858075908</text:p>
          </table:table-cell>
        </table:table-row>
        <table:table-row table:style-name="ro1">
          <table:table-cell office:value-type="float" office:value="0.16748303" calcext:value-type="float">
            <text:p>0.16748303</text:p>
          </table:table-cell>
          <table:table-cell office:value-type="float" office:value="5.970754" calcext:value-type="float">
            <text:p>5.970754</text:p>
          </table:table-cell>
          <table:table-cell table:formula="of:=[.C673]+[.A674]" office:value-type="float" office:value="64.025558938" calcext:value-type="float">
            <text:p>64.025558938</text:p>
          </table:table-cell>
        </table:table-row>
        <table:table-row table:style-name="ro1">
          <table:table-cell office:value-type="float" office:value="0.17238118" calcext:value-type="float">
            <text:p>0.17238118</text:p>
          </table:table-cell>
          <table:table-cell office:value-type="float" office:value="5.8010974" calcext:value-type="float">
            <text:p>5.8010974</text:p>
          </table:table-cell>
          <table:table-cell table:formula="of:=[.C674]+[.A675]" office:value-type="float" office:value="64.197940118" calcext:value-type="float">
            <text:p>64.197940118</text:p>
          </table:table-cell>
        </table:table-row>
        <table:table-row table:style-name="ro1">
          <table:table-cell office:value-type="float" office:value="0.1771725" calcext:value-type="float">
            <text:p>0.1771725</text:p>
          </table:table-cell>
          <table:table-cell office:value-type="float" office:value="5.6442165" calcext:value-type="float">
            <text:p>5.6442165</text:p>
          </table:table-cell>
          <table:table-cell table:formula="of:=[.C675]+[.A676]" office:value-type="float" office:value="64.375112618" calcext:value-type="float">
            <text:p>64.375112618</text:p>
          </table:table-cell>
        </table:table-row>
        <table:table-row table:style-name="ro1">
          <table:table-cell office:value-type="float" office:value="0.18153659" calcext:value-type="float">
            <text:p>0.18153659</text:p>
          </table:table-cell>
          <table:table-cell office:value-type="float" office:value="5.508531" calcext:value-type="float">
            <text:p>5.508531</text:p>
          </table:table-cell>
          <table:table-cell table:formula="of:=[.C676]+[.A677]" office:value-type="float" office:value="64.556649208" calcext:value-type="float">
            <text:p>64.556649208</text:p>
          </table:table-cell>
        </table:table-row>
        <table:table-row table:style-name="ro1">
          <table:table-cell office:value-type="float" office:value="0.17856108" calcext:value-type="float">
            <text:p>0.17856108</text:p>
          </table:table-cell>
          <table:table-cell office:value-type="float" office:value="5.6003246" calcext:value-type="float">
            <text:p>5.6003246</text:p>
          </table:table-cell>
          <table:table-cell table:formula="of:=[.C677]+[.A678]" office:value-type="float" office:value="64.735210288" calcext:value-type="float">
            <text:p>64.735210288</text:p>
          </table:table-cell>
        </table:table-row>
        <table:table-row table:style-name="ro1">
          <table:table-cell office:value-type="float" office:value="0.16765088" calcext:value-type="float">
            <text:p>0.16765088</text:p>
          </table:table-cell>
          <table:table-cell office:value-type="float" office:value="5.9647765" calcext:value-type="float">
            <text:p>5.9647765</text:p>
          </table:table-cell>
          <table:table-cell table:formula="of:=[.C678]+[.A679]" office:value-type="float" office:value="64.902861168" calcext:value-type="float">
            <text:p>64.902861168</text:p>
          </table:table-cell>
        </table:table-row>
        <table:table-row table:style-name="ro1">
          <table:table-cell office:value-type="float" office:value="0.16501106" calcext:value-type="float">
            <text:p>0.16501106</text:p>
          </table:table-cell>
          <table:table-cell office:value-type="float" office:value="6.0601997" calcext:value-type="float">
            <text:p>6.0601997</text:p>
          </table:table-cell>
          <table:table-cell table:formula="of:=[.C679]+[.A680]" office:value-type="float" office:value="65.067872228" calcext:value-type="float">
            <text:p>65.067872228</text:p>
          </table:table-cell>
        </table:table-row>
        <table:table-row table:style-name="ro1">
          <table:table-cell office:value-type="float" office:value="0.16952774" calcext:value-type="float">
            <text:p>0.16952774</text:p>
          </table:table-cell>
          <table:table-cell office:value-type="float" office:value="5.89874" calcext:value-type="float">
            <text:p>5.89874</text:p>
          </table:table-cell>
          <table:table-cell table:formula="of:=[.C680]+[.A681]" office:value-type="float" office:value="65.237399968" calcext:value-type="float">
            <text:p>65.237399968</text:p>
          </table:table-cell>
        </table:table-row>
        <table:table-row table:style-name="ro1">
          <table:table-cell office:value-type="float" office:value="0.1747158" calcext:value-type="float">
            <text:p>0.1747158</text:p>
          </table:table-cell>
          <table:table-cell office:value-type="float" office:value="5.723581" calcext:value-type="float">
            <text:p>5.723581</text:p>
          </table:table-cell>
          <table:table-cell table:formula="of:=[.C681]+[.A682]" office:value-type="float" office:value="65.412115768" calcext:value-type="float">
            <text:p>65.412115768</text:p>
          </table:table-cell>
        </table:table-row>
        <table:table-row table:style-name="ro1">
          <table:table-cell office:value-type="float" office:value="0.17985809" calcext:value-type="float">
            <text:p>0.17985809</text:p>
          </table:table-cell>
          <table:table-cell office:value-type="float" office:value="5.559939" calcext:value-type="float">
            <text:p>5.559939</text:p>
          </table:table-cell>
          <table:table-cell table:formula="of:=[.C682]+[.A683]" office:value-type="float" office:value="65.591973858" calcext:value-type="float">
            <text:p>65.591973858</text:p>
          </table:table-cell>
        </table:table-row>
        <table:table-row table:style-name="ro1">
          <table:table-cell office:value-type="float" office:value="0.18396276" calcext:value-type="float">
            <text:p>0.18396276</text:p>
          </table:table-cell>
          <table:table-cell office:value-type="float" office:value="5.4358826" calcext:value-type="float">
            <text:p>5.4358826</text:p>
          </table:table-cell>
          <table:table-cell table:formula="of:=[.C683]+[.A684]" office:value-type="float" office:value="65.775936618" calcext:value-type="float">
            <text:p>65.775936618</text:p>
          </table:table-cell>
        </table:table-row>
        <table:table-row table:style-name="ro1">
          <table:table-cell office:value-type="float" office:value="0.1800412" calcext:value-type="float">
            <text:p>0.1800412</text:p>
          </table:table-cell>
          <table:table-cell office:value-type="float" office:value="5.5542846" calcext:value-type="float">
            <text:p>5.5542846</text:p>
          </table:table-cell>
          <table:table-cell table:formula="of:=[.C684]+[.A685]" office:value-type="float" office:value="65.955977818" calcext:value-type="float">
            <text:p>65.955977818</text:p>
          </table:table-cell>
        </table:table-row>
        <table:table-row table:style-name="ro1">
          <table:table-cell office:value-type="float" office:value="0.16855116" calcext:value-type="float">
            <text:p>0.16855116</text:p>
          </table:table-cell>
          <table:table-cell office:value-type="float" office:value="5.9329166" calcext:value-type="float">
            <text:p>5.9329166</text:p>
          </table:table-cell>
          <table:table-cell table:formula="of:=[.C685]+[.A686]" office:value-type="float" office:value="66.124528978" calcext:value-type="float">
            <text:p>66.124528978</text:p>
          </table:table-cell>
        </table:table-row>
        <table:table-row table:style-name="ro1">
          <table:table-cell office:value-type="float" office:value="0.16705577" calcext:value-type="float">
            <text:p>0.16705577</text:p>
          </table:table-cell>
          <table:table-cell office:value-type="float" office:value="5.986025" calcext:value-type="float">
            <text:p>5.986025</text:p>
          </table:table-cell>
          <table:table-cell table:formula="of:=[.C686]+[.A687]" office:value-type="float" office:value="66.291584748" calcext:value-type="float">
            <text:p>66.291584748</text:p>
          </table:table-cell>
        </table:table-row>
        <table:table-row table:style-name="ro1">
          <table:table-cell office:value-type="float" office:value="0.17209125" calcext:value-type="float">
            <text:p>0.17209125</text:p>
          </table:table-cell>
          <table:table-cell office:value-type="float" office:value="5.8108706" calcext:value-type="float">
            <text:p>5.8108706</text:p>
          </table:table-cell>
          <table:table-cell table:formula="of:=[.C687]+[.A688]" office:value-type="float" office:value="66.463675998" calcext:value-type="float">
            <text:p>66.463675998</text:p>
          </table:table-cell>
        </table:table-row>
        <table:table-row table:style-name="ro1">
          <table:table-cell office:value-type="float" office:value="0.17730984" calcext:value-type="float">
            <text:p>0.17730984</text:p>
          </table:table-cell>
          <table:table-cell office:value-type="float" office:value="5.6398454" calcext:value-type="float">
            <text:p>5.6398454</text:p>
          </table:table-cell>
          <table:table-cell table:formula="of:=[.C688]+[.A689]" office:value-type="float" office:value="66.640985838" calcext:value-type="float">
            <text:p>66.640985838</text:p>
          </table:table-cell>
        </table:table-row>
        <table:table-row table:style-name="ro1">
          <table:table-cell office:value-type="float" office:value="0.18281834" calcext:value-type="float">
            <text:p>0.18281834</text:p>
          </table:table-cell>
          <table:table-cell office:value-type="float" office:value="5.469911" calcext:value-type="float">
            <text:p>5.469911</text:p>
          </table:table-cell>
          <table:table-cell table:formula="of:=[.C689]+[.A690]" office:value-type="float" office:value="66.823804178" calcext:value-type="float">
            <text:p>66.823804178</text:p>
          </table:table-cell>
        </table:table-row>
        <table:table-row table:style-name="ro1">
          <table:table-cell office:value-type="float" office:value="0.1870451" calcext:value-type="float">
            <text:p>0.1870451</text:p>
          </table:table-cell>
          <table:table-cell office:value-type="float" office:value="5.3463044" calcext:value-type="float">
            <text:p>5.3463044</text:p>
          </table:table-cell>
          <table:table-cell table:formula="of:=[.C690]+[.A691]" office:value-type="float" office:value="67.010849278" calcext:value-type="float">
            <text:p>67.010849278</text:p>
          </table:table-cell>
        </table:table-row>
        <table:table-row table:style-name="ro1">
          <table:table-cell office:value-type="float" office:value="0.18204013" calcext:value-type="float">
            <text:p>0.18204013</text:p>
          </table:table-cell>
          <table:table-cell office:value-type="float" office:value="5.4932942" calcext:value-type="float">
            <text:p>5.4932942</text:p>
          </table:table-cell>
          <table:table-cell table:formula="of:=[.C691]+[.A692]" office:value-type="float" office:value="67.192889408" calcext:value-type="float">
            <text:p>67.192889408</text:p>
          </table:table-cell>
        </table:table-row>
        <table:table-row table:style-name="ro1">
          <table:table-cell office:value-type="float" office:value="0.16957352" calcext:value-type="float">
            <text:p>0.16957352</text:p>
          </table:table-cell>
          <table:table-cell office:value-type="float" office:value="5.8971477" calcext:value-type="float">
            <text:p>5.8971477</text:p>
          </table:table-cell>
          <table:table-cell table:formula="of:=[.C692]+[.A693]" office:value-type="float" office:value="67.362462928" calcext:value-type="float">
            <text:p>67.362462928</text:p>
          </table:table-cell>
        </table:table-row>
        <table:table-row table:style-name="ro1">
          <table:table-cell office:value-type="float" office:value="0.16783398" calcext:value-type="float">
            <text:p>0.16783398</text:p>
          </table:table-cell>
          <table:table-cell office:value-type="float" office:value="5.9582686" calcext:value-type="float">
            <text:p>5.9582686</text:p>
          </table:table-cell>
          <table:table-cell table:formula="of:=[.C693]+[.A694]" office:value-type="float" office:value="67.530296908" calcext:value-type="float">
            <text:p>67.530296908</text:p>
          </table:table-cell>
        </table:table-row>
        <table:table-row table:style-name="ro1">
          <table:table-cell office:value-type="float" office:value="0.17276265" calcext:value-type="float">
            <text:p>0.17276265</text:p>
          </table:table-cell>
          <table:table-cell office:value-type="float" office:value="5.788288" calcext:value-type="float">
            <text:p>5.788288</text:p>
          </table:table-cell>
          <table:table-cell table:formula="of:=[.C694]+[.A695]" office:value-type="float" office:value="67.703059558" calcext:value-type="float">
            <text:p>67.703059558</text:p>
          </table:table-cell>
        </table:table-row>
        <table:table-row table:style-name="ro1">
          <table:table-cell office:value-type="float" office:value="0.17824064" calcext:value-type="float">
            <text:p>0.17824064</text:p>
          </table:table-cell>
          <table:table-cell office:value-type="float" office:value="5.610393" calcext:value-type="float">
            <text:p>5.610393</text:p>
          </table:table-cell>
          <table:table-cell table:formula="of:=[.C695]+[.A696]" office:value-type="float" office:value="67.881300198" calcext:value-type="float">
            <text:p>67.881300198</text:p>
          </table:table-cell>
        </table:table-row>
        <table:table-row table:style-name="ro1">
          <table:table-cell office:value-type="float" office:value="0.18348974" calcext:value-type="float">
            <text:p>0.18348974</text:p>
          </table:table-cell>
          <table:table-cell office:value-type="float" office:value="5.449896" calcext:value-type="float">
            <text:p>5.449896</text:p>
          </table:table-cell>
          <table:table-cell table:formula="of:=[.C696]+[.A697]" office:value-type="float" office:value="68.064789938" calcext:value-type="float">
            <text:p>68.064789938</text:p>
          </table:table-cell>
        </table:table-row>
        <table:table-row table:style-name="ro1">
          <table:table-cell office:value-type="float" office:value="0.18777752" calcext:value-type="float">
            <text:p>0.18777752</text:p>
          </table:table-cell>
          <table:table-cell office:value-type="float" office:value="5.325451" calcext:value-type="float">
            <text:p>5.325451</text:p>
          </table:table-cell>
          <table:table-cell table:formula="of:=[.C697]+[.A698]" office:value-type="float" office:value="68.252567458" calcext:value-type="float">
            <text:p>68.252567458</text:p>
          </table:table-cell>
        </table:table-row>
        <table:table-row table:style-name="ro1">
          <table:table-cell office:value-type="float" office:value="0.18254368" calcext:value-type="float">
            <text:p>0.18254368</text:p>
          </table:table-cell>
          <table:table-cell office:value-type="float" office:value="5.478141" calcext:value-type="float">
            <text:p>5.478141</text:p>
          </table:table-cell>
          <table:table-cell table:formula="of:=[.C698]+[.A699]" office:value-type="float" office:value="68.435111138" calcext:value-type="float">
            <text:p>68.435111138</text:p>
          </table:table-cell>
        </table:table-row>
        <table:table-row table:style-name="ro1">
          <table:table-cell office:value-type="float" office:value="0.17036697" calcext:value-type="float">
            <text:p>0.17036697</text:p>
          </table:table-cell>
          <table:table-cell office:value-type="float" office:value="5.869683" calcext:value-type="float">
            <text:p>5.869683</text:p>
          </table:table-cell>
          <table:table-cell table:formula="of:=[.C699]+[.A700]" office:value-type="float" office:value="68.605478108" calcext:value-type="float">
            <text:p>68.605478108</text:p>
          </table:table-cell>
        </table:table-row>
        <table:table-row table:style-name="ro1">
          <table:table-cell office:value-type="float" office:value="0.17007706" calcext:value-type="float">
            <text:p>0.17007706</text:p>
          </table:table-cell>
          <table:table-cell office:value-type="float" office:value="5.8796883" calcext:value-type="float">
            <text:p>5.8796883</text:p>
          </table:table-cell>
          <table:table-cell table:formula="of:=[.C700]+[.A701]" office:value-type="float" office:value="68.775555168" calcext:value-type="float">
            <text:p>68.775555168</text:p>
          </table:table-cell>
        </table:table-row>
        <table:table-row table:style-name="ro1">
          <table:table-cell office:value-type="float" office:value="0.17517357" calcext:value-type="float">
            <text:p>0.17517357</text:p>
          </table:table-cell>
          <table:table-cell office:value-type="float" office:value="5.708624" calcext:value-type="float">
            <text:p>5.708624</text:p>
          </table:table-cell>
          <table:table-cell table:formula="of:=[.C701]+[.A702]" office:value-type="float" office:value="68.950728738" calcext:value-type="float">
            <text:p>68.950728738</text:p>
          </table:table-cell>
        </table:table-row>
        <table:table-row table:style-name="ro1">
          <table:table-cell office:value-type="float" office:value="0.18020906" calcext:value-type="float">
            <text:p>0.18020906</text:p>
          </table:table-cell>
          <table:table-cell office:value-type="float" office:value="5.5491104" calcext:value-type="float">
            <text:p>5.5491104</text:p>
          </table:table-cell>
          <table:table-cell table:formula="of:=[.C702]+[.A703]" office:value-type="float" office:value="69.130937798" calcext:value-type="float">
            <text:p>69.130937798</text:p>
          </table:table-cell>
        </table:table-row>
        <table:table-row table:style-name="ro1">
          <table:table-cell office:value-type="float" office:value="0.1846952" calcext:value-type="float">
            <text:p>0.1846952</text:p>
          </table:table-cell>
          <table:table-cell office:value-type="float" office:value="5.4143257" calcext:value-type="float">
            <text:p>5.4143257</text:p>
          </table:table-cell>
          <table:table-cell table:formula="of:=[.C703]+[.A704]" office:value-type="float" office:value="69.315632998" calcext:value-type="float">
            <text:p>69.315632998</text:p>
          </table:table-cell>
        </table:table-row>
        <table:table-row table:style-name="ro1">
          <table:table-cell office:value-type="float" office:value="0.18049897" calcext:value-type="float">
            <text:p>0.18049897</text:p>
          </table:table-cell>
          <table:table-cell office:value-type="float" office:value="5.5401974" calcext:value-type="float">
            <text:p>5.5401974</text:p>
          </table:table-cell>
          <table:table-cell table:formula="of:=[.C704]+[.A705]" office:value-type="float" office:value="69.496131968" calcext:value-type="float">
            <text:p>69.496131968</text:p>
          </table:table-cell>
        </table:table-row>
        <table:table-row table:style-name="ro1">
          <table:table-cell office:value-type="float" office:value="0.16884108" calcext:value-type="float">
            <text:p>0.16884108</text:p>
          </table:table-cell>
          <table:table-cell office:value-type="float" office:value="5.922729" calcext:value-type="float">
            <text:p>5.922729</text:p>
          </table:table-cell>
          <table:table-cell table:formula="of:=[.C705]+[.A706]" office:value-type="float" office:value="69.664973048" calcext:value-type="float">
            <text:p>69.664973048</text:p>
          </table:table-cell>
        </table:table-row>
        <table:table-row table:style-name="ro1">
          <table:table-cell office:value-type="float" office:value="0.16800183" calcext:value-type="float">
            <text:p>0.16800183</text:p>
          </table:table-cell>
          <table:table-cell office:value-type="float" office:value="5.9523163" calcext:value-type="float">
            <text:p>5.9523163</text:p>
          </table:table-cell>
          <table:table-cell table:formula="of:=[.C706]+[.A707]" office:value-type="float" office:value="69.832974878" calcext:value-type="float">
            <text:p>69.832974878</text:p>
          </table:table-cell>
        </table:table-row>
        <table:table-row table:style-name="ro1">
          <table:table-cell office:value-type="float" office:value="0.17288472" calcext:value-type="float">
            <text:p>0.17288472</text:p>
          </table:table-cell>
          <table:table-cell office:value-type="float" office:value="5.784201" calcext:value-type="float">
            <text:p>5.784201</text:p>
          </table:table-cell>
          <table:table-cell table:formula="of:=[.C707]+[.A708]" office:value-type="float" office:value="70.005859598" calcext:value-type="float">
            <text:p>70.005859598</text:p>
          </table:table-cell>
        </table:table-row>
        <table:table-row table:style-name="ro1">
          <table:table-cell office:value-type="float" office:value="0.17798123" calcext:value-type="float">
            <text:p>0.17798123</text:p>
          </table:table-cell>
          <table:table-cell office:value-type="float" office:value="5.6185703" calcext:value-type="float">
            <text:p>5.6185703</text:p>
          </table:table-cell>
          <table:table-cell table:formula="of:=[.C708]+[.A709]" office:value-type="float" office:value="70.183840828" calcext:value-type="float">
            <text:p>70.183840828</text:p>
          </table:table-cell>
        </table:table-row>
        <table:table-row table:style-name="ro1">
          <table:table-cell office:value-type="float" office:value="0.18222325" calcext:value-type="float">
            <text:p>0.18222325</text:p>
          </table:table-cell>
          <table:table-cell office:value-type="float" office:value="5.4877744" calcext:value-type="float">
            <text:p>5.4877744</text:p>
          </table:table-cell>
          <table:table-cell table:formula="of:=[.C709]+[.A710]" office:value-type="float" office:value="70.366064078" calcext:value-type="float">
            <text:p>70.366064078</text:p>
          </table:table-cell>
        </table:table-row>
        <table:table-row table:style-name="ro1">
          <table:table-cell office:value-type="float" office:value="0.17924774" calcext:value-type="float">
            <text:p>0.17924774</text:p>
          </table:table-cell>
          <table:table-cell office:value-type="float" office:value="5.578871" calcext:value-type="float">
            <text:p>5.578871</text:p>
          </table:table-cell>
          <table:table-cell table:formula="of:=[.C710]+[.A711]" office:value-type="float" office:value="70.545311818" calcext:value-type="float">
            <text:p>70.545311818</text:p>
          </table:table-cell>
        </table:table-row>
        <table:table-row table:style-name="ro1">
          <table:table-cell office:value-type="float" office:value="0.16826123" calcext:value-type="float">
            <text:p>0.16826123</text:p>
          </table:table-cell>
          <table:table-cell office:value-type="float" office:value="5.9431396" calcext:value-type="float">
            <text:p>5.9431396</text:p>
          </table:table-cell>
          <table:table-cell table:formula="of:=[.C711]+[.A712]" office:value-type="float" office:value="70.713573048" calcext:value-type="float">
            <text:p>70.713573048</text:p>
          </table:table-cell>
        </table:table-row>
        <table:table-row table:style-name="ro1">
          <table:table-cell office:value-type="float" office:value="0.16548409" calcext:value-type="float">
            <text:p>0.16548409</text:p>
          </table:table-cell>
          <table:table-cell office:value-type="float" office:value="6.042877" calcext:value-type="float">
            <text:p>6.042877</text:p>
          </table:table-cell>
          <table:table-cell table:formula="of:=[.C712]+[.A713]" office:value-type="float" office:value="70.879057138" calcext:value-type="float">
            <text:p>70.879057138</text:p>
          </table:table-cell>
        </table:table-row>
        <table:table-row table:style-name="ro1">
          <table:table-cell office:value-type="float" office:value="0.17027542" calcext:value-type="float">
            <text:p>0.17027542</text:p>
          </table:table-cell>
          <table:table-cell office:value-type="float" office:value="5.8728385" calcext:value-type="float">
            <text:p>5.8728385</text:p>
          </table:table-cell>
          <table:table-cell table:formula="of:=[.C713]+[.A714]" office:value-type="float" office:value="71.049332558" calcext:value-type="float">
            <text:p>71.049332558</text:p>
          </table:table-cell>
        </table:table-row>
        <table:table-row table:style-name="ro1">
          <table:table-cell office:value-type="float" office:value="0.17550927" calcext:value-type="float">
            <text:p>0.17550927</text:p>
          </table:table-cell>
          <table:table-cell office:value-type="float" office:value="5.697705" calcext:value-type="float">
            <text:p>5.697705</text:p>
          </table:table-cell>
          <table:table-cell table:formula="of:=[.C714]+[.A715]" office:value-type="float" office:value="71.224841828" calcext:value-type="float">
            <text:p>71.224841828</text:p>
          </table:table-cell>
        </table:table-row>
        <table:table-row table:style-name="ro1">
          <table:table-cell office:value-type="float" office:value="0.1807126" calcext:value-type="float">
            <text:p>0.1807126</text:p>
          </table:table-cell>
          <table:table-cell office:value-type="float" office:value="5.5336485" calcext:value-type="float">
            <text:p>5.5336485</text:p>
          </table:table-cell>
          <table:table-cell table:formula="of:=[.C715]+[.A716]" office:value-type="float" office:value="71.405554428" calcext:value-type="float">
            <text:p>71.405554428</text:p>
          </table:table-cell>
        </table:table-row>
        <table:table-row table:style-name="ro1">
          <table:table-cell office:value-type="float" office:value="0.18503089" calcext:value-type="float">
            <text:p>0.18503089</text:p>
          </table:table-cell>
          <table:table-cell office:value-type="float" office:value="5.404503" calcext:value-type="float">
            <text:p>5.404503</text:p>
          </table:table-cell>
          <table:table-cell table:formula="of:=[.C716]+[.A717]" office:value-type="float" office:value="71.590585318" calcext:value-type="float">
            <text:p>71.590585318</text:p>
          </table:table-cell>
        </table:table-row>
        <table:table-row table:style-name="ro1">
          <table:table-cell office:value-type="float" office:value="0.18078889" calcext:value-type="float">
            <text:p>0.18078889</text:p>
          </table:table-cell>
          <table:table-cell office:value-type="float" office:value="5.5313134" calcext:value-type="float">
            <text:p>5.5313134</text:p>
          </table:table-cell>
          <table:table-cell table:formula="of:=[.C717]+[.A718]" office:value-type="float" office:value="71.771374208" calcext:value-type="float">
            <text:p>71.771374208</text:p>
          </table:table-cell>
        </table:table-row>
        <table:table-row table:style-name="ro1">
          <table:table-cell office:value-type="float" office:value="0.16896315" calcext:value-type="float">
            <text:p>0.16896315</text:p>
          </table:table-cell>
          <table:table-cell office:value-type="float" office:value="5.9184504" calcext:value-type="float">
            <text:p>5.9184504</text:p>
          </table:table-cell>
          <table:table-cell table:formula="of:=[.C718]+[.A719]" office:value-type="float" office:value="71.940337358" calcext:value-type="float">
            <text:p>71.940337358</text:p>
          </table:table-cell>
        </table:table-row>
        <table:table-row table:style-name="ro1">
          <table:table-cell office:value-type="float" office:value="0.16858168" calcext:value-type="float">
            <text:p>0.16858168</text:p>
          </table:table-cell>
          <table:table-cell office:value-type="float" office:value="5.9318423" calcext:value-type="float">
            <text:p>5.9318423</text:p>
          </table:table-cell>
          <table:table-cell table:formula="of:=[.C719]+[.A720]" office:value-type="float" office:value="72.108919038" calcext:value-type="float">
            <text:p>72.108919038</text:p>
          </table:table-cell>
        </table:table-row>
        <table:table-row table:style-name="ro1">
          <table:table-cell office:value-type="float" office:value="0.17343405" calcext:value-type="float">
            <text:p>0.17343405</text:p>
          </table:table-cell>
          <table:table-cell office:value-type="float" office:value="5.76588" calcext:value-type="float">
            <text:p>5.76588</text:p>
          </table:table-cell>
          <table:table-cell table:formula="of:=[.C720]+[.A721]" office:value-type="float" office:value="72.282353088" calcext:value-type="float">
            <text:p>72.282353088</text:p>
          </table:table-cell>
        </table:table-row>
        <table:table-row table:style-name="ro1">
          <table:table-cell office:value-type="float" office:value="0.17856108" calcext:value-type="float">
            <text:p>0.17856108</text:p>
          </table:table-cell>
          <table:table-cell office:value-type="float" office:value="5.6003246" calcext:value-type="float">
            <text:p>5.6003246</text:p>
          </table:table-cell>
          <table:table-cell table:formula="of:=[.C721]+[.A722]" office:value-type="float" office:value="72.460914168" calcext:value-type="float">
            <text:p>72.460914168</text:p>
          </table:table-cell>
        </table:table-row>
        <table:table-row table:style-name="ro1">
          <table:table-cell office:value-type="float" office:value="0.1830167" calcext:value-type="float">
            <text:p>0.1830167</text:p>
          </table:table-cell>
          <table:table-cell office:value-type="float" office:value="5.463982" calcext:value-type="float">
            <text:p>5.463982</text:p>
          </table:table-cell>
          <table:table-cell table:formula="of:=[.C722]+[.A723]" office:value-type="float" office:value="72.643930868" calcext:value-type="float">
            <text:p>72.643930868</text:p>
          </table:table-cell>
        </table:table-row>
        <table:table-row table:style-name="ro1">
          <table:table-cell office:value-type="float" office:value="0.18008697" calcext:value-type="float">
            <text:p>0.18008697</text:p>
          </table:table-cell>
          <table:table-cell office:value-type="float" office:value="5.5528727" calcext:value-type="float">
            <text:p>5.5528727</text:p>
          </table:table-cell>
          <table:table-cell table:formula="of:=[.C723]+[.A724]" office:value-type="float" office:value="72.824017838" calcext:value-type="float">
            <text:p>72.824017838</text:p>
          </table:table-cell>
        </table:table-row>
        <table:table-row table:style-name="ro1">
          <table:table-cell office:value-type="float" office:value="0.17427328" calcext:value-type="float">
            <text:p>0.17427328</text:p>
          </table:table-cell>
          <table:table-cell office:value-type="float" office:value="5.738114" calcext:value-type="float">
            <text:p>5.738114</text:p>
          </table:table-cell>
          <table:table-cell table:formula="of:=[.C724]+[.A725]" office:value-type="float" office:value="72.998291118" calcext:value-type="float">
            <text:p>72.998291118</text:p>
          </table:table-cell>
        </table:table-row>
        <table:table-row table:style-name="ro1">
          <table:table-cell office:value-type="float" office:value="0.1763943" calcext:value-type="float">
            <text:p>0.1763943</text:p>
          </table:table-cell>
          <table:table-cell office:value-type="float" office:value="5.6691175" calcext:value-type="float">
            <text:p>5.6691175</text:p>
          </table:table-cell>
          <table:table-cell table:formula="of:=[.C725]+[.A726]" office:value-type="float" office:value="73.174685418" calcext:value-type="float">
            <text:p>73.174685418</text:p>
          </table:table-cell>
        </table:table-row>
        <table:table-row table:style-name="ro1">
          <table:table-cell office:value-type="float" office:value="0.18034638" calcext:value-type="float">
            <text:p>0.18034638</text:p>
          </table:table-cell>
          <table:table-cell office:value-type="float" office:value="5.544885" calcext:value-type="float">
            <text:p>5.544885</text:p>
          </table:table-cell>
          <table:table-cell table:formula="of:=[.C726]+[.A727]" office:value-type="float" office:value="73.355031798" calcext:value-type="float">
            <text:p>73.355031798</text:p>
          </table:table-cell>
        </table:table-row>
        <table:table-row table:style-name="ro1">
          <table:table-cell office:value-type="float" office:value="0.17975128" calcext:value-type="float">
            <text:p>0.17975128</text:p>
          </table:table-cell>
          <table:table-cell office:value-type="float" office:value="5.563243" calcext:value-type="float">
            <text:p>5.563243</text:p>
          </table:table-cell>
          <table:table-cell table:formula="of:=[.C727]+[.A728]" office:value-type="float" office:value="73.534783078" calcext:value-type="float">
            <text:p>73.534783078</text:p>
          </table:table-cell>
        </table:table-row>
        <table:table-row table:style-name="ro1">
          <table:table-cell office:value-type="float" office:value="0.1735256" calcext:value-type="float">
            <text:p>0.1735256</text:p>
          </table:table-cell>
          <table:table-cell office:value-type="float" office:value="5.762838" calcext:value-type="float">
            <text:p>5.762838</text:p>
          </table:table-cell>
          <table:table-cell table:formula="of:=[.C728]+[.A729]" office:value-type="float" office:value="73.708308678" calcext:value-type="float">
            <text:p>73.708308678</text:p>
          </table:table-cell>
        </table:table-row>
        <table:table-row table:style-name="ro1">
          <table:table-cell office:value-type="float" office:value="0.171664" calcext:value-type="float">
            <text:p>0.171664</text:p>
          </table:table-cell>
          <table:table-cell office:value-type="float" office:value="5.825333" calcext:value-type="float">
            <text:p>5.825333</text:p>
          </table:table-cell>
          <table:table-cell table:formula="of:=[.C729]+[.A730]" office:value-type="float" office:value="73.879972678" calcext:value-type="float">
            <text:p>73.879972678</text:p>
          </table:table-cell>
        </table:table-row>
        <table:table-row table:style-name="ro1">
          <table:table-cell office:value-type="float" office:value="0.17392233" calcext:value-type="float">
            <text:p>0.17392233</text:p>
          </table:table-cell>
          <table:table-cell office:value-type="float" office:value="5.7496924" calcext:value-type="float">
            <text:p>5.7496924</text:p>
          </table:table-cell>
          <table:table-cell table:formula="of:=[.C730]+[.A731]" office:value-type="float" office:value="74.053895008" calcext:value-type="float">
            <text:p>74.053895008</text:p>
          </table:table-cell>
        </table:table-row>
        <table:table-row table:style-name="ro1">
          <table:table-cell office:value-type="float" office:value="0.17247273" calcext:value-type="float">
            <text:p>0.17247273</text:p>
          </table:table-cell>
          <table:table-cell office:value-type="float" office:value="5.798018" calcext:value-type="float">
            <text:p>5.798018</text:p>
          </table:table-cell>
          <table:table-cell table:formula="of:=[.C731]+[.A732]" office:value-type="float" office:value="74.226367738" calcext:value-type="float">
            <text:p>74.226367738</text:p>
          </table:table-cell>
        </table:table-row>
        <table:table-row table:style-name="ro1">
          <table:table-cell office:value-type="float" office:value="0.16598764" calcext:value-type="float">
            <text:p>0.16598764</text:p>
          </table:table-cell>
          <table:table-cell office:value-type="float" office:value="6.0245447" calcext:value-type="float">
            <text:p>6.0245447</text:p>
          </table:table-cell>
          <table:table-cell table:formula="of:=[.C732]+[.A733]" office:value-type="float" office:value="74.392355378" calcext:value-type="float">
            <text:p>74.392355378</text:p>
          </table:table-cell>
        </table:table-row>
        <table:table-row table:style-name="ro1">
          <table:table-cell office:value-type="float" office:value="0.16531624" calcext:value-type="float">
            <text:p>0.16531624</text:p>
          </table:table-cell>
          <table:table-cell office:value-type="float" office:value="6.049012" calcext:value-type="float">
            <text:p>6.049012</text:p>
          </table:table-cell>
          <table:table-cell table:formula="of:=[.C733]+[.A734]" office:value-type="float" office:value="74.557671618" calcext:value-type="float">
            <text:p>74.557671618</text:p>
          </table:table-cell>
        </table:table-row>
        <table:table-row table:style-name="ro1">
          <table:table-cell office:value-type="float" office:value="0.1699855" calcext:value-type="float">
            <text:p>0.1699855</text:p>
          </table:table-cell>
          <table:table-cell office:value-type="float" office:value="5.882855" calcext:value-type="float">
            <text:p>5.882855</text:p>
          </table:table-cell>
          <table:table-cell table:formula="of:=[.C734]+[.A735]" office:value-type="float" office:value="74.727657118" calcext:value-type="float">
            <text:p>74.727657118</text:p>
          </table:table-cell>
        </table:table-row>
        <table:table-row table:style-name="ro1">
          <table:table-cell office:value-type="float" office:value="0.17521934" calcext:value-type="float">
            <text:p>0.17521934</text:p>
          </table:table-cell>
          <table:table-cell office:value-type="float" office:value="5.707133" calcext:value-type="float">
            <text:p>5.707133</text:p>
          </table:table-cell>
          <table:table-cell table:formula="of:=[.C735]+[.A736]" office:value-type="float" office:value="74.902876458" calcext:value-type="float">
            <text:p>74.902876458</text:p>
          </table:table-cell>
        </table:table-row>
        <table:table-row table:style-name="ro1">
          <table:table-cell office:value-type="float" office:value="0.18034638" calcext:value-type="float">
            <text:p>0.18034638</text:p>
          </table:table-cell>
          <table:table-cell office:value-type="float" office:value="5.544885" calcext:value-type="float">
            <text:p>5.544885</text:p>
          </table:table-cell>
          <table:table-cell table:formula="of:=[.C736]+[.A737]" office:value-type="float" office:value="75.083222838" calcext:value-type="float">
            <text:p>75.083222838</text:p>
          </table:table-cell>
        </table:table-row>
        <table:table-row table:style-name="ro1">
          <table:table-cell office:value-type="float" office:value="0.18457313" calcext:value-type="float">
            <text:p>0.18457313</text:p>
          </table:table-cell>
          <table:table-cell office:value-type="float" office:value="5.4179068" calcext:value-type="float">
            <text:p>5.4179068</text:p>
          </table:table-cell>
          <table:table-cell table:formula="of:=[.C737]+[.A738]" office:value-type="float" office:value="75.267795968" calcext:value-type="float">
            <text:p>75.267795968</text:p>
          </table:table-cell>
        </table:table-row>
        <table:table-row table:style-name="ro1">
          <table:table-cell office:value-type="float" office:value="0.18051423" calcext:value-type="float">
            <text:p>0.18051423</text:p>
          </table:table-cell>
          <table:table-cell office:value-type="float" office:value="5.539729" calcext:value-type="float">
            <text:p>5.539729</text:p>
          </table:table-cell>
          <table:table-cell table:formula="of:=[.C738]+[.A739]" office:value-type="float" office:value="75.448310198" calcext:value-type="float">
            <text:p>75.448310198</text:p>
          </table:table-cell>
        </table:table-row>
        <table:table-row table:style-name="ro1">
          <table:table-cell office:value-type="float" office:value="0.16781873" calcext:value-type="float">
            <text:p>0.16781873</text:p>
          </table:table-cell>
          <table:table-cell office:value-type="float" office:value="5.958811" calcext:value-type="float">
            <text:p>5.958811</text:p>
          </table:table-cell>
          <table:table-cell table:formula="of:=[.C739]+[.A740]" office:value-type="float" office:value="75.616128928" calcext:value-type="float">
            <text:p>75.616128928</text:p>
          </table:table-cell>
        </table:table-row>
        <table:table-row table:style-name="ro1">
          <table:table-cell office:value-type="float" office:value="0.16487373" calcext:value-type="float">
            <text:p>0.16487373</text:p>
          </table:table-cell>
          <table:table-cell office:value-type="float" office:value="6.065247" calcext:value-type="float">
            <text:p>6.065247</text:p>
          </table:table-cell>
          <table:table-cell table:formula="of:=[.C740]+[.A741]" office:value-type="float" office:value="75.781002658" calcext:value-type="float">
            <text:p>75.781002658</text:p>
          </table:table-cell>
        </table:table-row>
        <table:table-row table:style-name="ro1">
          <table:table-cell office:value-type="float" office:value="0.16964981" calcext:value-type="float">
            <text:p>0.16964981</text:p>
          </table:table-cell>
          <table:table-cell office:value-type="float" office:value="5.8944955" calcext:value-type="float">
            <text:p>5.8944955</text:p>
          </table:table-cell>
          <table:table-cell table:formula="of:=[.C741]+[.A742]" office:value-type="float" office:value="75.950652468" calcext:value-type="float">
            <text:p>75.950652468</text:p>
          </table:table-cell>
        </table:table-row>
        <table:table-row table:style-name="ro1">
          <table:table-cell office:value-type="float" office:value="0.17467003" calcext:value-type="float">
            <text:p>0.17467003</text:p>
          </table:table-cell>
          <table:table-cell office:value-type="float" office:value="5.725081" calcext:value-type="float">
            <text:p>5.725081</text:p>
          </table:table-cell>
          <table:table-cell table:formula="of:=[.C742]+[.A743]" office:value-type="float" office:value="76.125322498" calcext:value-type="float">
            <text:p>76.125322498</text:p>
          </table:table-cell>
        </table:table-row>
        <table:table-row table:style-name="ro1">
          <table:table-cell office:value-type="float" office:value="0.17993438" calcext:value-type="float">
            <text:p>0.17993438</text:p>
          </table:table-cell>
          <table:table-cell office:value-type="float" office:value="5.5575814" calcext:value-type="float">
            <text:p>5.5575814</text:p>
          </table:table-cell>
          <table:table-cell table:formula="of:=[.C743]+[.A744]" office:value-type="float" office:value="76.305256878" calcext:value-type="float">
            <text:p>76.305256878</text:p>
          </table:table-cell>
        </table:table-row>
        <table:table-row table:style-name="ro1">
          <table:table-cell office:value-type="float" office:value="0.18419166" calcext:value-type="float">
            <text:p>0.18419166</text:p>
          </table:table-cell>
          <table:table-cell office:value-type="float" office:value="5.429127" calcext:value-type="float">
            <text:p>5.429127</text:p>
          </table:table-cell>
          <table:table-cell table:formula="of:=[.C744]+[.A745]" office:value-type="float" office:value="76.489448538" calcext:value-type="float">
            <text:p>76.489448538</text:p>
          </table:table-cell>
        </table:table-row>
        <table:table-row table:style-name="ro1">
          <table:table-cell office:value-type="float" office:value="0.18027009" calcext:value-type="float">
            <text:p>0.18027009</text:p>
          </table:table-cell>
          <table:table-cell office:value-type="float" office:value="5.5472317" calcext:value-type="float">
            <text:p>5.5472317</text:p>
          </table:table-cell>
          <table:table-cell table:formula="of:=[.C745]+[.A746]" office:value-type="float" office:value="76.669718628" calcext:value-type="float">
            <text:p>76.669718628</text:p>
          </table:table-cell>
        </table:table-row>
        <table:table-row table:style-name="ro1">
          <table:table-cell office:value-type="float" office:value="0.16890211" calcext:value-type="float">
            <text:p>0.16890211</text:p>
          </table:table-cell>
          <table:table-cell office:value-type="float" office:value="5.920589" calcext:value-type="float">
            <text:p>5.920589</text:p>
          </table:table-cell>
          <table:table-cell table:formula="of:=[.C746]+[.A747]" office:value-type="float" office:value="76.838620738" calcext:value-type="float">
            <text:p>76.838620738</text:p>
          </table:table-cell>
        </table:table-row>
        <table:table-row table:style-name="ro1">
          <table:table-cell office:value-type="float" office:value="0.16829175" calcext:value-type="float">
            <text:p>0.16829175</text:p>
          </table:table-cell>
          <table:table-cell office:value-type="float" office:value="5.942062" calcext:value-type="float">
            <text:p>5.942062</text:p>
          </table:table-cell>
          <table:table-cell table:formula="of:=[.C747]+[.A748]" office:value-type="float" office:value="77.006912488" calcext:value-type="float">
            <text:p>77.006912488</text:p>
          </table:table-cell>
        </table:table-row>
        <table:table-row table:style-name="ro1">
          <table:table-cell office:value-type="float" office:value="0.1732967" calcext:value-type="float">
            <text:p>0.1732967</text:p>
          </table:table-cell>
          <table:table-cell office:value-type="float" office:value="5.77045" calcext:value-type="float">
            <text:p>5.77045</text:p>
          </table:table-cell>
          <table:table-cell table:formula="of:=[.C748]+[.A749]" office:value-type="float" office:value="77.180209188" calcext:value-type="float">
            <text:p>77.180209188</text:p>
          </table:table-cell>
        </table:table-row>
        <table:table-row table:style-name="ro1">
          <table:table-cell office:value-type="float" office:value="0.17840849" calcext:value-type="float">
            <text:p>0.17840849</text:p>
          </table:table-cell>
          <table:table-cell office:value-type="float" office:value="5.6051145" calcext:value-type="float">
            <text:p>5.6051145</text:p>
          </table:table-cell>
          <table:table-cell table:formula="of:=[.C749]+[.A750]" office:value-type="float" office:value="77.358617678" calcext:value-type="float">
            <text:p>77.358617678</text:p>
          </table:table-cell>
        </table:table-row>
        <table:table-row table:style-name="ro1">
          <table:table-cell office:value-type="float" office:value="0.18260472" calcext:value-type="float">
            <text:p>0.18260472</text:p>
          </table:table-cell>
          <table:table-cell office:value-type="float" office:value="5.47631" calcext:value-type="float">
            <text:p>5.47631</text:p>
          </table:table-cell>
          <table:table-cell table:formula="of:=[.C750]+[.A751]" office:value-type="float" office:value="77.541222398" calcext:value-type="float">
            <text:p>77.541222398</text:p>
          </table:table-cell>
        </table:table-row>
        <table:table-row table:style-name="ro1">
          <table:table-cell office:value-type="float" office:value="0.17947662" calcext:value-type="float">
            <text:p>0.17947662</text:p>
          </table:table-cell>
          <table:table-cell office:value-type="float" office:value="5.5717564" calcext:value-type="float">
            <text:p>5.5717564</text:p>
          </table:table-cell>
          <table:table-cell table:formula="of:=[.C751]+[.A752]" office:value-type="float" office:value="77.720699018" calcext:value-type="float">
            <text:p>77.720699018</text:p>
          </table:table-cell>
        </table:table-row>
        <table:table-row table:style-name="ro1">
          <table:table-cell office:value-type="float" office:value="0.16643015" calcext:value-type="float">
            <text:p>0.16643015</text:p>
          </table:table-cell>
          <table:table-cell office:value-type="float" office:value="6.008527" calcext:value-type="float">
            <text:p>6.008527</text:p>
          </table:table-cell>
          <table:table-cell table:formula="of:=[.C752]+[.A753]" office:value-type="float" office:value="77.887129168" calcext:value-type="float">
            <text:p>77.887129168</text:p>
          </table:table-cell>
        </table:table-row>
        <table:table-row table:style-name="ro1">
          <table:table-cell office:value-type="float" office:value="0.16125734" calcext:value-type="float">
            <text:p>0.16125734</text:p>
          </table:table-cell>
          <table:table-cell office:value-type="float" office:value="6.2012677" calcext:value-type="float">
            <text:p>6.2012677</text:p>
          </table:table-cell>
          <table:table-cell table:formula="of:=[.C753]+[.A754]" office:value-type="float" office:value="78.048386508" calcext:value-type="float">
            <text:p>78.048386508</text:p>
          </table:table-cell>
        </table:table-row>
        <table:table-row table:style-name="ro1">
          <table:table-cell office:value-type="float" office:value="0.16578928" calcext:value-type="float">
            <text:p>0.16578928</text:p>
          </table:table-cell>
          <table:table-cell office:value-type="float" office:value="6.031753" calcext:value-type="float">
            <text:p>6.031753</text:p>
          </table:table-cell>
          <table:table-cell table:formula="of:=[.C754]+[.A755]" office:value-type="float" office:value="78.214175788" calcext:value-type="float">
            <text:p>78.214175788</text:p>
          </table:table-cell>
        </table:table-row>
        <table:table-row table:style-name="ro1">
          <table:table-cell office:value-type="float" office:value="0.1704738" calcext:value-type="float">
            <text:p>0.1704738</text:p>
          </table:table-cell>
          <table:table-cell office:value-type="float" office:value="5.8660045" calcext:value-type="float">
            <text:p>5.8660045</text:p>
          </table:table-cell>
          <table:table-cell table:formula="of:=[.C755]+[.A756]" office:value-type="float" office:value="78.384649588" calcext:value-type="float">
            <text:p>78.384649588</text:p>
          </table:table-cell>
        </table:table-row>
        <table:table-row table:style-name="ro1">
          <table:table-cell office:value-type="float" office:value="0.17518882" calcext:value-type="float">
            <text:p>0.17518882</text:p>
          </table:table-cell>
          <table:table-cell office:value-type="float" office:value="5.708127" calcext:value-type="float">
            <text:p>5.708127</text:p>
          </table:table-cell>
          <table:table-cell table:formula="of:=[.C756]+[.A757]" office:value-type="float" office:value="78.559838408" calcext:value-type="float">
            <text:p>78.559838408</text:p>
          </table:table-cell>
        </table:table-row>
        <table:table-row table:style-name="ro1">
          <table:table-cell office:value-type="float" office:value="0.17965972" calcext:value-type="float">
            <text:p>0.17965972</text:p>
          </table:table-cell>
          <table:table-cell office:value-type="float" office:value="5.5660777" calcext:value-type="float">
            <text:p>5.5660777</text:p>
          </table:table-cell>
          <table:table-cell table:formula="of:=[.C757]+[.A758]" office:value-type="float" office:value="78.739498128" calcext:value-type="float">
            <text:p>78.739498128</text:p>
          </table:table-cell>
        </table:table-row>
        <table:table-row table:style-name="ro1">
          <table:table-cell office:value-type="float" office:value="0.17743191" calcext:value-type="float">
            <text:p>0.17743191</text:p>
          </table:table-cell>
          <table:table-cell office:value-type="float" office:value="5.635965" calcext:value-type="float">
            <text:p>5.635965</text:p>
          </table:table-cell>
          <table:table-cell table:formula="of:=[.C758]+[.A759]" office:value-type="float" office:value="78.916930038" calcext:value-type="float">
            <text:p>78.916930038</text:p>
          </table:table-cell>
        </table:table-row>
        <table:table-row table:style-name="ro1">
          <table:table-cell office:value-type="float" office:value="0.16899367" calcext:value-type="float">
            <text:p>0.16899367</text:p>
          </table:table-cell>
          <table:table-cell office:value-type="float" office:value="5.9173813" calcext:value-type="float">
            <text:p>5.9173813</text:p>
          </table:table-cell>
          <table:table-cell table:formula="of:=[.C759]+[.A760]" office:value-type="float" office:value="79.085923708" calcext:value-type="float">
            <text:p>79.085923708</text:p>
          </table:table-cell>
        </table:table-row>
        <table:table-row table:style-name="ro1">
          <table:table-cell office:value-type="float" office:value="0.17000076" calcext:value-type="float">
            <text:p>0.17000076</text:p>
          </table:table-cell>
          <table:table-cell office:value-type="float" office:value="5.882327" calcext:value-type="float">
            <text:p>5.882327</text:p>
          </table:table-cell>
          <table:table-cell table:formula="of:=[.C760]+[.A761]" office:value-type="float" office:value="79.255924468" calcext:value-type="float">
            <text:p>79.255924468</text:p>
          </table:table-cell>
        </table:table-row>
        <table:table-row table:style-name="ro1">
          <table:table-cell office:value-type="float" office:value="0.17506675" calcext:value-type="float">
            <text:p>0.17506675</text:p>
          </table:table-cell>
          <table:table-cell office:value-type="float" office:value="5.712107" calcext:value-type="float">
            <text:p>5.712107</text:p>
          </table:table-cell>
          <table:table-cell table:formula="of:=[.C761]+[.A762]" office:value-type="float" office:value="79.430991218" calcext:value-type="float">
            <text:p>79.430991218</text:p>
          </table:table-cell>
        </table:table-row>
        <table:table-row table:style-name="ro1">
          <table:table-cell office:value-type="float" office:value="0.18030061" calcext:value-type="float">
            <text:p>0.18030061</text:p>
          </table:table-cell>
          <table:table-cell office:value-type="float" office:value="5.546293" calcext:value-type="float">
            <text:p>5.546293</text:p>
          </table:table-cell>
          <table:table-cell table:formula="of:=[.C762]+[.A763]" office:value-type="float" office:value="79.611291828" calcext:value-type="float">
            <text:p>79.611291828</text:p>
          </table:table-cell>
        </table:table-row>
        <table:table-row table:style-name="ro1">
          <table:table-cell office:value-type="float" office:value="0.18449683" calcext:value-type="float">
            <text:p>0.18449683</text:p>
          </table:table-cell>
          <table:table-cell office:value-type="float" office:value="5.420147" calcext:value-type="float">
            <text:p>5.420147</text:p>
          </table:table-cell>
          <table:table-cell table:formula="of:=[.C763]+[.A764]" office:value-type="float" office:value="79.795788658" calcext:value-type="float">
            <text:p>79.795788658</text:p>
          </table:table-cell>
        </table:table-row>
        <table:table-row table:style-name="ro1">
          <table:table-cell office:value-type="float" office:value="0.18054475" calcext:value-type="float">
            <text:p>0.18054475</text:p>
          </table:table-cell>
          <table:table-cell office:value-type="float" office:value="5.538793" calcext:value-type="float">
            <text:p>5.538793</text:p>
          </table:table-cell>
          <table:table-cell table:formula="of:=[.C764]+[.A765]" office:value-type="float" office:value="79.976333408" calcext:value-type="float">
            <text:p>79.976333408</text:p>
          </table:table-cell>
        </table:table-row>
        <table:table-row table:style-name="ro1">
          <table:table-cell office:value-type="float" office:value="0.16910048" calcext:value-type="float">
            <text:p>0.16910048</text:p>
          </table:table-cell>
          <table:table-cell office:value-type="float" office:value="5.913644" calcext:value-type="float">
            <text:p>5.913644</text:p>
          </table:table-cell>
          <table:table-cell table:formula="of:=[.C765]+[.A766]" office:value-type="float" office:value="80.145433888" calcext:value-type="float">
            <text:p>80.145433888</text:p>
          </table:table-cell>
        </table:table-row>
        <table:table-row table:style-name="ro1">
          <table:table-cell office:value-type="float" office:value="0.1681239" calcext:value-type="float">
            <text:p>0.1681239</text:p>
          </table:table-cell>
          <table:table-cell office:value-type="float" office:value="5.947994" calcext:value-type="float">
            <text:p>5.947994</text:p>
          </table:table-cell>
          <table:table-cell table:formula="of:=[.C766]+[.A767]" office:value-type="float" office:value="80.313557788" calcext:value-type="float">
            <text:p>80.313557788</text:p>
          </table:table-cell>
        </table:table-row>
        <table:table-row table:style-name="ro1">
          <table:table-cell office:value-type="float" office:value="0.17306782" calcext:value-type="float">
            <text:p>0.17306782</text:p>
          </table:table-cell>
          <table:table-cell office:value-type="float" office:value="5.7780814" calcext:value-type="float">
            <text:p>5.7780814</text:p>
          </table:table-cell>
          <table:table-cell table:formula="of:=[.C767]+[.A768]" office:value-type="float" office:value="80.486625608" calcext:value-type="float">
            <text:p>80.486625608</text:p>
          </table:table-cell>
        </table:table-row>
        <table:table-row table:style-name="ro1">
          <table:table-cell office:value-type="float" office:value="0.17814907" calcext:value-type="float">
            <text:p>0.17814907</text:p>
          </table:table-cell>
          <table:table-cell office:value-type="float" office:value="5.613277" calcext:value-type="float">
            <text:p>5.613277</text:p>
          </table:table-cell>
          <table:table-cell table:formula="of:=[.C768]+[.A769]" office:value-type="float" office:value="80.664774678" calcext:value-type="float">
            <text:p>80.664774678</text:p>
          </table:table-cell>
        </table:table-row>
        <table:table-row table:style-name="ro1">
          <table:table-cell office:value-type="float" office:value="0.18234532" calcext:value-type="float">
            <text:p>0.18234532</text:p>
          </table:table-cell>
          <table:table-cell office:value-type="float" office:value="5.4841003" calcext:value-type="float">
            <text:p>5.4841003</text:p>
          </table:table-cell>
          <table:table-cell table:formula="of:=[.C769]+[.A770]" office:value-type="float" office:value="80.847119998" calcext:value-type="float">
            <text:p>80.847119998</text:p>
          </table:table-cell>
        </table:table-row>
        <table:table-row table:style-name="ro1">
          <table:table-cell office:value-type="float" office:value="0.17923248" calcext:value-type="float">
            <text:p>0.17923248</text:p>
          </table:table-cell>
          <table:table-cell office:value-type="float" office:value="5.579346" calcext:value-type="float">
            <text:p>5.579346</text:p>
          </table:table-cell>
          <table:table-cell table:formula="of:=[.C770]+[.A771]" office:value-type="float" office:value="81.026352478" calcext:value-type="float">
            <text:p>81.026352478</text:p>
          </table:table-cell>
        </table:table-row>
        <table:table-row table:style-name="ro1">
          <table:table-cell office:value-type="float" office:value="0.16803235" calcext:value-type="float">
            <text:p>0.16803235</text:p>
          </table:table-cell>
          <table:table-cell office:value-type="float" office:value="5.951235" calcext:value-type="float">
            <text:p>5.951235</text:p>
          </table:table-cell>
          <table:table-cell table:formula="of:=[.C771]+[.A772]" office:value-type="float" office:value="81.194384828" calcext:value-type="float">
            <text:p>81.194384828</text:p>
          </table:table-cell>
        </table:table-row>
        <table:table-row table:style-name="ro1">
          <table:table-cell office:value-type="float" office:value="0.16597238" calcext:value-type="float">
            <text:p>0.16597238</text:p>
          </table:table-cell>
          <table:table-cell office:value-type="float" office:value="6.025099" calcext:value-type="float">
            <text:p>6.025099</text:p>
          </table:table-cell>
          <table:table-cell table:formula="of:=[.C772]+[.A773]" office:value-type="float" office:value="81.360357208" calcext:value-type="float">
            <text:p>81.360357208</text:p>
          </table:table-cell>
        </table:table-row>
        <table:table-row table:style-name="ro1">
          <table:table-cell office:value-type="float" office:value="0.1709163" calcext:value-type="float">
            <text:p>0.1709163</text:p>
          </table:table-cell>
          <table:table-cell office:value-type="float" office:value="5.850817" calcext:value-type="float">
            <text:p>5.850817</text:p>
          </table:table-cell>
          <table:table-cell table:formula="of:=[.C773]+[.A774]" office:value-type="float" office:value="81.531273508" calcext:value-type="float">
            <text:p>81.531273508</text:p>
          </table:table-cell>
        </table:table-row>
        <table:table-row table:style-name="ro1">
          <table:table-cell office:value-type="float" office:value="0.17567712" calcext:value-type="float">
            <text:p>0.17567712</text:p>
          </table:table-cell>
          <table:table-cell office:value-type="float" office:value="5.6922607" calcext:value-type="float">
            <text:p>5.6922607</text:p>
          </table:table-cell>
          <table:table-cell table:formula="of:=[.C774]+[.A775]" office:value-type="float" office:value="81.706950628" calcext:value-type="float">
            <text:p>81.706950628</text:p>
          </table:table-cell>
        </table:table-row>
        <table:table-row table:style-name="ro1">
          <table:table-cell office:value-type="float" office:value="0.1800412" calcext:value-type="float">
            <text:p>0.1800412</text:p>
          </table:table-cell>
          <table:table-cell office:value-type="float" office:value="5.5542846" calcext:value-type="float">
            <text:p>5.5542846</text:p>
          </table:table-cell>
          <table:table-cell table:formula="of:=[.C775]+[.A776]" office:value-type="float" office:value="81.886991828" calcext:value-type="float">
            <text:p>81.886991828</text:p>
          </table:table-cell>
        </table:table-row>
        <table:table-row table:style-name="ro1">
          <table:table-cell office:value-type="float" office:value="0.17778286" calcext:value-type="float">
            <text:p>0.17778286</text:p>
          </table:table-cell>
          <table:table-cell office:value-type="float" office:value="5.6248393" calcext:value-type="float">
            <text:p>5.6248393</text:p>
          </table:table-cell>
          <table:table-cell table:formula="of:=[.C776]+[.A777]" office:value-type="float" office:value="82.064774688" calcext:value-type="float">
            <text:p>82.064774688</text:p>
          </table:table-cell>
        </table:table-row>
        <table:table-row table:style-name="ro1">
          <table:table-cell office:value-type="float" office:value="0.16791028" calcext:value-type="float">
            <text:p>0.16791028</text:p>
          </table:table-cell>
          <table:table-cell office:value-type="float" office:value="5.9555616" calcext:value-type="float">
            <text:p>5.9555616</text:p>
          </table:table-cell>
          <table:table-cell table:formula="of:=[.C777]+[.A778]" office:value-type="float" office:value="82.232684968" calcext:value-type="float">
            <text:p>82.232684968</text:p>
          </table:table-cell>
        </table:table-row>
        <table:table-row table:style-name="ro1">
          <table:table-cell office:value-type="float" office:value="0.16665904" calcext:value-type="float">
            <text:p>0.16665904</text:p>
          </table:table-cell>
          <table:table-cell office:value-type="float" office:value="6.0002747" calcext:value-type="float">
            <text:p>6.0002747</text:p>
          </table:table-cell>
          <table:table-cell table:formula="of:=[.C778]+[.A779]" office:value-type="float" office:value="82.399344008" calcext:value-type="float">
            <text:p>82.399344008</text:p>
          </table:table-cell>
        </table:table-row>
        <table:table-row table:style-name="ro1">
          <table:table-cell office:value-type="float" office:value="0.17135881" calcext:value-type="float">
            <text:p>0.17135881</text:p>
          </table:table-cell>
          <table:table-cell office:value-type="float" office:value="5.835708" calcext:value-type="float">
            <text:p>5.835708</text:p>
          </table:table-cell>
          <table:table-cell table:formula="of:=[.C779]+[.A780]" office:value-type="float" office:value="82.570702818" calcext:value-type="float">
            <text:p>82.570702818</text:p>
          </table:table-cell>
        </table:table-row>
        <table:table-row table:style-name="ro1">
          <table:table-cell office:value-type="float" office:value="0.17628749" calcext:value-type="float">
            <text:p>0.17628749</text:p>
          </table:table-cell>
          <table:table-cell office:value-type="float" office:value="5.672552" calcext:value-type="float">
            <text:p>5.672552</text:p>
          </table:table-cell>
          <table:table-cell table:formula="of:=[.C780]+[.A781]" office:value-type="float" office:value="82.746990308" calcext:value-type="float">
            <text:p>82.746990308</text:p>
          </table:table-cell>
        </table:table-row>
        <table:table-row table:style-name="ro1">
          <table:table-cell office:value-type="float" office:value="0.18065156" calcext:value-type="float">
            <text:p>0.18065156</text:p>
          </table:table-cell>
          <table:table-cell office:value-type="float" office:value="5.535518" calcext:value-type="float">
            <text:p>5.535518</text:p>
          </table:table-cell>
          <table:table-cell table:formula="of:=[.C781]+[.A782]" office:value-type="float" office:value="82.927641868" calcext:value-type="float">
            <text:p>82.927641868</text:p>
          </table:table-cell>
        </table:table-row>
        <table:table-row table:style-name="ro1">
          <table:table-cell office:value-type="float" office:value="0.17805752" calcext:value-type="float">
            <text:p>0.17805752</text:p>
          </table:table-cell>
          <table:table-cell office:value-type="float" office:value="5.616163" calcext:value-type="float">
            <text:p>5.616163</text:p>
          </table:table-cell>
          <table:table-cell table:formula="of:=[.C782]+[.A783]" office:value-type="float" office:value="83.105699388" calcext:value-type="float">
            <text:p>83.105699388</text:p>
          </table:table-cell>
        </table:table-row>
        <table:table-row table:style-name="ro1">
          <table:table-cell office:value-type="float" office:value="0.16821545" calcext:value-type="float">
            <text:p>0.16821545</text:p>
          </table:table-cell>
          <table:table-cell office:value-type="float" office:value="5.944757" calcext:value-type="float">
            <text:p>5.944757</text:p>
          </table:table-cell>
          <table:table-cell table:formula="of:=[.C783]+[.A784]" office:value-type="float" office:value="83.273914838" calcext:value-type="float">
            <text:p>83.273914838</text:p>
          </table:table-cell>
        </table:table-row>
        <table:table-row table:style-name="ro1">
          <table:table-cell office:value-type="float" office:value="0.1672694" calcext:value-type="float">
            <text:p>0.1672694</text:p>
          </table:table-cell>
          <table:table-cell office:value-type="float" office:value="5.97838" calcext:value-type="float">
            <text:p>5.97838</text:p>
          </table:table-cell>
          <table:table-cell table:formula="of:=[.C784]+[.A785]" office:value-type="float" office:value="83.441184238" calcext:value-type="float">
            <text:p>83.441184238</text:p>
          </table:table-cell>
        </table:table-row>
        <table:table-row table:style-name="ro1">
          <table:table-cell office:value-type="float" office:value="0.17215228" calcext:value-type="float">
            <text:p>0.17215228</text:p>
          </table:table-cell>
          <table:table-cell office:value-type="float" office:value="5.8088107" calcext:value-type="float">
            <text:p>5.8088107</text:p>
          </table:table-cell>
          <table:table-cell table:formula="of:=[.C785]+[.A786]" office:value-type="float" office:value="83.613336518" calcext:value-type="float">
            <text:p>83.613336518</text:p>
          </table:table-cell>
        </table:table-row>
        <table:table-row table:style-name="ro1">
          <table:table-cell office:value-type="float" office:value="0.1770962" calcext:value-type="float">
            <text:p>0.1770962</text:p>
          </table:table-cell>
          <table:table-cell office:value-type="float" office:value="5.6466484" calcext:value-type="float">
            <text:p>5.6466484</text:p>
          </table:table-cell>
          <table:table-cell table:formula="of:=[.C786]+[.A787]" office:value-type="float" office:value="83.790432718" calcext:value-type="float">
            <text:p>83.790432718</text:p>
          </table:table-cell>
        </table:table-row>
        <table:table-row table:style-name="ro1">
          <table:table-cell office:value-type="float" office:value="0.18135348" calcext:value-type="float">
            <text:p>0.18135348</text:p>
          </table:table-cell>
          <table:table-cell office:value-type="float" office:value="5.514093" calcext:value-type="float">
            <text:p>5.514093</text:p>
          </table:table-cell>
          <table:table-cell table:formula="of:=[.C787]+[.A788]" office:value-type="float" office:value="83.971786198" calcext:value-type="float">
            <text:p>83.971786198</text:p>
          </table:table-cell>
        </table:table-row>
        <table:table-row table:style-name="ro1">
          <table:table-cell office:value-type="float" office:value="0.17872892" calcext:value-type="float">
            <text:p>0.17872892</text:p>
          </table:table-cell>
          <table:table-cell office:value-type="float" office:value="5.5950656" calcext:value-type="float">
            <text:p>5.5950656</text:p>
          </table:table-cell>
          <table:table-cell table:formula="of:=[.C788]+[.A789]" office:value-type="float" office:value="84.150515118" calcext:value-type="float">
            <text:p>84.150515118</text:p>
          </table:table-cell>
        </table:table-row>
        <table:table-row table:style-name="ro1">
          <table:table-cell office:value-type="float" office:value="0.1681239" calcext:value-type="float">
            <text:p>0.1681239</text:p>
          </table:table-cell>
          <table:table-cell office:value-type="float" office:value="5.947994" calcext:value-type="float">
            <text:p>5.947994</text:p>
          </table:table-cell>
          <table:table-cell table:formula="of:=[.C789]+[.A790]" office:value-type="float" office:value="84.318639018" calcext:value-type="float">
            <text:p>84.318639018</text:p>
          </table:table-cell>
        </table:table-row>
        <table:table-row table:style-name="ro1">
          <table:table-cell office:value-type="float" office:value="0.16534676" calcext:value-type="float">
            <text:p>0.16534676</text:p>
          </table:table-cell>
          <table:table-cell office:value-type="float" office:value="6.047896" calcext:value-type="float">
            <text:p>6.047896</text:p>
          </table:table-cell>
          <table:table-cell table:formula="of:=[.C790]+[.A791]" office:value-type="float" office:value="84.483985778" calcext:value-type="float">
            <text:p>84.483985778</text:p>
          </table:table-cell>
        </table:table-row>
        <table:table-row table:style-name="ro1">
          <table:table-cell office:value-type="float" office:value="0.17018387" calcext:value-type="float">
            <text:p>0.17018387</text:p>
          </table:table-cell>
          <table:table-cell office:value-type="float" office:value="5.875998" calcext:value-type="float">
            <text:p>5.875998</text:p>
          </table:table-cell>
          <table:table-cell table:formula="of:=[.C791]+[.A792]" office:value-type="float" office:value="84.654169648" calcext:value-type="float">
            <text:p>84.654169648</text:p>
          </table:table-cell>
        </table:table-row>
        <table:table-row table:style-name="ro1">
          <table:table-cell office:value-type="float" office:value="0.17537194" calcext:value-type="float">
            <text:p>0.17537194</text:p>
          </table:table-cell>
          <table:table-cell office:value-type="float" office:value="5.7021666" calcext:value-type="float">
            <text:p>5.7021666</text:p>
          </table:table-cell>
          <table:table-cell table:formula="of:=[.C792]+[.A793]" office:value-type="float" office:value="84.829541588" calcext:value-type="float">
            <text:p>84.829541588</text:p>
          </table:table-cell>
        </table:table-row>
        <table:table-row table:style-name="ro1">
          <table:table-cell office:value-type="float" office:value="0.18052949" calcext:value-type="float">
            <text:p>0.18052949</text:p>
          </table:table-cell>
          <table:table-cell office:value-type="float" office:value="5.539261" calcext:value-type="float">
            <text:p>5.539261</text:p>
          </table:table-cell>
          <table:table-cell table:formula="of:=[.C793]+[.A794]" office:value-type="float" office:value="85.010071078" calcext:value-type="float">
            <text:p>85.010071078</text:p>
          </table:table-cell>
        </table:table-row>
        <table:table-row table:style-name="ro1">
          <table:table-cell office:value-type="float" office:value="0.18475623" calcext:value-type="float">
            <text:p>0.18475623</text:p>
          </table:table-cell>
          <table:table-cell office:value-type="float" office:value="5.412537" calcext:value-type="float">
            <text:p>5.412537</text:p>
          </table:table-cell>
          <table:table-cell table:formula="of:=[.C794]+[.A795]" office:value-type="float" office:value="85.194827308" calcext:value-type="float">
            <text:p>85.194827308</text:p>
          </table:table-cell>
        </table:table-row>
        <table:table-row table:style-name="ro1">
          <table:table-cell office:value-type="float" office:value="0.1804532" calcext:value-type="float">
            <text:p>0.1804532</text:p>
          </table:table-cell>
          <table:table-cell office:value-type="float" office:value="5.541603" calcext:value-type="float">
            <text:p>5.541603</text:p>
          </table:table-cell>
          <table:table-cell table:formula="of:=[.C795]+[.A796]" office:value-type="float" office:value="85.375280508" calcext:value-type="float">
            <text:p>85.375280508</text:p>
          </table:table-cell>
        </table:table-row>
        <table:table-row table:style-name="ro1">
          <table:table-cell office:value-type="float" office:value="0.16884108" calcext:value-type="float">
            <text:p>0.16884108</text:p>
          </table:table-cell>
          <table:table-cell office:value-type="float" office:value="5.922729" calcext:value-type="float">
            <text:p>5.922729</text:p>
          </table:table-cell>
          <table:table-cell table:formula="of:=[.C796]+[.A797]" office:value-type="float" office:value="85.544121588" calcext:value-type="float">
            <text:p>85.544121588</text:p>
          </table:table-cell>
        </table:table-row>
        <table:table-row table:style-name="ro1">
          <table:table-cell office:value-type="float" office:value="0.16847487" calcext:value-type="float">
            <text:p>0.16847487</text:p>
          </table:table-cell>
          <table:table-cell office:value-type="float" office:value="5.935603" calcext:value-type="float">
            <text:p>5.935603</text:p>
          </table:table-cell>
          <table:table-cell table:formula="of:=[.C797]+[.A798]" office:value-type="float" office:value="85.712596458" calcext:value-type="float">
            <text:p>85.712596458</text:p>
          </table:table-cell>
        </table:table-row>
        <table:table-row table:style-name="ro1">
          <table:table-cell office:value-type="float" office:value="0.17335775" calcext:value-type="float">
            <text:p>0.17335775</text:p>
          </table:table-cell>
          <table:table-cell office:value-type="float" office:value="5.768418" calcext:value-type="float">
            <text:p>5.768418</text:p>
          </table:table-cell>
          <table:table-cell table:formula="of:=[.C798]+[.A799]" office:value-type="float" office:value="85.885954208" calcext:value-type="float">
            <text:p>85.885954208</text:p>
          </table:table-cell>
        </table:table-row>
        <table:table-row table:style-name="ro1">
          <table:table-cell office:value-type="float" office:value="0.17842375" calcext:value-type="float">
            <text:p>0.17842375</text:p>
          </table:table-cell>
          <table:table-cell office:value-type="float" office:value="5.6046352" calcext:value-type="float">
            <text:p>5.6046352</text:p>
          </table:table-cell>
          <table:table-cell table:formula="of:=[.C799]+[.A800]" office:value-type="float" office:value="86.064377958" calcext:value-type="float">
            <text:p>86.064377958</text:p>
          </table:table-cell>
        </table:table-row>
        <table:table-row table:style-name="ro1">
          <table:table-cell office:value-type="float" office:value="0.18281834" calcext:value-type="float">
            <text:p>0.18281834</text:p>
          </table:table-cell>
          <table:table-cell office:value-type="float" office:value="5.469911" calcext:value-type="float">
            <text:p>5.469911</text:p>
          </table:table-cell>
          <table:table-cell table:formula="of:=[.C800]+[.A801]" office:value-type="float" office:value="86.247196298" calcext:value-type="float">
            <text:p>86.247196298</text:p>
          </table:table-cell>
        </table:table-row>
        <table:table-row table:style-name="ro1">
          <table:table-cell office:value-type="float" office:value="0.17950714" calcext:value-type="float">
            <text:p>0.17950714</text:p>
          </table:table-cell>
          <table:table-cell office:value-type="float" office:value="5.5708094" calcext:value-type="float">
            <text:p>5.5708094</text:p>
          </table:table-cell>
          <table:table-cell table:formula="of:=[.C801]+[.A802]" office:value-type="float" office:value="86.426703438" calcext:value-type="float">
            <text:p>86.426703438</text:p>
          </table:table-cell>
        </table:table-row>
        <table:table-row table:style-name="ro1">
          <table:table-cell office:value-type="float" office:value="0.16873427" calcext:value-type="float">
            <text:p>0.16873427</text:p>
          </table:table-cell>
          <table:table-cell office:value-type="float" office:value="5.9264784" calcext:value-type="float">
            <text:p>5.9264784</text:p>
          </table:table-cell>
          <table:table-cell table:formula="of:=[.C802]+[.A803]" office:value-type="float" office:value="86.595437708" calcext:value-type="float">
            <text:p>86.595437708</text:p>
          </table:table-cell>
        </table:table-row>
        <table:table-row table:style-name="ro1">
          <table:table-cell office:value-type="float" office:value="0.16850539" calcext:value-type="float">
            <text:p>0.16850539</text:p>
          </table:table-cell>
          <table:table-cell office:value-type="float" office:value="5.9345284" calcext:value-type="float">
            <text:p>5.9345284</text:p>
          </table:table-cell>
          <table:table-cell table:formula="of:=[.C803]+[.A804]" office:value-type="float" office:value="86.763943098" calcext:value-type="float">
            <text:p>86.763943098</text:p>
          </table:table-cell>
        </table:table-row>
        <table:table-row table:style-name="ro1">
          <table:table-cell office:value-type="float" office:value="0.17344931" calcext:value-type="float">
            <text:p>0.17344931</text:p>
          </table:table-cell>
          <table:table-cell office:value-type="float" office:value="5.7653728" calcext:value-type="float">
            <text:p>5.7653728</text:p>
          </table:table-cell>
          <table:table-cell table:formula="of:=[.C804]+[.A805]" office:value-type="float" office:value="86.937392408" calcext:value-type="float">
            <text:p>86.937392408</text:p>
          </table:table-cell>
        </table:table-row>
        <table:table-row table:style-name="ro1">
          <table:table-cell office:value-type="float" office:value="0.17853056" calcext:value-type="float">
            <text:p>0.17853056</text:p>
          </table:table-cell>
          <table:table-cell office:value-type="float" office:value="5.601282" calcext:value-type="float">
            <text:p>5.601282</text:p>
          </table:table-cell>
          <table:table-cell table:formula="of:=[.C805]+[.A806]" office:value-type="float" office:value="87.115922968" calcext:value-type="float">
            <text:p>87.115922968</text:p>
          </table:table-cell>
        </table:table-row>
        <table:table-row table:style-name="ro1">
          <table:table-cell office:value-type="float" office:value="0.1828336" calcext:value-type="float">
            <text:p>0.1828336</text:p>
          </table:table-cell>
          <table:table-cell office:value-type="float" office:value="5.4694543" calcext:value-type="float">
            <text:p>5.4694543</text:p>
          </table:table-cell>
          <table:table-cell table:formula="of:=[.C806]+[.A807]" office:value-type="float" office:value="87.298756568" calcext:value-type="float">
            <text:p>87.298756568</text:p>
          </table:table-cell>
        </table:table-row>
        <table:table-row table:style-name="ro1">
          <table:table-cell office:value-type="float" office:value="0.1794461" calcext:value-type="float">
            <text:p>0.1794461</text:p>
          </table:table-cell>
          <table:table-cell office:value-type="float" office:value="5.572704" calcext:value-type="float">
            <text:p>5.572704</text:p>
          </table:table-cell>
          <table:table-cell table:formula="of:=[.C807]+[.A808]" office:value-type="float" office:value="87.478202668" calcext:value-type="float">
            <text:p>87.478202668</text:p>
          </table:table-cell>
        </table:table-row>
        <table:table-row table:style-name="ro1">
          <table:table-cell office:value-type="float" office:value="0.16720836" calcext:value-type="float">
            <text:p>0.16720836</text:p>
          </table:table-cell>
          <table:table-cell office:value-type="float" office:value="5.980562" calcext:value-type="float">
            <text:p>5.980562</text:p>
          </table:table-cell>
          <table:table-cell table:formula="of:=[.C808]+[.A809]" office:value-type="float" office:value="87.645411028" calcext:value-type="float">
            <text:p>87.645411028</text:p>
          </table:table-cell>
        </table:table-row>
        <table:table-row table:style-name="ro1">
          <table:table-cell office:value-type="float" office:value="0.16305791" calcext:value-type="float">
            <text:p>0.16305791</text:p>
          </table:table-cell>
          <table:table-cell office:value-type="float" office:value="6.1327906" calcext:value-type="float">
            <text:p>6.1327906</text:p>
          </table:table-cell>
          <table:table-cell table:formula="of:=[.C809]+[.A810]" office:value-type="float" office:value="87.808468938" calcext:value-type="float">
            <text:p>87.808468938</text:p>
          </table:table-cell>
        </table:table-row>
        <table:table-row table:style-name="ro1">
          <table:table-cell office:value-type="float" office:value="0.16772717" calcext:value-type="float">
            <text:p>0.16772717</text:p>
          </table:table-cell>
          <table:table-cell office:value-type="float" office:value="5.9620633" calcext:value-type="float">
            <text:p>5.9620633</text:p>
          </table:table-cell>
          <table:table-cell table:formula="of:=[.C810]+[.A811]" office:value-type="float" office:value="87.976196108" calcext:value-type="float">
            <text:p>87.976196108</text:p>
          </table:table-cell>
        </table:table-row>
        <table:table-row table:style-name="ro1">
          <table:table-cell office:value-type="float" office:value="0.17264058" calcext:value-type="float">
            <text:p>0.17264058</text:p>
          </table:table-cell>
          <table:table-cell office:value-type="float" office:value="5.792381" calcext:value-type="float">
            <text:p>5.792381</text:p>
          </table:table-cell>
          <table:table-cell table:formula="of:=[.C811]+[.A812]" office:value-type="float" office:value="88.148836688" calcext:value-type="float">
            <text:p>88.148836688</text:p>
          </table:table-cell>
        </table:table-row>
        <table:table-row table:style-name="ro1">
          <table:table-cell office:value-type="float" office:value="0.1775845" calcext:value-type="float">
            <text:p>0.1775845</text:p>
          </table:table-cell>
          <table:table-cell office:value-type="float" office:value="5.6311226" calcext:value-type="float">
            <text:p>5.6311226</text:p>
          </table:table-cell>
          <table:table-cell table:formula="of:=[.C812]+[.A813]" office:value-type="float" office:value="88.326421188" calcext:value-type="float">
            <text:p>88.326421188</text:p>
          </table:table-cell>
        </table:table-row>
        <table:table-row table:style-name="ro1">
          <table:table-cell office:value-type="float" office:value="0.18194857" calcext:value-type="float">
            <text:p>0.18194857</text:p>
          </table:table-cell>
          <table:table-cell office:value-type="float" office:value="5.496058" calcext:value-type="float">
            <text:p>5.496058</text:p>
          </table:table-cell>
          <table:table-cell table:formula="of:=[.C813]+[.A814]" office:value-type="float" office:value="88.508369758" calcext:value-type="float">
            <text:p>88.508369758</text:p>
          </table:table-cell>
        </table:table-row>
        <table:table-row table:style-name="ro1">
          <table:table-cell office:value-type="float" office:value="0.17889677" calcext:value-type="float">
            <text:p>0.17889677</text:p>
          </table:table-cell>
          <table:table-cell office:value-type="float" office:value="5.589816" calcext:value-type="float">
            <text:p>5.589816</text:p>
          </table:table-cell>
          <table:table-cell table:formula="of:=[.C814]+[.A815]" office:value-type="float" office:value="88.687266528" calcext:value-type="float">
            <text:p>88.687266528</text:p>
          </table:table-cell>
        </table:table-row>
        <table:table-row table:style-name="ro1">
          <table:table-cell office:value-type="float" office:value="0.16882582" calcext:value-type="float">
            <text:p>0.16882582</text:p>
          </table:table-cell>
          <table:table-cell office:value-type="float" office:value="5.9232645" calcext:value-type="float">
            <text:p>5.9232645</text:p>
          </table:table-cell>
          <table:table-cell table:formula="of:=[.C815]+[.A816]" office:value-type="float" office:value="88.856092348" calcext:value-type="float">
            <text:p>88.856092348</text:p>
          </table:table-cell>
        </table:table-row>
        <table:table-row table:style-name="ro1">
          <table:table-cell office:value-type="float" office:value="0.1690547" calcext:value-type="float">
            <text:p>0.1690547</text:p>
          </table:table-cell>
          <table:table-cell office:value-type="float" office:value="5.915245" calcext:value-type="float">
            <text:p>5.915245</text:p>
          </table:table-cell>
          <table:table-cell table:formula="of:=[.C816]+[.A817]" office:value-type="float" office:value="89.025147048" calcext:value-type="float">
            <text:p>89.025147048</text:p>
          </table:table-cell>
        </table:table-row>
        <table:table-row table:style-name="ro1">
          <table:table-cell office:value-type="float" office:value="0.17405966" calcext:value-type="float">
            <text:p>0.17405966</text:p>
          </table:table-cell>
          <table:table-cell office:value-type="float" office:value="5.7451563" calcext:value-type="float">
            <text:p>5.7451563</text:p>
          </table:table-cell>
          <table:table-cell table:formula="of:=[.C817]+[.A818]" office:value-type="float" office:value="89.199206708" calcext:value-type="float">
            <text:p>89.199206708</text:p>
          </table:table-cell>
        </table:table-row>
        <table:table-row table:style-name="ro1">
          <table:table-cell office:value-type="float" office:value="0.179263" calcext:value-type="float">
            <text:p>0.179263</text:p>
          </table:table-cell>
          <table:table-cell office:value-type="float" office:value="5.5783963" calcext:value-type="float">
            <text:p>5.5783963</text:p>
          </table:table-cell>
          <table:table-cell table:formula="of:=[.C818]+[.A819]" office:value-type="float" office:value="89.378469708" calcext:value-type="float">
            <text:p>89.378469708</text:p>
          </table:table-cell>
        </table:table-row>
        <table:table-row table:style-name="ro1">
          <table:table-cell office:value-type="float" office:value="0.1835813" calcext:value-type="float">
            <text:p>0.1835813</text:p>
          </table:table-cell>
          <table:table-cell office:value-type="float" office:value="5.447178" calcext:value-type="float">
            <text:p>5.447178</text:p>
          </table:table-cell>
          <table:table-cell table:formula="of:=[.C819]+[.A820]" office:value-type="float" office:value="89.562051008" calcext:value-type="float">
            <text:p>89.562051008</text:p>
          </table:table-cell>
        </table:table-row>
        <table:table-row table:style-name="ro1">
          <table:table-cell office:value-type="float" office:value="0.1798886" calcext:value-type="float">
            <text:p>0.1798886</text:p>
          </table:table-cell>
          <table:table-cell office:value-type="float" office:value="5.5589957" calcext:value-type="float">
            <text:p>5.5589957</text:p>
          </table:table-cell>
          <table:table-cell table:formula="of:=[.C820]+[.A821]" office:value-type="float" office:value="89.741939608" calcext:value-type="float">
            <text:p>89.741939608</text:p>
          </table:table-cell>
        </table:table-row>
        <table:table-row table:style-name="ro1">
          <table:table-cell office:value-type="float" office:value="0.16778821" calcext:value-type="float">
            <text:p>0.16778821</text:p>
          </table:table-cell>
          <table:table-cell office:value-type="float" office:value="5.959894" calcext:value-type="float">
            <text:p>5.959894</text:p>
          </table:table-cell>
          <table:table-cell table:formula="of:=[.C821]+[.A822]" office:value-type="float" office:value="89.909727818" calcext:value-type="float">
            <text:p>89.909727818</text:p>
          </table:table-cell>
        </table:table-row>
        <table:table-row table:style-name="ro1">
          <table:table-cell office:value-type="float" office:value="0.16366827" calcext:value-type="float">
            <text:p>0.16366827</text:p>
          </table:table-cell>
          <table:table-cell office:value-type="float" office:value="6.1099195" calcext:value-type="float">
            <text:p>6.1099195</text:p>
          </table:table-cell>
          <table:table-cell table:formula="of:=[.C822]+[.A823]" office:value-type="float" office:value="90.073396088" calcext:value-type="float">
            <text:p>90.073396088</text:p>
          </table:table-cell>
        </table:table-row>
        <table:table-row table:style-name="ro1">
          <table:table-cell office:value-type="float" office:value="0.16824597" calcext:value-type="float">
            <text:p>0.16824597</text:p>
          </table:table-cell>
          <table:table-cell office:value-type="float" office:value="5.943679" calcext:value-type="float">
            <text:p>5.943679</text:p>
          </table:table-cell>
          <table:table-cell table:formula="of:=[.C823]+[.A824]" office:value-type="float" office:value="90.241642058" calcext:value-type="float">
            <text:p>90.241642058</text:p>
          </table:table-cell>
        </table:table-row>
        <table:table-row table:style-name="ro1">
          <table:table-cell office:value-type="float" office:value="0.17328145" calcext:value-type="float">
            <text:p>0.17328145</text:p>
          </table:table-cell>
          <table:table-cell office:value-type="float" office:value="5.770958" calcext:value-type="float">
            <text:p>5.770958</text:p>
          </table:table-cell>
          <table:table-cell table:formula="of:=[.C824]+[.A825]" office:value-type="float" office:value="90.414923508" calcext:value-type="float">
            <text:p>90.414923508</text:p>
          </table:table-cell>
        </table:table-row>
        <table:table-row table:style-name="ro1">
          <table:table-cell office:value-type="float" office:value="0.17824064" calcext:value-type="float">
            <text:p>0.17824064</text:p>
          </table:table-cell>
          <table:table-cell office:value-type="float" office:value="5.610393" calcext:value-type="float">
            <text:p>5.610393</text:p>
          </table:table-cell>
          <table:table-cell table:formula="of:=[.C825]+[.A826]" office:value-type="float" office:value="90.593164148" calcext:value-type="float">
            <text:p>90.593164148</text:p>
          </table:table-cell>
        </table:table-row>
        <table:table-row table:style-name="ro1">
          <table:table-cell office:value-type="float" office:value="0.18254368" calcext:value-type="float">
            <text:p>0.18254368</text:p>
          </table:table-cell>
          <table:table-cell office:value-type="float" office:value="5.478141" calcext:value-type="float">
            <text:p>5.478141</text:p>
          </table:table-cell>
          <table:table-cell table:formula="of:=[.C826]+[.A827]" office:value-type="float" office:value="90.775707828" calcext:value-type="float">
            <text:p>90.775707828</text:p>
          </table:table-cell>
        </table:table-row>
        <table:table-row table:style-name="ro1">
          <table:table-cell office:value-type="float" office:value="0.17930877" calcext:value-type="float">
            <text:p>0.17930877</text:p>
          </table:table-cell>
          <table:table-cell office:value-type="float" office:value="5.576972" calcext:value-type="float">
            <text:p>5.576972</text:p>
          </table:table-cell>
          <table:table-cell table:formula="of:=[.C827]+[.A828]" office:value-type="float" office:value="90.955016598" calcext:value-type="float">
            <text:p>90.955016598</text:p>
          </table:table-cell>
        </table:table-row>
        <table:table-row table:style-name="ro1">
          <table:table-cell office:value-type="float" office:value="0.169543" calcext:value-type="float">
            <text:p>0.169543</text:p>
          </table:table-cell>
          <table:table-cell office:value-type="float" office:value="5.898209" calcext:value-type="float">
            <text:p>5.898209</text:p>
          </table:table-cell>
          <table:table-cell table:formula="of:=[.C828]+[.A829]" office:value-type="float" office:value="91.124559598" calcext:value-type="float">
            <text:p>91.124559598</text:p>
          </table:table-cell>
        </table:table-row>
        <table:table-row table:style-name="ro1">
          <table:table-cell office:value-type="float" office:value="0.17016861" calcext:value-type="float">
            <text:p>0.17016861</text:p>
          </table:table-cell>
          <table:table-cell office:value-type="float" office:value="5.876525" calcext:value-type="float">
            <text:p>5.876525</text:p>
          </table:table-cell>
          <table:table-cell table:formula="of:=[.C829]+[.A830]" office:value-type="float" office:value="91.294728208" calcext:value-type="float">
            <text:p>91.294728208</text:p>
          </table:table-cell>
        </table:table-row>
        <table:table-row table:style-name="ro1">
          <table:table-cell office:value-type="float" office:value="0.17520408" calcext:value-type="float">
            <text:p>0.17520408</text:p>
          </table:table-cell>
          <table:table-cell office:value-type="float" office:value="5.7076297" calcext:value-type="float">
            <text:p>5.7076297</text:p>
          </table:table-cell>
          <table:table-cell table:formula="of:=[.C830]+[.A831]" office:value-type="float" office:value="91.469932288" calcext:value-type="float">
            <text:p>91.469932288</text:p>
          </table:table-cell>
        </table:table-row>
        <table:table-row table:style-name="ro1">
          <table:table-cell office:value-type="float" office:value="0.18036164" calcext:value-type="float">
            <text:p>0.18036164</text:p>
          </table:table-cell>
          <table:table-cell office:value-type="float" office:value="5.544416" calcext:value-type="float">
            <text:p>5.544416</text:p>
          </table:table-cell>
          <table:table-cell table:formula="of:=[.C831]+[.A832]" office:value-type="float" office:value="91.650293928" calcext:value-type="float">
            <text:p>91.650293928</text:p>
          </table:table-cell>
        </table:table-row>
        <table:table-row table:style-name="ro1">
          <table:table-cell office:value-type="float" office:value="0.1846952" calcext:value-type="float">
            <text:p>0.1846952</text:p>
          </table:table-cell>
          <table:table-cell office:value-type="float" office:value="5.4143257" calcext:value-type="float">
            <text:p>5.4143257</text:p>
          </table:table-cell>
          <table:table-cell table:formula="of:=[.C832]+[.A833]" office:value-type="float" office:value="91.834989128" calcext:value-type="float">
            <text:p>91.834989128</text:p>
          </table:table-cell>
        </table:table-row>
        <table:table-row table:style-name="ro1">
          <table:table-cell office:value-type="float" office:value="0.18042268" calcext:value-type="float">
            <text:p>0.18042268</text:p>
          </table:table-cell>
          <table:table-cell office:value-type="float" office:value="5.5425406" calcext:value-type="float">
            <text:p>5.5425406</text:p>
          </table:table-cell>
          <table:table-cell table:formula="of:=[.C833]+[.A834]" office:value-type="float" office:value="92.015411808" calcext:value-type="float">
            <text:p>92.015411808</text:p>
          </table:table-cell>
        </table:table-row>
        <table:table-row table:style-name="ro1">
          <table:table-cell office:value-type="float" office:value="0.16823071" calcext:value-type="float">
            <text:p>0.16823071</text:p>
          </table:table-cell>
          <table:table-cell office:value-type="float" office:value="5.9442177" calcext:value-type="float">
            <text:p>5.9442177</text:p>
          </table:table-cell>
          <table:table-cell table:formula="of:=[.C834]+[.A835]" office:value-type="float" office:value="92.183642518" calcext:value-type="float">
            <text:p>92.183642518</text:p>
          </table:table-cell>
        </table:table-row>
        <table:table-row table:style-name="ro1">
          <table:table-cell office:value-type="float" office:value="0.16577402" calcext:value-type="float">
            <text:p>0.16577402</text:p>
          </table:table-cell>
          <table:table-cell office:value-type="float" office:value="6.0323086" calcext:value-type="float">
            <text:p>6.0323086</text:p>
          </table:table-cell>
          <table:table-cell table:formula="of:=[.C835]+[.A836]" office:value-type="float" office:value="92.349416538" calcext:value-type="float">
            <text:p>92.349416538</text:p>
          </table:table-cell>
        </table:table-row>
        <table:table-row table:style-name="ro1">
          <table:table-cell office:value-type="float" office:value="0.17038223" calcext:value-type="float">
            <text:p>0.17038223</text:p>
          </table:table-cell>
          <table:table-cell office:value-type="float" office:value="5.869157" calcext:value-type="float">
            <text:p>5.869157</text:p>
          </table:table-cell>
          <table:table-cell table:formula="of:=[.C836]+[.A837]" office:value-type="float" office:value="92.519798768" calcext:value-type="float">
            <text:p>92.519798768</text:p>
          </table:table-cell>
        </table:table-row>
        <table:table-row table:style-name="ro1">
          <table:table-cell office:value-type="float" office:value="0.17524986" calcext:value-type="float">
            <text:p>0.17524986</text:p>
          </table:table-cell>
          <table:table-cell office:value-type="float" office:value="5.7061386" calcext:value-type="float">
            <text:p>5.7061386</text:p>
          </table:table-cell>
          <table:table-cell table:formula="of:=[.C837]+[.A838]" office:value-type="float" office:value="92.695048628" calcext:value-type="float">
            <text:p>92.695048628</text:p>
          </table:table-cell>
        </table:table-row>
        <table:table-row table:style-name="ro1">
          <table:table-cell office:value-type="float" office:value="0.17955291" calcext:value-type="float">
            <text:p>0.17955291</text:p>
          </table:table-cell>
          <table:table-cell office:value-type="float" office:value="5.569389" calcext:value-type="float">
            <text:p>5.569389</text:p>
          </table:table-cell>
          <table:table-cell table:formula="of:=[.C838]+[.A839]" office:value-type="float" office:value="92.874601538" calcext:value-type="float">
            <text:p>92.874601538</text:p>
          </table:table-cell>
        </table:table-row>
        <table:table-row table:style-name="ro1">
          <table:table-cell office:value-type="float" office:value="0.17743191" calcext:value-type="float">
            <text:p>0.17743191</text:p>
          </table:table-cell>
          <table:table-cell office:value-type="float" office:value="5.635965" calcext:value-type="float">
            <text:p>5.635965</text:p>
          </table:table-cell>
          <table:table-cell table:formula="of:=[.C839]+[.A840]" office:value-type="float" office:value="93.052033448" calcext:value-type="float">
            <text:p>93.052033448</text:p>
          </table:table-cell>
        </table:table-row>
        <table:table-row table:style-name="ro1">
          <table:table-cell office:value-type="float" office:value="0.16534676" calcext:value-type="float">
            <text:p>0.16534676</text:p>
          </table:table-cell>
          <table:table-cell office:value-type="float" office:value="6.047896" calcext:value-type="float">
            <text:p>6.047896</text:p>
          </table:table-cell>
          <table:table-cell table:formula="of:=[.C840]+[.A841]" office:value-type="float" office:value="93.217380208" calcext:value-type="float">
            <text:p>93.217380208</text:p>
          </table:table-cell>
        </table:table-row>
        <table:table-row table:style-name="ro1">
          <table:table-cell office:value-type="float" office:value="0.15983826" calcext:value-type="float">
            <text:p>0.15983826</text:p>
          </table:table-cell>
          <table:table-cell office:value-type="float" office:value="6.2563243" calcext:value-type="float">
            <text:p>6.2563243</text:p>
          </table:table-cell>
          <table:table-cell table:formula="of:=[.C841]+[.A842]" office:value-type="float" office:value="93.377218468" calcext:value-type="float">
            <text:p>93.377218468</text:p>
          </table:table-cell>
        </table:table-row>
        <table:table-row table:style-name="ro1">
          <table:table-cell office:value-type="float" office:value="0.16418707" calcext:value-type="float">
            <text:p>0.16418707</text:p>
          </table:table-cell>
          <table:table-cell office:value-type="float" office:value="6.0906134" calcext:value-type="float">
            <text:p>6.0906134</text:p>
          </table:table-cell>
          <table:table-cell table:formula="of:=[.C842]+[.A843]" office:value-type="float" office:value="93.541405538" calcext:value-type="float">
            <text:p>93.541405538</text:p>
          </table:table-cell>
        </table:table-row>
        <table:table-row table:style-name="ro1">
          <table:table-cell office:value-type="float" office:value="0.16888686" calcext:value-type="float">
            <text:p>0.16888686</text:p>
          </table:table-cell>
          <table:table-cell office:value-type="float" office:value="5.921124" calcext:value-type="float">
            <text:p>5.921124</text:p>
          </table:table-cell>
          <table:table-cell table:formula="of:=[.C843]+[.A844]" office:value-type="float" office:value="93.710292398" calcext:value-type="float">
            <text:p>93.710292398</text:p>
          </table:table-cell>
        </table:table-row>
        <table:table-row table:style-name="ro1">
          <table:table-cell office:value-type="float" office:value="0.17347983" calcext:value-type="float">
            <text:p>0.17347983</text:p>
          </table:table-cell>
          <table:table-cell office:value-type="float" office:value="5.7643585" calcext:value-type="float">
            <text:p>5.7643585</text:p>
          </table:table-cell>
          <table:table-cell table:formula="of:=[.C844]+[.A845]" office:value-type="float" office:value="93.883772228" calcext:value-type="float">
            <text:p>93.883772228</text:p>
          </table:table-cell>
        </table:table-row>
        <table:table-row table:style-name="ro1">
          <table:table-cell office:value-type="float" office:value="0.17772183" calcext:value-type="float">
            <text:p>0.17772183</text:p>
          </table:table-cell>
          <table:table-cell office:value-type="float" office:value="5.626771" calcext:value-type="float">
            <text:p>5.626771</text:p>
          </table:table-cell>
          <table:table-cell table:formula="of:=[.C845]+[.A846]" office:value-type="float" office:value="94.061494058" calcext:value-type="float">
            <text:p>94.061494058</text:p>
          </table:table-cell>
        </table:table-row>
        <table:table-row table:style-name="ro1">
          <table:table-cell office:value-type="float" office:value="0.17621118" calcext:value-type="float">
            <text:p>0.17621118</text:p>
          </table:table-cell>
          <table:table-cell office:value-type="float" office:value="5.675009" calcext:value-type="float">
            <text:p>5.675009</text:p>
          </table:table-cell>
          <table:table-cell table:formula="of:=[.C846]+[.A847]" office:value-type="float" office:value="94.237705238" calcext:value-type="float">
            <text:p>94.237705238</text:p>
          </table:table-cell>
        </table:table-row>
        <table:table-row table:style-name="ro1">
          <table:table-cell office:value-type="float" office:value="0.16665904" calcext:value-type="float">
            <text:p>0.16665904</text:p>
          </table:table-cell>
          <table:table-cell office:value-type="float" office:value="6.0002747" calcext:value-type="float">
            <text:p>6.0002747</text:p>
          </table:table-cell>
          <table:table-cell table:formula="of:=[.C847]+[.A848]" office:value-type="float" office:value="94.404364278" calcext:value-type="float">
            <text:p>94.404364278</text:p>
          </table:table-cell>
        </table:table-row>
        <table:table-row table:style-name="ro1">
          <table:table-cell office:value-type="float" office:value="0.16433966" calcext:value-type="float">
            <text:p>0.16433966</text:p>
          </table:table-cell>
          <table:table-cell office:value-type="float" office:value="6.0849586" calcext:value-type="float">
            <text:p>6.0849586</text:p>
          </table:table-cell>
          <table:table-cell table:formula="of:=[.C848]+[.A849]" office:value-type="float" office:value="94.568703938" calcext:value-type="float">
            <text:p>94.568703938</text:p>
          </table:table-cell>
        </table:table-row>
        <table:table-row table:style-name="ro1">
          <table:table-cell office:value-type="float" office:value="0.16891737" calcext:value-type="float">
            <text:p>0.16891737</text:p>
          </table:table-cell>
          <table:table-cell office:value-type="float" office:value="5.920054" calcext:value-type="float">
            <text:p>5.920054</text:p>
          </table:table-cell>
          <table:table-cell table:formula="of:=[.C849]+[.A850]" office:value-type="float" office:value="94.737621308" calcext:value-type="float">
            <text:p>94.737621308</text:p>
          </table:table-cell>
        </table:table-row>
        <table:table-row table:style-name="ro1">
          <table:table-cell office:value-type="float" office:value="0.1736019" calcext:value-type="float">
            <text:p>0.1736019</text:p>
          </table:table-cell>
          <table:table-cell office:value-type="float" office:value="5.7603054" calcext:value-type="float">
            <text:p>5.7603054</text:p>
          </table:table-cell>
          <table:table-cell table:formula="of:=[.C850]+[.A851]" office:value-type="float" office:value="94.911223208" calcext:value-type="float">
            <text:p>94.911223208</text:p>
          </table:table-cell>
        </table:table-row>
        <table:table-row table:style-name="ro1">
          <table:table-cell office:value-type="float" office:value="0.17793545" calcext:value-type="float">
            <text:p>0.17793545</text:p>
          </table:table-cell>
          <table:table-cell office:value-type="float" office:value="5.6200156" calcext:value-type="float">
            <text:p>5.6200156</text:p>
          </table:table-cell>
          <table:table-cell table:formula="of:=[.C851]+[.A852]" office:value-type="float" office:value="95.089158658" calcext:value-type="float">
            <text:p>95.089158658</text:p>
          </table:table-cell>
        </table:table-row>
        <table:table-row table:style-name="ro1">
          <table:table-cell office:value-type="float" office:value="0.176318" calcext:value-type="float">
            <text:p>0.176318</text:p>
          </table:table-cell>
          <table:table-cell office:value-type="float" office:value="5.6715703" calcext:value-type="float">
            <text:p>5.6715703</text:p>
          </table:table-cell>
          <table:table-cell table:formula="of:=[.C852]+[.A853]" office:value-type="float" office:value="95.265476658" calcext:value-type="float">
            <text:p>95.265476658</text:p>
          </table:table-cell>
        </table:table-row>
        <table:table-row table:style-name="ro1">
          <table:table-cell office:value-type="float" office:value="0.17058061" calcext:value-type="float">
            <text:p>0.17058061</text:p>
          </table:table-cell>
          <table:table-cell office:value-type="float" office:value="5.8623314" calcext:value-type="float">
            <text:p>5.8623314</text:p>
          </table:table-cell>
          <table:table-cell table:formula="of:=[.C853]+[.A854]" office:value-type="float" office:value="95.436057268" calcext:value-type="float">
            <text:p>95.436057268</text:p>
          </table:table-cell>
        </table:table-row>
        <table:table-row table:style-name="ro1">
          <table:table-cell office:value-type="float" office:value="0.17123674" calcext:value-type="float">
            <text:p>0.17123674</text:p>
          </table:table-cell>
          <table:table-cell office:value-type="float" office:value="5.8398685" calcext:value-type="float">
            <text:p>5.8398685</text:p>
          </table:table-cell>
          <table:table-cell table:formula="of:=[.C854]+[.A855]" office:value-type="float" office:value="95.607294008" calcext:value-type="float">
            <text:p>95.607294008</text:p>
          </table:table-cell>
        </table:table-row>
        <table:table-row table:style-name="ro1">
          <table:table-cell office:value-type="float" office:value="0.17387655" calcext:value-type="float">
            <text:p>0.17387655</text:p>
          </table:table-cell>
          <table:table-cell office:value-type="float" office:value="5.7512064" calcext:value-type="float">
            <text:p>5.7512064</text:p>
          </table:table-cell>
          <table:table-cell table:formula="of:=[.C855]+[.A856]" office:value-type="float" office:value="95.781170558" calcext:value-type="float">
            <text:p>95.781170558</text:p>
          </table:table-cell>
        </table:table-row>
        <table:table-row table:style-name="ro1">
          <table:table-cell office:value-type="float" office:value="0.17409018" calcext:value-type="float">
            <text:p>0.17409018</text:p>
          </table:table-cell>
          <table:table-cell office:value-type="float" office:value="5.744149" calcext:value-type="float">
            <text:p>5.744149</text:p>
          </table:table-cell>
          <table:table-cell table:formula="of:=[.C856]+[.A857]" office:value-type="float" office:value="95.955260738" calcext:value-type="float">
            <text:p>95.955260738</text:p>
          </table:table-cell>
        </table:table-row>
        <table:table-row table:style-name="ro1">
          <table:table-cell office:value-type="float" office:value="0.17245747" calcext:value-type="float">
            <text:p>0.17245747</text:p>
          </table:table-cell>
          <table:table-cell office:value-type="float" office:value="5.798531" calcext:value-type="float">
            <text:p>5.798531</text:p>
          </table:table-cell>
          <table:table-cell table:formula="of:=[.C857]+[.A858]" office:value-type="float" office:value="96.127718208" calcext:value-type="float">
            <text:p>96.127718208</text:p>
          </table:table-cell>
        </table:table-row>
        <table:table-row table:style-name="ro1">
          <table:table-cell office:value-type="float" office:value="0.17328145" calcext:value-type="float">
            <text:p>0.17328145</text:p>
          </table:table-cell>
          <table:table-cell office:value-type="float" office:value="5.770958" calcext:value-type="float">
            <text:p>5.770958</text:p>
          </table:table-cell>
          <table:table-cell table:formula="of:=[.C858]+[.A859]" office:value-type="float" office:value="96.300999658" calcext:value-type="float">
            <text:p>96.300999658</text:p>
          </table:table-cell>
        </table:table-row>
        <table:table-row table:style-name="ro1">
          <table:table-cell office:value-type="float" office:value="0.17514305" calcext:value-type="float">
            <text:p>0.17514305</text:p>
          </table:table-cell>
          <table:table-cell office:value-type="float" office:value="5.7096186" calcext:value-type="float">
            <text:p>5.7096186</text:p>
          </table:table-cell>
          <table:table-cell table:formula="of:=[.C859]+[.A860]" office:value-type="float" office:value="96.476142708" calcext:value-type="float">
            <text:p>96.476142708</text:p>
          </table:table-cell>
        </table:table-row>
        <table:table-row table:style-name="ro1">
          <table:table-cell office:value-type="float" office:value="0.17468528" calcext:value-type="float">
            <text:p>0.17468528</text:p>
          </table:table-cell>
          <table:table-cell office:value-type="float" office:value="5.724581" calcext:value-type="float">
            <text:p>5.724581</text:p>
          </table:table-cell>
          <table:table-cell table:formula="of:=[.C860]+[.A861]" office:value-type="float" office:value="96.650827988" calcext:value-type="float">
            <text:p>96.650827988</text:p>
          </table:table-cell>
        </table:table-row>
        <table:table-row table:style-name="ro1">
          <table:table-cell office:value-type="float" office:value="0.17305256" calcext:value-type="float">
            <text:p>0.17305256</text:p>
          </table:table-cell>
          <table:table-cell office:value-type="float" office:value="5.7785907" calcext:value-type="float">
            <text:p>5.7785907</text:p>
          </table:table-cell>
          <table:table-cell table:formula="of:=[.C861]+[.A862]" office:value-type="float" office:value="96.823880548" calcext:value-type="float">
            <text:p>96.823880548</text:p>
          </table:table-cell>
        </table:table-row>
        <table:table-row table:style-name="ro1">
          <table:table-cell office:value-type="float" office:value="0.17273213" calcext:value-type="float">
            <text:p>0.17273213</text:p>
          </table:table-cell>
          <table:table-cell office:value-type="float" office:value="5.789311" calcext:value-type="float">
            <text:p>5.789311</text:p>
          </table:table-cell>
          <table:table-cell table:formula="of:=[.C862]+[.A863]" office:value-type="float" office:value="96.996612678" calcext:value-type="float">
            <text:p>96.996612678</text:p>
          </table:table-cell>
        </table:table-row>
        <table:table-row table:style-name="ro1">
          <table:table-cell office:value-type="float" office:value="0.17161822" calcext:value-type="float">
            <text:p>0.17161822</text:p>
          </table:table-cell>
          <table:table-cell office:value-type="float" office:value="5.826887" calcext:value-type="float">
            <text:p>5.826887</text:p>
          </table:table-cell>
          <table:table-cell table:formula="of:=[.C863]+[.A864]" office:value-type="float" office:value="97.168230898" calcext:value-type="float">
            <text:p>97.168230898</text:p>
          </table:table-cell>
        </table:table-row>
        <table:table-row table:style-name="ro1">
          <table:table-cell office:value-type="float" office:value="0.16882582" calcext:value-type="float">
            <text:p>0.16882582</text:p>
          </table:table-cell>
          <table:table-cell office:value-type="float" office:value="5.9232645" calcext:value-type="float">
            <text:p>5.9232645</text:p>
          </table:table-cell>
          <table:table-cell table:formula="of:=[.C864]+[.A865]" office:value-type="float" office:value="97.337056718" calcext:value-type="float">
            <text:p>97.337056718</text:p>
          </table:table-cell>
        </table:table-row>
        <table:table-row table:style-name="ro1">
          <table:table-cell office:value-type="float" office:value="0.1660029" calcext:value-type="float">
            <text:p>0.1660029</text:p>
          </table:table-cell>
          <table:table-cell office:value-type="float" office:value="6.023991" calcext:value-type="float">
            <text:p>6.023991</text:p>
          </table:table-cell>
          <table:table-cell table:formula="of:=[.C865]+[.A866]" office:value-type="float" office:value="97.503059618" calcext:value-type="float">
            <text:p>97.503059618</text:p>
          </table:table-cell>
        </table:table-row>
        <table:table-row table:style-name="ro1">
          <table:table-cell office:value-type="float" office:value="0.16697948" calcext:value-type="float">
            <text:p>0.16697948</text:p>
          </table:table-cell>
          <table:table-cell office:value-type="float" office:value="5.98876" calcext:value-type="float">
            <text:p>5.98876</text:p>
          </table:table-cell>
          <table:table-cell table:formula="of:=[.C866]+[.A867]" office:value-type="float" office:value="97.670039098" calcext:value-type="float">
            <text:p>97.670039098</text:p>
          </table:table-cell>
        </table:table-row>
        <table:table-row table:style-name="ro1">
          <table:table-cell office:value-type="float" office:value="0.16783398" calcext:value-type="float">
            <text:p>0.16783398</text:p>
          </table:table-cell>
          <table:table-cell office:value-type="float" office:value="5.9582686" calcext:value-type="float">
            <text:p>5.9582686</text:p>
          </table:table-cell>
          <table:table-cell table:formula="of:=[.C867]+[.A868]" office:value-type="float" office:value="97.837873078" calcext:value-type="float">
            <text:p>97.837873078</text:p>
          </table:table-cell>
        </table:table-row>
        <table:table-row table:style-name="ro1">
          <table:table-cell office:value-type="float" office:value="0.16314946" calcext:value-type="float">
            <text:p>0.16314946</text:p>
          </table:table-cell>
          <table:table-cell office:value-type="float" office:value="6.129349" calcext:value-type="float">
            <text:p>6.129349</text:p>
          </table:table-cell>
          <table:table-cell table:formula="of:=[.C868]+[.A869]" office:value-type="float" office:value="98.001022538" calcext:value-type="float">
            <text:p>98.001022538</text:p>
          </table:table-cell>
        </table:table-row>
        <table:table-row table:style-name="ro1">
          <table:table-cell office:value-type="float" office:value="0.1622034" calcext:value-type="float">
            <text:p>0.1622034</text:p>
          </table:table-cell>
          <table:table-cell office:value-type="float" office:value="6.1650987" calcext:value-type="float">
            <text:p>6.1650987</text:p>
          </table:table-cell>
          <table:table-cell table:formula="of:=[.C869]+[.A870]" office:value-type="float" office:value="98.163225938" calcext:value-type="float">
            <text:p>98.163225938</text:p>
          </table:table-cell>
        </table:table-row>
        <table:table-row table:style-name="ro1">
          <table:table-cell office:value-type="float" office:value="0.16673534" calcext:value-type="float">
            <text:p>0.16673534</text:p>
          </table:table-cell>
          <table:table-cell office:value-type="float" office:value="5.997529" calcext:value-type="float">
            <text:p>5.997529</text:p>
          </table:table-cell>
          <table:table-cell table:formula="of:=[.C870]+[.A871]" office:value-type="float" office:value="98.329961278" calcext:value-type="float">
            <text:p>98.329961278</text:p>
          </table:table-cell>
        </table:table-row>
        <table:table-row table:style-name="ro1">
          <table:table-cell office:value-type="float" office:value="0.17114519" calcext:value-type="float">
            <text:p>0.17114519</text:p>
          </table:table-cell>
          <table:table-cell office:value-type="float" office:value="5.8429923" calcext:value-type="float">
            <text:p>5.8429923</text:p>
          </table:table-cell>
          <table:table-cell table:formula="of:=[.C871]+[.A872]" office:value-type="float" office:value="98.501106468" calcext:value-type="float">
            <text:p>98.501106468</text:p>
          </table:table-cell>
        </table:table-row>
        <table:table-row table:style-name="ro1">
          <table:table-cell office:value-type="float" office:value="0.1753872" calcext:value-type="float">
            <text:p>0.1753872</text:p>
          </table:table-cell>
          <table:table-cell office:value-type="float" office:value="5.70167" calcext:value-type="float">
            <text:p>5.70167</text:p>
          </table:table-cell>
          <table:table-cell table:formula="of:=[.C872]+[.A873]" office:value-type="float" office:value="98.676493668" calcext:value-type="float">
            <text:p>98.676493668</text:p>
          </table:table-cell>
        </table:table-row>
        <table:table-row table:style-name="ro1">
          <table:table-cell office:value-type="float" office:value="0.1744564" calcext:value-type="float">
            <text:p>0.1744564</text:p>
          </table:table-cell>
          <table:table-cell office:value-type="float" office:value="5.7320914" calcext:value-type="float">
            <text:p>5.7320914</text:p>
          </table:table-cell>
          <table:table-cell table:formula="of:=[.C873]+[.A874]" office:value-type="float" office:value="98.850950068" calcext:value-type="float">
            <text:p>98.850950068</text:p>
          </table:table-cell>
        </table:table-row>
        <table:table-row table:style-name="ro1">
          <table:table-cell office:value-type="float" office:value="0.16382086" calcext:value-type="float">
            <text:p>0.16382086</text:p>
          </table:table-cell>
          <table:table-cell office:value-type="float" office:value="6.1042285" calcext:value-type="float">
            <text:p>6.1042285</text:p>
          </table:table-cell>
          <table:table-cell table:formula="of:=[.C874]+[.A875]" office:value-type="float" office:value="99.014770928" calcext:value-type="float">
            <text:p>99.014770928</text:p>
          </table:table-cell>
        </table:table-row>
        <table:table-row table:style-name="ro1">
          <table:table-cell office:value-type="float" office:value="0.15863279" calcext:value-type="float">
            <text:p>0.15863279</text:p>
          </table:table-cell>
          <table:table-cell office:value-type="float" office:value="6.3038673" calcext:value-type="float">
            <text:p>6.3038673</text:p>
          </table:table-cell>
          <table:table-cell table:formula="of:=[.C875]+[.A876]" office:value-type="float" office:value="99.173403718" calcext:value-type="float">
            <text:p>99.173403718</text:p>
          </table:table-cell>
        </table:table-row>
        <table:table-row table:style-name="ro1">
          <table:table-cell office:value-type="float" office:value="0.16270696" calcext:value-type="float">
            <text:p>0.16270696</text:p>
          </table:table-cell>
          <table:table-cell office:value-type="float" office:value="6.146019" calcext:value-type="float">
            <text:p>6.146019</text:p>
          </table:table-cell>
          <table:table-cell table:formula="of:=[.C876]+[.A877]" office:value-type="float" office:value="99.336110678" calcext:value-type="float">
            <text:p>99.336110678</text:p>
          </table:table-cell>
        </table:table-row>
        <table:table-row table:style-name="ro1">
          <table:table-cell office:value-type="float" office:value="0.16720836" calcext:value-type="float">
            <text:p>0.16720836</text:p>
          </table:table-cell>
          <table:table-cell office:value-type="float" office:value="5.980562" calcext:value-type="float">
            <text:p>5.980562</text:p>
          </table:table-cell>
          <table:table-cell table:formula="of:=[.C877]+[.A878]" office:value-type="float" office:value="99.503319038" calcext:value-type="float">
            <text:p>99.503319038</text:p>
          </table:table-cell>
        </table:table-row>
        <table:table-row table:style-name="ro1">
          <table:table-cell office:value-type="float" office:value="0.17193866" calcext:value-type="float">
            <text:p>0.17193866</text:p>
          </table:table-cell>
          <table:table-cell office:value-type="float" office:value="5.8160276" calcext:value-type="float">
            <text:p>5.8160276</text:p>
          </table:table-cell>
          <table:table-cell table:formula="of:=[.C878]+[.A879]" office:value-type="float" office:value="99.675257698" calcext:value-type="float">
            <text:p>99.675257698</text:p>
          </table:table-cell>
        </table:table-row>
        <table:table-row table:style-name="ro1">
          <table:table-cell office:value-type="float" office:value="0.17602807" calcext:value-type="float">
            <text:p>0.17602807</text:p>
          </table:table-cell>
          <table:table-cell office:value-type="float" office:value="5.680912" calcext:value-type="float">
            <text:p>5.680912</text:p>
          </table:table-cell>
          <table:table-cell table:formula="of:=[.C879]+[.A880]" office:value-type="float" office:value="99.851285768" calcext:value-type="float">
            <text:p>99.851285768</text:p>
          </table:table-cell>
        </table:table-row>
        <table:table-row table:style-name="ro1">
          <table:table-cell office:value-type="float" office:value="0.17500572" calcext:value-type="float">
            <text:p>0.17500572</text:p>
          </table:table-cell>
          <table:table-cell office:value-type="float" office:value="5.714099" calcext:value-type="float">
            <text:p>5.714099</text:p>
          </table:table-cell>
          <table:table-cell table:formula="of:=[.C880]+[.A881]" office:value-type="float" office:value="100.026291488" calcext:value-type="float">
            <text:p>100.026291488</text:p>
          </table:table-cell>
        </table:table-row>
        <table:table-row table:style-name="ro1">
          <table:table-cell office:value-type="float" office:value="0.16546883" calcext:value-type="float">
            <text:p>0.16546883</text:p>
          </table:table-cell>
          <table:table-cell office:value-type="float" office:value="6.043434" calcext:value-type="float">
            <text:p>6.043434</text:p>
          </table:table-cell>
          <table:table-cell table:formula="of:=[.C881]+[.A882]" office:value-type="float" office:value="100.191760318" calcext:value-type="float">
            <text:p>100.191760318</text:p>
          </table:table-cell>
        </table:table-row>
        <table:table-row table:style-name="ro1">
          <table:table-cell office:value-type="float" office:value="0.16267644" calcext:value-type="float">
            <text:p>0.16267644</text:p>
          </table:table-cell>
          <table:table-cell office:value-type="float" office:value="6.147172" calcext:value-type="float">
            <text:p>6.147172</text:p>
          </table:table-cell>
          <table:table-cell table:formula="of:=[.C882]+[.A883]" office:value-type="float" office:value="100.354436758" calcext:value-type="float">
            <text:p>100.354436758</text:p>
          </table:table-cell>
        </table:table-row>
        <table:table-row table:style-name="ro1">
          <table:table-cell office:value-type="float" office:value="0.1672694" calcext:value-type="float">
            <text:p>0.1672694</text:p>
          </table:table-cell>
          <table:table-cell office:value-type="float" office:value="5.97838" calcext:value-type="float">
            <text:p>5.97838</text:p>
          </table:table-cell>
          <table:table-cell table:formula="of:=[.C883]+[.A884]" office:value-type="float" office:value="100.521706158" calcext:value-type="float">
            <text:p>100.521706158</text:p>
          </table:table-cell>
        </table:table-row>
        <table:table-row table:style-name="ro1">
          <table:table-cell office:value-type="float" office:value="0.17209125" calcext:value-type="float">
            <text:p>0.17209125</text:p>
          </table:table-cell>
          <table:table-cell office:value-type="float" office:value="5.8108706" calcext:value-type="float">
            <text:p>5.8108706</text:p>
          </table:table-cell>
          <table:table-cell table:formula="of:=[.C884]+[.A885]" office:value-type="float" office:value="100.693797408" calcext:value-type="float">
            <text:p>100.693797408</text:p>
          </table:table-cell>
        </table:table-row>
        <table:table-row table:style-name="ro1">
          <table:table-cell office:value-type="float" office:value="0.17708094" calcext:value-type="float">
            <text:p>0.17708094</text:p>
          </table:table-cell>
          <table:table-cell office:value-type="float" office:value="5.647135" calcext:value-type="float">
            <text:p>5.647135</text:p>
          </table:table-cell>
          <table:table-cell table:formula="of:=[.C885]+[.A886]" office:value-type="float" office:value="100.870878348" calcext:value-type="float">
            <text:p>100.870878348</text:p>
          </table:table-cell>
        </table:table-row>
        <table:table-row table:style-name="ro1">
          <table:table-cell office:value-type="float" office:value="0.181384" calcext:value-type="float">
            <text:p>0.181384</text:p>
          </table:table-cell>
          <table:table-cell office:value-type="float" office:value="5.513165" calcext:value-type="float">
            <text:p>5.513165</text:p>
          </table:table-cell>
          <table:table-cell table:formula="of:=[.C886]+[.A887]" office:value-type="float" office:value="101.052262348" calcext:value-type="float">
            <text:p>101.052262348</text:p>
          </table:table-cell>
        </table:table-row>
        <table:table-row table:style-name="ro1">
          <table:table-cell office:value-type="float" office:value="0.17819485" calcext:value-type="float">
            <text:p>0.17819485</text:p>
          </table:table-cell>
          <table:table-cell office:value-type="float" office:value="5.6118345" calcext:value-type="float">
            <text:p>5.6118345</text:p>
          </table:table-cell>
          <table:table-cell table:formula="of:=[.C887]+[.A888]" office:value-type="float" office:value="101.230457198" calcext:value-type="float">
            <text:p>101.230457198</text:p>
          </table:table-cell>
        </table:table-row>
        <table:table-row table:style-name="ro1">
          <table:table-cell office:value-type="float" office:value="0.16818494" calcext:value-type="float">
            <text:p>0.16818494</text:p>
          </table:table-cell>
          <table:table-cell office:value-type="float" office:value="5.9458356" calcext:value-type="float">
            <text:p>5.9458356</text:p>
          </table:table-cell>
          <table:table-cell table:formula="of:=[.C888]+[.A889]" office:value-type="float" office:value="101.398642138" calcext:value-type="float">
            <text:p>101.398642138</text:p>
          </table:table-cell>
        </table:table-row>
        <table:table-row table:style-name="ro1">
          <table:table-cell office:value-type="float" office:value="0.16823071" calcext:value-type="float">
            <text:p>0.16823071</text:p>
          </table:table-cell>
          <table:table-cell office:value-type="float" office:value="5.9442177" calcext:value-type="float">
            <text:p>5.9442177</text:p>
          </table:table-cell>
          <table:table-cell table:formula="of:=[.C889]+[.A890]" office:value-type="float" office:value="101.566872848" calcext:value-type="float">
            <text:p>101.566872848</text:p>
          </table:table-cell>
        </table:table-row>
        <table:table-row table:style-name="ro1">
          <table:table-cell office:value-type="float" office:value="0.17314412" calcext:value-type="float">
            <text:p>0.17314412</text:p>
          </table:table-cell>
          <table:table-cell office:value-type="float" office:value="5.7755356" calcext:value-type="float">
            <text:p>5.7755356</text:p>
          </table:table-cell>
          <table:table-cell table:formula="of:=[.C890]+[.A891]" office:value-type="float" office:value="101.740016968" calcext:value-type="float">
            <text:p>101.740016968</text:p>
          </table:table-cell>
        </table:table-row>
        <table:table-row table:style-name="ro1">
          <table:table-cell office:value-type="float" office:value="0.17817959" calcext:value-type="float">
            <text:p>0.17817959</text:p>
          </table:table-cell>
          <table:table-cell office:value-type="float" office:value="5.612315" calcext:value-type="float">
            <text:p>5.612315</text:p>
          </table:table-cell>
          <table:table-cell table:formula="of:=[.C891]+[.A892]" office:value-type="float" office:value="101.918196558" calcext:value-type="float">
            <text:p>101.918196558</text:p>
          </table:table-cell>
        </table:table-row>
        <table:table-row table:style-name="ro1">
          <table:table-cell office:value-type="float" office:value="0.18237583" calcext:value-type="float">
            <text:p>0.18237583</text:p>
          </table:table-cell>
          <table:table-cell office:value-type="float" office:value="5.483183" calcext:value-type="float">
            <text:p>5.483183</text:p>
          </table:table-cell>
          <table:table-cell table:formula="of:=[.C892]+[.A893]" office:value-type="float" office:value="102.100572388" calcext:value-type="float">
            <text:p>102.100572388</text:p>
          </table:table-cell>
        </table:table-row>
        <table:table-row table:style-name="ro1">
          <table:table-cell office:value-type="float" office:value="0.17918669" calcext:value-type="float">
            <text:p>0.17918669</text:p>
          </table:table-cell>
          <table:table-cell office:value-type="float" office:value="5.580772" calcext:value-type="float">
            <text:p>5.580772</text:p>
          </table:table-cell>
          <table:table-cell table:formula="of:=[.C893]+[.A894]" office:value-type="float" office:value="102.279759078" calcext:value-type="float">
            <text:p>102.279759078</text:p>
          </table:table-cell>
        </table:table-row>
        <table:table-row table:style-name="ro1">
          <table:table-cell office:value-type="float" office:value="0.16569772" calcext:value-type="float">
            <text:p>0.16569772</text:p>
          </table:table-cell>
          <table:table-cell office:value-type="float" office:value="6.035086" calcext:value-type="float">
            <text:p>6.035086</text:p>
          </table:table-cell>
          <table:table-cell table:formula="of:=[.C894]+[.A895]" office:value-type="float" office:value="102.445456798" calcext:value-type="float">
            <text:p>102.445456798</text:p>
          </table:table-cell>
        </table:table-row>
        <table:table-row table:style-name="ro1">
          <table:table-cell office:value-type="float" office:value="0.15886168" calcext:value-type="float">
            <text:p>0.15886168</text:p>
          </table:table-cell>
          <table:table-cell office:value-type="float" office:value="6.2947845" calcext:value-type="float">
            <text:p>6.2947845</text:p>
          </table:table-cell>
          <table:table-cell table:formula="of:=[.C895]+[.A896]" office:value-type="float" office:value="102.604318478" calcext:value-type="float">
            <text:p>102.604318478</text:p>
          </table:table-cell>
        </table:table-row>
        <table:table-row table:style-name="ro1">
          <table:table-cell office:value-type="float" office:value="0.16307317" calcext:value-type="float">
            <text:p>0.16307317</text:p>
          </table:table-cell>
          <table:table-cell office:value-type="float" office:value="6.132217" calcext:value-type="float">
            <text:p>6.132217</text:p>
          </table:table-cell>
          <table:table-cell table:formula="of:=[.C896]+[.A897]" office:value-type="float" office:value="102.767391648" calcext:value-type="float">
            <text:p>102.767391648</text:p>
          </table:table-cell>
        </table:table-row>
        <table:table-row table:style-name="ro1">
          <table:table-cell office:value-type="float" office:value="0.16771191" calcext:value-type="float">
            <text:p>0.16771191</text:p>
          </table:table-cell>
          <table:table-cell office:value-type="float" office:value="5.9626055" calcext:value-type="float">
            <text:p>5.9626055</text:p>
          </table:table-cell>
          <table:table-cell table:formula="of:=[.C897]+[.A898]" office:value-type="float" office:value="102.935103558" calcext:value-type="float">
            <text:p>102.935103558</text:p>
          </table:table-cell>
        </table:table-row>
        <table:table-row table:style-name="ro1">
          <table:table-cell office:value-type="float" office:value="0.17222857" calcext:value-type="float">
            <text:p>0.17222857</text:p>
          </table:table-cell>
          <table:table-cell office:value-type="float" office:value="5.806237" calcext:value-type="float">
            <text:p>5.806237</text:p>
          </table:table-cell>
          <table:table-cell table:formula="of:=[.C898]+[.A899]" office:value-type="float" office:value="103.107332128" calcext:value-type="float">
            <text:p>103.107332128</text:p>
          </table:table-cell>
        </table:table-row>
        <table:table-row table:style-name="ro1">
          <table:table-cell office:value-type="float" office:value="0.1763943" calcext:value-type="float">
            <text:p>0.1763943</text:p>
          </table:table-cell>
          <table:table-cell office:value-type="float" office:value="5.6691175" calcext:value-type="float">
            <text:p>5.6691175</text:p>
          </table:table-cell>
          <table:table-cell table:formula="of:=[.C899]+[.A900]" office:value-type="float" office:value="103.283726428" calcext:value-type="float">
            <text:p>103.283726428</text:p>
          </table:table-cell>
        </table:table-row>
        <table:table-row table:style-name="ro1">
          <table:table-cell office:value-type="float" office:value="0.17512779" calcext:value-type="float">
            <text:p>0.17512779</text:p>
          </table:table-cell>
          <table:table-cell office:value-type="float" office:value="5.7101164" calcext:value-type="float">
            <text:p>5.7101164</text:p>
          </table:table-cell>
          <table:table-cell table:formula="of:=[.C900]+[.A901]" office:value-type="float" office:value="103.458854218" calcext:value-type="float">
            <text:p>103.458854218</text:p>
          </table:table-cell>
        </table:table-row>
        <table:table-row table:style-name="ro1">
          <table:table-cell office:value-type="float" office:value="0.16577402" calcext:value-type="float">
            <text:p>0.16577402</text:p>
          </table:table-cell>
          <table:table-cell office:value-type="float" office:value="6.0323086" calcext:value-type="float">
            <text:p>6.0323086</text:p>
          </table:table-cell>
          <table:table-cell table:formula="of:=[.C901]+[.A902]" office:value-type="float" office:value="103.624628238" calcext:value-type="float">
            <text:p>103.624628238</text:p>
          </table:table-cell>
        </table:table-row>
        <table:table-row table:style-name="ro1">
          <table:table-cell office:value-type="float" office:value="0.16343938" calcext:value-type="float">
            <text:p>0.16343938</text:p>
          </table:table-cell>
          <table:table-cell office:value-type="float" office:value="6.118477" calcext:value-type="float">
            <text:p>6.118477</text:p>
          </table:table-cell>
          <table:table-cell table:formula="of:=[.C902]+[.A903]" office:value-type="float" office:value="103.788067618" calcext:value-type="float">
            <text:p>103.788067618</text:p>
          </table:table-cell>
        </table:table-row>
        <table:table-row table:style-name="ro1">
          <table:table-cell office:value-type="float" office:value="0.16792554" calcext:value-type="float">
            <text:p>0.16792554</text:p>
          </table:table-cell>
          <table:table-cell office:value-type="float" office:value="5.9550204" calcext:value-type="float">
            <text:p>5.9550204</text:p>
          </table:table-cell>
          <table:table-cell table:formula="of:=[.C903]+[.A904]" office:value-type="float" office:value="103.955993158" calcext:value-type="float">
            <text:p>103.955993158</text:p>
          </table:table-cell>
        </table:table-row>
        <table:table-row table:style-name="ro1">
          <table:table-cell office:value-type="float" office:value="0.17265584" calcext:value-type="float">
            <text:p>0.17265584</text:p>
          </table:table-cell>
          <table:table-cell office:value-type="float" office:value="5.791869" calcext:value-type="float">
            <text:p>5.791869</text:p>
          </table:table-cell>
          <table:table-cell table:formula="of:=[.C904]+[.A905]" office:value-type="float" office:value="104.128648998" calcext:value-type="float">
            <text:p>104.128648998</text:p>
          </table:table-cell>
        </table:table-row>
        <table:table-row table:style-name="ro1">
          <table:table-cell office:value-type="float" office:value="0.1769131" calcext:value-type="float">
            <text:p>0.1769131</text:p>
          </table:table-cell>
          <table:table-cell office:value-type="float" office:value="5.6524925" calcext:value-type="float">
            <text:p>5.6524925</text:p>
          </table:table-cell>
          <table:table-cell table:formula="of:=[.C905]+[.A906]" office:value-type="float" office:value="104.305562098" calcext:value-type="float">
            <text:p>104.305562098</text:p>
          </table:table-cell>
        </table:table-row>
        <table:table-row table:style-name="ro1">
          <table:table-cell office:value-type="float" office:value="0.17570764" calcext:value-type="float">
            <text:p>0.17570764</text:p>
          </table:table-cell>
          <table:table-cell office:value-type="float" office:value="5.6912723" calcext:value-type="float">
            <text:p>5.6912723</text:p>
          </table:table-cell>
          <table:table-cell table:formula="of:=[.C906]+[.A907]" office:value-type="float" office:value="104.481269738" calcext:value-type="float">
            <text:p>104.481269738</text:p>
          </table:table-cell>
        </table:table-row>
        <table:table-row table:style-name="ro1">
          <table:table-cell office:value-type="float" office:value="0.169543" calcext:value-type="float">
            <text:p>0.169543</text:p>
          </table:table-cell>
          <table:table-cell office:value-type="float" office:value="5.898209" calcext:value-type="float">
            <text:p>5.898209</text:p>
          </table:table-cell>
          <table:table-cell table:formula="of:=[.C907]+[.A908]" office:value-type="float" office:value="104.650812738" calcext:value-type="float">
            <text:p>104.650812738</text:p>
          </table:table-cell>
        </table:table-row>
        <table:table-row table:style-name="ro1">
          <table:table-cell office:value-type="float" office:value="0.1699855" calcext:value-type="float">
            <text:p>0.1699855</text:p>
          </table:table-cell>
          <table:table-cell office:value-type="float" office:value="5.882855" calcext:value-type="float">
            <text:p>5.882855</text:p>
          </table:table-cell>
          <table:table-cell table:formula="of:=[.C908]+[.A909]" office:value-type="float" office:value="104.820798238" calcext:value-type="float">
            <text:p>104.820798238</text:p>
          </table:table-cell>
        </table:table-row>
        <table:table-row table:style-name="ro1">
          <table:table-cell office:value-type="float" office:value="0.17271687" calcext:value-type="float">
            <text:p>0.17271687</text:p>
          </table:table-cell>
          <table:table-cell office:value-type="float" office:value="5.789822" calcext:value-type="float">
            <text:p>5.789822</text:p>
          </table:table-cell>
          <table:table-cell table:formula="of:=[.C909]+[.A910]" office:value-type="float" office:value="104.993515108" calcext:value-type="float">
            <text:p>104.993515108</text:p>
          </table:table-cell>
        </table:table-row>
        <table:table-row table:style-name="ro1">
          <table:table-cell office:value-type="float" office:value="0.16890211" calcext:value-type="float">
            <text:p>0.16890211</text:p>
          </table:table-cell>
          <table:table-cell office:value-type="float" office:value="5.920589" calcext:value-type="float">
            <text:p>5.920589</text:p>
          </table:table-cell>
          <table:table-cell table:formula="of:=[.C910]+[.A911]" office:value-type="float" office:value="105.162417218" calcext:value-type="float">
            <text:p>105.162417218</text:p>
          </table:table-cell>
        </table:table-row>
        <table:table-row table:style-name="ro1">
          <table:table-cell office:value-type="float" office:value="0.15912108" calcext:value-type="float">
            <text:p>0.15912108</text:p>
          </table:table-cell>
          <table:table-cell office:value-type="float" office:value="6.2845225" calcext:value-type="float">
            <text:p>6.2845225</text:p>
          </table:table-cell>
          <table:table-cell table:formula="of:=[.C911]+[.A912]" office:value-type="float" office:value="105.321538298" calcext:value-type="float">
            <text:p>105.321538298</text:p>
          </table:table-cell>
        </table:table-row>
        <table:table-row table:style-name="ro1">
          <table:table-cell office:value-type="float" office:value="0.15835813" calcext:value-type="float">
            <text:p>0.15835813</text:p>
          </table:table-cell>
          <table:table-cell office:value-type="float" office:value="6.3148007" calcext:value-type="float">
            <text:p>6.3148007</text:p>
          </table:table-cell>
          <table:table-cell table:formula="of:=[.C912]+[.A913]" office:value-type="float" office:value="105.479896428" calcext:value-type="float">
            <text:p>105.479896428</text:p>
          </table:table-cell>
        </table:table-row>
        <table:table-row table:style-name="ro1">
          <table:table-cell office:value-type="float" office:value="0.16256961" calcext:value-type="float">
            <text:p>0.16256961</text:p>
          </table:table-cell>
          <table:table-cell office:value-type="float" office:value="6.1512113" calcext:value-type="float">
            <text:p>6.1512113</text:p>
          </table:table-cell>
          <table:table-cell table:formula="of:=[.C913]+[.A914]" office:value-type="float" office:value="105.642466038" calcext:value-type="float">
            <text:p>105.642466038</text:p>
          </table:table-cell>
        </table:table-row>
        <table:table-row table:style-name="ro1">
          <table:table-cell office:value-type="float" office:value="0.16694896" calcext:value-type="float">
            <text:p>0.16694896</text:p>
          </table:table-cell>
          <table:table-cell office:value-type="float" office:value="5.989855" calcext:value-type="float">
            <text:p>5.989855</text:p>
          </table:table-cell>
          <table:table-cell table:formula="of:=[.C914]+[.A915]" office:value-type="float" office:value="105.809414998" calcext:value-type="float">
            <text:p>105.809414998</text:p>
          </table:table-cell>
        </table:table-row>
        <table:table-row table:style-name="ro1">
          <table:table-cell office:value-type="float" office:value="0.1715877" calcext:value-type="float">
            <text:p>0.1715877</text:p>
          </table:table-cell>
          <table:table-cell office:value-type="float" office:value="5.8279233" calcext:value-type="float">
            <text:p>5.8279233</text:p>
          </table:table-cell>
          <table:table-cell table:formula="of:=[.C915]+[.A916]" office:value-type="float" office:value="105.981002698" calcext:value-type="float">
            <text:p>105.981002698</text:p>
          </table:table-cell>
        </table:table-row>
        <table:table-row table:style-name="ro1">
          <table:table-cell office:value-type="float" office:value="0.17570764" calcext:value-type="float">
            <text:p>0.17570764</text:p>
          </table:table-cell>
          <table:table-cell office:value-type="float" office:value="5.6912723" calcext:value-type="float">
            <text:p>5.6912723</text:p>
          </table:table-cell>
          <table:table-cell table:formula="of:=[.C916]+[.A917]" office:value-type="float" office:value="106.156710338" calcext:value-type="float">
            <text:p>106.156710338</text:p>
          </table:table-cell>
        </table:table-row>
        <table:table-row table:style-name="ro1">
          <table:table-cell office:value-type="float" office:value="0.17462425" calcext:value-type="float">
            <text:p>0.17462425</text:p>
          </table:table-cell>
          <table:table-cell office:value-type="float" office:value="5.7265816" calcext:value-type="float">
            <text:p>5.7265816</text:p>
          </table:table-cell>
          <table:table-cell table:formula="of:=[.C917]+[.A918]" office:value-type="float" office:value="106.331334588" calcext:value-type="float">
            <text:p>106.331334588</text:p>
          </table:table-cell>
        </table:table-row>
        <table:table-row table:style-name="ro1">
          <table:table-cell office:value-type="float" office:value="0.16572824" calcext:value-type="float">
            <text:p>0.16572824</text:p>
          </table:table-cell>
          <table:table-cell office:value-type="float" office:value="6.0339746" calcext:value-type="float">
            <text:p>6.0339746</text:p>
          </table:table-cell>
          <table:table-cell table:formula="of:=[.C918]+[.A919]" office:value-type="float" office:value="106.497062828" calcext:value-type="float">
            <text:p>106.497062828</text:p>
          </table:table-cell>
        </table:table-row>
        <table:table-row table:style-name="ro1">
          <table:table-cell office:value-type="float" office:value="0.1638819" calcext:value-type="float">
            <text:p>0.1638819</text:p>
          </table:table-cell>
          <table:table-cell office:value-type="float" office:value="6.1019554" calcext:value-type="float">
            <text:p>6.1019554</text:p>
          </table:table-cell>
          <table:table-cell table:formula="of:=[.C919]+[.A920]" office:value-type="float" office:value="106.660944728" calcext:value-type="float">
            <text:p>106.660944728</text:p>
          </table:table-cell>
        </table:table-row>
        <table:table-row table:style-name="ro1">
          <table:table-cell office:value-type="float" office:value="0.16862746" calcext:value-type="float">
            <text:p>0.16862746</text:p>
          </table:table-cell>
          <table:table-cell office:value-type="float" office:value="5.930232" calcext:value-type="float">
            <text:p>5.930232</text:p>
          </table:table-cell>
          <table:table-cell table:formula="of:=[.C920]+[.A921]" office:value-type="float" office:value="106.829572188" calcext:value-type="float">
            <text:p>106.829572188</text:p>
          </table:table-cell>
        </table:table-row>
        <table:table-row table:style-name="ro1">
          <table:table-cell office:value-type="float" office:value="0.17332722" calcext:value-type="float">
            <text:p>0.17332722</text:p>
          </table:table-cell>
          <table:table-cell office:value-type="float" office:value="5.769434" calcext:value-type="float">
            <text:p>5.769434</text:p>
          </table:table-cell>
          <table:table-cell table:formula="of:=[.C921]+[.A922]" office:value-type="float" office:value="107.002899408" calcext:value-type="float">
            <text:p>107.002899408</text:p>
          </table:table-cell>
        </table:table-row>
        <table:table-row table:style-name="ro1">
          <table:table-cell office:value-type="float" office:value="0.17747769" calcext:value-type="float">
            <text:p>0.17747769</text:p>
          </table:table-cell>
          <table:table-cell office:value-type="float" office:value="5.6345115" calcext:value-type="float">
            <text:p>5.6345115</text:p>
          </table:table-cell>
          <table:table-cell table:formula="of:=[.C922]+[.A923]" office:value-type="float" office:value="107.180377098" calcext:value-type="float">
            <text:p>107.180377098</text:p>
          </table:table-cell>
        </table:table-row>
        <table:table-row table:style-name="ro1">
          <table:table-cell office:value-type="float" office:value="0.17596704" calcext:value-type="float">
            <text:p>0.17596704</text:p>
          </table:table-cell>
          <table:table-cell office:value-type="float" office:value="5.6828823" calcext:value-type="float">
            <text:p>5.6828823</text:p>
          </table:table-cell>
          <table:table-cell table:formula="of:=[.C923]+[.A924]" office:value-type="float" office:value="107.356344138" calcext:value-type="float">
            <text:p>107.356344138</text:p>
          </table:table-cell>
        </table:table-row>
        <table:table-row table:style-name="ro1">
          <table:table-cell office:value-type="float" office:value="0.16894789" calcext:value-type="float">
            <text:p>0.16894789</text:p>
          </table:table-cell>
          <table:table-cell office:value-type="float" office:value="5.918985" calcext:value-type="float">
            <text:p>5.918985</text:p>
          </table:table-cell>
          <table:table-cell table:formula="of:=[.C924]+[.A925]" office:value-type="float" office:value="107.525292028" calcext:value-type="float">
            <text:p>107.525292028</text:p>
          </table:table-cell>
        </table:table-row>
        <table:table-row table:style-name="ro1">
          <table:table-cell office:value-type="float" office:value="0.16870375" calcext:value-type="float">
            <text:p>0.16870375</text:p>
          </table:table-cell>
          <table:table-cell office:value-type="float" office:value="5.9275503" calcext:value-type="float">
            <text:p>5.9275503</text:p>
          </table:table-cell>
          <table:table-cell table:formula="of:=[.C925]+[.A926]" office:value-type="float" office:value="107.693995778" calcext:value-type="float">
            <text:p>107.693995778</text:p>
          </table:table-cell>
        </table:table-row>
        <table:table-row table:style-name="ro1">
          <table:table-cell office:value-type="float" office:value="0.17178607" calcext:value-type="float">
            <text:p>0.17178607</text:p>
          </table:table-cell>
          <table:table-cell office:value-type="float" office:value="5.8211937" calcext:value-type="float">
            <text:p>5.8211937</text:p>
          </table:table-cell>
          <table:table-cell table:formula="of:=[.C926]+[.A927]" office:value-type="float" office:value="107.865781848" calcext:value-type="float">
            <text:p>107.865781848</text:p>
          </table:table-cell>
        </table:table-row>
        <table:table-row table:style-name="ro1">
          <table:table-cell office:value-type="float" office:value="0.17317463" calcext:value-type="float">
            <text:p>0.17317463</text:p>
          </table:table-cell>
          <table:table-cell office:value-type="float" office:value="5.7745175" calcext:value-type="float">
            <text:p>5.7745175</text:p>
          </table:table-cell>
          <table:table-cell table:formula="of:=[.C927]+[.A928]" office:value-type="float" office:value="108.038956478" calcext:value-type="float">
            <text:p>108.038956478</text:p>
          </table:table-cell>
        </table:table-row>
        <table:table-row table:style-name="ro1">
          <table:table-cell office:value-type="float" office:value="0.17256428" calcext:value-type="float">
            <text:p>0.17256428</text:p>
          </table:table-cell>
          <table:table-cell office:value-type="float" office:value="5.794942" calcext:value-type="float">
            <text:p>5.794942</text:p>
          </table:table-cell>
          <table:table-cell table:formula="of:=[.C928]+[.A929]" office:value-type="float" office:value="108.211520758" calcext:value-type="float">
            <text:p>108.211520758</text:p>
          </table:table-cell>
        </table:table-row>
        <table:table-row table:style-name="ro1">
          <table:table-cell office:value-type="float" office:value="0.1730373" calcext:value-type="float">
            <text:p>0.1730373</text:p>
          </table:table-cell>
          <table:table-cell office:value-type="float" office:value="5.7791004" calcext:value-type="float">
            <text:p>5.7791004</text:p>
          </table:table-cell>
          <table:table-cell table:formula="of:=[.C929]+[.A930]" office:value-type="float" office:value="108.384558058" calcext:value-type="float">
            <text:p>108.384558058</text:p>
          </table:table-cell>
        </table:table-row>
        <table:table-row table:style-name="ro1">
          <table:table-cell office:value-type="float" office:value="0.17390707" calcext:value-type="float">
            <text:p>0.17390707</text:p>
          </table:table-cell>
          <table:table-cell office:value-type="float" office:value="5.750197" calcext:value-type="float">
            <text:p>5.750197</text:p>
          </table:table-cell>
          <table:table-cell table:formula="of:=[.C930]+[.A931]" office:value-type="float" office:value="108.558465128" calcext:value-type="float">
            <text:p>108.558465128</text:p>
          </table:table-cell>
        </table:table-row>
        <table:table-row table:style-name="ro1">
          <table:table-cell office:value-type="float" office:value="0.17328145" calcext:value-type="float">
            <text:p>0.17328145</text:p>
          </table:table-cell>
          <table:table-cell office:value-type="float" office:value="5.770958" calcext:value-type="float">
            <text:p>5.770958</text:p>
          </table:table-cell>
          <table:table-cell table:formula="of:=[.C931]+[.A932]" office:value-type="float" office:value="108.731746578" calcext:value-type="float">
            <text:p>108.731746578</text:p>
          </table:table-cell>
        </table:table-row>
        <table:table-row table:style-name="ro1">
          <table:table-cell office:value-type="float" office:value="0.17273213" calcext:value-type="float">
            <text:p>0.17273213</text:p>
          </table:table-cell>
          <table:table-cell office:value-type="float" office:value="5.789311" calcext:value-type="float">
            <text:p>5.789311</text:p>
          </table:table-cell>
          <table:table-cell table:formula="of:=[.C932]+[.A933]" office:value-type="float" office:value="108.904478708" calcext:value-type="float">
            <text:p>108.904478708</text:p>
          </table:table-cell>
        </table:table-row>
        <table:table-row table:style-name="ro1">
          <table:table-cell office:value-type="float" office:value="0.173785" calcext:value-type="float">
            <text:p>0.173785</text:p>
          </table:table-cell>
          <table:table-cell office:value-type="float" office:value="5.754236" calcext:value-type="float">
            <text:p>5.754236</text:p>
          </table:table-cell>
          <table:table-cell table:formula="of:=[.C933]+[.A934]" office:value-type="float" office:value="109.078263708" calcext:value-type="float">
            <text:p>109.078263708</text:p>
          </table:table-cell>
        </table:table-row>
        <table:table-row table:style-name="ro1">
          <table:table-cell office:value-type="float" office:value="0.1730373" calcext:value-type="float">
            <text:p>0.1730373</text:p>
          </table:table-cell>
          <table:table-cell office:value-type="float" office:value="5.7791004" calcext:value-type="float">
            <text:p>5.7791004</text:p>
          </table:table-cell>
          <table:table-cell table:formula="of:=[.C934]+[.A935]" office:value-type="float" office:value="109.251301008" calcext:value-type="float">
            <text:p>109.251301008</text:p>
          </table:table-cell>
        </table:table-row>
        <table:table-row table:style-name="ro1">
          <table:table-cell office:value-type="float" office:value="0.17084001" calcext:value-type="float">
            <text:p>0.17084001</text:p>
          </table:table-cell>
          <table:table-cell office:value-type="float" office:value="5.85343" calcext:value-type="float">
            <text:p>5.85343</text:p>
          </table:table-cell>
          <table:table-cell table:formula="of:=[.C935]+[.A936]" office:value-type="float" office:value="109.422141018" calcext:value-type="float">
            <text:p>109.422141018</text:p>
          </table:table-cell>
        </table:table-row>
        <table:table-row table:style-name="ro1">
          <table:table-cell office:value-type="float" office:value="0.17071794" calcext:value-type="float">
            <text:p>0.17071794</text:p>
          </table:table-cell>
          <table:table-cell office:value-type="float" office:value="5.8576155" calcext:value-type="float">
            <text:p>5.8576155</text:p>
          </table:table-cell>
          <table:table-cell table:formula="of:=[.C936]+[.A937]" office:value-type="float" office:value="109.592858958" calcext:value-type="float">
            <text:p>109.592858958</text:p>
          </table:table-cell>
        </table:table-row>
        <table:table-row table:style-name="ro1">
          <table:table-cell office:value-type="float" office:value="0.16995499" calcext:value-type="float">
            <text:p>0.16995499</text:p>
          </table:table-cell>
          <table:table-cell office:value-type="float" office:value="5.883911" calcext:value-type="float">
            <text:p>5.883911</text:p>
          </table:table-cell>
          <table:table-cell table:formula="of:=[.C937]+[.A938]" office:value-type="float" office:value="109.762813948" calcext:value-type="float">
            <text:p>109.762813948</text:p>
          </table:table-cell>
        </table:table-row>
        <table:table-row table:style-name="ro1">
          <table:table-cell office:value-type="float" office:value="0.16624704" calcext:value-type="float">
            <text:p>0.16624704</text:p>
          </table:table-cell>
          <table:table-cell office:value-type="float" office:value="6.015145" calcext:value-type="float">
            <text:p>6.015145</text:p>
          </table:table-cell>
          <table:table-cell table:formula="of:=[.C938]+[.A939]" office:value-type="float" office:value="109.929060988" calcext:value-type="float">
            <text:p>109.929060988</text:p>
          </table:table-cell>
        </table:table-row>
        <table:table-row table:style-name="ro1">
          <table:table-cell office:value-type="float" office:value="0.16185245" calcext:value-type="float">
            <text:p>0.16185245</text:p>
          </table:table-cell>
          <table:table-cell office:value-type="float" office:value="6.178467" calcext:value-type="float">
            <text:p>6.178467</text:p>
          </table:table-cell>
          <table:table-cell table:formula="of:=[.C939]+[.A940]" office:value-type="float" office:value="110.090913438" calcext:value-type="float">
            <text:p>110.090913438</text:p>
          </table:table-cell>
        </table:table-row>
        <table:table-row table:style-name="ro1">
          <table:table-cell office:value-type="float" office:value="0.16397345" calcext:value-type="float">
            <text:p>0.16397345</text:p>
          </table:table-cell>
          <table:table-cell office:value-type="float" office:value="6.0985484" calcext:value-type="float">
            <text:p>6.0985484</text:p>
          </table:table-cell>
          <table:table-cell table:formula="of:=[.C940]+[.A941]" office:value-type="float" office:value="110.254886888" calcext:value-type="float">
            <text:p>110.254886888</text:p>
          </table:table-cell>
        </table:table-row>
        <table:table-row table:style-name="ro1">
          <table:table-cell office:value-type="float" office:value="0.16858168" calcext:value-type="float">
            <text:p>0.16858168</text:p>
          </table:table-cell>
          <table:table-cell office:value-type="float" office:value="5.9318423" calcext:value-type="float">
            <text:p>5.9318423</text:p>
          </table:table-cell>
          <table:table-cell table:formula="of:=[.C941]+[.A942]" office:value-type="float" office:value="110.423468568" calcext:value-type="float">
            <text:p>110.423468568</text:p>
          </table:table-cell>
        </table:table-row>
        <table:table-row table:style-name="ro1">
          <table:table-cell office:value-type="float" office:value="0.17322041" calcext:value-type="float">
            <text:p>0.17322041</text:p>
          </table:table-cell>
          <table:table-cell office:value-type="float" office:value="5.7729917" calcext:value-type="float">
            <text:p>5.7729917</text:p>
          </table:table-cell>
          <table:table-cell table:formula="of:=[.C942]+[.A943]" office:value-type="float" office:value="110.596688978" calcext:value-type="float">
            <text:p>110.596688978</text:p>
          </table:table-cell>
        </table:table-row>
        <table:table-row table:style-name="ro1">
          <table:table-cell office:value-type="float" office:value="0.17737088" calcext:value-type="float">
            <text:p>0.17737088</text:p>
          </table:table-cell>
          <table:table-cell office:value-type="float" office:value="5.6379046" calcext:value-type="float">
            <text:p>5.6379046</text:p>
          </table:table-cell>
          <table:table-cell table:formula="of:=[.C943]+[.A944]" office:value-type="float" office:value="110.774059858" calcext:value-type="float">
            <text:p>110.774059858</text:p>
          </table:table-cell>
        </table:table-row>
        <table:table-row table:style-name="ro1">
          <table:table-cell office:value-type="float" office:value="0.17575341" calcext:value-type="float">
            <text:p>0.17575341</text:p>
          </table:table-cell>
          <table:table-cell office:value-type="float" office:value="5.68979" calcext:value-type="float">
            <text:p>5.68979</text:p>
          </table:table-cell>
          <table:table-cell table:formula="of:=[.C944]+[.A945]" office:value-type="float" office:value="110.949813268" calcext:value-type="float">
            <text:p>110.949813268</text:p>
          </table:table-cell>
        </table:table-row>
        <table:table-row table:style-name="ro1">
          <table:table-cell office:value-type="float" office:value="0.16408026" calcext:value-type="float">
            <text:p>0.16408026</text:p>
          </table:table-cell>
          <table:table-cell office:value-type="float" office:value="6.0945783" calcext:value-type="float">
            <text:p>6.0945783</text:p>
          </table:table-cell>
          <table:table-cell table:formula="of:=[.C945]+[.A946]" office:value-type="float" office:value="111.113893528" calcext:value-type="float">
            <text:p>111.113893528</text:p>
          </table:table-cell>
        </table:table-row>
        <table:table-row table:style-name="ro1">
          <table:table-cell office:value-type="float" office:value="0.1581445" calcext:value-type="float">
            <text:p>0.1581445</text:p>
          </table:table-cell>
          <table:table-cell office:value-type="float" office:value="6.323331" calcext:value-type="float">
            <text:p>6.323331</text:p>
          </table:table-cell>
          <table:table-cell table:formula="of:=[.C946]+[.A947]" office:value-type="float" office:value="111.272038028" calcext:value-type="float">
            <text:p>111.272038028</text:p>
          </table:table-cell>
        </table:table-row>
        <table:table-row table:style-name="ro1">
          <table:table-cell office:value-type="float" office:value="0.16240177" calcext:value-type="float">
            <text:p>0.16240177</text:p>
          </table:table-cell>
          <table:table-cell office:value-type="float" office:value="6.1575685" calcext:value-type="float">
            <text:p>6.1575685</text:p>
          </table:table-cell>
          <table:table-cell table:formula="of:=[.C947]+[.A948]" office:value-type="float" office:value="111.434439798" calcext:value-type="float">
            <text:p>111.434439798</text:p>
          </table:table-cell>
        </table:table-row>
        <table:table-row table:style-name="ro1">
          <table:table-cell office:value-type="float" office:value="0.16688792" calcext:value-type="float">
            <text:p>0.16688792</text:p>
          </table:table-cell>
          <table:table-cell office:value-type="float" office:value="5.9920454" calcext:value-type="float">
            <text:p>5.9920454</text:p>
          </table:table-cell>
          <table:table-cell table:formula="of:=[.C948]+[.A949]" office:value-type="float" office:value="111.601327718" calcext:value-type="float">
            <text:p>111.601327718</text:p>
          </table:table-cell>
        </table:table-row>
        <table:table-row table:style-name="ro1">
          <table:table-cell office:value-type="float" office:value="0.17129777" calcext:value-type="float">
            <text:p>0.17129777</text:p>
          </table:table-cell>
          <table:table-cell office:value-type="float" office:value="5.8377876" calcext:value-type="float">
            <text:p>5.8377876</text:p>
          </table:table-cell>
          <table:table-cell table:formula="of:=[.C949]+[.A950]" office:value-type="float" office:value="111.772625488" calcext:value-type="float">
            <text:p>111.772625488</text:p>
          </table:table-cell>
        </table:table-row>
        <table:table-row table:style-name="ro1">
          <table:table-cell office:value-type="float" office:value="0.17550927" calcext:value-type="float">
            <text:p>0.17550927</text:p>
          </table:table-cell>
          <table:table-cell office:value-type="float" office:value="5.697705" calcext:value-type="float">
            <text:p>5.697705</text:p>
          </table:table-cell>
          <table:table-cell table:formula="of:=[.C950]+[.A951]" office:value-type="float" office:value="111.948134758" calcext:value-type="float">
            <text:p>111.948134758</text:p>
          </table:table-cell>
        </table:table-row>
        <table:table-row table:style-name="ro1">
          <table:table-cell office:value-type="float" office:value="0.17457847" calcext:value-type="float">
            <text:p>0.17457847</text:p>
          </table:table-cell>
          <table:table-cell office:value-type="float" office:value="5.728083" calcext:value-type="float">
            <text:p>5.728083</text:p>
          </table:table-cell>
          <table:table-cell table:formula="of:=[.C951]+[.A952]" office:value-type="float" office:value="112.122713228" calcext:value-type="float">
            <text:p>112.122713228</text:p>
          </table:table-cell>
        </table:table-row>
        <table:table-row table:style-name="ro1">
          <table:table-cell office:value-type="float" office:value="0.16495003" calcext:value-type="float">
            <text:p>0.16495003</text:p>
          </table:table-cell>
          <table:table-cell office:value-type="float" office:value="6.062442" calcext:value-type="float">
            <text:p>6.062442</text:p>
          </table:table-cell>
          <table:table-cell table:formula="of:=[.C952]+[.A953]" office:value-type="float" office:value="112.287663258" calcext:value-type="float">
            <text:p>112.287663258</text:p>
          </table:table-cell>
        </table:table-row>
        <table:table-row table:style-name="ro1">
          <table:table-cell office:value-type="float" office:value="0.16133364" calcext:value-type="float">
            <text:p>0.16133364</text:p>
          </table:table-cell>
          <table:table-cell office:value-type="float" office:value="6.198335" calcext:value-type="float">
            <text:p>6.198335</text:p>
          </table:table-cell>
          <table:table-cell table:formula="of:=[.C953]+[.A954]" office:value-type="float" office:value="112.448996898" calcext:value-type="float">
            <text:p>112.448996898</text:p>
          </table:table-cell>
        </table:table-row>
        <table:table-row table:style-name="ro1">
          <table:table-cell office:value-type="float" office:value="0.16568246" calcext:value-type="float">
            <text:p>0.16568246</text:p>
          </table:table-cell>
          <table:table-cell office:value-type="float" office:value="6.0356417" calcext:value-type="float">
            <text:p>6.0356417</text:p>
          </table:table-cell>
          <table:table-cell table:formula="of:=[.C954]+[.A955]" office:value-type="float" office:value="112.614679358" calcext:value-type="float">
            <text:p>112.614679358</text:p>
          </table:table-cell>
        </table:table-row>
        <table:table-row table:style-name="ro1">
          <table:table-cell office:value-type="float" office:value="0.1704738" calcext:value-type="float">
            <text:p>0.1704738</text:p>
          </table:table-cell>
          <table:table-cell office:value-type="float" office:value="5.8660045" calcext:value-type="float">
            <text:p>5.8660045</text:p>
          </table:table-cell>
          <table:table-cell table:formula="of:=[.C955]+[.A956]" office:value-type="float" office:value="112.785153158" calcext:value-type="float">
            <text:p>112.785153158</text:p>
          </table:table-cell>
        </table:table-row>
        <table:table-row table:style-name="ro1">
          <table:table-cell office:value-type="float" office:value="0.17531091" calcext:value-type="float">
            <text:p>0.17531091</text:p>
          </table:table-cell>
          <table:table-cell office:value-type="float" office:value="5.7041516" calcext:value-type="float">
            <text:p>5.7041516</text:p>
          </table:table-cell>
          <table:table-cell table:formula="of:=[.C956]+[.A957]" office:value-type="float" office:value="112.960464068" calcext:value-type="float">
            <text:p>112.960464068</text:p>
          </table:table-cell>
        </table:table-row>
        <table:table-row table:style-name="ro1">
          <table:table-cell office:value-type="float" office:value="0.1794461" calcext:value-type="float">
            <text:p>0.1794461</text:p>
          </table:table-cell>
          <table:table-cell office:value-type="float" office:value="5.572704" calcext:value-type="float">
            <text:p>5.572704</text:p>
          </table:table-cell>
          <table:table-cell table:formula="of:=[.C957]+[.A958]" office:value-type="float" office:value="113.139910168" calcext:value-type="float">
            <text:p>113.139910168</text:p>
          </table:table-cell>
        </table:table-row>
        <table:table-row table:style-name="ro1">
          <table:table-cell office:value-type="float" office:value="0.17734036" calcext:value-type="float">
            <text:p>0.17734036</text:p>
          </table:table-cell>
          <table:table-cell office:value-type="float" office:value="5.6388745" calcext:value-type="float">
            <text:p>5.6388745</text:p>
          </table:table-cell>
          <table:table-cell table:formula="of:=[.C958]+[.A959]" office:value-type="float" office:value="113.317250528" calcext:value-type="float">
            <text:p>113.317250528</text:p>
          </table:table-cell>
        </table:table-row>
        <table:table-row table:style-name="ro1">
          <table:table-cell office:value-type="float" office:value="0.16585031" calcext:value-type="float">
            <text:p>0.16585031</text:p>
          </table:table-cell>
          <table:table-cell office:value-type="float" office:value="6.0295334" calcext:value-type="float">
            <text:p>6.0295334</text:p>
          </table:table-cell>
          <table:table-cell table:formula="of:=[.C959]+[.A960]" office:value-type="float" office:value="113.483100838" calcext:value-type="float">
            <text:p>113.483100838</text:p>
          </table:table-cell>
        </table:table-row>
        <table:table-row table:style-name="ro1">
          <table:table-cell office:value-type="float" office:value="0.16162357" calcext:value-type="float">
            <text:p>0.16162357</text:p>
          </table:table-cell>
          <table:table-cell office:value-type="float" office:value="6.1872163" calcext:value-type="float">
            <text:p>6.1872163</text:p>
          </table:table-cell>
          <table:table-cell table:formula="of:=[.C960]+[.A961]" office:value-type="float" office:value="113.644724408" calcext:value-type="float">
            <text:p>113.644724408</text:p>
          </table:table-cell>
        </table:table-row>
        <table:table-row table:style-name="ro1">
          <table:table-cell office:value-type="float" office:value="0.16615549" calcext:value-type="float">
            <text:p>0.16615549</text:p>
          </table:table-cell>
          <table:table-cell office:value-type="float" office:value="6.018459" calcext:value-type="float">
            <text:p>6.018459</text:p>
          </table:table-cell>
          <table:table-cell table:formula="of:=[.C961]+[.A962]" office:value-type="float" office:value="113.810879898" calcext:value-type="float">
            <text:p>113.810879898</text:p>
          </table:table-cell>
        </table:table-row>
        <table:table-row table:style-name="ro1">
          <table:table-cell office:value-type="float" office:value="0.17088579" calcext:value-type="float">
            <text:p>0.17088579</text:p>
          </table:table-cell>
          <table:table-cell office:value-type="float" office:value="5.851862" calcext:value-type="float">
            <text:p>5.851862</text:p>
          </table:table-cell>
          <table:table-cell table:formula="of:=[.C962]+[.A963]" office:value-type="float" office:value="113.981765688" calcext:value-type="float">
            <text:p>113.981765688</text:p>
          </table:table-cell>
        </table:table-row>
        <table:table-row table:style-name="ro1">
          <table:table-cell office:value-type="float" office:value="0.17575341" calcext:value-type="float">
            <text:p>0.17575341</text:p>
          </table:table-cell>
          <table:table-cell office:value-type="float" office:value="5.68979" calcext:value-type="float">
            <text:p>5.68979</text:p>
          </table:table-cell>
          <table:table-cell table:formula="of:=[.C963]+[.A964]" office:value-type="float" office:value="114.157519098" calcext:value-type="float">
            <text:p>114.157519098</text:p>
          </table:table-cell>
        </table:table-row>
        <table:table-row table:style-name="ro1">
          <table:table-cell office:value-type="float" office:value="0.18011749" calcext:value-type="float">
            <text:p>0.18011749</text:p>
          </table:table-cell>
          <table:table-cell office:value-type="float" office:value="5.551932" calcext:value-type="float">
            <text:p>5.551932</text:p>
          </table:table-cell>
          <table:table-cell table:formula="of:=[.C964]+[.A965]" office:value-type="float" office:value="114.337636588" calcext:value-type="float">
            <text:p>114.337636588</text:p>
          </table:table-cell>
        </table:table-row>
        <table:table-row table:style-name="ro1">
          <table:table-cell office:value-type="float" office:value="0.17772183" calcext:value-type="float">
            <text:p>0.17772183</text:p>
          </table:table-cell>
          <table:table-cell office:value-type="float" office:value="5.626771" calcext:value-type="float">
            <text:p>5.626771</text:p>
          </table:table-cell>
          <table:table-cell table:formula="of:=[.C965]+[.A966]" office:value-type="float" office:value="114.515358418" calcext:value-type="float">
            <text:p>114.515358418</text:p>
          </table:table-cell>
        </table:table-row>
        <table:table-row table:style-name="ro1">
          <table:table-cell office:value-type="float" office:value="0.16824597" calcext:value-type="float">
            <text:p>0.16824597</text:p>
          </table:table-cell>
          <table:table-cell office:value-type="float" office:value="5.943679" calcext:value-type="float">
            <text:p>5.943679</text:p>
          </table:table-cell>
          <table:table-cell table:formula="of:=[.C966]+[.A967]" office:value-type="float" office:value="114.683604388" calcext:value-type="float">
            <text:p>114.683604388</text:p>
          </table:table-cell>
        </table:table-row>
        <table:table-row table:style-name="ro1">
          <table:table-cell office:value-type="float" office:value="0.1656672" calcext:value-type="float">
            <text:p>0.1656672</text:p>
          </table:table-cell>
          <table:table-cell office:value-type="float" office:value="6.0361977" calcext:value-type="float">
            <text:p>6.0361977</text:p>
          </table:table-cell>
          <table:table-cell table:formula="of:=[.C967]+[.A968]" office:value-type="float" office:value="114.849271588" calcext:value-type="float">
            <text:p>114.849271588</text:p>
          </table:table-cell>
        </table:table-row>
        <table:table-row table:style-name="ro1">
          <table:table-cell office:value-type="float" office:value="0.16815442" calcext:value-type="float">
            <text:p>0.16815442</text:p>
          </table:table-cell>
          <table:table-cell office:value-type="float" office:value="5.9469147" calcext:value-type="float">
            <text:p>5.9469147</text:p>
          </table:table-cell>
          <table:table-cell table:formula="of:=[.C968]+[.A969]" office:value-type="float" office:value="115.017426008" calcext:value-type="float">
            <text:p>115.017426008</text:p>
          </table:table-cell>
        </table:table-row>
        <table:table-row table:style-name="ro1">
          <table:table-cell office:value-type="float" office:value="0.17007706" calcext:value-type="float">
            <text:p>0.17007706</text:p>
          </table:table-cell>
          <table:table-cell office:value-type="float" office:value="5.8796883" calcext:value-type="float">
            <text:p>5.8796883</text:p>
          </table:table-cell>
          <table:table-cell table:formula="of:=[.C969]+[.A970]" office:value-type="float" office:value="115.187503068" calcext:value-type="float">
            <text:p>115.187503068</text:p>
          </table:table-cell>
        </table:table-row>
        <table:table-row table:style-name="ro1">
          <table:table-cell office:value-type="float" office:value="0.1655604" calcext:value-type="float">
            <text:p>0.1655604</text:p>
          </table:table-cell>
          <table:table-cell office:value-type="float" office:value="6.040092" calcext:value-type="float">
            <text:p>6.040092</text:p>
          </table:table-cell>
          <table:table-cell table:formula="of:=[.C970]+[.A971]" office:value-type="float" office:value="115.353063468" calcext:value-type="float">
            <text:p>115.353063468</text:p>
          </table:table-cell>
        </table:table-row>
        <table:table-row table:style-name="ro1">
          <table:table-cell office:value-type="float" office:value="0.16050965" calcext:value-type="float">
            <text:p>0.16050965</text:p>
          </table:table-cell>
          <table:table-cell office:value-type="float" office:value="6.230155" calcext:value-type="float">
            <text:p>6.230155</text:p>
          </table:table-cell>
          <table:table-cell table:formula="of:=[.C971]+[.A972]" office:value-type="float" office:value="115.513573118" calcext:value-type="float">
            <text:p>115.513573118</text:p>
          </table:table-cell>
        </table:table-row>
        <table:table-row table:style-name="ro1">
          <table:table-cell office:value-type="float" office:value="0.16270696" calcext:value-type="float">
            <text:p>0.16270696</text:p>
          </table:table-cell>
          <table:table-cell office:value-type="float" office:value="6.146019" calcext:value-type="float">
            <text:p>6.146019</text:p>
          </table:table-cell>
          <table:table-cell table:formula="of:=[.C972]+[.A973]" office:value-type="float" office:value="115.676280078" calcext:value-type="float">
            <text:p>115.676280078</text:p>
          </table:table-cell>
        </table:table-row>
        <table:table-row table:style-name="ro1">
          <table:table-cell office:value-type="float" office:value="0.16707103" calcext:value-type="float">
            <text:p>0.16707103</text:p>
          </table:table-cell>
          <table:table-cell office:value-type="float" office:value="5.9854784" calcext:value-type="float">
            <text:p>5.9854784</text:p>
          </table:table-cell>
          <table:table-cell table:formula="of:=[.C973]+[.A974]" office:value-type="float" office:value="115.843351108" calcext:value-type="float">
            <text:p>115.843351108</text:p>
          </table:table-cell>
        </table:table-row>
        <table:table-row table:style-name="ro1">
          <table:table-cell office:value-type="float" office:value="0.17163348" calcext:value-type="float">
            <text:p>0.17163348</text:p>
          </table:table-cell>
          <table:table-cell office:value-type="float" office:value="5.826369" calcext:value-type="float">
            <text:p>5.826369</text:p>
          </table:table-cell>
          <table:table-cell table:formula="of:=[.C974]+[.A975]" office:value-type="float" office:value="116.014984588" calcext:value-type="float">
            <text:p>116.014984588</text:p>
          </table:table-cell>
        </table:table-row>
        <table:table-row table:style-name="ro1">
          <table:table-cell office:value-type="float" office:value="0.17582971" calcext:value-type="float">
            <text:p>0.17582971</text:p>
          </table:table-cell>
          <table:table-cell office:value-type="float" office:value="5.687321" calcext:value-type="float">
            <text:p>5.687321</text:p>
          </table:table-cell>
          <table:table-cell table:formula="of:=[.C975]+[.A976]" office:value-type="float" office:value="116.190814298" calcext:value-type="float">
            <text:p>116.190814298</text:p>
          </table:table-cell>
        </table:table-row>
        <table:table-row table:style-name="ro1">
          <table:table-cell office:value-type="float" office:value="0.17474632" calcext:value-type="float">
            <text:p>0.17474632</text:p>
          </table:table-cell>
          <table:table-cell office:value-type="float" office:value="5.7225814" calcext:value-type="float">
            <text:p>5.7225814</text:p>
          </table:table-cell>
          <table:table-cell table:formula="of:=[.C976]+[.A977]" office:value-type="float" office:value="116.365560618" calcext:value-type="float">
            <text:p>116.365560618</text:p>
          </table:table-cell>
        </table:table-row>
        <table:table-row table:style-name="ro1">
          <table:table-cell office:value-type="float" office:value="0.16403449" calcext:value-type="float">
            <text:p>0.16403449</text:p>
          </table:table-cell>
          <table:table-cell office:value-type="float" office:value="6.096279" calcext:value-type="float">
            <text:p>6.096279</text:p>
          </table:table-cell>
          <table:table-cell table:formula="of:=[.C977]+[.A978]" office:value-type="float" office:value="116.529595108" calcext:value-type="float">
            <text:p>116.529595108</text:p>
          </table:table-cell>
        </table:table-row>
        <table:table-row table:style-name="ro1">
          <table:table-cell office:value-type="float" office:value="0.15812925" calcext:value-type="float">
            <text:p>0.15812925</text:p>
          </table:table-cell>
          <table:table-cell office:value-type="float" office:value="6.3239408" calcext:value-type="float">
            <text:p>6.3239408</text:p>
          </table:table-cell>
          <table:table-cell table:formula="of:=[.C978]+[.A979]" office:value-type="float" office:value="116.687724358" calcext:value-type="float">
            <text:p>116.687724358</text:p>
          </table:table-cell>
        </table:table-row>
        <table:table-row table:style-name="ro1">
          <table:table-cell office:value-type="float" office:value="0.16226444" calcext:value-type="float">
            <text:p>0.16226444</text:p>
          </table:table-cell>
          <table:table-cell office:value-type="float" office:value="6.16278" calcext:value-type="float">
            <text:p>6.16278</text:p>
          </table:table-cell>
          <table:table-cell table:formula="of:=[.C979]+[.A980]" office:value-type="float" office:value="116.849988798" calcext:value-type="float">
            <text:p>116.849988798</text:p>
          </table:table-cell>
        </table:table-row>
        <table:table-row table:style-name="ro1">
          <table:table-cell office:value-type="float" office:value="0.16676585" calcext:value-type="float">
            <text:p>0.16676585</text:p>
          </table:table-cell>
          <table:table-cell office:value-type="float" office:value="5.9964314" calcext:value-type="float">
            <text:p>5.9964314</text:p>
          </table:table-cell>
          <table:table-cell table:formula="of:=[.C980]+[.A981]" office:value-type="float" office:value="117.016754648" calcext:value-type="float">
            <text:p>117.016754648</text:p>
          </table:table-cell>
        </table:table-row>
        <table:table-row table:style-name="ro1">
          <table:table-cell office:value-type="float" office:value="0.171252" calcext:value-type="float">
            <text:p>0.171252</text:p>
          </table:table-cell>
          <table:table-cell office:value-type="float" office:value="5.8393483" calcext:value-type="float">
            <text:p>5.8393483</text:p>
          </table:table-cell>
          <table:table-cell table:formula="of:=[.C981]+[.A982]" office:value-type="float" office:value="117.188006648" calcext:value-type="float">
            <text:p>117.188006648</text:p>
          </table:table-cell>
        </table:table-row>
        <table:table-row table:style-name="ro1">
          <table:table-cell office:value-type="float" office:value="0.17540246" calcext:value-type="float">
            <text:p>0.17540246</text:p>
          </table:table-cell>
          <table:table-cell office:value-type="float" office:value="5.7011743" calcext:value-type="float">
            <text:p>5.7011743</text:p>
          </table:table-cell>
          <table:table-cell table:formula="of:=[.C982]+[.A983]" office:value-type="float" office:value="117.363409108" calcext:value-type="float">
            <text:p>117.363409108</text:p>
          </table:table-cell>
        </table:table-row>
        <table:table-row table:style-name="ro1">
          <table:table-cell office:value-type="float" office:value="0.17448692" calcext:value-type="float">
            <text:p>0.17448692</text:p>
          </table:table-cell>
          <table:table-cell office:value-type="float" office:value="5.7310886" calcext:value-type="float">
            <text:p>5.7310886</text:p>
          </table:table-cell>
          <table:table-cell table:formula="of:=[.C983]+[.A984]" office:value-type="float" office:value="117.537896028" calcext:value-type="float">
            <text:p>117.537896028</text:p>
          </table:table-cell>
        </table:table-row>
        <table:table-row table:style-name="ro1">
          <table:table-cell office:value-type="float" office:value="0.16444647" calcext:value-type="float">
            <text:p>0.16444647</text:p>
          </table:table-cell>
          <table:table-cell office:value-type="float" office:value="6.081006" calcext:value-type="float">
            <text:p>6.081006</text:p>
          </table:table-cell>
          <table:table-cell table:formula="of:=[.C984]+[.A985]" office:value-type="float" office:value="117.702342498" calcext:value-type="float">
            <text:p>117.702342498</text:p>
          </table:table-cell>
        </table:table-row>
        <table:table-row table:style-name="ro1">
          <table:table-cell office:value-type="float" office:value="0.16066225" calcext:value-type="float">
            <text:p>0.16066225</text:p>
          </table:table-cell>
          <table:table-cell office:value-type="float" office:value="6.2242374" calcext:value-type="float">
            <text:p>6.2242374</text:p>
          </table:table-cell>
          <table:table-cell table:formula="of:=[.C985]+[.A986]" office:value-type="float" office:value="117.863004748" calcext:value-type="float">
            <text:p>117.863004748</text:p>
          </table:table-cell>
        </table:table-row>
        <table:table-row table:style-name="ro1">
          <table:table-cell office:value-type="float" office:value="0.16493477" calcext:value-type="float">
            <text:p>0.16493477</text:p>
          </table:table-cell>
          <table:table-cell office:value-type="float" office:value="6.0630026" calcext:value-type="float">
            <text:p>6.0630026</text:p>
          </table:table-cell>
          <table:table-cell table:formula="of:=[.C986]+[.A987]" office:value-type="float" office:value="118.027939518" calcext:value-type="float">
            <text:p>118.027939518</text:p>
          </table:table-cell>
        </table:table-row>
        <table:table-row table:style-name="ro1">
          <table:table-cell office:value-type="float" office:value="0.16963455" calcext:value-type="float">
            <text:p>0.16963455</text:p>
          </table:table-cell>
          <table:table-cell office:value-type="float" office:value="5.8950257" calcext:value-type="float">
            <text:p>5.8950257</text:p>
          </table:table-cell>
          <table:table-cell table:formula="of:=[.C987]+[.A988]" office:value-type="float" office:value="118.197574068" calcext:value-type="float">
            <text:p>118.197574068</text:p>
          </table:table-cell>
        </table:table-row>
        <table:table-row table:style-name="ro1">
          <table:table-cell office:value-type="float" office:value="0.17448692" calcext:value-type="float">
            <text:p>0.17448692</text:p>
          </table:table-cell>
          <table:table-cell office:value-type="float" office:value="5.7310886" calcext:value-type="float">
            <text:p>5.7310886</text:p>
          </table:table-cell>
          <table:table-cell table:formula="of:=[.C988]+[.A989]" office:value-type="float" office:value="118.372060988" calcext:value-type="float">
            <text:p>118.372060988</text:p>
          </table:table-cell>
        </table:table-row>
        <table:table-row table:style-name="ro1">
          <table:table-cell office:value-type="float" office:value="0.17860685" calcext:value-type="float">
            <text:p>0.17860685</text:p>
          </table:table-cell>
          <table:table-cell office:value-type="float" office:value="5.5988894" calcext:value-type="float">
            <text:p>5.5988894</text:p>
          </table:table-cell>
          <table:table-cell table:formula="of:=[.C989]+[.A990]" office:value-type="float" office:value="118.550667838" calcext:value-type="float">
            <text:p>118.550667838</text:p>
          </table:table-cell>
        </table:table-row>
        <table:table-row table:style-name="ro1">
          <table:table-cell office:value-type="float" office:value="0.17685206" calcext:value-type="float">
            <text:p>0.17685206</text:p>
          </table:table-cell>
          <table:table-cell office:value-type="float" office:value="5.6544433" calcext:value-type="float">
            <text:p>5.6544433</text:p>
          </table:table-cell>
          <table:table-cell table:formula="of:=[.C990]+[.A991]" office:value-type="float" office:value="118.727519898" calcext:value-type="float">
            <text:p>118.727519898</text:p>
          </table:table-cell>
        </table:table-row>
        <table:table-row table:style-name="ro1">
          <table:table-cell office:value-type="float" office:value="0.16668956" calcext:value-type="float">
            <text:p>0.16668956</text:p>
          </table:table-cell>
          <table:table-cell office:value-type="float" office:value="5.999176" calcext:value-type="float">
            <text:p>5.999176</text:p>
          </table:table-cell>
          <table:table-cell table:formula="of:=[.C991]+[.A992]" office:value-type="float" office:value="118.894209458" calcext:value-type="float">
            <text:p>118.894209458</text:p>
          </table:table-cell>
        </table:table-row>
        <table:table-row table:style-name="ro1">
          <table:table-cell office:value-type="float" office:value="0.16340886" calcext:value-type="float">
            <text:p>0.16340886</text:p>
          </table:table-cell>
          <table:table-cell office:value-type="float" office:value="6.1196194" calcext:value-type="float">
            <text:p>6.1196194</text:p>
          </table:table-cell>
          <table:table-cell table:formula="of:=[.C992]+[.A993]" office:value-type="float" office:value="119.057618318" calcext:value-type="float">
            <text:p>119.057618318</text:p>
          </table:table-cell>
        </table:table-row>
        <table:table-row table:style-name="ro1">
          <table:table-cell office:value-type="float" office:value="0.16800183" calcext:value-type="float">
            <text:p>0.16800183</text:p>
          </table:table-cell>
          <table:table-cell office:value-type="float" office:value="5.9523163" calcext:value-type="float">
            <text:p>5.9523163</text:p>
          </table:table-cell>
          <table:table-cell table:formula="of:=[.C993]+[.A994]" office:value-type="float" office:value="119.225620148" calcext:value-type="float">
            <text:p>119.225620148</text:p>
          </table:table-cell>
        </table:table-row>
        <table:table-row table:style-name="ro1">
          <table:table-cell office:value-type="float" office:value="0.17254902" calcext:value-type="float">
            <text:p>0.17254902</text:p>
          </table:table-cell>
          <table:table-cell office:value-type="float" office:value="5.795454" calcext:value-type="float">
            <text:p>5.795454</text:p>
          </table:table-cell>
          <table:table-cell table:formula="of:=[.C994]+[.A995]" office:value-type="float" office:value="119.398169168" calcext:value-type="float">
            <text:p>119.398169168</text:p>
          </table:table-cell>
        </table:table-row>
        <table:table-row table:style-name="ro1">
          <table:table-cell office:value-type="float" office:value="0.17660792" calcext:value-type="float">
            <text:p>0.17660792</text:p>
          </table:table-cell>
          <table:table-cell office:value-type="float" office:value="5.66226" calcext:value-type="float">
            <text:p>5.66226</text:p>
          </table:table-cell>
          <table:table-cell table:formula="of:=[.C995]+[.A996]" office:value-type="float" office:value="119.574777088" calcext:value-type="float">
            <text:p>119.574777088</text:p>
          </table:table-cell>
        </table:table-row>
        <table:table-row table:style-name="ro1">
          <table:table-cell office:value-type="float" office:value="0.17540246" calcext:value-type="float">
            <text:p>0.17540246</text:p>
          </table:table-cell>
          <table:table-cell office:value-type="float" office:value="5.7011743" calcext:value-type="float">
            <text:p>5.7011743</text:p>
          </table:table-cell>
          <table:table-cell table:formula="of:=[.C996]+[.A997]" office:value-type="float" office:value="119.750179548" calcext:value-type="float">
            <text:p>119.750179548</text:p>
          </table:table-cell>
        </table:table-row>
        <table:table-row table:style-name="ro1">
          <table:table-cell office:value-type="float" office:value="0.16749829" calcext:value-type="float">
            <text:p>0.16749829</text:p>
          </table:table-cell>
          <table:table-cell office:value-type="float" office:value="5.97021" calcext:value-type="float">
            <text:p>5.97021</text:p>
          </table:table-cell>
          <table:table-cell table:formula="of:=[.C997]+[.A998]" office:value-type="float" office:value="119.917677838" calcext:value-type="float">
            <text:p>119.917677838</text:p>
          </table:table-cell>
        </table:table-row>
        <table:table-row table:style-name="ro1">
          <table:table-cell office:value-type="float" office:value="0.16641489" calcext:value-type="float">
            <text:p>0.16641489</text:p>
          </table:table-cell>
          <table:table-cell office:value-type="float" office:value="6.009078" calcext:value-type="float">
            <text:p>6.009078</text:p>
          </table:table-cell>
          <table:table-cell table:formula="of:=[.C998]+[.A999]" office:value-type="float" office:value="120.084092728" calcext:value-type="float">
            <text:p>120.084092728</text:p>
          </table:table-cell>
        </table:table-row>
        <table:table-row table:style-name="ro1">
          <table:table-cell office:value-type="float" office:value="0.16958877" calcext:value-type="float">
            <text:p>0.16958877</text:p>
          </table:table-cell>
          <table:table-cell office:value-type="float" office:value="5.896617" calcext:value-type="float">
            <text:p>5.896617</text:p>
          </table:table-cell>
          <table:table-cell table:formula="of:=[.C999]+[.A1000]" office:value-type="float" office:value="120.253681498" calcext:value-type="float">
            <text:p>120.2536814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9T08:33:37.300140760</dc:date>
    <meta:editing-duration>PT2M1S</meta:editing-duration>
    <meta:editing-cycles>1</meta:editing-cycles>
    <meta:generator>LibreOffice/6.3.1.2$Linux_X86_64 LibreOffice_project/30$Build-2</meta:generator>
    <meta:document-statistic meta:table-count="1" meta:cell-count="300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scatter" chart:column-mapping="1 0" chart:style-name="ch1">
        <chart:legend chart:legend-position="end" svg:x="13.162cm" svg:y="4.203cm" style:legend-expansion="high" chart:style-name="ch2"/>
        <chart:plot-area chart:style-name="ch3" table:cell-range-address="data.B1:data.C1000" svg:x="0.32cm" svg:y="0.18cm" svg:width="12.522cm" svg:height="8.645cm">
          <chartooo:coordinate-region svg:x="0.756cm" svg:y="0.379cm" svg:width="11.62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1000" chart:class="chart:scatter">
            <chart:domain table:cell-range-address="data.C1:data.C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53788">
                <text:p>2.053788</text:p>
                <draw:g>
                  <svg:desc>data.C1:data.C1000</svg:desc>
                </draw:g>
              </table:table-cell>
              <table:table-cell office:value-type="float" office:value="0.48690522">
                <text:p>0.48690522</text:p>
                <draw:g>
                  <svg:desc>data.B1:data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359807">
                <text:p>2.8359807</text:p>
              </table:table-cell>
              <table:table-cell office:value-type="float" office:value="1.2784573">
                <text:p>1.2784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2808417">
                <text:p>3.12808417</text:p>
              </table:table-cell>
              <table:table-cell office:value-type="float" office:value="3.4234445">
                <text:p>3.4234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1869987">
                <text:p>3.31869987</text:p>
              </table:table-cell>
              <table:table-cell office:value-type="float" office:value="5.2461576">
                <text:p>5.2461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6417939">
                <text:p>3.46417939</text:p>
              </table:table-cell>
              <table:table-cell office:value-type="float" office:value="6.87382">
                <text:p>6.87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866483">
                <text:p>3.5866483</text:p>
              </table:table-cell>
              <table:table-cell office:value-type="float" office:value="8.165338">
                <text:p>8.165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9817649">
                <text:p>3.69817649</text:p>
              </table:table-cell>
              <table:table-cell office:value-type="float" office:value="8.966343">
                <text:p>8.966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0695806">
                <text:p>3.80695806</text:p>
              </table:table-cell>
              <table:table-cell office:value-type="float" office:value="9.192734">
                <text:p>9.192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1721975">
                <text:p>3.91721975</text:p>
              </table:table-cell>
              <table:table-cell office:value-type="float" office:value="9.069332">
                <text:p>9.069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2879372">
                <text:p>4.02879372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41878334">
                <text:p>4.141878334</text:p>
              </table:table-cell>
              <table:table-cell office:value-type="float" office:value="8.842936">
                <text:p>8.842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56382038">
                <text:p>4.256382038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2259048">
                <text:p>4.372259048</text:p>
              </table:table-cell>
              <table:table-cell office:value-type="float" office:value="8.629839">
                <text:p>8.629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89433078">
                <text:p>4.489433078</text:p>
              </table:table-cell>
              <table:table-cell office:value-type="float" office:value="8.534314">
                <text:p>8.534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07034358">
                <text:p>4.607034358</text:p>
              </table:table-cell>
              <table:table-cell office:value-type="float" office:value="8.503308">
                <text:p>8.503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23033448">
                <text:p>4.723033448</text:p>
              </table:table-cell>
              <table:table-cell office:value-type="float" office:value="8.620758">
                <text:p>8.6207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834912598">
                <text:p>4.834912598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41573158">
                <text:p>4.941573158</text:p>
              </table:table-cell>
              <table:table-cell office:value-type="float" office:value="9.375536">
                <text:p>9.375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45807533">
                <text:p>5.045807533</text:p>
              </table:table-cell>
              <table:table-cell office:value-type="float" office:value="9.593763">
                <text:p>9.593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149706213">
                <text:p>5.149706213</text:p>
              </table:table-cell>
              <table:table-cell office:value-type="float" office:value="9.624761">
                <text:p>9.6247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254352583">
                <text:p>5.254352583</text:p>
              </table:table-cell>
              <table:table-cell office:value-type="float" office:value="9.555994">
                <text:p>9.555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359822943">
                <text:p>5.359822943</text:p>
              </table:table-cell>
              <table:table-cell office:value-type="float" office:value="9.481337">
                <text:p>9.4813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466010473">
                <text:p>5.466010473</text:p>
              </table:table-cell>
              <table:table-cell office:value-type="float" office:value="9.417301">
                <text:p>9.417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572579483">
                <text:p>5.572579483</text:p>
              </table:table-cell>
              <table:table-cell office:value-type="float" office:value="9.383591">
                <text:p>9.3835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679346863">
                <text:p>5.679346863</text:p>
              </table:table-cell>
              <table:table-cell office:value-type="float" office:value="9.366157">
                <text:p>9.3661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86602533">
                <text:p>5.786602533</text:p>
              </table:table-cell>
              <table:table-cell office:value-type="float" office:value="9.323517">
                <text:p>9.3235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94331233">
                <text:p>5.894331233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002502443">
                <text:p>6.002502443</text:p>
              </table:table-cell>
              <table:table-cell office:value-type="float" office:value="9.244604">
                <text:p>9.2446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110856758">
                <text:p>6.110856758</text:p>
              </table:table-cell>
              <table:table-cell office:value-type="float" office:value="9.228982">
                <text:p>9.228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219272108">
                <text:p>6.219272108</text:p>
              </table:table-cell>
              <table:table-cell office:value-type="float" office:value="9.223786">
                <text:p>9.2237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27779008">
                <text:p>6.327779008</text:p>
              </table:table-cell>
              <table:table-cell office:value-type="float" office:value="9.216004">
                <text:p>9.2160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36316428">
                <text:p>6.436316428</text:p>
              </table:table-cell>
              <table:table-cell office:value-type="float" office:value="9.213412">
                <text:p>9.213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544869108">
                <text:p>6.544869108</text:p>
              </table:table-cell>
              <table:table-cell office:value-type="float" office:value="9.212117">
                <text:p>9.2121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53376008">
                <text:p>6.653376008</text:p>
              </table:table-cell>
              <table:table-cell office:value-type="float" office:value="9.216004">
                <text:p>9.216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761776098">
                <text:p>6.761776098</text:p>
              </table:table-cell>
              <table:table-cell office:value-type="float" office:value="9.225085">
                <text:p>9.2250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869977828">
                <text:p>6.869977828</text:p>
              </table:table-cell>
              <table:table-cell office:value-type="float" office:value="9.241997">
                <text:p>9.2419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978057478">
                <text:p>6.978057478</text:p>
              </table:table-cell>
              <table:table-cell office:value-type="float" office:value="9.252436">
                <text:p>9.2524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086045578">
                <text:p>7.086045578</text:p>
              </table:table-cell>
              <table:table-cell office:value-type="float" office:value="9.26028">
                <text:p>9.260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93545388">
                <text:p>7.193545388</text:p>
              </table:table-cell>
              <table:table-cell office:value-type="float" office:value="9.302342">
                <text:p>9.3023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300648458">
                <text:p>7.300648458</text:p>
              </table:table-cell>
              <table:table-cell office:value-type="float" office:value="9.336801">
                <text:p>9.336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407721013">
                <text:p>7.407721013</text:p>
              </table:table-cell>
              <table:table-cell office:value-type="float" office:value="9.339461">
                <text:p>9.339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514366313">
                <text:p>7.514366313</text:p>
              </table:table-cell>
              <table:table-cell office:value-type="float" office:value="9.376878">
                <text:p>9.3768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620050293">
                <text:p>7.620050293</text:p>
              </table:table-cell>
              <table:table-cell office:value-type="float" office:value="9.462172">
                <text:p>9.462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725566429">
                <text:p>7.725566429</text:p>
              </table:table-cell>
              <table:table-cell office:value-type="float" office:value="9.477223">
                <text:p>9.4772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831326713">
                <text:p>7.831326713</text:p>
              </table:table-cell>
              <table:table-cell office:value-type="float" office:value="9.455345">
                <text:p>9.455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936507148">
                <text:p>7.936507148</text:p>
              </table:table-cell>
              <table:table-cell office:value-type="float" office:value="9.507472">
                <text:p>9.5074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040405828">
                <text:p>8.040405828</text:p>
              </table:table-cell>
              <table:table-cell office:value-type="float" office:value="9.624761">
                <text:p>9.6247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144045103">
                <text:p>8.144045103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248065853">
                <text:p>8.248065853</text:p>
              </table:table-cell>
              <table:table-cell office:value-type="float" office:value="9.613466">
                <text:p>9.6134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352346013">
                <text:p>8.352346013</text:p>
              </table:table-cell>
              <table:table-cell office:value-type="float" office:value="9.589552">
                <text:p>9.5895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455817443">
                <text:p>8.455817443</text:p>
              </table:table-cell>
              <table:table-cell office:value-type="float" office:value="9.664504">
                <text:p>9.664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558007113">
                <text:p>8.558007113</text:p>
              </table:table-cell>
              <table:table-cell office:value-type="float" office:value="9.785725">
                <text:p>9.785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660242557">
                <text:p>8.660242557</text:p>
              </table:table-cell>
              <table:table-cell office:value-type="float" office:value="9.781343">
                <text:p>9.7813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763088367">
                <text:p>8.763088367</text:p>
              </table:table-cell>
              <table:table-cell office:value-type="float" office:value="9.723293">
                <text:p>9.723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866346167">
                <text:p>8.866346167</text:p>
              </table:table-cell>
              <table:table-cell office:value-type="float" office:value="9.684499">
                <text:p>9.6844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969649747">
                <text:p>8.969649747</text:p>
              </table:table-cell>
              <table:table-cell office:value-type="float" office:value="9.680206">
                <text:p>9.6802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073136437">
                <text:p>9.073136437</text:p>
              </table:table-cell>
              <table:table-cell office:value-type="float" office:value="9.663078">
                <text:p>9.6630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177157187">
                <text:p>9.177157187</text:p>
              </table:table-cell>
              <table:table-cell office:value-type="float" office:value="9.613466">
                <text:p>9.6134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281803557">
                <text:p>9.281803557</text:p>
              </table:table-cell>
              <table:table-cell office:value-type="float" office:value="9.555994">
                <text:p>9.555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387151847">
                <text:p>9.387151847</text:p>
              </table:table-cell>
              <table:table-cell office:value-type="float" office:value="9.492323">
                <text:p>9.492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493263083">
                <text:p>9.493263083</text:p>
              </table:table-cell>
              <table:table-cell office:value-type="float" office:value="9.424072">
                <text:p>9.4240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600076238">
                <text:p>9.600076238</text:p>
              </table:table-cell>
              <table:table-cell office:value-type="float" office:value="9.362143">
                <text:p>9.3621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707148793">
                <text:p>9.707148793</text:p>
              </table:table-cell>
              <table:table-cell office:value-type="float" office:value="9.339461">
                <text:p>9.3394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813900913">
                <text:p>9.813900913</text:p>
              </table:table-cell>
              <table:table-cell office:value-type="float" office:value="9.367496">
                <text:p>9.3674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920363109">
                <text:p>9.920363109</text:p>
              </table:table-cell>
              <table:table-cell office:value-type="float" office:value="9.393005">
                <text:p>9.3930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026886339">
                <text:p>10.026886339</text:p>
              </table:table-cell>
              <table:table-cell office:value-type="float" office:value="9.387623">
                <text:p>9.3876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133043349">
                <text:p>10.133043349</text:p>
              </table:table-cell>
              <table:table-cell office:value-type="float" office:value="9.420009">
                <text:p>9.4200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237933869">
                <text:p>10.237933869</text:p>
              </table:table-cell>
              <table:table-cell office:value-type="float" office:value="9.533751">
                <text:p>9.5337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342214029">
                <text:p>10.342214029</text:p>
              </table:table-cell>
              <table:table-cell office:value-type="float" office:value="9.589552">
                <text:p>9.5895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446662035">
                <text:p>10.446662035</text:p>
              </table:table-cell>
              <table:table-cell office:value-type="float" office:value="9.574142">
                <text:p>9.5741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55077434">
                <text:p>10.55077434</text:p>
              </table:table-cell>
              <table:table-cell office:value-type="float" office:value="9.605012">
                <text:p>9.6050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653559115">
                <text:p>10.653559115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755855605">
                <text:p>10.755855605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858655639">
                <text:p>10.858655639</text:p>
              </table:table-cell>
              <table:table-cell office:value-type="float" office:value="9.727624">
                <text:p>9.7276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962096549">
                <text:p>10.962096549</text:p>
              </table:table-cell>
              <table:table-cell office:value-type="float" office:value="9.667355">
                <text:p>9.667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066056269">
                <text:p>11.066056269</text:p>
              </table:table-cell>
              <table:table-cell office:value-type="float" office:value="9.61911">
                <text:p>9.619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170473759">
                <text:p>11.170473759</text:p>
              </table:table-cell>
              <table:table-cell office:value-type="float" office:value="9.576941">
                <text:p>9.576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275577899">
                <text:p>11.275577899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381444994">
                <text:p>11.381444994</text:p>
              </table:table-cell>
              <table:table-cell office:value-type="float" office:value="9.445806">
                <text:p>9.4458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488075034">
                <text:p>11.488075034</text:p>
              </table:table-cell>
              <table:table-cell office:value-type="float" office:value="9.37822">
                <text:p>9.378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594857674">
                <text:p>11.594857674</text:p>
              </table:table-cell>
              <table:table-cell office:value-type="float" office:value="9.364819">
                <text:p>9.3648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701380904">
                <text:p>11.701380904</text:p>
              </table:table-cell>
              <table:table-cell office:value-type="float" office:value="9.387623">
                <text:p>9.3876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807919394">
                <text:p>11.807919394</text:p>
              </table:table-cell>
              <table:table-cell office:value-type="float" office:value="9.386279">
                <text:p>9.3862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914610479">
                <text:p>11.914610479</text:p>
              </table:table-cell>
              <table:table-cell office:value-type="float" office:value="9.372854">
                <text:p>9.3728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020965863">
                <text:p>12.020965863</text:p>
              </table:table-cell>
              <table:table-cell office:value-type="float" office:value="9.402438">
                <text:p>9.4024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126649843">
                <text:p>12.126649843</text:p>
              </table:table-cell>
              <table:table-cell office:value-type="float" office:value="9.462172">
                <text:p>9.462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232577973">
                <text:p>12.232577973</text:p>
              </table:table-cell>
              <table:table-cell office:value-type="float" office:value="9.440363">
                <text:p>9.4403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338933357">
                <text:p>12.338933357</text:p>
              </table:table-cell>
              <table:table-cell office:value-type="float" office:value="9.402438">
                <text:p>9.4024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444571563">
                <text:p>12.444571563</text:p>
              </table:table-cell>
              <table:table-cell office:value-type="float" office:value="9.466272">
                <text:p>9.4662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548424468">
                <text:p>12.548424468</text:p>
              </table:table-cell>
              <table:table-cell office:value-type="float" office:value="9.629004">
                <text:p>9.629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651789088">
                <text:p>12.651789088</text:p>
              </table:table-cell>
              <table:table-cell office:value-type="float" office:value="9.674491">
                <text:p>9.6744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755504658">
                <text:p>12.755504658</text:p>
              </table:table-cell>
              <table:table-cell office:value-type="float" office:value="9.641754">
                <text:p>9.6417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859433858">
                <text:p>12.859433858</text:p>
              </table:table-cell>
              <table:table-cell office:value-type="float" office:value="9.621935">
                <text:p>9.6219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962249148">
                <text:p>12.962249148</text:p>
              </table:table-cell>
              <table:table-cell office:value-type="float" office:value="9.72618">
                <text:p>9.726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063660608">
                <text:p>13.063660608</text:p>
              </table:table-cell>
              <table:table-cell office:value-type="float" office:value="9.860818">
                <text:p>9.8608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164980518">
                <text:p>13.164980518</text:p>
              </table:table-cell>
              <table:table-cell office:value-type="float" office:value="9.869728">
                <text:p>9.8697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266849748">
                <text:p>13.266849748</text:p>
              </table:table-cell>
              <table:table-cell office:value-type="float" office:value="9.816506">
                <text:p>9.8165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369314078">
                <text:p>13.369314078</text:p>
              </table:table-cell>
              <table:table-cell office:value-type="float" office:value="9.759493">
                <text:p>9.7594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472144628">
                <text:p>13.472144628</text:p>
              </table:table-cell>
              <table:table-cell office:value-type="float" office:value="9.724736">
                <text:p>9.7247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575265098">
                <text:p>13.575265098</text:p>
              </table:table-cell>
              <table:table-cell office:value-type="float" office:value="9.697396">
                <text:p>9.6973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678843338">
                <text:p>13.678843338</text:p>
              </table:table-cell>
              <table:table-cell office:value-type="float" office:value="9.654537">
                <text:p>9.6545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782909868">
                <text:p>13.782909868</text:p>
              </table:table-cell>
              <table:table-cell office:value-type="float" office:value="9.609238">
                <text:p>9.6092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887327358">
                <text:p>13.887327358</text:p>
              </table:table-cell>
              <table:table-cell office:value-type="float" office:value="9.576941">
                <text:p>9.5769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992278908">
                <text:p>13.992278908</text:p>
              </table:table-cell>
              <table:table-cell office:value-type="float" office:value="9.528206">
                <text:p>9.5282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.097840818">
                <text:p>14.097840818</text:p>
              </table:table-cell>
              <table:table-cell office:value-type="float" office:value="9.473114">
                <text:p>9.4731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.203875758">
                <text:p>14.203875758</text:p>
              </table:table-cell>
              <table:table-cell office:value-type="float" office:value="9.430853">
                <text:p>9.4308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310398988">
                <text:p>14.310398988</text:p>
              </table:table-cell>
              <table:table-cell office:value-type="float" office:value="9.387623">
                <text:p>9.3876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.417181628">
                <text:p>14.417181628</text:p>
              </table:table-cell>
              <table:table-cell office:value-type="float" office:value="9.364819">
                <text:p>9.3648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.523720118">
                <text:p>14.523720118</text:p>
              </table:table-cell>
              <table:table-cell office:value-type="float" office:value="9.386279">
                <text:p>9.3862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.629861868">
                <text:p>14.629861868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736186738">
                <text:p>14.736186738</text:p>
              </table:table-cell>
              <table:table-cell office:value-type="float" office:value="9.405137">
                <text:p>9.4051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.842633678">
                <text:p>14.842633678</text:p>
              </table:table-cell>
              <table:table-cell office:value-type="float" office:value="9.394352">
                <text:p>9.394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.947920932">
                <text:p>14.947920932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.051773837">
                <text:p>15.051773837</text:p>
              </table:table-cell>
              <table:table-cell office:value-type="float" office:value="9.629004">
                <text:p>9.6290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155550447">
                <text:p>15.155550447</text:p>
              </table:table-cell>
              <table:table-cell office:value-type="float" office:value="9.636083">
                <text:p>9.6360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.259967937">
                <text:p>15.259967937</text:p>
              </table:table-cell>
              <table:table-cell office:value-type="float" office:value="9.576941">
                <text:p>9.5769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.364843197">
                <text:p>15.364843197</text:p>
              </table:table-cell>
              <table:table-cell office:value-type="float" office:value="9.535137">
                <text:p>9.5351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.469230167">
                <text:p>15.469230167</text:p>
              </table:table-cell>
              <table:table-cell office:value-type="float" office:value="9.579741">
                <text:p>9.5797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572213307">
                <text:p>15.572213307</text:p>
              </table:table-cell>
              <table:table-cell office:value-type="float" office:value="9.710328">
                <text:p>9.7103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674952297">
                <text:p>15.674952297</text:p>
              </table:table-cell>
              <table:table-cell office:value-type="float" office:value="9.733402">
                <text:p>9.7334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778149057">
                <text:p>15.778149057</text:p>
              </table:table-cell>
              <table:table-cell office:value-type="float" office:value="9.690227">
                <text:p>9.6902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881773073">
                <text:p>15.881773073</text:p>
              </table:table-cell>
              <table:table-cell office:value-type="float" office:value="9.650272">
                <text:p>9.6502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984939318">
                <text:p>15.984939318</text:p>
              </table:table-cell>
              <table:table-cell office:value-type="float" office:value="9.693093">
                <text:p>9.6930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087403648">
                <text:p>16.087403648</text:p>
              </table:table-cell>
              <table:table-cell office:value-type="float" office:value="9.759493">
                <text:p>9.7594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189883238">
                <text:p>16.189883238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292790084">
                <text:p>16.292790084</text:p>
              </table:table-cell>
              <table:table-cell office:value-type="float" office:value="9.717526">
                <text:p>9.7175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395086574">
                <text:p>16.395086574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.496147074">
                <text:p>16.496147074</text:p>
              </table:table-cell>
              <table:table-cell office:value-type="float" office:value="9.895062">
                <text:p>9.8950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597146544">
                <text:p>16.597146544</text:p>
              </table:table-cell>
              <table:table-cell office:value-type="float" office:value="9.901043">
                <text:p>9.9010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698619044">
                <text:p>16.698619044</text:p>
              </table:table-cell>
              <table:table-cell office:value-type="float" office:value="9.854887">
                <text:p>9.8548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800488274">
                <text:p>16.800488274</text:p>
              </table:table-cell>
              <table:table-cell office:value-type="float" office:value="9.816506">
                <text:p>9.8165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902479574">
                <text:p>16.902479574</text:p>
              </table:table-cell>
              <table:table-cell office:value-type="float" office:value="9.804757">
                <text:p>9.8047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.00444036">
                <text:p>17.00444036</text:p>
              </table:table-cell>
              <table:table-cell office:value-type="float" office:value="9.807692">
                <text:p>9.8076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.106660545">
                <text:p>17.106660545</text:p>
              </table:table-cell>
              <table:table-cell office:value-type="float" office:value="9.782804">
                <text:p>9.7828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.209079105">
                <text:p>17.209079105</text:p>
              </table:table-cell>
              <table:table-cell office:value-type="float" office:value="9.763855">
                <text:p>9.7638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.311573955">
                <text:p>17.311573955</text:p>
              </table:table-cell>
              <table:table-cell office:value-type="float" office:value="9.756587">
                <text:p>9.7565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414404505">
                <text:p>17.414404505</text:p>
              </table:table-cell>
              <table:table-cell office:value-type="float" office:value="9.724736">
                <text:p>9.7247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517540235">
                <text:p>17.517540235</text:p>
              </table:table-cell>
              <table:table-cell office:value-type="float" office:value="9.695961">
                <text:p>9.6959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620736995">
                <text:p>17.620736995</text:p>
              </table:table-cell>
              <table:table-cell office:value-type="float" office:value="9.690227">
                <text:p>9.6902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723964275">
                <text:p>17.723964275</text:p>
              </table:table-cell>
              <table:table-cell office:value-type="float" office:value="9.687362">
                <text:p>9.6873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827267855">
                <text:p>17.827267855</text:p>
              </table:table-cell>
              <table:table-cell office:value-type="float" office:value="9.680206">
                <text:p>9.6802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930724025">
                <text:p>17.930724025</text:p>
              </table:table-cell>
              <table:table-cell office:value-type="float" office:value="9.665929">
                <text:p>9.6659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.034287005">
                <text:p>18.034287005</text:p>
              </table:table-cell>
              <table:table-cell office:value-type="float" office:value="9.65596">
                <text:p>9.655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137956795">
                <text:p>18.137956795</text:p>
              </table:table-cell>
              <table:table-cell office:value-type="float" office:value="9.646011">
                <text:p>9.6460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241855475">
                <text:p>18.241855475</text:p>
              </table:table-cell>
              <table:table-cell office:value-type="float" office:value="9.624761">
                <text:p>9.6247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345662605">
                <text:p>18.345662605</text:p>
              </table:table-cell>
              <table:table-cell office:value-type="float" office:value="9.633249">
                <text:p>9.6332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449072995">
                <text:p>18.449072995</text:p>
              </table:table-cell>
              <table:table-cell office:value-type="float" office:value="9.670208">
                <text:p>9.6702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552056135">
                <text:p>18.552056135</text:p>
              </table:table-cell>
              <table:table-cell office:value-type="float" office:value="9.710328">
                <text:p>9.7103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654947725">
                <text:p>18.654947725</text:p>
              </table:table-cell>
              <table:table-cell office:value-type="float" office:value="9.718967">
                <text:p>9.7189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757717235">
                <text:p>18.757717235</text:p>
              </table:table-cell>
              <table:table-cell office:value-type="float" office:value="9.730512">
                <text:p>9.7305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860257865">
                <text:p>18.860257865</text:p>
              </table:table-cell>
              <table:table-cell office:value-type="float" office:value="9.752232">
                <text:p>9.7522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962752715">
                <text:p>18.962752715</text:p>
              </table:table-cell>
              <table:table-cell office:value-type="float" office:value="9.756587">
                <text:p>9.7565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065354375">
                <text:p>19.065354375</text:p>
              </table:table-cell>
              <table:table-cell office:value-type="float" office:value="9.74643">
                <text:p>9.746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167971295">
                <text:p>19.167971295</text:p>
              </table:table-cell>
              <table:table-cell office:value-type="float" office:value="9.744981">
                <text:p>9.7449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270695025">
                <text:p>19.270695025</text:p>
              </table:table-cell>
              <table:table-cell office:value-type="float" office:value="9.734848">
                <text:p>9.7348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373647645">
                <text:p>19.373647645</text:p>
              </table:table-cell>
              <table:table-cell office:value-type="float" office:value="9.713206">
                <text:p>9.7132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476829145">
                <text:p>19.476829145</text:p>
              </table:table-cell>
              <table:table-cell office:value-type="float" office:value="9.69166">
                <text:p>9.691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580239535">
                <text:p>19.580239535</text:p>
              </table:table-cell>
              <table:table-cell office:value-type="float" office:value="9.670208">
                <text:p>9.6702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683802515">
                <text:p>19.683802515</text:p>
              </table:table-cell>
              <table:table-cell office:value-type="float" office:value="9.65596">
                <text:p>9.655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787563865">
                <text:p>19.787563865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89167617">
                <text:p>19.89167617</text:p>
              </table:table-cell>
              <table:table-cell office:value-type="float" office:value="9.605012">
                <text:p>9.6050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99623099">
                <text:p>19.99623099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101152025">
                <text:p>20.101152025</text:p>
              </table:table-cell>
              <table:table-cell office:value-type="float" office:value="9.530977">
                <text:p>9.5309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206408765">
                <text:p>20.206408765</text:p>
              </table:table-cell>
              <table:table-cell office:value-type="float" office:value="9.50058">
                <text:p>9.500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312077485">
                <text:p>20.312077485</text:p>
              </table:table-cell>
              <table:table-cell office:value-type="float" office:value="9.463538">
                <text:p>9.4635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417959839">
                <text:p>20.417959839</text:p>
              </table:table-cell>
              <table:table-cell office:value-type="float" office:value="9.444444">
                <text:p>9.4444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524040559">
                <text:p>20.524040559</text:p>
              </table:table-cell>
              <table:table-cell office:value-type="float" office:value="9.426784">
                <text:p>9.4267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630334909">
                <text:p>20.630334909</text:p>
              </table:table-cell>
              <table:table-cell office:value-type="float" office:value="9.407838">
                <text:p>9.4078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736690293">
                <text:p>20.736690293</text:p>
              </table:table-cell>
              <table:table-cell office:value-type="float" office:value="9.402438">
                <text:p>9.4024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842786273">
                <text:p>20.842786273</text:p>
              </table:table-cell>
              <table:table-cell office:value-type="float" office:value="9.425427">
                <text:p>9.4254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948470253">
                <text:p>20.948470253</text:p>
              </table:table-cell>
              <table:table-cell office:value-type="float" office:value="9.462172">
                <text:p>9.4621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054077943">
                <text:p>21.054077943</text:p>
              </table:table-cell>
              <table:table-cell office:value-type="float" office:value="9.4690075">
                <text:p>9.46900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159792453">
                <text:p>21.159792453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265171263">
                <text:p>21.265171263</text:p>
              </table:table-cell>
              <table:table-cell office:value-type="float" office:value="9.489574">
                <text:p>9.4895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369680303">
                <text:p>21.369680303</text:p>
              </table:table-cell>
              <table:table-cell office:value-type="float" office:value="9.568551">
                <text:p>9.5685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473868903">
                <text:p>21.473868903</text:p>
              </table:table-cell>
              <table:table-cell office:value-type="float" office:value="9.597979">
                <text:p>9.5979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578408463">
                <text:p>21.578408463</text:p>
              </table:table-cell>
              <table:table-cell office:value-type="float" office:value="9.565758">
                <text:p>9.5657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683054833">
                <text:p>21.683054833</text:p>
              </table:table-cell>
              <table:table-cell office:value-type="float" office:value="9.555994">
                <text:p>9.5559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787029809">
                <text:p>21.787029809</text:p>
              </table:table-cell>
              <table:table-cell office:value-type="float" office:value="9.617699">
                <text:p>9.6176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890394429">
                <text:p>21.890394429</text:p>
              </table:table-cell>
              <table:table-cell office:value-type="float" office:value="9.674491">
                <text:p>9.6744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994033704">
                <text:p>21.994033704</text:p>
              </table:table-cell>
              <table:table-cell office:value-type="float" office:value="9.648851">
                <text:p>9.6488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.098191784">
                <text:p>22.098191784</text:p>
              </table:table-cell>
              <table:table-cell office:value-type="float" office:value="9.600791">
                <text:p>9.6007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.202441424">
                <text:p>22.202441424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306248554">
                <text:p>22.306248554</text:p>
              </table:table-cell>
              <table:table-cell office:value-type="float" office:value="9.633249">
                <text:p>9.6332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409979384">
                <text:p>22.409979384</text:p>
              </table:table-cell>
              <table:table-cell office:value-type="float" office:value="9.640336">
                <text:p>9.6403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514122204">
                <text:p>22.514122204</text:p>
              </table:table-cell>
              <table:table-cell office:value-type="float" office:value="9.602198">
                <text:p>9.6021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618081924">
                <text:p>22.618081924</text:p>
              </table:table-cell>
              <table:table-cell office:value-type="float" office:value="9.61911">
                <text:p>9.619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721217654">
                <text:p>22.721217654</text:p>
              </table:table-cell>
              <table:table-cell office:value-type="float" office:value="9.695961">
                <text:p>9.6959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824063464">
                <text:p>22.824063464</text:p>
              </table:table-cell>
              <table:table-cell office:value-type="float" office:value="9.723293">
                <text:p>9.7232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92721445">
                <text:p>22.92721445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.03028914">
                <text:p>23.03028914</text:p>
              </table:table-cell>
              <table:table-cell office:value-type="float" office:value="9.701703">
                <text:p>9.7017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.13258563">
                <text:p>23.13258563</text:p>
              </table:table-cell>
              <table:table-cell office:value-type="float" office:value="9.775506">
                <text:p>9.7755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.23430227">
                <text:p>23.23430227</text:p>
              </table:table-cell>
              <table:table-cell office:value-type="float" office:value="9.831233">
                <text:p>9.8312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.336140985">
                <text:p>23.336140985</text:p>
              </table:table-cell>
              <table:table-cell office:value-type="float" office:value="9.819448">
                <text:p>9.8194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.437903399">
                <text:p>23.437903399</text:p>
              </table:table-cell>
              <table:table-cell office:value-type="float" office:value="9.826811">
                <text:p>9.8268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.539040195">
                <text:p>23.539040195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.639887075">
                <text:p>23.639887075</text:p>
              </table:table-cell>
              <table:table-cell office:value-type="float" office:value="9.916023">
                <text:p>9.9160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.741115425">
                <text:p>23.741115425</text:p>
              </table:table-cell>
              <table:table-cell office:value-type="float" office:value="9.878655">
                <text:p>9.8786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.842847325">
                <text:p>23.842847325</text:p>
              </table:table-cell>
              <table:table-cell office:value-type="float" office:value="9.829759">
                <text:p>9.8297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.944609739">
                <text:p>23.944609739</text:p>
              </table:table-cell>
              <table:table-cell office:value-type="float" office:value="9.826811">
                <text:p>9.8268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.046219565">
                <text:p>24.046219565</text:p>
              </table:table-cell>
              <table:table-cell office:value-type="float" office:value="9.841568">
                <text:p>9.8415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.14796672">
                <text:p>24.14796672</text:p>
              </table:table-cell>
              <table:table-cell office:value-type="float" office:value="9.828284">
                <text:p>9.8282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.249713875">
                <text:p>24.249713875</text:p>
              </table:table-cell>
              <table:table-cell office:value-type="float" office:value="9.828284">
                <text:p>9.8282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.351094819">
                <text:p>24.351094819</text:p>
              </table:table-cell>
              <table:table-cell office:value-type="float" office:value="9.863787">
                <text:p>9.8637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.452323169">
                <text:p>24.452323169</text:p>
              </table:table-cell>
              <table:table-cell office:value-type="float" office:value="9.878655">
                <text:p>9.8786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.553673599">
                <text:p>24.553673599</text:p>
              </table:table-cell>
              <table:table-cell office:value-type="float" office:value="9.866756">
                <text:p>9.8667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.655085059">
                <text:p>24.655085059</text:p>
              </table:table-cell>
              <table:table-cell office:value-type="float" office:value="9.860818">
                <text:p>9.8608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.756221855">
                <text:p>24.756221855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.857312875">
                <text:p>24.857312875</text:p>
              </table:table-cell>
              <table:table-cell office:value-type="float" office:value="9.892076">
                <text:p>9.8920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.958571745">
                <text:p>24.958571745</text:p>
              </table:table-cell>
              <table:table-cell office:value-type="float" office:value="9.875679">
                <text:p>9.8756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.059952689">
                <text:p>25.059952689</text:p>
              </table:table-cell>
              <table:table-cell office:value-type="float" office:value="9.863787">
                <text:p>9.8637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.161409929">
                <text:p>25.161409929</text:p>
              </table:table-cell>
              <table:table-cell office:value-type="float" office:value="9.856369">
                <text:p>9.8563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263080789">
                <text:p>25.263080789</text:p>
              </table:table-cell>
              <table:table-cell office:value-type="float" office:value="9.83566">
                <text:p>9.835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.365087349">
                <text:p>25.365087349</text:p>
              </table:table-cell>
              <table:table-cell office:value-type="float" office:value="9.80329">
                <text:p>9.803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467521165">
                <text:p>25.467521165</text:p>
              </table:table-cell>
              <table:table-cell office:value-type="float" office:value="9.762401">
                <text:p>9.7624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570489045">
                <text:p>25.570489045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674097805">
                <text:p>25.674097805</text:p>
              </table:table-cell>
              <table:table-cell office:value-type="float" office:value="9.651693">
                <text:p>9.6516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.778225365">
                <text:p>25.778225365</text:p>
              </table:table-cell>
              <table:table-cell office:value-type="float" office:value="9.603605">
                <text:p>9.6036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882886995">
                <text:p>25.882886995</text:p>
              </table:table-cell>
              <table:table-cell office:value-type="float" office:value="9.554601">
                <text:p>9.5546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.988006395">
                <text:p>25.988006395</text:p>
              </table:table-cell>
              <table:table-cell office:value-type="float" office:value="9.512992">
                <text:p>9.5129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.093293649">
                <text:p>26.093293649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.198672459">
                <text:p>26.198672459</text:p>
              </table:table-cell>
              <table:table-cell office:value-type="float" office:value="9.489574">
                <text:p>9.4895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.304219109">
                <text:p>26.304219109</text:p>
              </table:table-cell>
              <table:table-cell office:value-type="float" office:value="9.4744835">
                <text:p>9.47448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.409735245">
                <text:p>26.409735245</text:p>
              </table:table-cell>
              <table:table-cell office:value-type="float" office:value="9.477223">
                <text:p>9.4772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.514763095">
                <text:p>26.514763095</text:p>
              </table:table-cell>
              <table:table-cell office:value-type="float" office:value="9.521285">
                <text:p>9.5212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.619531545">
                <text:p>26.619531545</text:p>
              </table:table-cell>
              <table:table-cell office:value-type="float" office:value="9.544859">
                <text:p>9.5448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.724559395">
                <text:p>26.724559395</text:p>
              </table:table-cell>
              <table:table-cell office:value-type="float" office:value="9.521285">
                <text:p>9.5212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.829678795">
                <text:p>26.829678795</text:p>
              </table:table-cell>
              <table:table-cell office:value-type="float" office:value="9.512992">
                <text:p>9.5129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.934279385">
                <text:p>26.934279385</text:p>
              </table:table-cell>
              <table:table-cell office:value-type="float" office:value="9.560176">
                <text:p>9.5601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038834205">
                <text:p>27.038834205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143770499">
                <text:p>27.143770499</text:p>
              </table:table-cell>
              <table:table-cell office:value-type="float" office:value="9.529592">
                <text:p>9.5295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248966189">
                <text:p>27.248966189</text:p>
              </table:table-cell>
              <table:table-cell office:value-type="float" office:value="9.506093">
                <text:p>9.5060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.353704119">
                <text:p>27.353704119</text:p>
              </table:table-cell>
              <table:table-cell office:value-type="float" office:value="9.54764">
                <text:p>9.547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.457785909">
                <text:p>27.457785909</text:p>
              </table:table-cell>
              <table:table-cell office:value-type="float" office:value="9.607829">
                <text:p>9.6078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.562157619">
                <text:p>27.562157619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.667063399">
                <text:p>27.667063399</text:p>
              </table:table-cell>
              <table:table-cell office:value-type="float" office:value="9.532364">
                <text:p>9.5323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.771923399">
                <text:p>27.771923399</text:p>
              </table:table-cell>
              <table:table-cell office:value-type="float" office:value="9.536525">
                <text:p>9.5365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.875593189">
                <text:p>27.875593189</text:p>
              </table:table-cell>
              <table:table-cell office:value-type="float" office:value="9.646011">
                <text:p>9.6460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.978561069">
                <text:p>27.978561069</text:p>
              </table:table-cell>
              <table:table-cell office:value-type="float" office:value="9.711766">
                <text:p>9.7117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.081834133">
                <text:p>28.081834133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.185748073">
                <text:p>28.185748073</text:p>
              </table:table-cell>
              <table:table-cell office:value-type="float" office:value="9.623347">
                <text:p>9.6233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.289692533">
                <text:p>28.289692533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.392324713">
                <text:p>28.392324713</text:p>
              </table:table-cell>
              <table:table-cell office:value-type="float" office:value="9.743532">
                <text:p>9.74353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.493385213">
                <text:p>28.493385213</text:p>
              </table:table-cell>
              <table:table-cell office:value-type="float" office:value="9.895062">
                <text:p>9.8950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.594262613">
                <text:p>28.594262613</text:p>
              </table:table-cell>
              <table:table-cell office:value-type="float" office:value="9.913024">
                <text:p>9.9130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695613043">
                <text:p>28.695613043</text:p>
              </table:table-cell>
              <table:table-cell office:value-type="float" office:value="9.866756">
                <text:p>9.8667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.797100799">
                <text:p>28.797100799</text:p>
              </table:table-cell>
              <table:table-cell office:value-type="float" office:value="9.853405">
                <text:p>9.8534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.897932419">
                <text:p>28.897932419</text:p>
              </table:table-cell>
              <table:table-cell office:value-type="float" office:value="9.917524">
                <text:p>9.9175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.998092639">
                <text:p>28.998092639</text:p>
              </table:table-cell>
              <table:table-cell office:value-type="float" office:value="9.984003">
                <text:p>9.9840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.098542779">
                <text:p>29.098542779</text:p>
              </table:table-cell>
              <table:table-cell office:value-type="float" office:value="9.955188">
                <text:p>9.9551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.199511729">
                <text:p>29.199511729</text:p>
              </table:table-cell>
              <table:table-cell office:value-type="float" office:value="9.904036">
                <text:p>9.9040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.300648525">
                <text:p>29.300648525</text:p>
              </table:table-cell>
              <table:table-cell office:value-type="float" office:value="9.887598">
                <text:p>9.8875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.40215154">
                <text:p>29.40215154</text:p>
              </table:table-cell>
              <table:table-cell office:value-type="float" office:value="9.851924">
                <text:p>9.8519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50434121">
                <text:p>29.50434121</text:p>
              </table:table-cell>
              <table:table-cell office:value-type="float" office:value="9.785725">
                <text:p>9.7857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9.60727857">
                <text:p>29.60727857</text:p>
              </table:table-cell>
              <table:table-cell office:value-type="float" office:value="9.714645">
                <text:p>9.7146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.71094836">
                <text:p>29.71094836</text:p>
              </table:table-cell>
              <table:table-cell office:value-type="float" office:value="9.646011">
                <text:p>9.6460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.815198">
                <text:p>29.815198</text:p>
              </table:table-cell>
              <table:table-cell office:value-type="float" office:value="9.59236">
                <text:p>9.592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.91909668">
                <text:p>29.91909668</text:p>
              </table:table-cell>
              <table:table-cell office:value-type="float" office:value="9.624761">
                <text:p>9.6247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.02218663">
                <text:p>30.02218663</text:p>
              </table:table-cell>
              <table:table-cell office:value-type="float" office:value="9.700267">
                <text:p>9.7002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.12526132">
                <text:p>30.12526132</text:p>
              </table:table-cell>
              <table:table-cell office:value-type="float" office:value="9.701703">
                <text:p>9.7017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.22870223">
                <text:p>30.22870223</text:p>
              </table:table-cell>
              <table:table-cell office:value-type="float" office:value="9.667355">
                <text:p>9.6673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0.331746405">
                <text:p>30.331746405</text:p>
              </table:table-cell>
              <table:table-cell office:value-type="float" office:value="9.704576">
                <text:p>9.7045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0.433432525">
                <text:p>30.433432525</text:p>
              </table:table-cell>
              <table:table-cell office:value-type="float" office:value="9.834184">
                <text:p>9.8341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.534218365">
                <text:p>30.534218365</text:p>
              </table:table-cell>
              <table:table-cell office:value-type="float" office:value="9.9220295">
                <text:p>9.92202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.63524835">
                <text:p>30.63524835</text:p>
              </table:table-cell>
              <table:table-cell office:value-type="float" office:value="9.898052">
                <text:p>9.8980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.73656826">
                <text:p>30.73656826</text:p>
              </table:table-cell>
              <table:table-cell office:value-type="float" office:value="9.869728">
                <text:p>9.8697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.837384614">
                <text:p>30.837384614</text:p>
              </table:table-cell>
              <table:table-cell office:value-type="float" office:value="9.919026">
                <text:p>9.9190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.937346469">
                <text:p>30.937346469</text:p>
              </table:table-cell>
              <table:table-cell office:value-type="float" office:value="10.003816">
                <text:p>10.0038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.037460909">
                <text:p>31.037460909</text:p>
              </table:table-cell>
              <table:table-cell office:value-type="float" office:value="9.988568">
                <text:p>9.9885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.138277263">
                <text:p>31.138277263</text:p>
              </table:table-cell>
              <table:table-cell office:value-type="float" office:value="9.919026">
                <text:p>9.9190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1.239780278">
                <text:p>31.239780278</text:p>
              </table:table-cell>
              <table:table-cell office:value-type="float" office:value="9.851924">
                <text:p>9.8519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.341954688">
                <text:p>31.341954688</text:p>
              </table:table-cell>
              <table:table-cell office:value-type="float" office:value="9.787187">
                <text:p>9.7871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.444846278">
                <text:p>31.444846278</text:p>
              </table:table-cell>
              <table:table-cell office:value-type="float" office:value="9.718967">
                <text:p>9.7189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.548546588">
                <text:p>31.548546588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.652658893">
                <text:p>31.652658893</text:p>
              </table:table-cell>
              <table:table-cell office:value-type="float" office:value="9.605012">
                <text:p>9.6050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.756572833">
                <text:p>31.756572833</text:p>
              </table:table-cell>
              <table:table-cell office:value-type="float" office:value="9.623347">
                <text:p>9.6233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.860135813">
                <text:p>31.860135813</text:p>
              </table:table-cell>
              <table:table-cell office:value-type="float" office:value="9.65596">
                <text:p>9.655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.963759829">
                <text:p>31.963759829</text:p>
              </table:table-cell>
              <table:table-cell office:value-type="float" office:value="9.650272">
                <text:p>9.6502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2.067185479">
                <text:p>32.067185479</text:p>
              </table:table-cell>
              <table:table-cell office:value-type="float" office:value="9.668781">
                <text:p>9.6687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2.169405664">
                <text:p>32.169405664</text:p>
              </table:table-cell>
              <table:table-cell office:value-type="float" office:value="9.782804">
                <text:p>9.7828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.270313578">
                <text:p>32.270313578</text:p>
              </table:table-cell>
              <table:table-cell office:value-type="float" office:value="9.910026">
                <text:p>9.9100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2.371206234">
                <text:p>32.371206234</text:p>
              </table:table-cell>
              <table:table-cell office:value-type="float" office:value="9.911525">
                <text:p>9.9115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.472526144">
                <text:p>32.472526144</text:p>
              </table:table-cell>
              <table:table-cell office:value-type="float" office:value="9.869728">
                <text:p>9.8697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.573769754">
                <text:p>32.573769754</text:p>
              </table:table-cell>
              <table:table-cell office:value-type="float" office:value="9.877167">
                <text:p>9.8771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2.674860774">
                <text:p>32.674860774</text:p>
              </table:table-cell>
              <table:table-cell office:value-type="float" office:value="9.892076">
                <text:p>9.8920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2.776440084">
                <text:p>32.776440084</text:p>
              </table:table-cell>
              <table:table-cell office:value-type="float" office:value="9.844524">
                <text:p>9.8445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2.8788739">
                <text:p>32.8788739</text:p>
              </table:table-cell>
              <table:table-cell office:value-type="float" office:value="9.762401">
                <text:p>9.7624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.982040145">
                <text:p>32.982040145</text:p>
              </table:table-cell>
              <table:table-cell office:value-type="float" office:value="9.693093">
                <text:p>9.6930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.085877795">
                <text:p>33.085877795</text:p>
              </table:table-cell>
              <table:table-cell office:value-type="float" office:value="9.630419">
                <text:p>9.6304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.190035875">
                <text:p>33.190035875</text:p>
              </table:table-cell>
              <table:table-cell office:value-type="float" office:value="9.600791">
                <text:p>9.6007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.293751445">
                <text:p>33.293751445</text:p>
              </table:table-cell>
              <table:table-cell office:value-type="float" office:value="9.641754">
                <text:p>9.6417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.396780361">
                <text:p>33.396780361</text:p>
              </table:table-cell>
              <table:table-cell office:value-type="float" office:value="9.706014">
                <text:p>9.7060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.499839791">
                <text:p>33.499839791</text:p>
              </table:table-cell>
              <table:table-cell office:value-type="float" office:value="9.703139">
                <text:p>9.7031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.603143371">
                <text:p>33.603143371</text:p>
              </table:table-cell>
              <table:table-cell office:value-type="float" office:value="9.680206">
                <text:p>9.6802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.705653481">
                <text:p>33.705653481</text:p>
              </table:table-cell>
              <table:table-cell office:value-type="float" office:value="9.755135">
                <text:p>9.7551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.806332506">
                <text:p>33.806332506</text:p>
              </table:table-cell>
              <table:table-cell office:value-type="float" office:value="9.932556">
                <text:p>9.9325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.906538501">
                <text:p>33.906538501</text:p>
              </table:table-cell>
              <table:table-cell office:value-type="float" office:value="9.979443">
                <text:p>9.9794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.007110711">
                <text:p>34.007110711</text:p>
              </table:table-cell>
              <table:table-cell office:value-type="float" office:value="9.943105">
                <text:p>9.9431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.107835511">
                <text:p>34.107835511</text:p>
              </table:table-cell>
              <table:table-cell office:value-type="float" office:value="9.928041">
                <text:p>9.9280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.208331431">
                <text:p>34.208331431</text:p>
              </table:table-cell>
              <table:table-cell office:value-type="float" office:value="9.950653">
                <text:p>9.9506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.308949421">
                <text:p>34.308949421</text:p>
              </table:table-cell>
              <table:table-cell office:value-type="float" office:value="9.938581">
                <text:p>9.9385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4.409964147">
                <text:p>34.409964147</text:p>
              </table:table-cell>
              <table:table-cell office:value-type="float" office:value="9.899547">
                <text:p>9.8995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.510902577">
                <text:p>34.510902577</text:p>
              </table:table-cell>
              <table:table-cell office:value-type="float" office:value="9.907029">
                <text:p>9.9070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.610345627">
                <text:p>34.610345627</text:p>
              </table:table-cell>
              <table:table-cell office:value-type="float" office:value="10.056007">
                <text:p>10.0560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.706904717">
                <text:p>34.706904717</text:p>
              </table:table-cell>
              <table:table-cell office:value-type="float" office:value="10.356353">
                <text:p>10.3563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.799221797">
                <text:p>34.799221797</text:p>
              </table:table-cell>
              <table:table-cell office:value-type="float" office:value="10.8322315">
                <text:p>10.83223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.886976437">
                <text:p>34.886976437</text:p>
              </table:table-cell>
              <table:table-cell office:value-type="float" office:value="11.39541">
                <text:p>11.395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.970778987">
                <text:p>34.970778987</text:p>
              </table:table-cell>
              <table:table-cell office:value-type="float" office:value="11.932811">
                <text:p>11.9328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.051010922">
                <text:p>35.051010922</text:p>
              </table:table-cell>
              <table:table-cell office:value-type="float" office:value="12.463865">
                <text:p>12.4638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.127870612">
                <text:p>35.127870612</text:p>
              </table:table-cell>
              <table:table-cell office:value-type="float" office:value="13.010721">
                <text:p>13.01072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.203021292">
                <text:p>35.203021292</text:p>
              </table:table-cell>
              <table:table-cell office:value-type="float" office:value="13.306599">
                <text:p>13.3065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.277439542">
                <text:p>35.277439542</text:p>
              </table:table-cell>
              <table:table-cell office:value-type="float" office:value="13.437565">
                <text:p>13.4375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.351689942">
                <text:p>35.351689942</text:p>
              </table:table-cell>
              <table:table-cell office:value-type="float" office:value="13.467941">
                <text:p>13.4679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.425970862">
                <text:p>35.425970862</text:p>
              </table:table-cell>
              <table:table-cell office:value-type="float" office:value="13.462408">
                <text:p>13.4624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.500297556">
                <text:p>35.500297556</text:p>
              </table:table-cell>
              <table:table-cell office:value-type="float" office:value="13.454117">
                <text:p>13.4541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.574319076">
                <text:p>35.574319076</text:p>
              </table:table-cell>
              <table:table-cell office:value-type="float" office:value="13.509585">
                <text:p>13.5095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5.647928596">
                <text:p>35.647928596</text:p>
              </table:table-cell>
              <table:table-cell office:value-type="float" office:value="13.585199">
                <text:p>13.5851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.721446566">
                <text:p>35.721446566</text:p>
              </table:table-cell>
              <table:table-cell office:value-type="float" office:value="13.602117">
                <text:p>13.6021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.794995056">
                <text:p>35.794995056</text:p>
              </table:table-cell>
              <table:table-cell office:value-type="float" office:value="13.596473">
                <text:p>13.5964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5.868635096">
                <text:p>35.868635096</text:p>
              </table:table-cell>
              <table:table-cell office:value-type="float" office:value="13.579569">
                <text:p>13.5795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5.942229361">
                <text:p>35.942229361</text:p>
              </table:table-cell>
              <table:table-cell office:value-type="float" office:value="13.588016">
                <text:p>13.5880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.015594736">
                <text:p>36.015594736</text:p>
              </table:table-cell>
              <table:table-cell office:value-type="float" office:value="13.630408">
                <text:p>13.6304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.088822786">
                <text:p>36.088822786</text:p>
              </table:table-cell>
              <table:table-cell office:value-type="float" office:value="13.65597">
                <text:p>13.655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.162142386">
                <text:p>36.162142386</text:p>
              </table:table-cell>
              <table:table-cell office:value-type="float" office:value="13.638918">
                <text:p>13.6389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.235553536">
                <text:p>36.235553536</text:p>
              </table:table-cell>
              <table:table-cell office:value-type="float" office:value="13.621908">
                <text:p>13.6219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6.309025726">
                <text:p>36.309025726</text:p>
              </table:table-cell>
              <table:table-cell office:value-type="float" office:value="13.610593">
                <text:p>13.6105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6.382619991">
                <text:p>36.382619991</text:p>
              </table:table-cell>
              <table:table-cell office:value-type="float" office:value="13.588016">
                <text:p>13.5880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6.456321067">
                <text:p>36.456321067</text:p>
              </table:table-cell>
              <table:table-cell office:value-type="float" office:value="13.568323">
                <text:p>13.5683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.530174731">
                <text:p>36.530174731</text:p>
              </table:table-cell>
              <table:table-cell office:value-type="float" office:value="13.54029">
                <text:p>13.540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.604196251">
                <text:p>36.604196251</text:p>
              </table:table-cell>
              <table:table-cell office:value-type="float" office:value="13.509585">
                <text:p>13.5095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.678400871">
                <text:p>36.678400871</text:p>
              </table:table-cell>
              <table:table-cell office:value-type="float" office:value="13.476249">
                <text:p>13.4762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6.752834377">
                <text:p>36.752834377</text:p>
              </table:table-cell>
              <table:table-cell office:value-type="float" office:value="13.43481">
                <text:p>13.434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6.827435737">
                <text:p>36.827435737</text:p>
              </table:table-cell>
              <table:table-cell office:value-type="float" office:value="13.404581">
                <text:p>13.4045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.902250717">
                <text:p>36.902250717</text:p>
              </table:table-cell>
              <table:table-cell office:value-type="float" office:value="13.366306">
                <text:p>13.36630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.977340367">
                <text:p>36.977340367</text:p>
              </table:table-cell>
              <table:table-cell office:value-type="float" office:value="13.317415">
                <text:p>13.3174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.052307947">
                <text:p>37.052307947</text:p>
              </table:table-cell>
              <table:table-cell office:value-type="float" office:value="13.3391">
                <text:p>13.33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7.127061897">
                <text:p>37.127061897</text:p>
              </table:table-cell>
              <table:table-cell office:value-type="float" office:value="13.377219">
                <text:p>13.3772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7.201846362">
                <text:p>37.201846362</text:p>
              </table:table-cell>
              <table:table-cell office:value-type="float" office:value="13.37176">
                <text:p>13.371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7.276768156">
                <text:p>37.276768156</text:p>
              </table:table-cell>
              <table:table-cell office:value-type="float" office:value="13.347251">
                <text:p>13.3472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.351720476">
                <text:p>37.351720476</text:p>
              </table:table-cell>
              <table:table-cell office:value-type="float" office:value="13.341815">
                <text:p>13.3418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7.426459166">
                <text:p>37.426459166</text:p>
              </table:table-cell>
              <table:table-cell office:value-type="float" office:value="13.379951">
                <text:p>13.3799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7.501106302">
                <text:p>37.501106302</text:p>
              </table:table-cell>
              <table:table-cell office:value-type="float" office:value="13.39636">
                <text:p>13.396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7.575814472">
                <text:p>37.575814472</text:p>
              </table:table-cell>
              <table:table-cell office:value-type="float" office:value="13.385416">
                <text:p>13.3854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7.650522642">
                <text:p>37.650522642</text:p>
              </table:table-cell>
              <table:table-cell office:value-type="float" office:value="13.385416">
                <text:p>13.3854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.725169778">
                <text:p>37.725169778</text:p>
              </table:table-cell>
              <table:table-cell office:value-type="float" office:value="13.39636">
                <text:p>13.396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.799649068">
                <text:p>37.799649068</text:p>
              </table:table-cell>
              <table:table-cell office:value-type="float" office:value="13.426551">
                <text:p>13.4265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.874113098">
                <text:p>37.874113098</text:p>
              </table:table-cell>
              <table:table-cell office:value-type="float" office:value="13.429302">
                <text:p>13.4293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.948668678">
                <text:p>37.948668678</text:p>
              </table:table-cell>
              <table:table-cell office:value-type="float" office:value="13.412811">
                <text:p>13.4128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8.023209003">
                <text:p>38.023209003</text:p>
              </table:table-cell>
              <table:table-cell office:value-type="float" office:value="13.415557">
                <text:p>13.4155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8.097550953">
                <text:p>38.097550953</text:p>
              </table:table-cell>
              <table:table-cell office:value-type="float" office:value="13.451355">
                <text:p>13.4513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.171709803">
                <text:p>38.171709803</text:p>
              </table:table-cell>
              <table:table-cell office:value-type="float" office:value="13.484568">
                <text:p>13.4845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8.245914423">
                <text:p>38.245914423</text:p>
              </table:table-cell>
              <table:table-cell office:value-type="float" office:value="13.476249">
                <text:p>13.4762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.320164823">
                <text:p>38.320164823</text:p>
              </table:table-cell>
              <table:table-cell office:value-type="float" office:value="13.467941">
                <text:p>13.46794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.394338929">
                <text:p>38.394338929</text:p>
              </table:table-cell>
              <table:table-cell office:value-type="float" office:value="13.481793">
                <text:p>13.4817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.468223109">
                <text:p>38.468223109</text:p>
              </table:table-cell>
              <table:table-cell office:value-type="float" office:value="13.534698">
                <text:p>13.5346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.541802115">
                <text:p>38.541802115</text:p>
              </table:table-cell>
              <table:table-cell office:value-type="float" office:value="13.590834">
                <text:p>13.5908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.615320085">
                <text:p>38.615320085</text:p>
              </table:table-cell>
              <table:table-cell office:value-type="float" office:value="13.602117">
                <text:p>13.6021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.688807535">
                <text:p>38.688807535</text:p>
              </table:table-cell>
              <table:table-cell office:value-type="float" office:value="13.607765">
                <text:p>13.6077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.76217291">
                <text:p>38.76217291</text:p>
              </table:table-cell>
              <table:table-cell office:value-type="float" office:value="13.630408">
                <text:p>13.6304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.8353857">
                <text:p>38.8353857</text:p>
              </table:table-cell>
              <table:table-cell office:value-type="float" office:value="13.658816">
                <text:p>13.6588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.90867478">
                <text:p>38.90867478</text:p>
              </table:table-cell>
              <table:table-cell office:value-type="float" office:value="13.644597">
                <text:p>13.6445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.98219275">
                <text:p>38.98219275</text:p>
              </table:table-cell>
              <table:table-cell office:value-type="float" office:value="13.602117">
                <text:p>13.6021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9.05587857">
                <text:p>39.05587857</text:p>
              </table:table-cell>
              <table:table-cell office:value-type="float" office:value="13.571133">
                <text:p>13.5711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9.12985431">
                <text:p>39.12985431</text:p>
              </table:table-cell>
              <table:table-cell office:value-type="float" office:value="13.517945">
                <text:p>13.5179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9.204043675">
                <text:p>39.204043675</text:p>
              </table:table-cell>
              <table:table-cell office:value-type="float" office:value="13.479021">
                <text:p>13.4790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9.278477181">
                <text:p>39.278477181</text:p>
              </table:table-cell>
              <table:table-cell office:value-type="float" office:value="13.43481">
                <text:p>13.434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.353109061">
                <text:p>39.353109061</text:p>
              </table:table-cell>
              <table:table-cell office:value-type="float" office:value="13.399099">
                <text:p>13.3990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9.427817231">
                <text:p>39.427817231</text:p>
              </table:table-cell>
              <table:table-cell office:value-type="float" office:value="13.385416">
                <text:p>13.3854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9.502479626">
                <text:p>39.502479626</text:p>
              </table:table-cell>
              <table:table-cell office:value-type="float" office:value="13.393623">
                <text:p>13.39362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9.577172536">
                <text:p>39.577172536</text:p>
              </table:table-cell>
              <table:table-cell office:value-type="float" office:value="13.38815">
                <text:p>13.388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9.651773896">
                <text:p>39.651773896</text:p>
              </table:table-cell>
              <table:table-cell office:value-type="float" office:value="13.404581">
                <text:p>13.4045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.726237926">
                <text:p>39.726237926</text:p>
              </table:table-cell>
              <table:table-cell office:value-type="float" office:value="13.429302">
                <text:p>13.4293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9.800610396">
                <text:p>39.800610396</text:p>
              </table:table-cell>
              <table:table-cell office:value-type="float" office:value="13.445835">
                <text:p>13.4458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.874921831">
                <text:p>39.874921831</text:p>
              </table:table-cell>
              <table:table-cell office:value-type="float" office:value="13.456879">
                <text:p>13.4568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.949065421">
                <text:p>39.949065421</text:p>
              </table:table-cell>
              <table:table-cell office:value-type="float" office:value="13.487343">
                <text:p>13.4873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.022766497">
                <text:p>40.022766497</text:p>
              </table:table-cell>
              <table:table-cell office:value-type="float" office:value="13.568323">
                <text:p>13.5683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.096299727">
                <text:p>40.096299727</text:p>
              </table:table-cell>
              <table:table-cell office:value-type="float" office:value="13.599295">
                <text:p>13.5992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.169787177">
                <text:p>40.169787177</text:p>
              </table:table-cell>
              <table:table-cell office:value-type="float" office:value="13.607765">
                <text:p>13.6077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.243122037">
                <text:p>40.243122037</text:p>
              </table:table-cell>
              <table:table-cell office:value-type="float" office:value="13.63608">
                <text:p>13.636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.316151717">
                <text:p>40.316151717</text:p>
              </table:table-cell>
              <table:table-cell office:value-type="float" office:value="13.693063">
                <text:p>13.6930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.389196657">
                <text:p>40.389196657</text:p>
              </table:table-cell>
              <table:table-cell office:value-type="float" office:value="13.690202">
                <text:p>13.6902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.462378927">
                <text:p>40.462378927</text:p>
              </table:table-cell>
              <table:table-cell office:value-type="float" office:value="13.664512">
                <text:p>13.6645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.535713787">
                <text:p>40.535713787</text:p>
              </table:table-cell>
              <table:table-cell office:value-type="float" office:value="13.63608">
                <text:p>13.6360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.609002867">
                <text:p>40.609002867</text:p>
              </table:table-cell>
              <table:table-cell office:value-type="float" office:value="13.644597">
                <text:p>13.6445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.682368242">
                <text:p>40.682368242</text:p>
              </table:table-cell>
              <table:table-cell office:value-type="float" office:value="13.630408">
                <text:p>13.6304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.755916732">
                <text:p>40.755916732</text:p>
              </table:table-cell>
              <table:table-cell office:value-type="float" office:value="13.596473">
                <text:p>13.5964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.829587292">
                <text:p>40.829587292</text:p>
              </table:table-cell>
              <table:table-cell office:value-type="float" office:value="13.573944">
                <text:p>13.5739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0.903440956">
                <text:p>40.903440956</text:p>
              </table:table-cell>
              <table:table-cell office:value-type="float" office:value="13.54029">
                <text:p>13.5402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.977447216">
                <text:p>40.977447216</text:p>
              </table:table-cell>
              <table:table-cell office:value-type="float" office:value="13.51237">
                <text:p>13.512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.051636581">
                <text:p>41.051636581</text:p>
              </table:table-cell>
              <table:table-cell office:value-type="float" office:value="13.479021">
                <text:p>13.4790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1.125948016">
                <text:p>41.125948016</text:p>
              </table:table-cell>
              <table:table-cell office:value-type="float" office:value="13.456879">
                <text:p>13.4568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1.20039678">
                <text:p>41.20039678</text:p>
              </table:table-cell>
              <table:table-cell office:value-type="float" office:value="13.432056">
                <text:p>13.4320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1.2750134">
                <text:p>41.2750134</text:p>
              </table:table-cell>
              <table:table-cell office:value-type="float" office:value="13.40184">
                <text:p>13.401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.34970631">
                <text:p>41.34970631</text:p>
              </table:table-cell>
              <table:table-cell office:value-type="float" office:value="13.38815">
                <text:p>13.388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1.424490775">
                <text:p>41.424490775</text:p>
              </table:table-cell>
              <table:table-cell office:value-type="float" office:value="13.37176">
                <text:p>13.371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1.499259985">
                <text:p>41.499259985</text:p>
              </table:table-cell>
              <table:table-cell office:value-type="float" office:value="13.37449">
                <text:p>13.374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1.573983415">
                <text:p>41.573983415</text:p>
              </table:table-cell>
              <table:table-cell office:value-type="float" office:value="13.382683">
                <text:p>13.3826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1.648844175">
                <text:p>41.648844175</text:p>
              </table:table-cell>
              <table:table-cell office:value-type="float" office:value="13.358133">
                <text:p>13.3581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1.723720195">
                <text:p>41.723720195</text:p>
              </table:table-cell>
              <table:table-cell office:value-type="float" office:value="13.355411">
                <text:p>13.3554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.798580955">
                <text:p>41.798580955</text:p>
              </table:table-cell>
              <table:table-cell office:value-type="float" office:value="13.358133">
                <text:p>13.3581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.873289125">
                <text:p>41.873289125</text:p>
              </table:table-cell>
              <table:table-cell office:value-type="float" office:value="13.385416">
                <text:p>13.3854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.947905745">
                <text:p>41.947905745</text:p>
              </table:table-cell>
              <table:table-cell office:value-type="float" office:value="13.40184">
                <text:p>13.401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.022598655">
                <text:p>42.022598655</text:p>
              </table:table-cell>
              <table:table-cell office:value-type="float" office:value="13.38815">
                <text:p>13.388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.097291565">
                <text:p>42.097291565</text:p>
              </table:table-cell>
              <table:table-cell office:value-type="float" office:value="13.38815">
                <text:p>13.388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2.171740329">
                <text:p>42.171740329</text:p>
              </table:table-cell>
              <table:table-cell office:value-type="float" office:value="13.432056">
                <text:p>13.4320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2.245853399">
                <text:p>42.245853399</text:p>
              </table:table-cell>
              <table:table-cell office:value-type="float" office:value="13.492896">
                <text:p>13.4928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2.320012249">
                <text:p>42.320012249</text:p>
              </table:table-cell>
              <table:table-cell office:value-type="float" office:value="13.484568">
                <text:p>13.4845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2.394323684">
                <text:p>42.394323684</text:p>
              </table:table-cell>
              <table:table-cell office:value-type="float" office:value="13.456879">
                <text:p>13.4568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2.468619864">
                <text:p>42.468619864</text:p>
              </table:table-cell>
              <table:table-cell office:value-type="float" office:value="13.459642">
                <text:p>13.4596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.542656644">
                <text:p>42.542656644</text:p>
              </table:table-cell>
              <table:table-cell office:value-type="float" office:value="13.506801">
                <text:p>13.5068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.616678164">
                <text:p>42.616678164</text:p>
              </table:table-cell>
              <table:table-cell office:value-type="float" office:value="13.509585">
                <text:p>13.5095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.690775974">
                <text:p>42.690775974</text:p>
              </table:table-cell>
              <table:table-cell office:value-type="float" office:value="13.495675">
                <text:p>13.4956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.764965339">
                <text:p>42.764965339</text:p>
              </table:table-cell>
              <table:table-cell office:value-type="float" office:value="13.479021">
                <text:p>13.4790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.839017375">
                <text:p>42.839017375</text:p>
              </table:table-cell>
              <table:table-cell office:value-type="float" office:value="13.504018">
                <text:p>13.5040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.912840525">
                <text:p>42.912840525</text:p>
              </table:table-cell>
              <table:table-cell office:value-type="float" office:value="13.545887">
                <text:p>13.5458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.986663675">
                <text:p>42.986663675</text:p>
              </table:table-cell>
              <table:table-cell office:value-type="float" office:value="13.545887">
                <text:p>13.5458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3.060624151">
                <text:p>43.060624151</text:p>
              </table:table-cell>
              <table:table-cell office:value-type="float" office:value="13.520736">
                <text:p>13.5207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3.134599891">
                <text:p>43.134599891</text:p>
              </table:table-cell>
              <table:table-cell office:value-type="float" office:value="13.517945">
                <text:p>13.5179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3.208529851">
                <text:p>43.208529851</text:p>
              </table:table-cell>
              <table:table-cell office:value-type="float" office:value="13.526317">
                <text:p>13.5263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.282383515">
                <text:p>43.282383515</text:p>
              </table:table-cell>
              <table:table-cell office:value-type="float" office:value="13.54029">
                <text:p>13.5402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.356328735">
                <text:p>43.356328735</text:p>
              </table:table-cell>
              <table:table-cell office:value-type="float" office:value="13.523525">
                <text:p>13.5235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.430151885">
                <text:p>43.430151885</text:p>
              </table:table-cell>
              <table:table-cell office:value-type="float" office:value="13.545887">
                <text:p>13.5458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.503822445">
                <text:p>43.503822445</text:p>
              </table:table-cell>
              <table:table-cell office:value-type="float" office:value="13.573944">
                <text:p>13.5739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.577493005">
                <text:p>43.577493005</text:p>
              </table:table-cell>
              <table:table-cell office:value-type="float" office:value="13.573944">
                <text:p>13.5739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.65133141">
                <text:p>43.65133141</text:p>
              </table:table-cell>
              <table:table-cell office:value-type="float" office:value="13.543088">
                <text:p>13.5430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.72526137">
                <text:p>43.72526137</text:p>
              </table:table-cell>
              <table:table-cell office:value-type="float" office:value="13.526317">
                <text:p>13.5263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.79906926">
                <text:p>43.79906926</text:p>
              </table:table-cell>
              <table:table-cell office:value-type="float" office:value="13.548688">
                <text:p>13.54868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.87258723">
                <text:p>43.87258723</text:p>
              </table:table-cell>
              <table:table-cell office:value-type="float" office:value="13.602117">
                <text:p>13.6021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.94622727">
                <text:p>43.94622727</text:p>
              </table:table-cell>
              <table:table-cell office:value-type="float" office:value="13.579569">
                <text:p>13.5795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.02005042">
                <text:p>44.02005042</text:p>
              </table:table-cell>
              <table:table-cell office:value-type="float" office:value="13.545887">
                <text:p>13.5458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.093888825">
                <text:p>44.093888825</text:p>
              </table:table-cell>
              <table:table-cell office:value-type="float" office:value="13.543088">
                <text:p>13.5430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.167544125">
                <text:p>44.167544125</text:p>
              </table:table-cell>
              <table:table-cell office:value-type="float" office:value="13.576756">
                <text:p>13.5767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.240802689">
                <text:p>44.240802689</text:p>
              </table:table-cell>
              <table:table-cell office:value-type="float" office:value="13.650281">
                <text:p>13.6502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.314122289">
                <text:p>44.314122289</text:p>
              </table:table-cell>
              <table:table-cell office:value-type="float" office:value="13.638918">
                <text:p>13.6389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.387609739">
                <text:p>44.387609739</text:p>
              </table:table-cell>
              <table:table-cell office:value-type="float" office:value="13.607765">
                <text:p>13.6077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.461036149">
                <text:p>44.461036149</text:p>
              </table:table-cell>
              <table:table-cell office:value-type="float" office:value="13.619078">
                <text:p>13.6190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.534142125">
                <text:p>44.534142125</text:p>
              </table:table-cell>
              <table:table-cell office:value-type="float" office:value="13.678772">
                <text:p>13.6787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.6069124">
                <text:p>44.6069124</text:p>
              </table:table-cell>
              <table:table-cell office:value-type="float" office:value="13.741874">
                <text:p>13.74187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.67960638">
                <text:p>44.67960638</text:p>
              </table:table-cell>
              <table:table-cell office:value-type="float" office:value="13.756296">
                <text:p>13.7562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.75240717">
                <text:p>44.75240717</text:p>
              </table:table-cell>
              <table:table-cell office:value-type="float" office:value="13.736114">
                <text:p>13.7361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82523848">
                <text:p>44.82523848</text:p>
              </table:table-cell>
              <table:table-cell office:value-type="float" office:value="13.730358">
                <text:p>13.7303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89803927">
                <text:p>44.89803927</text:p>
              </table:table-cell>
              <table:table-cell office:value-type="float" office:value="13.736114">
                <text:p>13.7361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97088584">
                <text:p>44.97088584</text:p>
              </table:table-cell>
              <table:table-cell office:value-type="float" office:value="13.727482">
                <text:p>13.7274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.04385448">
                <text:p>45.04385448</text:p>
              </table:table-cell>
              <table:table-cell office:value-type="float" office:value="13.704517">
                <text:p>13.7045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.11700623">
                <text:p>45.11700623</text:p>
              </table:table-cell>
              <table:table-cell office:value-type="float" office:value="13.670213">
                <text:p>13.6702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.19032583">
                <text:p>45.19032583</text:p>
              </table:table-cell>
              <table:table-cell office:value-type="float" office:value="13.638918">
                <text:p>13.6389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.26378276">
                <text:p>45.26378276</text:p>
              </table:table-cell>
              <table:table-cell office:value-type="float" office:value="13.61342">
                <text:p>13.6134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.33740754">
                <text:p>45.33740754</text:p>
              </table:table-cell>
              <table:table-cell office:value-type="float" office:value="13.582383">
                <text:p>13.58238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.41123069">
                <text:p>45.41123069</text:p>
              </table:table-cell>
              <table:table-cell office:value-type="float" office:value="13.545887">
                <text:p>13.54588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.48522169">
                <text:p>45.48522169</text:p>
              </table:table-cell>
              <table:table-cell office:value-type="float" office:value="13.515157">
                <text:p>13.51515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55936528">
                <text:p>45.55936528</text:p>
              </table:table-cell>
              <table:table-cell office:value-type="float" office:value="13.487343">
                <text:p>13.4873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63372249">
                <text:p>45.63372249</text:p>
              </table:table-cell>
              <table:table-cell office:value-type="float" office:value="13.448595">
                <text:p>13.4485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70809496">
                <text:p>45.70809496</text:p>
              </table:table-cell>
              <table:table-cell office:value-type="float" office:value="13.445835">
                <text:p>13.44583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78236062">
                <text:p>45.78236062</text:p>
              </table:table-cell>
              <table:table-cell office:value-type="float" office:value="13.465174">
                <text:p>13.4651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85673309">
                <text:p>45.85673309</text:p>
              </table:table-cell>
              <table:table-cell office:value-type="float" office:value="13.445835">
                <text:p>13.4458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93128867">
                <text:p>45.93128867</text:p>
              </table:table-cell>
              <table:table-cell office:value-type="float" office:value="13.412811">
                <text:p>13.4128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.005951065">
                <text:p>46.005951065</text:p>
              </table:table-cell>
              <table:table-cell office:value-type="float" office:value="13.393623">
                <text:p>13.3936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.080323535">
                <text:p>46.080323535</text:p>
              </table:table-cell>
              <table:table-cell office:value-type="float" office:value="13.445835">
                <text:p>13.4458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.154238235">
                <text:p>46.154238235</text:p>
              </table:table-cell>
              <table:table-cell office:value-type="float" office:value="13.529109">
                <text:p>13.52910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.22795457">
                <text:p>46.22795457</text:p>
              </table:table-cell>
              <table:table-cell office:value-type="float" office:value="13.565515">
                <text:p>13.5655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30188453">
                <text:p>46.30188453</text:p>
              </table:table-cell>
              <table:table-cell office:value-type="float" office:value="13.526317">
                <text:p>13.5263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3760738950001">
                <text:p>46.3760738950001</text:p>
              </table:table-cell>
              <table:table-cell office:value-type="float" office:value="13.479021">
                <text:p>13.4790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4504158450001">
                <text:p>46.4504158450001</text:p>
              </table:table-cell>
              <table:table-cell office:value-type="float" office:value="13.451355">
                <text:p>13.4513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524589951">
                <text:p>46.524589951</text:p>
              </table:table-cell>
              <table:table-cell office:value-type="float" office:value="13.481793">
                <text:p>13.4817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598306286">
                <text:p>46.598306286</text:p>
              </table:table-cell>
              <table:table-cell office:value-type="float" office:value="13.565515">
                <text:p>13.5655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671946326">
                <text:p>46.671946326</text:p>
              </table:table-cell>
              <table:table-cell office:value-type="float" office:value="13.579569">
                <text:p>13.5795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7456779200001">
                <text:p>46.7456779200001</text:p>
              </table:table-cell>
              <table:table-cell office:value-type="float" office:value="13.562707">
                <text:p>13.5627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81944003">
                <text:p>46.81944003</text:p>
              </table:table-cell>
              <table:table-cell office:value-type="float" office:value="13.5570965">
                <text:p>13.55709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9294274">
                <text:p>46.89294274</text:p>
              </table:table-cell>
              <table:table-cell office:value-type="float" office:value="13.60494">
                <text:p>13.604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9663081150001">
                <text:p>46.9663081150001</text:p>
              </table:table-cell>
              <table:table-cell office:value-type="float" office:value="13.630408">
                <text:p>13.6304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039688749">
                <text:p>47.039688749</text:p>
              </table:table-cell>
              <table:table-cell office:value-type="float" office:value="13.627574">
                <text:p>13.6275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1132524990001">
                <text:p>47.1132524990001</text:p>
              </table:table-cell>
              <table:table-cell office:value-type="float" office:value="13.593653">
                <text:p>13.5936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186663649">
                <text:p>47.186663649</text:p>
              </table:table-cell>
              <table:table-cell office:value-type="float" office:value="13.621908">
                <text:p>13.6219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259784884">
                <text:p>47.259784884</text:p>
              </table:table-cell>
              <table:table-cell office:value-type="float" office:value="13.675918">
                <text:p>13.6759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3328298240001">
                <text:p>47.3328298240001</text:p>
              </table:table-cell>
              <table:table-cell office:value-type="float" office:value="13.690202">
                <text:p>13.6902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4060273540001">
                <text:p>47.4060273540001</text:p>
              </table:table-cell>
              <table:table-cell office:value-type="float" office:value="13.661663">
                <text:p>13.66166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4791638440001">
                <text:p>47.4791638440001</text:p>
              </table:table-cell>
              <table:table-cell office:value-type="float" office:value="13.673064">
                <text:p>13.6730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5521324840001">
                <text:p>47.5521324840001</text:p>
              </table:table-cell>
              <table:table-cell office:value-type="float" office:value="13.704517">
                <text:p>13.7045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6248722440001">
                <text:p>47.6248722440001</text:p>
              </table:table-cell>
              <table:table-cell office:value-type="float" office:value="13.74764">
                <text:p>13.747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6975509640001">
                <text:p>47.6975509640001</text:p>
              </table:table-cell>
              <table:table-cell office:value-type="float" office:value="13.759185">
                <text:p>13.7591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.7701533940001">
                <text:p>47.7701533940001</text:p>
              </table:table-cell>
              <table:table-cell office:value-type="float" office:value="13.7736435">
                <text:p>13.77364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7.8426795290001">
                <text:p>47.8426795290001</text:p>
              </table:table-cell>
              <table:table-cell office:value-type="float" office:value="13.788133">
                <text:p>13.7881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7.915220919">
                <text:p>47.915220919</text:p>
              </table:table-cell>
              <table:table-cell office:value-type="float" office:value="13.785233">
                <text:p>13.7852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7.9878538650001">
                <text:p>47.9878538650001</text:p>
              </table:table-cell>
              <table:table-cell office:value-type="float" office:value="13.767857">
                <text:p>13.76785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0607004350001">
                <text:p>48.0607004350001</text:p>
              </table:table-cell>
              <table:table-cell office:value-type="float" office:value="13.727482">
                <text:p>13.7274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1337148550001">
                <text:p>48.1337148550001</text:p>
              </table:table-cell>
              <table:table-cell office:value-type="float" office:value="13.695924">
                <text:p>13.6959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206897125">
                <text:p>48.206897125</text:p>
              </table:table-cell>
              <table:table-cell office:value-type="float" office:value="13.664512">
                <text:p>13.6645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280308275">
                <text:p>48.280308275</text:p>
              </table:table-cell>
              <table:table-cell office:value-type="float" office:value="13.621908">
                <text:p>13.6219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3538872810001">
                <text:p>48.3538872810001</text:p>
              </table:table-cell>
              <table:table-cell office:value-type="float" office:value="13.590834">
                <text:p>13.5908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4276493910001">
                <text:p>48.4276493910001</text:p>
              </table:table-cell>
              <table:table-cell office:value-type="float" office:value="13.5570965">
                <text:p>13.55709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.501594611">
                <text:p>48.501594611</text:p>
              </table:table-cell>
              <table:table-cell office:value-type="float" office:value="13.523525">
                <text:p>13.5235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8.575631391">
                <text:p>48.575631391</text:p>
              </table:table-cell>
              <table:table-cell office:value-type="float" office:value="13.506801">
                <text:p>13.5068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8.6497444610001">
                <text:p>48.6497444610001</text:p>
              </table:table-cell>
              <table:table-cell office:value-type="float" office:value="13.492896">
                <text:p>13.4928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8.7239033110001">
                <text:p>48.7239033110001</text:p>
              </table:table-cell>
              <table:table-cell office:value-type="float" office:value="13.484568">
                <text:p>13.4845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8.7980926760001">
                <text:p>48.7980926760001</text:p>
              </table:table-cell>
              <table:table-cell office:value-type="float" office:value="13.479021">
                <text:p>13.4790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8.8722972960001">
                <text:p>48.8722972960001</text:p>
              </table:table-cell>
              <table:table-cell office:value-type="float" office:value="13.476249">
                <text:p>13.47624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8.9464408860001">
                <text:p>48.9464408860001</text:p>
              </table:table-cell>
              <table:table-cell office:value-type="float" office:value="13.487343">
                <text:p>13.4873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0205234360001">
                <text:p>49.0205234360001</text:p>
              </table:table-cell>
              <table:table-cell office:value-type="float" office:value="13.498455">
                <text:p>13.4984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0946365060001">
                <text:p>49.0946365060001</text:p>
              </table:table-cell>
              <table:table-cell office:value-type="float" office:value="13.492896">
                <text:p>13.4928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.1686122460001">
                <text:p>49.1686122460001</text:p>
              </table:table-cell>
              <table:table-cell office:value-type="float" office:value="13.517945">
                <text:p>13.5179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.2424201360001">
                <text:p>49.2424201360001</text:p>
              </table:table-cell>
              <table:table-cell office:value-type="float" office:value="13.548688">
                <text:p>13.5486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9.3161059560001">
                <text:p>49.3161059560001</text:p>
              </table:table-cell>
              <table:table-cell office:value-type="float" office:value="13.571133">
                <text:p>13.5711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9.3897765160001">
                <text:p>49.3897765160001</text:p>
              </table:table-cell>
              <table:table-cell office:value-type="float" office:value="13.573944">
                <text:p>13.5739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9.4632792260001">
                <text:p>49.4632792260001</text:p>
              </table:table-cell>
              <table:table-cell office:value-type="float" office:value="13.60494">
                <text:p>13.6049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9.5366140860001">
                <text:p>49.5366140860001</text:p>
              </table:table-cell>
              <table:table-cell office:value-type="float" office:value="13.63608">
                <text:p>13.636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9.6098879060001">
                <text:p>49.6098879060001</text:p>
              </table:table-cell>
              <table:table-cell office:value-type="float" office:value="13.647439">
                <text:p>13.64743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9.6832075060001">
                <text:p>49.6832075060001</text:p>
              </table:table-cell>
              <table:table-cell office:value-type="float" office:value="13.638918">
                <text:p>13.6389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9.7563134820001">
                <text:p>49.7563134820001</text:p>
              </table:table-cell>
              <table:table-cell office:value-type="float" office:value="13.678772">
                <text:p>13.67877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9.8290074620001">
                <text:p>49.8290074620001</text:p>
              </table:table-cell>
              <table:table-cell office:value-type="float" office:value="13.756296">
                <text:p>13.7562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9.901579372">
                <text:p>49.901579372</text:p>
              </table:table-cell>
              <table:table-cell office:value-type="float" office:value="13.779435">
                <text:p>13.7794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9.9742275770001">
                <text:p>49.9742275770001</text:p>
              </table:table-cell>
              <table:table-cell office:value-type="float" office:value="13.764964">
                <text:p>13.7649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0.046723187">
                <text:p>50.046723187</text:p>
              </table:table-cell>
              <table:table-cell office:value-type="float" office:value="13.793939">
                <text:p>13.7939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0.1190967270001">
                <text:p>50.1190967270001</text:p>
              </table:table-cell>
              <table:table-cell office:value-type="float" office:value="13.817204">
                <text:p>13.81720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0.1913787170001">
                <text:p>50.1913787170001</text:p>
              </table:table-cell>
              <table:table-cell office:value-type="float" office:value="13.834705">
                <text:p>13.8347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0.263798033">
                <text:p>50.263798033</text:p>
              </table:table-cell>
              <table:table-cell office:value-type="float" office:value="13.808471">
                <text:p>13.8084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0.3364614930001">
                <text:p>50.3364614930001</text:p>
              </table:table-cell>
              <table:table-cell office:value-type="float" office:value="13.762074">
                <text:p>13.7620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0.4092622830001">
                <text:p>50.4092622830001</text:p>
              </table:table-cell>
              <table:table-cell office:value-type="float" office:value="13.736114">
                <text:p>13.73611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0.4823072230001">
                <text:p>50.4823072230001</text:p>
              </table:table-cell>
              <table:table-cell office:value-type="float" office:value="13.690202">
                <text:p>13.69020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0.5555810430001">
                <text:p>50.5555810430001</text:p>
              </table:table-cell>
              <table:table-cell office:value-type="float" office:value="13.647439">
                <text:p>13.64743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0.6291295330001">
                <text:p>50.6291295330001</text:p>
              </table:table-cell>
              <table:table-cell office:value-type="float" office:value="13.596473">
                <text:p>13.59647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0.7028458680001">
                <text:p>50.7028458680001</text:p>
              </table:table-cell>
              <table:table-cell office:value-type="float" office:value="13.565515">
                <text:p>13.5655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0.7766079780001">
                <text:p>50.7766079780001</text:p>
              </table:table-cell>
              <table:table-cell office:value-type="float" office:value="13.5570965">
                <text:p>13.557096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0.8504616420001">
                <text:p>50.8504616420001</text:p>
              </table:table-cell>
              <table:table-cell office:value-type="float" office:value="13.54029">
                <text:p>13.540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0.9242390120001">
                <text:p>50.9242390120001</text:p>
              </table:table-cell>
              <table:table-cell office:value-type="float" office:value="13.554293">
                <text:p>13.5542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0.9977875020001">
                <text:p>50.9977875020001</text:p>
              </table:table-cell>
              <table:table-cell office:value-type="float" office:value="13.596473">
                <text:p>13.59647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1.071351252">
                <text:p>51.071351252</text:p>
              </table:table-cell>
              <table:table-cell office:value-type="float" office:value="13.593653">
                <text:p>13.59365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1.144960772">
                <text:p>51.144960772</text:p>
              </table:table-cell>
              <table:table-cell office:value-type="float" office:value="13.585199">
                <text:p>13.5851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1.218478742">
                <text:p>51.218478742</text:p>
              </table:table-cell>
              <table:table-cell office:value-type="float" office:value="13.602117">
                <text:p>13.6021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1.291783082">
                <text:p>51.291783082</text:p>
              </table:table-cell>
              <table:table-cell office:value-type="float" office:value="13.641757">
                <text:p>13.64175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1.364965352">
                <text:p>51.364965352</text:p>
              </table:table-cell>
              <table:table-cell office:value-type="float" office:value="13.664512">
                <text:p>13.6645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1.438239172">
                <text:p>51.438239172</text:p>
              </table:table-cell>
              <table:table-cell office:value-type="float" office:value="13.647439">
                <text:p>13.6474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1.511574032">
                <text:p>51.511574032</text:p>
              </table:table-cell>
              <table:table-cell office:value-type="float" office:value="13.63608">
                <text:p>13.6360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1.5847105220001">
                <text:p>51.5847105220001</text:p>
              </table:table-cell>
              <table:table-cell office:value-type="float" office:value="13.673064">
                <text:p>13.6730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1.657526572">
                <text:p>51.657526572</text:p>
              </table:table-cell>
              <table:table-cell office:value-type="float" office:value="13.733235">
                <text:p>13.7332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1.730251072">
                <text:p>51.730251072</text:p>
              </table:table-cell>
              <table:table-cell office:value-type="float" office:value="13.750524">
                <text:p>13.7505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1.803082382">
                <text:p>51.803082382</text:p>
              </table:table-cell>
              <table:table-cell office:value-type="float" office:value="13.730358">
                <text:p>13.73035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1.875852657">
                <text:p>51.875852657</text:p>
              </table:table-cell>
              <table:table-cell office:value-type="float" office:value="13.741874">
                <text:p>13.74187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1.948500862">
                <text:p>51.948500862</text:p>
              </table:table-cell>
              <table:table-cell office:value-type="float" office:value="13.764964">
                <text:p>13.76496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2.0209659520001">
                <text:p>52.0209659520001</text:p>
              </table:table-cell>
              <table:table-cell office:value-type="float" office:value="13.799747">
                <text:p>13.7997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2.0935836420001">
                <text:p>52.0935836420001</text:p>
              </table:table-cell>
              <table:table-cell office:value-type="float" office:value="13.770749">
                <text:p>13.7707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2.166277622">
                <text:p>52.166277622</text:p>
              </table:table-cell>
              <table:table-cell office:value-type="float" office:value="13.756296">
                <text:p>13.75629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2.2389105680001">
                <text:p>52.2389105680001</text:p>
              </table:table-cell>
              <table:table-cell office:value-type="float" office:value="13.767857">
                <text:p>13.76785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2.311406178">
                <text:p>52.311406178</text:p>
              </table:table-cell>
              <table:table-cell office:value-type="float" office:value="13.793939">
                <text:p>13.79393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2.383901788">
                <text:p>52.383901788</text:p>
              </table:table-cell>
              <table:table-cell office:value-type="float" office:value="13.793939">
                <text:p>13.79393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2.456519478">
                <text:p>52.456519478</text:p>
              </table:table-cell>
              <table:table-cell office:value-type="float" office:value="13.770749">
                <text:p>13.77074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.529259238">
                <text:p>52.529259238</text:p>
              </table:table-cell>
              <table:table-cell office:value-type="float" office:value="13.74764">
                <text:p>13.747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2.601922698">
                <text:p>52.601922698</text:p>
              </table:table-cell>
              <table:table-cell office:value-type="float" office:value="13.762074">
                <text:p>13.76207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2.674509868">
                <text:p>52.674509868</text:p>
              </table:table-cell>
              <table:table-cell office:value-type="float" office:value="13.776539">
                <text:p>13.77653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2.747203848">
                <text:p>52.747203848</text:p>
              </table:table-cell>
              <table:table-cell office:value-type="float" office:value="13.756296">
                <text:p>13.75629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2.820035158">
                <text:p>52.820035158</text:p>
              </table:table-cell>
              <table:table-cell office:value-type="float" office:value="13.730358">
                <text:p>13.73035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2.892912248">
                <text:p>52.892912248</text:p>
              </table:table-cell>
              <table:table-cell office:value-type="float" office:value="13.721733">
                <text:p>13.7217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2.965697782">
                <text:p>52.965697782</text:p>
              </table:table-cell>
              <table:table-cell office:value-type="float" office:value="13.738994">
                <text:p>13.73899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3.038483316">
                <text:p>53.038483316</text:p>
              </table:table-cell>
              <table:table-cell office:value-type="float" office:value="13.738994">
                <text:p>13.73899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3.111406176">
                <text:p>53.111406176</text:p>
              </table:table-cell>
              <table:table-cell office:value-type="float" office:value="13.7131195">
                <text:p>13.713119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3.184329036">
                <text:p>53.184329036</text:p>
              </table:table-cell>
              <table:table-cell office:value-type="float" office:value="13.7131195">
                <text:p>13.713119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3.257160346">
                <text:p>53.257160346</text:p>
              </table:table-cell>
              <table:table-cell office:value-type="float" office:value="13.730358">
                <text:p>13.73035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3.329854326">
                <text:p>53.329854326</text:p>
              </table:table-cell>
              <table:table-cell office:value-type="float" office:value="13.756296">
                <text:p>13.7562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3.402700896">
                <text:p>53.402700896</text:p>
              </table:table-cell>
              <table:table-cell office:value-type="float" office:value="13.727482">
                <text:p>13.72748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3.475577986">
                <text:p>53.475577986</text:p>
              </table:table-cell>
              <table:table-cell office:value-type="float" office:value="13.721733">
                <text:p>13.7217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3.54836352">
                <text:p>53.54836352</text:p>
              </table:table-cell>
              <table:table-cell office:value-type="float" office:value="13.738994">
                <text:p>13.7389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3.62085913">
                <text:p>53.62085913</text:p>
              </table:table-cell>
              <table:table-cell office:value-type="float" office:value="13.793939">
                <text:p>13.79393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.693278446">
                <text:p>53.693278446</text:p>
              </table:table-cell>
              <table:table-cell office:value-type="float" office:value="13.808471">
                <text:p>13.8084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3.765758796">
                <text:p>53.765758796</text:p>
              </table:table-cell>
              <table:table-cell office:value-type="float" office:value="13.796843">
                <text:p>13.7968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3.838284931">
                <text:p>53.838284931</text:p>
              </table:table-cell>
              <table:table-cell office:value-type="float" office:value="13.788133">
                <text:p>13.78813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3.910719505">
                <text:p>53.910719505</text:p>
              </table:table-cell>
              <table:table-cell office:value-type="float" office:value="13.805562">
                <text:p>13.80556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3.982986235">
                <text:p>53.982986235</text:p>
              </table:table-cell>
              <table:table-cell office:value-type="float" office:value="13.837626">
                <text:p>13.83762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4.055237705">
                <text:p>54.055237705</text:p>
              </table:table-cell>
              <table:table-cell office:value-type="float" office:value="13.840549">
                <text:p>13.84054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4.127626505">
                <text:p>54.127626505</text:p>
              </table:table-cell>
              <table:table-cell office:value-type="float" office:value="13.814292">
                <text:p>13.81429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4.200000045">
                <text:p>54.200000045</text:p>
              </table:table-cell>
              <table:table-cell office:value-type="float" office:value="13.817204">
                <text:p>13.8172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4.272144705">
                <text:p>54.272144705</text:p>
              </table:table-cell>
              <table:table-cell office:value-type="float" office:value="13.86104">
                <text:p>13.8610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4.344090991">
                <text:p>54.344090991</text:p>
              </table:table-cell>
              <table:table-cell office:value-type="float" office:value="13.899259">
                <text:p>13.89925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4.416128837">
                <text:p>54.416128837</text:p>
              </table:table-cell>
              <table:table-cell office:value-type="float" office:value="13.881592">
                <text:p>13.88159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4.488242977">
                <text:p>54.488242977</text:p>
              </table:table-cell>
              <table:table-cell office:value-type="float" office:value="13.866906">
                <text:p>13.86690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4.560463927">
                <text:p>54.560463927</text:p>
              </table:table-cell>
              <table:table-cell office:value-type="float" office:value="13.846397">
                <text:p>13.8463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4.632806947">
                <text:p>54.632806947</text:p>
              </table:table-cell>
              <table:table-cell office:value-type="float" office:value="13.823033">
                <text:p>13.82303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4.705333082">
                <text:p>54.705333082</text:p>
              </table:table-cell>
              <table:table-cell office:value-type="float" office:value="13.788133">
                <text:p>13.7881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4.777996542">
                <text:p>54.777996542</text:p>
              </table:table-cell>
              <table:table-cell office:value-type="float" office:value="13.762074">
                <text:p>13.76207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4.850873632">
                <text:p>54.850873632</text:p>
              </table:table-cell>
              <table:table-cell office:value-type="float" office:value="13.721733">
                <text:p>13.7217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4.924055902">
                <text:p>54.924055902</text:p>
              </table:table-cell>
              <table:table-cell office:value-type="float" office:value="13.664512">
                <text:p>13.6645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4.997482312">
                <text:p>54.997482312</text:p>
              </table:table-cell>
              <table:table-cell office:value-type="float" office:value="13.619078">
                <text:p>13.61907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5.070969762">
                <text:p>55.070969762</text:p>
              </table:table-cell>
              <table:table-cell office:value-type="float" office:value="13.607765">
                <text:p>13.60776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5.144518252">
                <text:p>55.144518252</text:p>
              </table:table-cell>
              <table:table-cell office:value-type="float" office:value="13.596473">
                <text:p>13.59647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5.218112517">
                <text:p>55.218112517</text:p>
              </table:table-cell>
              <table:table-cell office:value-type="float" office:value="13.588016">
                <text:p>13.5880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5.291752557">
                <text:p>55.291752557</text:p>
              </table:table-cell>
              <table:table-cell office:value-type="float" office:value="13.579569">
                <text:p>13.57956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5.365331563">
                <text:p>55.365331563</text:p>
              </table:table-cell>
              <table:table-cell office:value-type="float" office:value="13.590834">
                <text:p>13.59083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5.438880053">
                <text:p>55.438880053</text:p>
              </table:table-cell>
              <table:table-cell office:value-type="float" office:value="13.596473">
                <text:p>13.59647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5.512352243">
                <text:p>55.512352243</text:p>
              </table:table-cell>
              <table:table-cell office:value-type="float" office:value="13.610593">
                <text:p>13.61059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5.585809173">
                <text:p>55.585809173</text:p>
              </table:table-cell>
              <table:table-cell office:value-type="float" office:value="13.61342">
                <text:p>13.613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5.659250843">
                <text:p>55.659250843</text:p>
              </table:table-cell>
              <table:table-cell office:value-type="float" office:value="13.616248">
                <text:p>13.61624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5.732723033">
                <text:p>55.732723033</text:p>
              </table:table-cell>
              <table:table-cell office:value-type="float" office:value="13.610593">
                <text:p>13.61059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5.806179963">
                <text:p>55.806179963</text:p>
              </table:table-cell>
              <table:table-cell office:value-type="float" office:value="13.61342">
                <text:p>13.6134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5.879667413">
                <text:p>55.879667413</text:p>
              </table:table-cell>
              <table:table-cell office:value-type="float" office:value="13.607765">
                <text:p>13.6077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5.953048047">
                <text:p>55.953048047</text:p>
              </table:table-cell>
              <table:table-cell office:value-type="float" office:value="13.627574">
                <text:p>13.62757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6.026367647">
                <text:p>56.026367647</text:p>
              </table:table-cell>
              <table:table-cell office:value-type="float" office:value="13.638918">
                <text:p>13.63891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6.099778797">
                <text:p>56.099778797</text:p>
              </table:table-cell>
              <table:table-cell office:value-type="float" office:value="13.621908">
                <text:p>13.62190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6.173235727">
                <text:p>56.173235727</text:p>
              </table:table-cell>
              <table:table-cell office:value-type="float" office:value="13.61342">
                <text:p>13.6134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6.246372217">
                <text:p>56.246372217</text:p>
              </table:table-cell>
              <table:table-cell office:value-type="float" office:value="13.673064">
                <text:p>13.67306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6.319111977">
                <text:p>56.319111977</text:p>
              </table:table-cell>
              <table:table-cell office:value-type="float" office:value="13.74764">
                <text:p>13.747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6.391836477">
                <text:p>56.391836477</text:p>
              </table:table-cell>
              <table:table-cell office:value-type="float" office:value="13.750524">
                <text:p>13.75052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6.464652527">
                <text:p>56.464652527</text:p>
              </table:table-cell>
              <table:table-cell office:value-type="float" office:value="13.733235">
                <text:p>13.7332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6.537514357">
                <text:p>56.537514357</text:p>
              </table:table-cell>
              <table:table-cell office:value-type="float" office:value="13.724607">
                <text:p>13.72460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6.610513521">
                <text:p>56.610513521</text:p>
              </table:table-cell>
              <table:table-cell office:value-type="float" office:value="13.698787">
                <text:p>13.6987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6.683970451">
                <text:p>56.683970451</text:p>
              </table:table-cell>
              <table:table-cell office:value-type="float" office:value="13.61342">
                <text:p>13.6134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6.757839371">
                <text:p>56.757839371</text:p>
              </table:table-cell>
              <table:table-cell office:value-type="float" office:value="13.537493">
                <text:p>13.53749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6.832120291">
                <text:p>56.832120291</text:p>
              </table:table-cell>
              <table:table-cell office:value-type="float" office:value="13.462408">
                <text:p>13.46240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6.906935271">
                <text:p>56.906935271</text:p>
              </table:table-cell>
              <table:table-cell office:value-type="float" office:value="13.366306">
                <text:p>13.36630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6.982208025">
                <text:p>56.982208025</text:p>
              </table:table-cell>
              <table:table-cell office:value-type="float" office:value="13.28502">
                <text:p>13.285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7.05793855">
                <text:p>57.05793855</text:p>
              </table:table-cell>
              <table:table-cell office:value-type="float" office:value="13.204716">
                <text:p>13.20471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7.13418788">
                <text:p>57.13418788</text:p>
              </table:table-cell>
              <table:table-cell office:value-type="float" office:value="13.114869">
                <text:p>13.1148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7.21091024">
                <text:p>57.21091024</text:p>
              </table:table-cell>
              <table:table-cell office:value-type="float" office:value="13.034009">
                <text:p>13.0340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7.28799882">
                <text:p>57.28799882</text:p>
              </table:table-cell>
              <table:table-cell office:value-type="float" office:value="12.97209">
                <text:p>12.972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7.36565198">
                <text:p>57.36565198</text:p>
              </table:table-cell>
              <table:table-cell office:value-type="float" office:value="12.877776">
                <text:p>12.8777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7.443854466">
                <text:p>57.443854466</text:p>
              </table:table-cell>
              <table:table-cell office:value-type="float" office:value="12.787317">
                <text:p>12.7873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7.522606276">
                <text:p>57.522606276</text:p>
              </table:table-cell>
              <table:table-cell office:value-type="float" office:value="12.69812">
                <text:p>12.6981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7.601876892">
                <text:p>57.601876892</text:p>
              </table:table-cell>
              <table:table-cell office:value-type="float" office:value="12.615015">
                <text:p>12.6150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7.681696832">
                <text:p>57.681696832</text:p>
              </table:table-cell>
              <table:table-cell office:value-type="float" office:value="12.528198">
                <text:p>12.52819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7.762035586">
                <text:p>57.762035586</text:p>
              </table:table-cell>
              <table:table-cell office:value-type="float" office:value="12.447292">
                <text:p>12.4472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7.84296944">
                <text:p>57.84296944</text:p>
              </table:table-cell>
              <table:table-cell office:value-type="float" office:value="12.355769">
                <text:p>12.3557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7.92452891">
                <text:p>57.92452891</text:p>
              </table:table-cell>
              <table:table-cell office:value-type="float" office:value="12.260992">
                <text:p>12.26099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8.00660719">
                <text:p>58.00660719</text:p>
              </table:table-cell>
              <table:table-cell office:value-type="float" office:value="12.183492">
                <text:p>12.1834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8.089311086">
                <text:p>58.089311086</text:p>
              </table:table-cell>
              <table:table-cell office:value-type="float" office:value="12.091329">
                <text:p>12.09132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8.172564316">
                <text:p>58.172564316</text:p>
              </table:table-cell>
              <table:table-cell office:value-type="float" office:value="12.011547">
                <text:p>12.01154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8.256519456">
                <text:p>58.256519456</text:p>
              </table:table-cell>
              <table:table-cell office:value-type="float" office:value="11.911123">
                <text:p>11.91112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8.34113073">
                <text:p>58.34113073</text:p>
              </table:table-cell>
              <table:table-cell office:value-type="float" office:value="11.818755">
                <text:p>11.81875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8.426413406">
                <text:p>58.426413406</text:p>
              </table:table-cell>
              <table:table-cell office:value-type="float" office:value="11.725711">
                <text:p>11.7257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8.512352216">
                <text:p>58.512352216</text:p>
              </table:table-cell>
              <table:table-cell office:value-type="float" office:value="11.636186">
                <text:p>11.6361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8.599023466">
                <text:p>58.599023466</text:p>
              </table:table-cell>
              <table:table-cell office:value-type="float" office:value="11.537851">
                <text:p>11.5378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8.686305076">
                <text:p>58.686305076</text:p>
              </table:table-cell>
              <table:table-cell office:value-type="float" office:value="11.457168">
                <text:p>11.4571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8.77434963">
                <text:p>58.77434963</text:p>
              </table:table-cell>
              <table:table-cell office:value-type="float" office:value="11.357886">
                <text:p>11.3578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8.86311136">
                <text:p>58.86311136</text:p>
              </table:table-cell>
              <table:table-cell office:value-type="float" office:value="11.266117">
                <text:p>11.2661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8.95271234">
                <text:p>58.95271234</text:p>
              </table:table-cell>
              <table:table-cell office:value-type="float" office:value="11.160592">
                <text:p>11.16059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9.04303049">
                <text:p>59.04303049</text:p>
              </table:table-cell>
              <table:table-cell office:value-type="float" office:value="11.071971">
                <text:p>11.0719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9.134126854">
                <text:p>59.134126854</text:p>
              </table:table-cell>
              <table:table-cell office:value-type="float" office:value="10.977386">
                <text:p>10.97738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9.226092974">
                <text:p>59.226092974</text:p>
              </table:table-cell>
              <table:table-cell office:value-type="float" office:value="10.8735695">
                <text:p>10.87356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9.318822054">
                <text:p>59.318822054</text:p>
              </table:table-cell>
              <table:table-cell office:value-type="float" office:value="10.784104">
                <text:p>10.78410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9.412497194">
                <text:p>59.412497194</text:p>
              </table:table-cell>
              <table:table-cell office:value-type="float" office:value="10.675191">
                <text:p>10.6751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9.507011579">
                <text:p>59.507011579</text:p>
              </table:table-cell>
              <table:table-cell office:value-type="float" office:value="10.5803995">
                <text:p>10.58039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9.602456759">
                <text:p>59.602456759</text:p>
              </table:table-cell>
              <table:table-cell office:value-type="float" office:value="10.477219">
                <text:p>10.4772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9.698817479">
                <text:p>59.698817479</text:p>
              </table:table-cell>
              <table:table-cell office:value-type="float" office:value="10.377672">
                <text:p>10.37767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9.796093739">
                <text:p>59.796093739</text:p>
              </table:table-cell>
              <table:table-cell office:value-type="float" office:value="10.280001">
                <text:p>10.2800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9.894346579">
                <text:p>59.894346579</text:p>
              </table:table-cell>
              <table:table-cell office:value-type="float" office:value="10.177822">
                <text:p>10.17782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9.993698069">
                <text:p>59.993698069</text:p>
              </table:table-cell>
              <table:table-cell office:value-type="float" office:value="10.065275">
                <text:p>10.0652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0.094087179">
                <text:p>60.094087179</text:p>
              </table:table-cell>
              <table:table-cell office:value-type="float" office:value="9.961241">
                <text:p>9.96124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0.195559679">
                <text:p>60.195559679</text:p>
              </table:table-cell>
              <table:table-cell office:value-type="float" office:value="9.854887">
                <text:p>9.85488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0.298146079">
                <text:p>60.298146079</text:p>
              </table:table-cell>
              <table:table-cell office:value-type="float" office:value="9.74788">
                <text:p>9.747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0.401846389">
                <text:p>60.401846389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0.506752169">
                <text:p>60.506752169</text:p>
              </table:table-cell>
              <table:table-cell office:value-type="float" office:value="9.532364">
                <text:p>9.53236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0.612817629">
                <text:p>60.612817629</text:p>
              </table:table-cell>
              <table:table-cell office:value-type="float" office:value="9.42814">
                <text:p>9.428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0.720195369">
                <text:p>60.720195369</text:p>
              </table:table-cell>
              <table:table-cell office:value-type="float" office:value="9.312918">
                <text:p>9.3129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0.828900644">
                <text:p>60.828900644</text:p>
              </table:table-cell>
              <table:table-cell office:value-type="float" office:value="9.199185">
                <text:p>9.19918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0.938933448">
                <text:p>60.938933448</text:p>
              </table:table-cell>
              <table:table-cell office:value-type="float" office:value="9.088199">
                <text:p>9.08819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1.050324308">
                <text:p>61.050324308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1.163256328">
                <text:p>61.163256328</text:p>
              </table:table-cell>
              <table:table-cell office:value-type="float" office:value="8.854885">
                <text:p>8.85488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1.277683728">
                <text:p>61.277683728</text:p>
              </table:table-cell>
              <table:table-cell office:value-type="float" office:value="8.739165">
                <text:p>8.73916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1.393698078">
                <text:p>61.393698078</text:p>
              </table:table-cell>
              <table:table-cell office:value-type="float" office:value="8.619624">
                <text:p>8.61962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1.511375658">
                <text:p>61.511375658</text:p>
              </table:table-cell>
              <table:table-cell office:value-type="float" office:value="8.497795">
                <text:p>8.49779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1.630716468">
                <text:p>61.630716468</text:p>
              </table:table-cell>
              <table:table-cell office:value-type="float" office:value="8.379363">
                <text:p>8.37936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1.751873098">
                <text:p>61.751873098</text:p>
              </table:table-cell>
              <table:table-cell office:value-type="float" office:value="8.253778">
                <text:p>8.2537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1.874799778">
                <text:p>61.874799778</text:p>
              </table:table-cell>
              <table:table-cell office:value-type="float" office:value="8.134931">
                <text:p>8.13493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1.999740648">
                <text:p>61.999740648</text:p>
              </table:table-cell>
              <table:table-cell office:value-type="float" office:value="8.003786">
                <text:p>8.00378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2.126726228">
                <text:p>62.126726228</text:p>
              </table:table-cell>
              <table:table-cell office:value-type="float" office:value="7.87491">
                <text:p>7.874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2.255832808">
                <text:p>62.255832808</text:p>
              </table:table-cell>
              <table:table-cell office:value-type="float" office:value="7.7455387">
                <text:p>7.745538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2.387212998">
                <text:p>62.387212998</text:p>
              </table:table-cell>
              <table:table-cell office:value-type="float" office:value="7.6114984">
                <text:p>7.611498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2.520943068">
                <text:p>62.520943068</text:p>
              </table:table-cell>
              <table:table-cell office:value-type="float" office:value="7.4777493">
                <text:p>7.477749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2.657221398">
                <text:p>62.657221398</text:p>
              </table:table-cell>
              <table:table-cell office:value-type="float" office:value="7.3379235">
                <text:p>7.337923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2.796154788">
                <text:p>62.796154788</text:p>
              </table:table-cell>
              <table:table-cell office:value-type="float" office:value="7.197694">
                <text:p>7.19769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2.937880588">
                <text:p>62.937880588</text:p>
              </table:table-cell>
              <table:table-cell office:value-type="float" office:value="7.055878">
                <text:p>7.05587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3.082505598">
                <text:p>63.082505598</text:p>
              </table:table-cell>
              <table:table-cell office:value-type="float" office:value="6.9144335">
                <text:p>6.914433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3.230380768">
                <text:p>63.230380768</text:p>
              </table:table-cell>
              <table:table-cell office:value-type="float" office:value="6.7624607">
                <text:p>6.76246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3.381567158">
                <text:p>63.381567158</text:p>
              </table:table-cell>
              <table:table-cell office:value-type="float" office:value="6.614352">
                <text:p>6.61435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3.536430978">
                <text:p>63.536430978</text:p>
              </table:table-cell>
              <table:table-cell office:value-type="float" office:value="6.4572864">
                <text:p>6.45728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3.695185848">
                <text:p>63.695185848</text:p>
              </table:table-cell>
              <table:table-cell office:value-type="float" office:value="6.2990193">
                <text:p>6.299019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3.858075908">
                <text:p>63.858075908</text:p>
              </table:table-cell>
              <table:table-cell office:value-type="float" office:value="6.13911">
                <text:p>6.139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4.025558938">
                <text:p>64.025558938</text:p>
              </table:table-cell>
              <table:table-cell office:value-type="float" office:value="5.970754">
                <text:p>5.97075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4.197940118">
                <text:p>64.197940118</text:p>
              </table:table-cell>
              <table:table-cell office:value-type="float" office:value="5.8010974">
                <text:p>5.801097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4.375112618">
                <text:p>64.375112618</text:p>
              </table:table-cell>
              <table:table-cell office:value-type="float" office:value="5.6442165">
                <text:p>5.644216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4.556649208">
                <text:p>64.556649208</text:p>
              </table:table-cell>
              <table:table-cell office:value-type="float" office:value="5.508531">
                <text:p>5.50853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4.735210288">
                <text:p>64.735210288</text:p>
              </table:table-cell>
              <table:table-cell office:value-type="float" office:value="5.6003246">
                <text:p>5.600324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4.902861168">
                <text:p>64.902861168</text:p>
              </table:table-cell>
              <table:table-cell office:value-type="float" office:value="5.9647765">
                <text:p>5.964776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5.067872228">
                <text:p>65.067872228</text:p>
              </table:table-cell>
              <table:table-cell office:value-type="float" office:value="6.0601997">
                <text:p>6.060199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5.237399968">
                <text:p>65.237399968</text:p>
              </table:table-cell>
              <table:table-cell office:value-type="float" office:value="5.89874">
                <text:p>5.898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5.412115768">
                <text:p>65.412115768</text:p>
              </table:table-cell>
              <table:table-cell office:value-type="float" office:value="5.723581">
                <text:p>5.7235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5.591973858">
                <text:p>65.591973858</text:p>
              </table:table-cell>
              <table:table-cell office:value-type="float" office:value="5.559939">
                <text:p>5.5599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5.775936618">
                <text:p>65.775936618</text:p>
              </table:table-cell>
              <table:table-cell office:value-type="float" office:value="5.4358826">
                <text:p>5.435882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5.955977818">
                <text:p>65.955977818</text:p>
              </table:table-cell>
              <table:table-cell office:value-type="float" office:value="5.5542846">
                <text:p>5.554284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6.124528978">
                <text:p>66.124528978</text:p>
              </table:table-cell>
              <table:table-cell office:value-type="float" office:value="5.9329166">
                <text:p>5.932916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6.291584748">
                <text:p>66.291584748</text:p>
              </table:table-cell>
              <table:table-cell office:value-type="float" office:value="5.986025">
                <text:p>5.9860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6.463675998">
                <text:p>66.463675998</text:p>
              </table:table-cell>
              <table:table-cell office:value-type="float" office:value="5.8108706">
                <text:p>5.81087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6.640985838">
                <text:p>66.640985838</text:p>
              </table:table-cell>
              <table:table-cell office:value-type="float" office:value="5.6398454">
                <text:p>5.639845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6.823804178">
                <text:p>66.823804178</text:p>
              </table:table-cell>
              <table:table-cell office:value-type="float" office:value="5.469911">
                <text:p>5.4699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7.010849278">
                <text:p>67.010849278</text:p>
              </table:table-cell>
              <table:table-cell office:value-type="float" office:value="5.3463044">
                <text:p>5.346304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7.192889408">
                <text:p>67.192889408</text:p>
              </table:table-cell>
              <table:table-cell office:value-type="float" office:value="5.4932942">
                <text:p>5.493294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7.362462928">
                <text:p>67.362462928</text:p>
              </table:table-cell>
              <table:table-cell office:value-type="float" office:value="5.8971477">
                <text:p>5.897147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7.530296908">
                <text:p>67.530296908</text:p>
              </table:table-cell>
              <table:table-cell office:value-type="float" office:value="5.9582686">
                <text:p>5.95826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7.703059558">
                <text:p>67.703059558</text:p>
              </table:table-cell>
              <table:table-cell office:value-type="float" office:value="5.788288">
                <text:p>5.7882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7.881300198">
                <text:p>67.881300198</text:p>
              </table:table-cell>
              <table:table-cell office:value-type="float" office:value="5.610393">
                <text:p>5.61039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8.064789938">
                <text:p>68.064789938</text:p>
              </table:table-cell>
              <table:table-cell office:value-type="float" office:value="5.449896">
                <text:p>5.44989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8.252567458">
                <text:p>68.252567458</text:p>
              </table:table-cell>
              <table:table-cell office:value-type="float" office:value="5.325451">
                <text:p>5.32545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8.435111138">
                <text:p>68.435111138</text:p>
              </table:table-cell>
              <table:table-cell office:value-type="float" office:value="5.478141">
                <text:p>5.47814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8.605478108">
                <text:p>68.605478108</text:p>
              </table:table-cell>
              <table:table-cell office:value-type="float" office:value="5.869683">
                <text:p>5.86968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8.775555168">
                <text:p>68.775555168</text:p>
              </table:table-cell>
              <table:table-cell office:value-type="float" office:value="5.8796883">
                <text:p>5.879688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8.950728738">
                <text:p>68.950728738</text:p>
              </table:table-cell>
              <table:table-cell office:value-type="float" office:value="5.708624">
                <text:p>5.70862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9.130937798">
                <text:p>69.130937798</text:p>
              </table:table-cell>
              <table:table-cell office:value-type="float" office:value="5.5491104">
                <text:p>5.549110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9.315632998">
                <text:p>69.315632998</text:p>
              </table:table-cell>
              <table:table-cell office:value-type="float" office:value="5.4143257">
                <text:p>5.414325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9.496131968">
                <text:p>69.496131968</text:p>
              </table:table-cell>
              <table:table-cell office:value-type="float" office:value="5.5401974">
                <text:p>5.540197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9.664973048">
                <text:p>69.664973048</text:p>
              </table:table-cell>
              <table:table-cell office:value-type="float" office:value="5.922729">
                <text:p>5.92272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9.832974878">
                <text:p>69.832974878</text:p>
              </table:table-cell>
              <table:table-cell office:value-type="float" office:value="5.9523163">
                <text:p>5.95231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005859598">
                <text:p>70.005859598</text:p>
              </table:table-cell>
              <table:table-cell office:value-type="float" office:value="5.784201">
                <text:p>5.78420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183840828">
                <text:p>70.183840828</text:p>
              </table:table-cell>
              <table:table-cell office:value-type="float" office:value="5.6185703">
                <text:p>5.618570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.366064078">
                <text:p>70.366064078</text:p>
              </table:table-cell>
              <table:table-cell office:value-type="float" office:value="5.4877744">
                <text:p>5.487774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0.545311818">
                <text:p>70.545311818</text:p>
              </table:table-cell>
              <table:table-cell office:value-type="float" office:value="5.578871">
                <text:p>5.57887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0.713573048">
                <text:p>70.713573048</text:p>
              </table:table-cell>
              <table:table-cell office:value-type="float" office:value="5.9431396">
                <text:p>5.943139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0.879057138">
                <text:p>70.879057138</text:p>
              </table:table-cell>
              <table:table-cell office:value-type="float" office:value="6.042877">
                <text:p>6.04287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049332558">
                <text:p>71.049332558</text:p>
              </table:table-cell>
              <table:table-cell office:value-type="float" office:value="5.8728385">
                <text:p>5.87283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224841828">
                <text:p>71.224841828</text:p>
              </table:table-cell>
              <table:table-cell office:value-type="float" office:value="5.697705">
                <text:p>5.6977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405554428">
                <text:p>71.405554428</text:p>
              </table:table-cell>
              <table:table-cell office:value-type="float" office:value="5.5336485">
                <text:p>5.533648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590585318">
                <text:p>71.590585318</text:p>
              </table:table-cell>
              <table:table-cell office:value-type="float" office:value="5.404503">
                <text:p>5.40450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771374208">
                <text:p>71.771374208</text:p>
              </table:table-cell>
              <table:table-cell office:value-type="float" office:value="5.5313134">
                <text:p>5.531313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940337358">
                <text:p>71.940337358</text:p>
              </table:table-cell>
              <table:table-cell office:value-type="float" office:value="5.9184504">
                <text:p>5.918450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.108919038">
                <text:p>72.108919038</text:p>
              </table:table-cell>
              <table:table-cell office:value-type="float" office:value="5.9318423">
                <text:p>5.931842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.282353088">
                <text:p>72.282353088</text:p>
              </table:table-cell>
              <table:table-cell office:value-type="float" office:value="5.76588">
                <text:p>5.7658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460914168">
                <text:p>72.460914168</text:p>
              </table:table-cell>
              <table:table-cell office:value-type="float" office:value="5.6003246">
                <text:p>5.600324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643930868">
                <text:p>72.643930868</text:p>
              </table:table-cell>
              <table:table-cell office:value-type="float" office:value="5.463982">
                <text:p>5.46398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824017838">
                <text:p>72.824017838</text:p>
              </table:table-cell>
              <table:table-cell office:value-type="float" office:value="5.5528727">
                <text:p>5.55287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998291118">
                <text:p>72.998291118</text:p>
              </table:table-cell>
              <table:table-cell office:value-type="float" office:value="5.738114">
                <text:p>5.73811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3.174685418">
                <text:p>73.174685418</text:p>
              </table:table-cell>
              <table:table-cell office:value-type="float" office:value="5.6691175">
                <text:p>5.669117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3.355031798">
                <text:p>73.355031798</text:p>
              </table:table-cell>
              <table:table-cell office:value-type="float" office:value="5.544885">
                <text:p>5.54488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3.534783078">
                <text:p>73.534783078</text:p>
              </table:table-cell>
              <table:table-cell office:value-type="float" office:value="5.563243">
                <text:p>5.5632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.708308678">
                <text:p>73.708308678</text:p>
              </table:table-cell>
              <table:table-cell office:value-type="float" office:value="5.762838">
                <text:p>5.7628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.879972678">
                <text:p>73.879972678</text:p>
              </table:table-cell>
              <table:table-cell office:value-type="float" office:value="5.825333">
                <text:p>5.82533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4.053895008">
                <text:p>74.053895008</text:p>
              </table:table-cell>
              <table:table-cell office:value-type="float" office:value="5.7496924">
                <text:p>5.74969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4.226367738">
                <text:p>74.226367738</text:p>
              </table:table-cell>
              <table:table-cell office:value-type="float" office:value="5.798018">
                <text:p>5.7980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4.392355378">
                <text:p>74.392355378</text:p>
              </table:table-cell>
              <table:table-cell office:value-type="float" office:value="6.0245447">
                <text:p>6.02454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4.557671618">
                <text:p>74.557671618</text:p>
              </table:table-cell>
              <table:table-cell office:value-type="float" office:value="6.049012">
                <text:p>6.0490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4.727657118">
                <text:p>74.727657118</text:p>
              </table:table-cell>
              <table:table-cell office:value-type="float" office:value="5.882855">
                <text:p>5.8828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4.902876458">
                <text:p>74.902876458</text:p>
              </table:table-cell>
              <table:table-cell office:value-type="float" office:value="5.707133">
                <text:p>5.70713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5.083222838">
                <text:p>75.083222838</text:p>
              </table:table-cell>
              <table:table-cell office:value-type="float" office:value="5.544885">
                <text:p>5.54488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5.267795968">
                <text:p>75.267795968</text:p>
              </table:table-cell>
              <table:table-cell office:value-type="float" office:value="5.4179068">
                <text:p>5.417906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5.448310198">
                <text:p>75.448310198</text:p>
              </table:table-cell>
              <table:table-cell office:value-type="float" office:value="5.539729">
                <text:p>5.5397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5.616128928">
                <text:p>75.616128928</text:p>
              </table:table-cell>
              <table:table-cell office:value-type="float" office:value="5.958811">
                <text:p>5.95881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5.781002658">
                <text:p>75.781002658</text:p>
              </table:table-cell>
              <table:table-cell office:value-type="float" office:value="6.065247">
                <text:p>6.06524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5.950652468">
                <text:p>75.950652468</text:p>
              </table:table-cell>
              <table:table-cell office:value-type="float" office:value="5.8944955">
                <text:p>5.894495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6.125322498">
                <text:p>76.125322498</text:p>
              </table:table-cell>
              <table:table-cell office:value-type="float" office:value="5.725081">
                <text:p>5.72508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6.305256878">
                <text:p>76.305256878</text:p>
              </table:table-cell>
              <table:table-cell office:value-type="float" office:value="5.5575814">
                <text:p>5.557581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6.489448538">
                <text:p>76.489448538</text:p>
              </table:table-cell>
              <table:table-cell office:value-type="float" office:value="5.429127">
                <text:p>5.42912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6.669718628">
                <text:p>76.669718628</text:p>
              </table:table-cell>
              <table:table-cell office:value-type="float" office:value="5.5472317">
                <text:p>5.54723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6.838620738">
                <text:p>76.838620738</text:p>
              </table:table-cell>
              <table:table-cell office:value-type="float" office:value="5.920589">
                <text:p>5.92058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7.006912488">
                <text:p>77.006912488</text:p>
              </table:table-cell>
              <table:table-cell office:value-type="float" office:value="5.942062">
                <text:p>5.94206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7.180209188">
                <text:p>77.180209188</text:p>
              </table:table-cell>
              <table:table-cell office:value-type="float" office:value="5.77045">
                <text:p>5.7704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7.358617678">
                <text:p>77.358617678</text:p>
              </table:table-cell>
              <table:table-cell office:value-type="float" office:value="5.6051145">
                <text:p>5.605114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7.541222398">
                <text:p>77.541222398</text:p>
              </table:table-cell>
              <table:table-cell office:value-type="float" office:value="5.47631">
                <text:p>5.4763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7.720699018">
                <text:p>77.720699018</text:p>
              </table:table-cell>
              <table:table-cell office:value-type="float" office:value="5.5717564">
                <text:p>5.571756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7.887129168">
                <text:p>77.887129168</text:p>
              </table:table-cell>
              <table:table-cell office:value-type="float" office:value="6.008527">
                <text:p>6.00852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8.048386508">
                <text:p>78.048386508</text:p>
              </table:table-cell>
              <table:table-cell office:value-type="float" office:value="6.2012677">
                <text:p>6.201267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8.214175788">
                <text:p>78.214175788</text:p>
              </table:table-cell>
              <table:table-cell office:value-type="float" office:value="6.031753">
                <text:p>6.03175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8.384649588">
                <text:p>78.384649588</text:p>
              </table:table-cell>
              <table:table-cell office:value-type="float" office:value="5.8660045">
                <text:p>5.86600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8.559838408">
                <text:p>78.559838408</text:p>
              </table:table-cell>
              <table:table-cell office:value-type="float" office:value="5.708127">
                <text:p>5.70812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8.739498128">
                <text:p>78.739498128</text:p>
              </table:table-cell>
              <table:table-cell office:value-type="float" office:value="5.5660777">
                <text:p>5.566077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8.916930038">
                <text:p>78.916930038</text:p>
              </table:table-cell>
              <table:table-cell office:value-type="float" office:value="5.635965">
                <text:p>5.63596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9.085923708">
                <text:p>79.085923708</text:p>
              </table:table-cell>
              <table:table-cell office:value-type="float" office:value="5.9173813">
                <text:p>5.91738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9.255924468">
                <text:p>79.255924468</text:p>
              </table:table-cell>
              <table:table-cell office:value-type="float" office:value="5.882327">
                <text:p>5.8823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9.430991218">
                <text:p>79.430991218</text:p>
              </table:table-cell>
              <table:table-cell office:value-type="float" office:value="5.712107">
                <text:p>5.71210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9.611291828">
                <text:p>79.611291828</text:p>
              </table:table-cell>
              <table:table-cell office:value-type="float" office:value="5.546293">
                <text:p>5.54629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9.795788658">
                <text:p>79.795788658</text:p>
              </table:table-cell>
              <table:table-cell office:value-type="float" office:value="5.420147">
                <text:p>5.4201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9.976333408">
                <text:p>79.976333408</text:p>
              </table:table-cell>
              <table:table-cell office:value-type="float" office:value="5.538793">
                <text:p>5.53879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0.145433888">
                <text:p>80.145433888</text:p>
              </table:table-cell>
              <table:table-cell office:value-type="float" office:value="5.913644">
                <text:p>5.91364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0.313557788">
                <text:p>80.313557788</text:p>
              </table:table-cell>
              <table:table-cell office:value-type="float" office:value="5.947994">
                <text:p>5.94799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0.486625608">
                <text:p>80.486625608</text:p>
              </table:table-cell>
              <table:table-cell office:value-type="float" office:value="5.7780814">
                <text:p>5.77808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0.664774678">
                <text:p>80.664774678</text:p>
              </table:table-cell>
              <table:table-cell office:value-type="float" office:value="5.613277">
                <text:p>5.61327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0.847119998">
                <text:p>80.847119998</text:p>
              </table:table-cell>
              <table:table-cell office:value-type="float" office:value="5.4841003">
                <text:p>5.484100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1.026352478">
                <text:p>81.026352478</text:p>
              </table:table-cell>
              <table:table-cell office:value-type="float" office:value="5.579346">
                <text:p>5.57934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1.194384828">
                <text:p>81.194384828</text:p>
              </table:table-cell>
              <table:table-cell office:value-type="float" office:value="5.951235">
                <text:p>5.95123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1.360357208">
                <text:p>81.360357208</text:p>
              </table:table-cell>
              <table:table-cell office:value-type="float" office:value="6.025099">
                <text:p>6.0250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1.531273508">
                <text:p>81.531273508</text:p>
              </table:table-cell>
              <table:table-cell office:value-type="float" office:value="5.850817">
                <text:p>5.85081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1.706950628">
                <text:p>81.706950628</text:p>
              </table:table-cell>
              <table:table-cell office:value-type="float" office:value="5.6922607">
                <text:p>5.692260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1.886991828">
                <text:p>81.886991828</text:p>
              </table:table-cell>
              <table:table-cell office:value-type="float" office:value="5.5542846">
                <text:p>5.554284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2.064774688">
                <text:p>82.064774688</text:p>
              </table:table-cell>
              <table:table-cell office:value-type="float" office:value="5.6248393">
                <text:p>5.624839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2.232684968">
                <text:p>82.232684968</text:p>
              </table:table-cell>
              <table:table-cell office:value-type="float" office:value="5.9555616">
                <text:p>5.95556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2.399344008">
                <text:p>82.399344008</text:p>
              </table:table-cell>
              <table:table-cell office:value-type="float" office:value="6.0002747">
                <text:p>6.000274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2.570702818">
                <text:p>82.570702818</text:p>
              </table:table-cell>
              <table:table-cell office:value-type="float" office:value="5.835708">
                <text:p>5.8357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2.746990308">
                <text:p>82.746990308</text:p>
              </table:table-cell>
              <table:table-cell office:value-type="float" office:value="5.672552">
                <text:p>5.67255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2.927641868">
                <text:p>82.927641868</text:p>
              </table:table-cell>
              <table:table-cell office:value-type="float" office:value="5.535518">
                <text:p>5.53551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3.105699388">
                <text:p>83.105699388</text:p>
              </table:table-cell>
              <table:table-cell office:value-type="float" office:value="5.616163">
                <text:p>5.61616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3.273914838">
                <text:p>83.273914838</text:p>
              </table:table-cell>
              <table:table-cell office:value-type="float" office:value="5.944757">
                <text:p>5.94475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3.441184238">
                <text:p>83.441184238</text:p>
              </table:table-cell>
              <table:table-cell office:value-type="float" office:value="5.97838">
                <text:p>5.9783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3.613336518">
                <text:p>83.613336518</text:p>
              </table:table-cell>
              <table:table-cell office:value-type="float" office:value="5.8088107">
                <text:p>5.808810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3.790432718">
                <text:p>83.790432718</text:p>
              </table:table-cell>
              <table:table-cell office:value-type="float" office:value="5.6466484">
                <text:p>5.646648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3.971786198">
                <text:p>83.971786198</text:p>
              </table:table-cell>
              <table:table-cell office:value-type="float" office:value="5.514093">
                <text:p>5.51409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4.150515118">
                <text:p>84.150515118</text:p>
              </table:table-cell>
              <table:table-cell office:value-type="float" office:value="5.5950656">
                <text:p>5.595065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4.318639018">
                <text:p>84.318639018</text:p>
              </table:table-cell>
              <table:table-cell office:value-type="float" office:value="5.947994">
                <text:p>5.94799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4.483985778">
                <text:p>84.483985778</text:p>
              </table:table-cell>
              <table:table-cell office:value-type="float" office:value="6.047896">
                <text:p>6.04789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4.654169648">
                <text:p>84.654169648</text:p>
              </table:table-cell>
              <table:table-cell office:value-type="float" office:value="5.875998">
                <text:p>5.87599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4.829541588">
                <text:p>84.829541588</text:p>
              </table:table-cell>
              <table:table-cell office:value-type="float" office:value="5.7021666">
                <text:p>5.702166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5.010071078">
                <text:p>85.010071078</text:p>
              </table:table-cell>
              <table:table-cell office:value-type="float" office:value="5.539261">
                <text:p>5.53926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5.194827308">
                <text:p>85.194827308</text:p>
              </table:table-cell>
              <table:table-cell office:value-type="float" office:value="5.412537">
                <text:p>5.41253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5.375280508">
                <text:p>85.375280508</text:p>
              </table:table-cell>
              <table:table-cell office:value-type="float" office:value="5.541603">
                <text:p>5.54160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5.544121588">
                <text:p>85.544121588</text:p>
              </table:table-cell>
              <table:table-cell office:value-type="float" office:value="5.922729">
                <text:p>5.92272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5.712596458">
                <text:p>85.712596458</text:p>
              </table:table-cell>
              <table:table-cell office:value-type="float" office:value="5.935603">
                <text:p>5.93560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5.885954208">
                <text:p>85.885954208</text:p>
              </table:table-cell>
              <table:table-cell office:value-type="float" office:value="5.768418">
                <text:p>5.76841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6.064377958">
                <text:p>86.064377958</text:p>
              </table:table-cell>
              <table:table-cell office:value-type="float" office:value="5.6046352">
                <text:p>5.604635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6.247196298">
                <text:p>86.247196298</text:p>
              </table:table-cell>
              <table:table-cell office:value-type="float" office:value="5.469911">
                <text:p>5.46991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6.426703438">
                <text:p>86.426703438</text:p>
              </table:table-cell>
              <table:table-cell office:value-type="float" office:value="5.5708094">
                <text:p>5.570809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6.595437708">
                <text:p>86.595437708</text:p>
              </table:table-cell>
              <table:table-cell office:value-type="float" office:value="5.9264784">
                <text:p>5.926478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6.763943098">
                <text:p>86.763943098</text:p>
              </table:table-cell>
              <table:table-cell office:value-type="float" office:value="5.9345284">
                <text:p>5.93452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6.937392408">
                <text:p>86.937392408</text:p>
              </table:table-cell>
              <table:table-cell office:value-type="float" office:value="5.7653728">
                <text:p>5.765372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7.115922968">
                <text:p>87.115922968</text:p>
              </table:table-cell>
              <table:table-cell office:value-type="float" office:value="5.601282">
                <text:p>5.60128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7.298756568">
                <text:p>87.298756568</text:p>
              </table:table-cell>
              <table:table-cell office:value-type="float" office:value="5.4694543">
                <text:p>5.469454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7.478202668">
                <text:p>87.478202668</text:p>
              </table:table-cell>
              <table:table-cell office:value-type="float" office:value="5.572704">
                <text:p>5.5727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7.645411028">
                <text:p>87.645411028</text:p>
              </table:table-cell>
              <table:table-cell office:value-type="float" office:value="5.980562">
                <text:p>5.9805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7.808468938">
                <text:p>87.808468938</text:p>
              </table:table-cell>
              <table:table-cell office:value-type="float" office:value="6.1327906">
                <text:p>6.13279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7.976196108">
                <text:p>87.976196108</text:p>
              </table:table-cell>
              <table:table-cell office:value-type="float" office:value="5.9620633">
                <text:p>5.96206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8.148836688">
                <text:p>88.148836688</text:p>
              </table:table-cell>
              <table:table-cell office:value-type="float" office:value="5.792381">
                <text:p>5.79238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8.326421188">
                <text:p>88.326421188</text:p>
              </table:table-cell>
              <table:table-cell office:value-type="float" office:value="5.6311226">
                <text:p>5.631122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8.508369758">
                <text:p>88.508369758</text:p>
              </table:table-cell>
              <table:table-cell office:value-type="float" office:value="5.496058">
                <text:p>5.49605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8.687266528">
                <text:p>88.687266528</text:p>
              </table:table-cell>
              <table:table-cell office:value-type="float" office:value="5.589816">
                <text:p>5.58981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8.856092348">
                <text:p>88.856092348</text:p>
              </table:table-cell>
              <table:table-cell office:value-type="float" office:value="5.9232645">
                <text:p>5.923264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9.025147048">
                <text:p>89.025147048</text:p>
              </table:table-cell>
              <table:table-cell office:value-type="float" office:value="5.915245">
                <text:p>5.91524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9.199206708">
                <text:p>89.199206708</text:p>
              </table:table-cell>
              <table:table-cell office:value-type="float" office:value="5.7451563">
                <text:p>5.745156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9.378469708">
                <text:p>89.378469708</text:p>
              </table:table-cell>
              <table:table-cell office:value-type="float" office:value="5.5783963">
                <text:p>5.578396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9.562051008">
                <text:p>89.562051008</text:p>
              </table:table-cell>
              <table:table-cell office:value-type="float" office:value="5.447178">
                <text:p>5.44717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9.741939608">
                <text:p>89.741939608</text:p>
              </table:table-cell>
              <table:table-cell office:value-type="float" office:value="5.5589957">
                <text:p>5.558995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9.909727818">
                <text:p>89.909727818</text:p>
              </table:table-cell>
              <table:table-cell office:value-type="float" office:value="5.959894">
                <text:p>5.9598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0.073396088">
                <text:p>90.073396088</text:p>
              </table:table-cell>
              <table:table-cell office:value-type="float" office:value="6.1099195">
                <text:p>6.109919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0.241642058">
                <text:p>90.241642058</text:p>
              </table:table-cell>
              <table:table-cell office:value-type="float" office:value="5.943679">
                <text:p>5.94367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0.414923508">
                <text:p>90.414923508</text:p>
              </table:table-cell>
              <table:table-cell office:value-type="float" office:value="5.770958">
                <text:p>5.77095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0.593164148">
                <text:p>90.593164148</text:p>
              </table:table-cell>
              <table:table-cell office:value-type="float" office:value="5.610393">
                <text:p>5.61039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0.775707828">
                <text:p>90.775707828</text:p>
              </table:table-cell>
              <table:table-cell office:value-type="float" office:value="5.478141">
                <text:p>5.47814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0.955016598">
                <text:p>90.955016598</text:p>
              </table:table-cell>
              <table:table-cell office:value-type="float" office:value="5.576972">
                <text:p>5.57697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1.124559598">
                <text:p>91.124559598</text:p>
              </table:table-cell>
              <table:table-cell office:value-type="float" office:value="5.898209">
                <text:p>5.89820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1.294728208">
                <text:p>91.294728208</text:p>
              </table:table-cell>
              <table:table-cell office:value-type="float" office:value="5.876525">
                <text:p>5.8765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1.469932288">
                <text:p>91.469932288</text:p>
              </table:table-cell>
              <table:table-cell office:value-type="float" office:value="5.7076297">
                <text:p>5.707629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1.650293928">
                <text:p>91.650293928</text:p>
              </table:table-cell>
              <table:table-cell office:value-type="float" office:value="5.544416">
                <text:p>5.5444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1.834989128">
                <text:p>91.834989128</text:p>
              </table:table-cell>
              <table:table-cell office:value-type="float" office:value="5.4143257">
                <text:p>5.414325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2.015411808">
                <text:p>92.015411808</text:p>
              </table:table-cell>
              <table:table-cell office:value-type="float" office:value="5.5425406">
                <text:p>5.542540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2.183642518">
                <text:p>92.183642518</text:p>
              </table:table-cell>
              <table:table-cell office:value-type="float" office:value="5.9442177">
                <text:p>5.944217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2.349416538">
                <text:p>92.349416538</text:p>
              </table:table-cell>
              <table:table-cell office:value-type="float" office:value="6.0323086">
                <text:p>6.032308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2.519798768">
                <text:p>92.519798768</text:p>
              </table:table-cell>
              <table:table-cell office:value-type="float" office:value="5.869157">
                <text:p>5.86915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2.695048628">
                <text:p>92.695048628</text:p>
              </table:table-cell>
              <table:table-cell office:value-type="float" office:value="5.7061386">
                <text:p>5.706138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2.874601538">
                <text:p>92.874601538</text:p>
              </table:table-cell>
              <table:table-cell office:value-type="float" office:value="5.569389">
                <text:p>5.56938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3.052033448">
                <text:p>93.052033448</text:p>
              </table:table-cell>
              <table:table-cell office:value-type="float" office:value="5.635965">
                <text:p>5.63596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3.217380208">
                <text:p>93.217380208</text:p>
              </table:table-cell>
              <table:table-cell office:value-type="float" office:value="6.047896">
                <text:p>6.04789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3.377218468">
                <text:p>93.377218468</text:p>
              </table:table-cell>
              <table:table-cell office:value-type="float" office:value="6.2563243">
                <text:p>6.25632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3.541405538">
                <text:p>93.541405538</text:p>
              </table:table-cell>
              <table:table-cell office:value-type="float" office:value="6.0906134">
                <text:p>6.090613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3.710292398">
                <text:p>93.710292398</text:p>
              </table:table-cell>
              <table:table-cell office:value-type="float" office:value="5.921124">
                <text:p>5.92112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3.883772228">
                <text:p>93.883772228</text:p>
              </table:table-cell>
              <table:table-cell office:value-type="float" office:value="5.7643585">
                <text:p>5.764358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4.061494058">
                <text:p>94.061494058</text:p>
              </table:table-cell>
              <table:table-cell office:value-type="float" office:value="5.626771">
                <text:p>5.62677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4.237705238">
                <text:p>94.237705238</text:p>
              </table:table-cell>
              <table:table-cell office:value-type="float" office:value="5.675009">
                <text:p>5.67500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4.404364278">
                <text:p>94.404364278</text:p>
              </table:table-cell>
              <table:table-cell office:value-type="float" office:value="6.0002747">
                <text:p>6.000274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4.568703938">
                <text:p>94.568703938</text:p>
              </table:table-cell>
              <table:table-cell office:value-type="float" office:value="6.0849586">
                <text:p>6.084958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4.737621308">
                <text:p>94.737621308</text:p>
              </table:table-cell>
              <table:table-cell office:value-type="float" office:value="5.920054">
                <text:p>5.9200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4.911223208">
                <text:p>94.911223208</text:p>
              </table:table-cell>
              <table:table-cell office:value-type="float" office:value="5.7603054">
                <text:p>5.760305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5.089158658">
                <text:p>95.089158658</text:p>
              </table:table-cell>
              <table:table-cell office:value-type="float" office:value="5.6200156">
                <text:p>5.620015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5.265476658">
                <text:p>95.265476658</text:p>
              </table:table-cell>
              <table:table-cell office:value-type="float" office:value="5.6715703">
                <text:p>5.671570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5.436057268">
                <text:p>95.436057268</text:p>
              </table:table-cell>
              <table:table-cell office:value-type="float" office:value="5.8623314">
                <text:p>5.86233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5.607294008">
                <text:p>95.607294008</text:p>
              </table:table-cell>
              <table:table-cell office:value-type="float" office:value="5.8398685">
                <text:p>5.839868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5.781170558">
                <text:p>95.781170558</text:p>
              </table:table-cell>
              <table:table-cell office:value-type="float" office:value="5.7512064">
                <text:p>5.751206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5.955260738">
                <text:p>95.955260738</text:p>
              </table:table-cell>
              <table:table-cell office:value-type="float" office:value="5.744149">
                <text:p>5.74414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6.127718208">
                <text:p>96.127718208</text:p>
              </table:table-cell>
              <table:table-cell office:value-type="float" office:value="5.798531">
                <text:p>5.79853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6.300999658">
                <text:p>96.300999658</text:p>
              </table:table-cell>
              <table:table-cell office:value-type="float" office:value="5.770958">
                <text:p>5.77095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6.476142708">
                <text:p>96.476142708</text:p>
              </table:table-cell>
              <table:table-cell office:value-type="float" office:value="5.7096186">
                <text:p>5.709618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6.650827988">
                <text:p>96.650827988</text:p>
              </table:table-cell>
              <table:table-cell office:value-type="float" office:value="5.724581">
                <text:p>5.72458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6.823880548">
                <text:p>96.823880548</text:p>
              </table:table-cell>
              <table:table-cell office:value-type="float" office:value="5.7785907">
                <text:p>5.77859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6.996612678">
                <text:p>96.996612678</text:p>
              </table:table-cell>
              <table:table-cell office:value-type="float" office:value="5.789311">
                <text:p>5.7893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7.168230898">
                <text:p>97.168230898</text:p>
              </table:table-cell>
              <table:table-cell office:value-type="float" office:value="5.826887">
                <text:p>5.82688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7.337056718">
                <text:p>97.337056718</text:p>
              </table:table-cell>
              <table:table-cell office:value-type="float" office:value="5.9232645">
                <text:p>5.923264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7.503059618">
                <text:p>97.503059618</text:p>
              </table:table-cell>
              <table:table-cell office:value-type="float" office:value="6.023991">
                <text:p>6.0239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7.670039098">
                <text:p>97.670039098</text:p>
              </table:table-cell>
              <table:table-cell office:value-type="float" office:value="5.98876">
                <text:p>5.9887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7.837873078">
                <text:p>97.837873078</text:p>
              </table:table-cell>
              <table:table-cell office:value-type="float" office:value="5.9582686">
                <text:p>5.958268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8.001022538">
                <text:p>98.001022538</text:p>
              </table:table-cell>
              <table:table-cell office:value-type="float" office:value="6.129349">
                <text:p>6.12934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8.163225938">
                <text:p>98.163225938</text:p>
              </table:table-cell>
              <table:table-cell office:value-type="float" office:value="6.1650987">
                <text:p>6.165098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8.329961278">
                <text:p>98.329961278</text:p>
              </table:table-cell>
              <table:table-cell office:value-type="float" office:value="5.997529">
                <text:p>5.99752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8.501106468">
                <text:p>98.501106468</text:p>
              </table:table-cell>
              <table:table-cell office:value-type="float" office:value="5.8429923">
                <text:p>5.842992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8.676493668">
                <text:p>98.676493668</text:p>
              </table:table-cell>
              <table:table-cell office:value-type="float" office:value="5.70167">
                <text:p>5.7016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8.850950068">
                <text:p>98.850950068</text:p>
              </table:table-cell>
              <table:table-cell office:value-type="float" office:value="5.7320914">
                <text:p>5.73209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9.014770928">
                <text:p>99.014770928</text:p>
              </table:table-cell>
              <table:table-cell office:value-type="float" office:value="6.1042285">
                <text:p>6.104228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9.173403718">
                <text:p>99.173403718</text:p>
              </table:table-cell>
              <table:table-cell office:value-type="float" office:value="6.3038673">
                <text:p>6.303867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9.336110678">
                <text:p>99.336110678</text:p>
              </table:table-cell>
              <table:table-cell office:value-type="float" office:value="6.146019">
                <text:p>6.14601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9.503319038">
                <text:p>99.503319038</text:p>
              </table:table-cell>
              <table:table-cell office:value-type="float" office:value="5.980562">
                <text:p>5.9805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9.675257698">
                <text:p>99.675257698</text:p>
              </table:table-cell>
              <table:table-cell office:value-type="float" office:value="5.8160276">
                <text:p>5.816027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9.851285768">
                <text:p>99.851285768</text:p>
              </table:table-cell>
              <table:table-cell office:value-type="float" office:value="5.680912">
                <text:p>5.6809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0.026291488">
                <text:p>100.026291488</text:p>
              </table:table-cell>
              <table:table-cell office:value-type="float" office:value="5.714099">
                <text:p>5.71409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0.191760318">
                <text:p>100.191760318</text:p>
              </table:table-cell>
              <table:table-cell office:value-type="float" office:value="6.043434">
                <text:p>6.04343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0.354436758">
                <text:p>100.354436758</text:p>
              </table:table-cell>
              <table:table-cell office:value-type="float" office:value="6.147172">
                <text:p>6.14717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0.521706158">
                <text:p>100.521706158</text:p>
              </table:table-cell>
              <table:table-cell office:value-type="float" office:value="5.97838">
                <text:p>5.9783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0.693797408">
                <text:p>100.693797408</text:p>
              </table:table-cell>
              <table:table-cell office:value-type="float" office:value="5.8108706">
                <text:p>5.810870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0.870878348">
                <text:p>100.870878348</text:p>
              </table:table-cell>
              <table:table-cell office:value-type="float" office:value="5.647135">
                <text:p>5.64713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1.052262348">
                <text:p>101.052262348</text:p>
              </table:table-cell>
              <table:table-cell office:value-type="float" office:value="5.513165">
                <text:p>5.5131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1.230457198">
                <text:p>101.230457198</text:p>
              </table:table-cell>
              <table:table-cell office:value-type="float" office:value="5.6118345">
                <text:p>5.611834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1.398642138">
                <text:p>101.398642138</text:p>
              </table:table-cell>
              <table:table-cell office:value-type="float" office:value="5.9458356">
                <text:p>5.94583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1.566872848">
                <text:p>101.566872848</text:p>
              </table:table-cell>
              <table:table-cell office:value-type="float" office:value="5.9442177">
                <text:p>5.944217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1.740016968">
                <text:p>101.740016968</text:p>
              </table:table-cell>
              <table:table-cell office:value-type="float" office:value="5.7755356">
                <text:p>5.775535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1.918196558">
                <text:p>101.918196558</text:p>
              </table:table-cell>
              <table:table-cell office:value-type="float" office:value="5.612315">
                <text:p>5.6123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2.100572388">
                <text:p>102.100572388</text:p>
              </table:table-cell>
              <table:table-cell office:value-type="float" office:value="5.483183">
                <text:p>5.48318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2.279759078">
                <text:p>102.279759078</text:p>
              </table:table-cell>
              <table:table-cell office:value-type="float" office:value="5.580772">
                <text:p>5.58077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2.445456798">
                <text:p>102.445456798</text:p>
              </table:table-cell>
              <table:table-cell office:value-type="float" office:value="6.035086">
                <text:p>6.03508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2.604318478">
                <text:p>102.604318478</text:p>
              </table:table-cell>
              <table:table-cell office:value-type="float" office:value="6.2947845">
                <text:p>6.294784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2.767391648">
                <text:p>102.767391648</text:p>
              </table:table-cell>
              <table:table-cell office:value-type="float" office:value="6.132217">
                <text:p>6.13221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2.935103558">
                <text:p>102.935103558</text:p>
              </table:table-cell>
              <table:table-cell office:value-type="float" office:value="5.9626055">
                <text:p>5.962605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3.107332128">
                <text:p>103.107332128</text:p>
              </table:table-cell>
              <table:table-cell office:value-type="float" office:value="5.806237">
                <text:p>5.80623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3.283726428">
                <text:p>103.283726428</text:p>
              </table:table-cell>
              <table:table-cell office:value-type="float" office:value="5.6691175">
                <text:p>5.669117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3.458854218">
                <text:p>103.458854218</text:p>
              </table:table-cell>
              <table:table-cell office:value-type="float" office:value="5.7101164">
                <text:p>5.710116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3.624628238">
                <text:p>103.624628238</text:p>
              </table:table-cell>
              <table:table-cell office:value-type="float" office:value="6.0323086">
                <text:p>6.032308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3.788067618">
                <text:p>103.788067618</text:p>
              </table:table-cell>
              <table:table-cell office:value-type="float" office:value="6.118477">
                <text:p>6.11847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3.955993158">
                <text:p>103.955993158</text:p>
              </table:table-cell>
              <table:table-cell office:value-type="float" office:value="5.9550204">
                <text:p>5.955020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4.128648998">
                <text:p>104.128648998</text:p>
              </table:table-cell>
              <table:table-cell office:value-type="float" office:value="5.791869">
                <text:p>5.79186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4.305562098">
                <text:p>104.305562098</text:p>
              </table:table-cell>
              <table:table-cell office:value-type="float" office:value="5.6524925">
                <text:p>5.652492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4.481269738">
                <text:p>104.481269738</text:p>
              </table:table-cell>
              <table:table-cell office:value-type="float" office:value="5.6912723">
                <text:p>5.691272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4.650812738">
                <text:p>104.650812738</text:p>
              </table:table-cell>
              <table:table-cell office:value-type="float" office:value="5.898209">
                <text:p>5.89820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4.820798238">
                <text:p>104.820798238</text:p>
              </table:table-cell>
              <table:table-cell office:value-type="float" office:value="5.882855">
                <text:p>5.88285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4.993515108">
                <text:p>104.993515108</text:p>
              </table:table-cell>
              <table:table-cell office:value-type="float" office:value="5.789822">
                <text:p>5.78982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5.162417218">
                <text:p>105.162417218</text:p>
              </table:table-cell>
              <table:table-cell office:value-type="float" office:value="5.920589">
                <text:p>5.92058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5.321538298">
                <text:p>105.321538298</text:p>
              </table:table-cell>
              <table:table-cell office:value-type="float" office:value="6.2845225">
                <text:p>6.284522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5.479896428">
                <text:p>105.479896428</text:p>
              </table:table-cell>
              <table:table-cell office:value-type="float" office:value="6.3148007">
                <text:p>6.314800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5.642466038">
                <text:p>105.642466038</text:p>
              </table:table-cell>
              <table:table-cell office:value-type="float" office:value="6.1512113">
                <text:p>6.151211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5.809414998">
                <text:p>105.809414998</text:p>
              </table:table-cell>
              <table:table-cell office:value-type="float" office:value="5.989855">
                <text:p>5.98985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5.981002698">
                <text:p>105.981002698</text:p>
              </table:table-cell>
              <table:table-cell office:value-type="float" office:value="5.8279233">
                <text:p>5.827923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6.156710338">
                <text:p>106.156710338</text:p>
              </table:table-cell>
              <table:table-cell office:value-type="float" office:value="5.6912723">
                <text:p>5.691272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6.331334588">
                <text:p>106.331334588</text:p>
              </table:table-cell>
              <table:table-cell office:value-type="float" office:value="5.7265816">
                <text:p>5.72658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6.497062828">
                <text:p>106.497062828</text:p>
              </table:table-cell>
              <table:table-cell office:value-type="float" office:value="6.0339746">
                <text:p>6.033974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6.660944728">
                <text:p>106.660944728</text:p>
              </table:table-cell>
              <table:table-cell office:value-type="float" office:value="6.1019554">
                <text:p>6.101955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6.829572188">
                <text:p>106.829572188</text:p>
              </table:table-cell>
              <table:table-cell office:value-type="float" office:value="5.930232">
                <text:p>5.93023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7.002899408">
                <text:p>107.002899408</text:p>
              </table:table-cell>
              <table:table-cell office:value-type="float" office:value="5.769434">
                <text:p>5.76943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7.180377098">
                <text:p>107.180377098</text:p>
              </table:table-cell>
              <table:table-cell office:value-type="float" office:value="5.6345115">
                <text:p>5.63451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7.356344138">
                <text:p>107.356344138</text:p>
              </table:table-cell>
              <table:table-cell office:value-type="float" office:value="5.6828823">
                <text:p>5.682882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7.525292028">
                <text:p>107.525292028</text:p>
              </table:table-cell>
              <table:table-cell office:value-type="float" office:value="5.918985">
                <text:p>5.91898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7.693995778">
                <text:p>107.693995778</text:p>
              </table:table-cell>
              <table:table-cell office:value-type="float" office:value="5.9275503">
                <text:p>5.927550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7.865781848">
                <text:p>107.865781848</text:p>
              </table:table-cell>
              <table:table-cell office:value-type="float" office:value="5.8211937">
                <text:p>5.821193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8.038956478">
                <text:p>108.038956478</text:p>
              </table:table-cell>
              <table:table-cell office:value-type="float" office:value="5.7745175">
                <text:p>5.774517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8.211520758">
                <text:p>108.211520758</text:p>
              </table:table-cell>
              <table:table-cell office:value-type="float" office:value="5.794942">
                <text:p>5.79494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8.384558058">
                <text:p>108.384558058</text:p>
              </table:table-cell>
              <table:table-cell office:value-type="float" office:value="5.7791004">
                <text:p>5.779100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8.558465128">
                <text:p>108.558465128</text:p>
              </table:table-cell>
              <table:table-cell office:value-type="float" office:value="5.750197">
                <text:p>5.75019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8.731746578">
                <text:p>108.731746578</text:p>
              </table:table-cell>
              <table:table-cell office:value-type="float" office:value="5.770958">
                <text:p>5.77095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8.904478708">
                <text:p>108.904478708</text:p>
              </table:table-cell>
              <table:table-cell office:value-type="float" office:value="5.789311">
                <text:p>5.7893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9.078263708">
                <text:p>109.078263708</text:p>
              </table:table-cell>
              <table:table-cell office:value-type="float" office:value="5.754236">
                <text:p>5.75423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9.251301008">
                <text:p>109.251301008</text:p>
              </table:table-cell>
              <table:table-cell office:value-type="float" office:value="5.7791004">
                <text:p>5.779100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9.422141018">
                <text:p>109.422141018</text:p>
              </table:table-cell>
              <table:table-cell office:value-type="float" office:value="5.85343">
                <text:p>5.8534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9.592858958">
                <text:p>109.592858958</text:p>
              </table:table-cell>
              <table:table-cell office:value-type="float" office:value="5.8576155">
                <text:p>5.857615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9.762813948">
                <text:p>109.762813948</text:p>
              </table:table-cell>
              <table:table-cell office:value-type="float" office:value="5.883911">
                <text:p>5.88391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9.929060988">
                <text:p>109.929060988</text:p>
              </table:table-cell>
              <table:table-cell office:value-type="float" office:value="6.015145">
                <text:p>6.01514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0.090913438">
                <text:p>110.090913438</text:p>
              </table:table-cell>
              <table:table-cell office:value-type="float" office:value="6.178467">
                <text:p>6.17846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0.254886888">
                <text:p>110.254886888</text:p>
              </table:table-cell>
              <table:table-cell office:value-type="float" office:value="6.0985484">
                <text:p>6.098548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0.423468568">
                <text:p>110.423468568</text:p>
              </table:table-cell>
              <table:table-cell office:value-type="float" office:value="5.9318423">
                <text:p>5.931842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0.596688978">
                <text:p>110.596688978</text:p>
              </table:table-cell>
              <table:table-cell office:value-type="float" office:value="5.7729917">
                <text:p>5.772991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0.774059858">
                <text:p>110.774059858</text:p>
              </table:table-cell>
              <table:table-cell office:value-type="float" office:value="5.6379046">
                <text:p>5.637904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0.949813268">
                <text:p>110.949813268</text:p>
              </table:table-cell>
              <table:table-cell office:value-type="float" office:value="5.68979">
                <text:p>5.6897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1.113893528">
                <text:p>111.113893528</text:p>
              </table:table-cell>
              <table:table-cell office:value-type="float" office:value="6.0945783">
                <text:p>6.094578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1.272038028">
                <text:p>111.272038028</text:p>
              </table:table-cell>
              <table:table-cell office:value-type="float" office:value="6.323331">
                <text:p>6.32333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1.434439798">
                <text:p>111.434439798</text:p>
              </table:table-cell>
              <table:table-cell office:value-type="float" office:value="6.1575685">
                <text:p>6.157568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1.601327718">
                <text:p>111.601327718</text:p>
              </table:table-cell>
              <table:table-cell office:value-type="float" office:value="5.9920454">
                <text:p>5.992045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1.772625488">
                <text:p>111.772625488</text:p>
              </table:table-cell>
              <table:table-cell office:value-type="float" office:value="5.8377876">
                <text:p>5.837787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1.948134758">
                <text:p>111.948134758</text:p>
              </table:table-cell>
              <table:table-cell office:value-type="float" office:value="5.697705">
                <text:p>5.6977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2.122713228">
                <text:p>112.122713228</text:p>
              </table:table-cell>
              <table:table-cell office:value-type="float" office:value="5.728083">
                <text:p>5.72808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2.287663258">
                <text:p>112.287663258</text:p>
              </table:table-cell>
              <table:table-cell office:value-type="float" office:value="6.062442">
                <text:p>6.06244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2.448996898">
                <text:p>112.448996898</text:p>
              </table:table-cell>
              <table:table-cell office:value-type="float" office:value="6.198335">
                <text:p>6.19833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2.614679358">
                <text:p>112.614679358</text:p>
              </table:table-cell>
              <table:table-cell office:value-type="float" office:value="6.0356417">
                <text:p>6.035641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2.785153158">
                <text:p>112.785153158</text:p>
              </table:table-cell>
              <table:table-cell office:value-type="float" office:value="5.8660045">
                <text:p>5.866004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2.960464068">
                <text:p>112.960464068</text:p>
              </table:table-cell>
              <table:table-cell office:value-type="float" office:value="5.7041516">
                <text:p>5.70415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3.139910168">
                <text:p>113.139910168</text:p>
              </table:table-cell>
              <table:table-cell office:value-type="float" office:value="5.572704">
                <text:p>5.57270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3.317250528">
                <text:p>113.317250528</text:p>
              </table:table-cell>
              <table:table-cell office:value-type="float" office:value="5.6388745">
                <text:p>5.638874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3.483100838">
                <text:p>113.483100838</text:p>
              </table:table-cell>
              <table:table-cell office:value-type="float" office:value="6.0295334">
                <text:p>6.02953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3.644724408">
                <text:p>113.644724408</text:p>
              </table:table-cell>
              <table:table-cell office:value-type="float" office:value="6.1872163">
                <text:p>6.187216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3.810879898">
                <text:p>113.810879898</text:p>
              </table:table-cell>
              <table:table-cell office:value-type="float" office:value="6.018459">
                <text:p>6.01845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3.981765688">
                <text:p>113.981765688</text:p>
              </table:table-cell>
              <table:table-cell office:value-type="float" office:value="5.851862">
                <text:p>5.85186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4.157519098">
                <text:p>114.157519098</text:p>
              </table:table-cell>
              <table:table-cell office:value-type="float" office:value="5.68979">
                <text:p>5.6897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4.337636588">
                <text:p>114.337636588</text:p>
              </table:table-cell>
              <table:table-cell office:value-type="float" office:value="5.551932">
                <text:p>5.55193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4.515358418">
                <text:p>114.515358418</text:p>
              </table:table-cell>
              <table:table-cell office:value-type="float" office:value="5.626771">
                <text:p>5.62677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4.683604388">
                <text:p>114.683604388</text:p>
              </table:table-cell>
              <table:table-cell office:value-type="float" office:value="5.943679">
                <text:p>5.94367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4.849271588">
                <text:p>114.849271588</text:p>
              </table:table-cell>
              <table:table-cell office:value-type="float" office:value="6.0361977">
                <text:p>6.036197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5.017426008">
                <text:p>115.017426008</text:p>
              </table:table-cell>
              <table:table-cell office:value-type="float" office:value="5.9469147">
                <text:p>5.946914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5.187503068">
                <text:p>115.187503068</text:p>
              </table:table-cell>
              <table:table-cell office:value-type="float" office:value="5.8796883">
                <text:p>5.879688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5.353063468">
                <text:p>115.353063468</text:p>
              </table:table-cell>
              <table:table-cell office:value-type="float" office:value="6.040092">
                <text:p>6.04009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5.513573118">
                <text:p>115.513573118</text:p>
              </table:table-cell>
              <table:table-cell office:value-type="float" office:value="6.230155">
                <text:p>6.2301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5.676280078">
                <text:p>115.676280078</text:p>
              </table:table-cell>
              <table:table-cell office:value-type="float" office:value="6.146019">
                <text:p>6.14601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5.843351108">
                <text:p>115.843351108</text:p>
              </table:table-cell>
              <table:table-cell office:value-type="float" office:value="5.9854784">
                <text:p>5.985478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6.014984588">
                <text:p>116.014984588</text:p>
              </table:table-cell>
              <table:table-cell office:value-type="float" office:value="5.826369">
                <text:p>5.82636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6.190814298">
                <text:p>116.190814298</text:p>
              </table:table-cell>
              <table:table-cell office:value-type="float" office:value="5.687321">
                <text:p>5.68732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6.365560618">
                <text:p>116.365560618</text:p>
              </table:table-cell>
              <table:table-cell office:value-type="float" office:value="5.7225814">
                <text:p>5.72258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6.529595108">
                <text:p>116.529595108</text:p>
              </table:table-cell>
              <table:table-cell office:value-type="float" office:value="6.096279">
                <text:p>6.09627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6.687724358">
                <text:p>116.687724358</text:p>
              </table:table-cell>
              <table:table-cell office:value-type="float" office:value="6.3239408">
                <text:p>6.323940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6.849988798">
                <text:p>116.849988798</text:p>
              </table:table-cell>
              <table:table-cell office:value-type="float" office:value="6.16278">
                <text:p>6.1627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7.016754648">
                <text:p>117.016754648</text:p>
              </table:table-cell>
              <table:table-cell office:value-type="float" office:value="5.9964314">
                <text:p>5.99643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7.188006648">
                <text:p>117.188006648</text:p>
              </table:table-cell>
              <table:table-cell office:value-type="float" office:value="5.8393483">
                <text:p>5.839348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7.363409108">
                <text:p>117.363409108</text:p>
              </table:table-cell>
              <table:table-cell office:value-type="float" office:value="5.7011743">
                <text:p>5.701174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7.537896028">
                <text:p>117.537896028</text:p>
              </table:table-cell>
              <table:table-cell office:value-type="float" office:value="5.7310886">
                <text:p>5.73108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7.702342498">
                <text:p>117.702342498</text:p>
              </table:table-cell>
              <table:table-cell office:value-type="float" office:value="6.081006">
                <text:p>6.08100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7.863004748">
                <text:p>117.863004748</text:p>
              </table:table-cell>
              <table:table-cell office:value-type="float" office:value="6.2242374">
                <text:p>6.224237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8.027939518">
                <text:p>118.027939518</text:p>
              </table:table-cell>
              <table:table-cell office:value-type="float" office:value="6.0630026">
                <text:p>6.063002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8.197574068">
                <text:p>118.197574068</text:p>
              </table:table-cell>
              <table:table-cell office:value-type="float" office:value="5.8950257">
                <text:p>5.895025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8.372060988">
                <text:p>118.372060988</text:p>
              </table:table-cell>
              <table:table-cell office:value-type="float" office:value="5.7310886">
                <text:p>5.731088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8.550667838">
                <text:p>118.550667838</text:p>
              </table:table-cell>
              <table:table-cell office:value-type="float" office:value="5.5988894">
                <text:p>5.598889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8.727519898">
                <text:p>118.727519898</text:p>
              </table:table-cell>
              <table:table-cell office:value-type="float" office:value="5.6544433">
                <text:p>5.654443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8.894209458">
                <text:p>118.894209458</text:p>
              </table:table-cell>
              <table:table-cell office:value-type="float" office:value="5.999176">
                <text:p>5.99917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9.057618318">
                <text:p>119.057618318</text:p>
              </table:table-cell>
              <table:table-cell office:value-type="float" office:value="6.1196194">
                <text:p>6.119619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9.225620148">
                <text:p>119.225620148</text:p>
              </table:table-cell>
              <table:table-cell office:value-type="float" office:value="5.9523163">
                <text:p>5.952316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9.398169168">
                <text:p>119.398169168</text:p>
              </table:table-cell>
              <table:table-cell office:value-type="float" office:value="5.795454">
                <text:p>5.79545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9.574777088">
                <text:p>119.574777088</text:p>
              </table:table-cell>
              <table:table-cell office:value-type="float" office:value="5.66226">
                <text:p>5.6622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9.750179548">
                <text:p>119.750179548</text:p>
              </table:table-cell>
              <table:table-cell office:value-type="float" office:value="5.7011743">
                <text:p>5.701174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9.917677838">
                <text:p>119.917677838</text:p>
              </table:table-cell>
              <table:table-cell office:value-type="float" office:value="5.97021">
                <text:p>5.9702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20.084092728">
                <text:p>120.084092728</text:p>
              </table:table-cell>
              <table:table-cell office:value-type="float" office:value="6.009078">
                <text:p>6.00907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20.253681498">
                <text:p>120.253681498</text:p>
              </table:table-cell>
              <table:table-cell office:value-type="float" office:value="5.896617">
                <text:p>5.8966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